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10000000100685D1A9C.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draw:fill-color="#0089d1" draw:textarea-vertical-align="middle"/>
    </style:style>
    <style:style style:name="gr2" style:family="graphic" style:parent-style-name="standard">
      <style:graphic-properties draw:stroke="none" draw:fill="solid" draw:fill-color="#00458a" draw:textarea-vertical-align="middle"/>
    </style:style>
    <style:style style:name="gr3" style:family="graphic" style:parent-style-name="standard">
      <style:graphic-properties draw:stroke="none" draw:fill="solid" draw:fill-color="#00458a" draw:textarea-horizontal-align="justify" draw:textarea-vertical-align="middle" draw:auto-grow-height="false" fo:min-height="0.037cm" fo:min-width="4.5cm"/>
    </style:style>
    <style:style style:name="gr4" style:family="graphic" style:parent-style-name="standard">
      <style:graphic-properties draw:stroke="none" draw:fill="solid" draw:fill-color="#eaeaea" draw:textarea-horizontal-align="justify" draw:textarea-vertical-align="middle" draw:auto-grow-height="false" fo:min-height="0.037cm" fo:min-width="0.4cm"/>
    </style:style>
    <style:style style:name="gr5" style:family="graphic" style:parent-style-name="standard">
      <style:graphic-properties draw:stroke="none" draw:fill="solid" draw:fill-color="#eaeaea" draw:textarea-horizontal-align="justify" draw:textarea-vertical-align="middle" draw:auto-grow-height="false" fo:min-height="0.037cm" fo:min-width="0cm"/>
    </style:style>
    <style:style style:name="gr6" style:family="graphic" style:parent-style-name="standard">
      <style:graphic-properties draw:stroke="none" draw:fill="solid" draw:fill-color="#0089d1" draw:textarea-horizontal-align="justify" draw:textarea-vertical-align="middle" draw:auto-grow-height="false" fo:min-height="0.45cm" fo:min-width="1.5cm"/>
    </style:style>
    <style:style style:name="gr7" style:family="graphic" style:parent-style-name="objectwithoutfill">
      <style:graphic-properties draw:stroke="none" draw:fill="solid" draw:fill-color="#0089d1" draw:textarea-vertical-align="middle"/>
    </style:style>
    <style:style style:name="gr8" style:family="graphic" style:parent-style-name="standard">
      <style:graphic-properties draw:stroke="none" draw:fill="solid" draw:fill-color="#0089d1" draw:textarea-horizontal-align="justify" draw:textarea-vertical-align="middle" draw:auto-grow-height="false" fo:min-height="0.31cm" fo:min-width="0.06cm"/>
    </style:style>
    <style:style style:name="gr9" style:family="graphic" style:parent-style-name="objectwithoutfill">
      <style:graphic-properties draw:stroke="none" draw:fill="solid" draw:fill-color="#012269" draw:textarea-vertical-align="middle"/>
    </style:style>
    <style:style style:name="gr10" style:family="graphic" style:parent-style-name="standard">
      <style:graphic-properties draw:stroke="none" draw:fill="solid" draw:fill-color="#012269" draw:textarea-horizontal-align="justify" draw:textarea-vertical-align="middle" draw:auto-grow-height="false" fo:min-height="0.311cm" fo:min-width="0.06cm"/>
    </style:style>
    <style:style style:name="gr11" style:family="graphic" style:parent-style-name="objectwithoutfill">
      <style:graphic-properties draw:stroke="none" draw:fill="solid" draw:fill-color="#00458a" draw:textarea-vertical-align="middle"/>
    </style:style>
    <style:style style:name="gr12" style:family="graphic" style:parent-style-name="standard">
      <style:graphic-properties draw:stroke="none" draw:fill="solid" draw:fill-color="#00458a" draw:textarea-horizontal-align="justify" draw:textarea-vertical-align="middle" draw:auto-grow-height="false" fo:min-height="0.311cm" fo:min-width="0.059cm"/>
    </style:style>
    <style:style style:name="gr13"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206cm" fo:min-width="0cm"/>
    </style:style>
    <style:style style:name="gr14"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123cm" fo:min-width="0cm"/>
    </style:style>
    <style:style style:name="gr15"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054cm" fo:min-width="0cm"/>
    </style:style>
    <style:style style:name="gr16" style:family="graphic" style:parent-style-name="standard">
      <style:graphic-properties draw:stroke="none" svg:stroke-width="0.05cm" svg:stroke-color="#0089d1" draw:marker-start-width="0.335cm" draw:marker-end-width="0.335cm" draw:fill-color="#00458a" draw:textarea-horizontal-align="justify" draw:textarea-vertical-align="middle" draw:auto-grow-height="false" fo:min-height="0cm" fo:min-width="0cm"/>
    </style:style>
    <style:style style:name="gr17"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84cm" fo:min-width="0cm"/>
    </style:style>
    <style:style style:name="gr18"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02cm" fo:min-width="0cm"/>
    </style:style>
    <style:style style:name="gr19" style:family="graphic" style:parent-style-name="standard">
      <style:graphic-properties draw:stroke="none" draw:fill-color="#0089d1" draw:textarea-horizontal-align="center" draw:textarea-vertical-align="middle"/>
    </style:style>
    <style:style style:name="gr20" style:family="graphic" style:parent-style-name="standard">
      <style:graphic-properties draw:stroke="none" draw:fill-color="#00458a" draw:textarea-horizontal-align="justify" draw:textarea-vertical-align="middle" draw:auto-grow-height="false" fo:min-height="0cm" fo:min-width="0cm"/>
    </style:style>
    <style:style style:name="gr21" style:family="graphic" style:parent-style-name="standard">
      <style:graphic-properties draw:stroke="none" draw:fill="solid" draw:fill-color="#0089d1" draw:textarea-horizontal-align="justify" draw:textarea-vertical-align="middle" draw:auto-grow-height="false" fo:min-height="0cm" fo:min-width="0.258cm"/>
    </style:style>
    <style:style style:name="gr22" style:family="graphic" style:parent-style-name="standard">
      <style:graphic-properties draw:stroke="none" draw:fill="solid" draw:fill-color="#0089d1" draw:textarea-horizontal-align="justify" draw:textarea-vertical-align="middle" draw:auto-grow-height="false" fo:min-height="0.76cm" fo:min-width="0.005cm"/>
    </style:style>
    <style:style style:name="gr23" style:family="graphic" style:parent-style-name="standard">
      <style:graphic-properties draw:stroke="none" draw:fill="solid" draw:fill-color="#00458a" draw:textarea-horizontal-align="justify" draw:textarea-vertical-align="middle" draw:auto-grow-height="false" fo:min-height="0.002cm" fo:min-width="0.252cm"/>
    </style:style>
    <style:style style:name="gr24" style:family="graphic" style:parent-style-name="standard">
      <style:graphic-properties draw:stroke="none" draw:fill="solid" draw:fill-color="#eaeaea" draw:textarea-horizontal-align="justify" draw:textarea-vertical-align="middle" draw:auto-grow-height="false" fo:min-height="0.286cm" fo:min-width="0.037cm"/>
    </style:style>
    <style:style style:name="gr25" style:family="graphic" style:parent-style-name="standard">
      <style:graphic-properties draw:stroke="none" draw:fill="solid" draw:fill-color="#0089d1" draw:textarea-horizontal-align="justify" draw:textarea-vertical-align="middle" draw:auto-grow-height="false" fo:min-height="0.128cm" fo:min-width="0.81cm"/>
    </style:style>
    <style:style style:name="gr26" style:family="graphic" style:parent-style-name="standard">
      <style:graphic-properties draw:stroke="none" draw:fill="solid" draw:fill-color="#00458a" draw:textarea-horizontal-align="justify" draw:textarea-vertical-align="middle" draw:auto-grow-height="false" fo:min-height="0.254cm" fo:min-width="0.005cm"/>
    </style:style>
    <style:style style:name="gr27" style:family="graphic" style:parent-style-name="standard">
      <style:graphic-properties draw:stroke="none" draw:fill="solid" draw:fill-color="#00458a" draw:textarea-horizontal-align="justify" draw:textarea-vertical-align="middle" draw:auto-grow-height="false" fo:min-height="0cm" fo:min-width="0.713cm"/>
    </style:style>
    <style:style style:name="gr28" style:family="graphic" style:parent-style-name="standard">
      <style:graphic-properties draw:stroke="none" draw:fill="solid" draw:fill-color="#eaeaea" draw:textarea-horizontal-align="justify" draw:textarea-vertical-align="middle" draw:auto-grow-height="false" fo:min-height="0.149cm" fo:min-width="0cm"/>
    </style:style>
    <style:style style:name="gr29" style:family="graphic" style:parent-style-name="standard">
      <style:graphic-properties draw:stroke="none" draw:fill="solid" draw:fill-color="#0089d1" draw:textarea-horizontal-align="justify" draw:textarea-vertical-align="middle" draw:auto-grow-height="false" fo:min-height="0.003cm" fo:min-width="0.196cm"/>
    </style:style>
    <style:style style:name="gr30" style:family="graphic" style:parent-style-name="standard">
      <style:graphic-properties draw:stroke="none" draw:fill="solid" draw:fill-color="#00458a" draw:textarea-horizontal-align="justify" draw:textarea-vertical-align="middle" draw:auto-grow-height="false" fo:min-height="0cm" fo:min-width="0.196cm"/>
    </style:style>
    <style:style style:name="gr31" style:family="graphic" style:parent-style-name="standard">
      <style:graphic-properties draw:stroke="none" draw:fill="solid" draw:fill-color="#eaeaea" draw:textarea-horizontal-align="justify" draw:textarea-vertical-align="middle" draw:auto-grow-height="false" fo:min-height="0.016cm" fo:min-width="0cm"/>
    </style:style>
    <style:style style:name="gr32" style:family="graphic" style:parent-style-name="standard">
      <style:graphic-properties draw:stroke="none" draw:fill="solid" draw:fill-color="#00458a" draw:textarea-horizontal-align="justify" draw:textarea-vertical-align="middle" draw:auto-grow-height="false" fo:min-height="0.002cm" fo:min-width="0cm"/>
    </style:style>
    <style:style style:name="gr33" style:family="graphic" style:parent-style-name="standard">
      <style:graphic-properties draw:stroke="none" draw:fill="solid" draw:fill-color="#00458a" draw:textarea-horizontal-align="justify" draw:textarea-vertical-align="middle" draw:auto-grow-height="false" fo:min-height="0.13cm" fo:min-width="0cm"/>
    </style:style>
    <style:style style:name="gr34" style:family="graphic" style:parent-style-name="standard">
      <style:graphic-properties draw:stroke="none" draw:fill="solid" draw:fill-color="#0089d1" draw:textarea-horizontal-align="justify" draw:textarea-vertical-align="middle" draw:auto-grow-height="false" fo:min-height="0.155cm" fo:min-width="0.043cm"/>
    </style:style>
    <style:style style:name="gr35" style:family="graphic" style:parent-style-name="standard">
      <style:graphic-properties draw:stroke="none" draw:fill="solid" draw:fill-color="#00458a" draw:textarea-horizontal-align="justify" draw:textarea-vertical-align="middle" draw:auto-grow-height="false" fo:min-height="0.155cm" fo:min-width="0.041cm"/>
    </style:style>
    <style:style style:name="gr36" style:family="graphic" style:parent-style-name="standard">
      <style:graphic-properties draw:stroke="none" draw:fill="solid" draw:fill-color="#012269" draw:textarea-horizontal-align="justify" draw:textarea-vertical-align="middle" draw:auto-grow-height="false" fo:min-height="0.155cm" fo:min-width="0.041cm"/>
    </style:style>
    <style:style style:name="gr37" style:family="graphic" style:parent-style-name="standard">
      <style:graphic-properties draw:stroke="none" draw:fill="solid" draw:fill-color="#00458a" draw:textarea-horizontal-align="justify" draw:textarea-vertical-align="middle" draw:auto-grow-height="false" fo:min-height="0.005cm" fo:min-width="0cm"/>
    </style:style>
    <style:style style:name="gr38" style:family="graphic" style:parent-style-name="standard">
      <style:graphic-properties draw:stroke="none" draw:fill="solid" draw:fill-color="#00458a" draw:textarea-horizontal-align="justify" draw:textarea-vertical-align="middle" draw:auto-grow-height="false" fo:min-height="0.111cm" fo:min-width="1.394cm"/>
    </style:style>
    <style:style style:name="gr39" style:family="graphic" style:parent-style-name="standard">
      <style:graphic-properties draw:stroke="none" draw:fill="solid" draw:fill-color="#eaeaea" draw:textarea-horizontal-align="justify" draw:textarea-vertical-align="middle" draw:auto-grow-height="false" fo:min-height="0cm" fo:min-width="0cm"/>
    </style:style>
    <style:style style:name="gr40" style:family="graphic" style:parent-style-name="objectwithoutfill">
      <style:graphic-properties svg:stroke-width="0.05cm" svg:stroke-color="#00458a" draw:marker-start-width="0.275cm" draw:marker-end-width="0.275cm" draw:fill="none" draw:textarea-vertical-align="middle" fo:padding-top="0.15cm" fo:padding-bottom="0.15cm" fo:padding-left="0.275cm" fo:padding-right="0.275cm"/>
    </style:style>
    <style:style style:name="gr41" style:family="graphic" style:parent-style-name="objectwithoutfill">
      <style:graphic-properties svg:stroke-width="0.03cm" svg:stroke-color="#0089d1" draw:marker-start-width="0.245cm" draw:marker-end-width="0.245cm" svg:stroke-linecap="round" draw:fill="none" draw:textarea-vertical-align="middle" fo:padding-top="0.14cm" fo:padding-bottom="0.14cm" fo:padding-left="0.265cm" fo:padding-right="0.265cm"/>
    </style:style>
    <style:style style:name="gr42" style:family="graphic" style:parent-style-name="standard">
      <style:graphic-properties draw:stroke="none" svg:stroke-width="0.1cm" svg:stroke-color="#0089d1" draw:marker-start-width="0.35cm" draw:marker-end-width="0.35cm" draw:fill="solid" draw:fill-color="#00458a" draw:textarea-vertical-align="middle" fo:padding-top="0.175cm" fo:padding-bottom="0.175cm" fo:padding-left="0.3cm" fo:padding-right="0.3cm"/>
    </style:style>
    <style:style style:name="gr43" style:family="graphic" style:parent-style-name="standard">
      <style:graphic-properties draw:stroke="none" svg:stroke-width="0.1cm" svg:stroke-color="#0089d1" draw:marker-start-width="0.5cm" draw:marker-end-width="0.5cm" draw:fill="solid" draw:fill-color="#00458a" draw:textarea-horizontal-align="justify" draw:textarea-vertical-align="middle" draw:auto-grow-height="false" fo:min-height="0.223cm" fo:min-width="0cm" fo:padding-top="0.175cm" fo:padding-bottom="0.175cm" fo:padding-left="0.3cm" fo:padding-right="0.3cm"/>
    </style:style>
    <style:style style:name="gr44" style:family="graphic" style:parent-style-name="standard">
      <style:graphic-properties draw:stroke="none" svg:stroke-width="0.1cm" svg:stroke-color="#0089d1" draw:marker-start-width="0.35cm" draw:marker-end-width="0.35cm" draw:fill="solid" draw:fill-color="#eaeaea" draw:textarea-vertical-align="middle" fo:padding-top="0.175cm" fo:padding-bottom="0.175cm" fo:padding-left="0.3cm" fo:padding-right="0.3cm"/>
    </style:style>
    <style:style style:name="gr45" style:family="graphic" style:parent-style-name="standard">
      <style:graphic-properties svg:stroke-width="0.06cm" svg:stroke-color="#0089d1" draw:marker-start-width="0.29cm" draw:marker-end-width="0.29cm" draw:fill="solid" draw:fill-color="#00458a" draw:textarea-vertical-align="middle" draw:auto-grow-height="false" fo:min-height="0cm" fo:min-width="0cm" fo:padding-top="0.155cm" fo:padding-bottom="0.155cm" fo:padding-left="0.28cm" fo:padding-right="0.28cm"/>
    </style:style>
    <style:style style:name="gr46" style:family="graphic" style:parent-style-name="standard">
      <style:graphic-properties svg:stroke-width="0.06cm" svg:stroke-color="#0089d1" draw:marker-start-width="0.29cm" draw:marker-end-width="0.29cm" draw:fill="solid" draw:fill-color="#eaeaea" draw:textarea-horizontal-align="justify" draw:textarea-vertical-align="middle" draw:auto-grow-height="false" fo:min-height="0.191cm" fo:min-width="0cm" fo:padding-top="0.155cm" fo:padding-bottom="0.155cm" fo:padding-left="0.28cm" fo:padding-right="0.28cm"/>
    </style:style>
    <style:style style:name="gr47" style:family="graphic" style:parent-style-name="standard">
      <style:graphic-properties draw:stroke="none" svg:stroke-color="#0089d1" draw:fill="solid" draw:fill-color="#eaeaea" draw:textarea-horizontal-align="justify" draw:textarea-vertical-align="middle" draw:auto-grow-height="false" fo:min-height="0cm" fo:min-width="0cm"/>
    </style:style>
    <style:style style:name="gr48" style:family="graphic" style:parent-style-name="standard">
      <style:graphic-properties draw:stroke="none" svg:stroke-color="#0089d1" draw:fill="solid" draw:fill-color="#eaeaea" draw:textarea-horizontal-align="justify" draw:textarea-vertical-align="middle" draw:auto-grow-height="false" fo:min-height="0.332cm" fo:min-width="0cm"/>
    </style:style>
    <style:style style:name="gr49" style:family="graphic" style:parent-style-name="objectwithoutfill">
      <style:graphic-properties svg:stroke-width="0.05cm" svg:stroke-color="#0089d1" draw:marker-start-width="0.275cm" draw:marker-end-width="0.275cm" draw:fill="solid" draw:textarea-vertical-align="middle" fo:padding-top="0.15cm" fo:padding-bottom="0.15cm" fo:padding-left="0.275cm" fo:padding-right="0.275cm"/>
    </style:style>
    <style:style style:name="gr50" style:family="graphic" style:parent-style-name="standard">
      <style:graphic-properties draw:stroke="none" draw:fill="solid" draw:fill-color="#0089d1" draw:textarea-horizontal-align="justify" draw:textarea-vertical-align="middle" draw:auto-grow-height="false" fo:min-height="0cm" fo:min-width="0cm"/>
    </style:style>
    <style:style style:name="gr51" style:family="graphic" style:parent-style-name="objectwithoutfill">
      <style:graphic-properties svg:stroke-width="0.06cm" svg:stroke-color="#0089d1" draw:marker-start-width="0.29cm" draw:marker-end-width="0.29cm" svg:stroke-linecap="round" draw:fill="solid" draw:textarea-vertical-align="middle" fo:padding-top="0.155cm" fo:padding-bottom="0.155cm" fo:padding-left="0.28cm" fo:padding-right="0.28cm"/>
    </style:style>
    <style:style style:name="gr52" style:family="graphic" style:parent-style-name="standard">
      <style:graphic-properties draw:stroke="none" draw:fill="solid" draw:fill-color="#0089d1" draw:textarea-vertical-align="middle"/>
    </style:style>
    <style:style style:name="gr53" style:family="graphic" style:parent-style-name="standard">
      <style:graphic-properties draw:stroke="none" draw:fill="solid" draw:fill-color="#0089d1" draw:textarea-vertical-align="middle" draw:auto-grow-height="false" fo:min-height="0cm" fo:min-width="0cm"/>
    </style:style>
    <style:style style:name="gr54" style:family="graphic" style:parent-style-name="objectwithoutfill">
      <style:graphic-properties svg:stroke-width="0.05cm" svg:stroke-color="#0089d1" draw:marker-start-width="0.275cm" draw:marker-end-width="0.275cm" svg:stroke-linecap="round" draw:fill="solid" draw:textarea-vertical-align="middle" fo:padding-top="0.15cm" fo:padding-bottom="0.15cm" fo:padding-left="0.275cm" fo:padding-right="0.275cm"/>
    </style:style>
    <style:style style:name="gr55" style:family="graphic" style:parent-style-name="standard">
      <style:graphic-properties draw:stroke="none" svg:stroke-width="0.1cm" svg:stroke-color="#0089d1" draw:marker-start-width="0.5cm" draw:marker-end-width="0.5cm" draw:fill="solid" draw:fill-color="#00458a" draw:textarea-horizontal-align="justify" draw:textarea-vertical-align="middle" draw:auto-grow-height="false" fo:min-height="0.224cm" fo:min-width="0cm" fo:padding-top="0.175cm" fo:padding-bottom="0.175cm" fo:padding-left="0.3cm" fo:padding-right="0.3cm"/>
    </style:style>
    <style:style style:name="gr56" style:family="graphic" style:parent-style-name="standard">
      <style:graphic-properties draw:stroke="none" svg:stroke-color="#0089d1" draw:fill="solid" draw:fill-color="#eaeaea" draw:textarea-horizontal-align="justify" draw:textarea-vertical-align="middle" draw:auto-grow-height="false" fo:min-height="0.331cm" fo:min-width="0cm"/>
    </style:style>
    <style:style style:name="gr57" style:family="graphic" style:parent-style-name="standard">
      <style:graphic-properties draw:stroke="none" draw:fill="solid" draw:fill-color="#00458a" draw:textarea-horizontal-align="justify" draw:textarea-vertical-align="middle" draw:auto-grow-height="false" fo:min-height="0.05cm" fo:min-width="4.6cm"/>
    </style:style>
    <style:style style:name="gr58" style:family="graphic" style:parent-style-name="standard">
      <style:graphic-properties draw:stroke="none" draw:fill="solid" draw:fill-color="#00458a" draw:textarea-horizontal-align="justify" draw:textarea-vertical-align="middle" draw:auto-grow-height="false" fo:min-height="0.034cm" fo:min-width="0.208cm"/>
    </style:style>
    <style:style style:name="gr59" style:family="graphic" style:parent-style-name="standard">
      <style:graphic-properties draw:stroke="none" draw:fill="solid" draw:fill-color="#00458a" draw:textarea-horizontal-align="justify" draw:textarea-vertical-align="middle" draw:auto-grow-height="false" fo:min-height="0.034cm" fo:min-width="0cm"/>
    </style:style>
    <style:style style:name="gr60" style:family="graphic" style:parent-style-name="standard">
      <style:graphic-properties draw:stroke="none" draw:fill="solid" draw:fill-color="#00458a" draw:textarea-horizontal-align="justify" draw:textarea-vertical-align="middle" draw:auto-grow-height="false" fo:min-height="0cm" fo:min-width="0cm"/>
    </style:style>
    <style:style style:name="gr61" style:family="graphic" style:parent-style-name="objectwithoutfill">
      <style:graphic-properties draw:stroke="solid" svg:stroke-width="0.1cm" svg:stroke-color="#00458a" draw:marker-start-width="0.35cm" draw:marker-end-width="0.35cm" draw:fill="none" draw:textarea-vertical-align="middle" fo:padding-top="0.175cm" fo:padding-bottom="0.175cm" fo:padding-left="0.3cm" fo:padding-right="0.3cm"/>
    </style:style>
    <style:style style:name="gr62" style:family="graphic" style:parent-style-name="objectwithoutfill">
      <style:graphic-properties svg:stroke-width="0.1cm" svg:stroke-color="#00458a" draw:marker-start-width="0.35cm" draw:marker-end-width="0.35cm" draw:fill="none" draw:textarea-vertical-align="middle" fo:padding-top="0.175cm" fo:padding-bottom="0.175cm" fo:padding-left="0.3cm" fo:padding-right="0.3cm"/>
    </style:style>
    <style:style style:name="gr63" style:family="graphic" style:parent-style-name="standard">
      <style:graphic-properties draw:stroke="none" draw:fill="solid" draw:fill-color="#00458a" draw:textarea-horizontal-align="justify" draw:textarea-vertical-align="middle" draw:auto-grow-height="false" fo:min-height="0.034cm" fo:min-width="0.278cm"/>
    </style:style>
    <style:style style:name="gr64" style:family="graphic" style:parent-style-name="standard">
      <style:graphic-properties draw:stroke="none" draw:fill="solid" draw:fill-color="#00458a" draw:textarea-horizontal-align="justify" draw:textarea-vertical-align="middle" draw:auto-grow-height="false" fo:min-height="2.05cm" fo:min-width="0cm"/>
    </style:style>
    <style:style style:name="gr65" style:family="graphic" style:parent-style-name="standard">
      <style:graphic-properties draw:stroke="none" draw:fill="solid" draw:fill-color="#0089d1" draw:textarea-horizontal-align="justify" draw:textarea-vertical-align="middle" draw:auto-grow-height="false" fo:min-height="0.034cm" fo:min-width="0.278cm"/>
    </style:style>
    <style:style style:name="gr66" style:family="graphic" style:parent-style-name="standard">
      <style:graphic-properties draw:stroke="none" draw:fill="solid" draw:fill-color="#00458a" draw:textarea-horizontal-align="justify" draw:textarea-vertical-align="middle" draw:auto-grow-height="false" fo:min-height="0.75cm" fo:min-width="0.6cm"/>
    </style:style>
    <style:style style:name="gr67" style:family="graphic" style:parent-style-name="standard">
      <style:graphic-properties draw:stroke="none" draw:fill="solid" draw:fill-color="#0089d1" draw:textarea-horizontal-align="justify" draw:textarea-vertical-align="middle" draw:auto-grow-height="false" fo:min-height="0.034cm" fo:min-width="0.208cm"/>
    </style:style>
    <style:style style:name="gr68" style:family="graphic" style:parent-style-name="standard">
      <style:graphic-properties draw:stroke="none" draw:fill="solid" draw:fill-color="#00458a" draw:textarea-horizontal-align="justify" draw:textarea-vertical-align="middle" draw:auto-grow-height="false" fo:min-height="1.65cm" fo:min-width="0.5cm"/>
    </style:style>
    <style:style style:name="gr69" style:family="graphic" style:parent-style-name="standard">
      <style:graphic-properties draw:stroke="none" draw:fill="solid" draw:fill-color="#0089d1" draw:textarea-horizontal-align="justify" draw:textarea-vertical-align="middle" draw:auto-grow-height="false" fo:min-height="0.034cm" fo:min-width="0cm"/>
    </style:style>
    <style:style style:name="gr70" style:family="graphic" style:parent-style-name="standard">
      <style:graphic-properties draw:stroke="none" draw:fill="solid" draw:fill-color="#00458a" draw:textarea-horizontal-align="justify" draw:textarea-vertical-align="middle" draw:auto-grow-height="false" fo:min-height="2.05cm" fo:min-width="0.1cm"/>
    </style:style>
    <style:style style:name="gr7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73cm" fo:min-width="1.28cm" fo:padding-top="0.135cm" fo:padding-bottom="0.135cm" fo:padding-left="0.26cm" fo:padding-right="0.26cm" draw:shadow="visible" draw:shadow-offset-x="0cm" draw:shadow-offset-y="0cm" draw:shadow-opacity="50%"/>
    </style:style>
    <style:style style:name="gr72" style:family="graphic" style:parent-style-name="standard">
      <style:graphic-properties svg:stroke-width="0.02cm" svg:stroke-color="#0089d1" draw:marker-start-width="0.23cm" draw:marker-end-width="0.23cm" draw:fill="solid" draw:fill-color="#f0f0f0"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73" style:family="graphic" style:parent-style-name="standard">
      <style:graphic-properties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74"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75"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66cm" fo:min-width="0.716cm" fo:padding-top="0.135cm" fo:padding-bottom="0.135cm" fo:padding-left="0.26cm" fo:padding-right="0.26cm"/>
    </style:style>
    <style:style style:name="gr7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cm" fo:padding-bottom="0.13cm" fo:padding-left="0.255cm" fo:padding-right="0.255cm"/>
    </style:style>
    <style:style style:name="gr77"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03cm" fo:min-width="0cm" fo:padding-top="0.135cm" fo:padding-bottom="0.135cm" fo:padding-left="0.26cm" fo:padding-right="0.26cm"/>
    </style:style>
    <style:style style:name="gr78"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style:style>
    <style:style style:name="gr79"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4cm" fo:padding-top="0.13cm" fo:padding-bottom="0.13cm" fo:padding-left="0.255cm" fo:padding-right="0.255cm"/>
    </style:style>
    <style:style style:name="gr80" style:family="graphic" style:parent-style-name="standard">
      <style:graphic-properties draw:stroke="none" svg:stroke-width="0.02cm" svg:stroke-color="#0089d1" draw:marker-start-width="0.23cm" draw:marker-end-width="0.23cm" draw:fill="solid" draw:fill-color="#f0f0f0" draw:textarea-horizontal-align="justify" draw:textarea-vertical-align="middle" draw:auto-grow-height="false" fo:min-height="0cm" fo:min-width="0cm" fo:padding-top="0.13cm" fo:padding-bottom="0.13cm" fo:padding-left="0.255cm" fo:padding-right="0.255cm"/>
    </style:style>
    <style:style style:name="gr8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1.13cm" fo:min-width="1.88cm" fo:padding-top="0.135cm" fo:padding-bottom="0.135cm" fo:padding-left="0.26cm" fo:padding-right="0.26cm"/>
    </style:style>
    <style:style style:name="gr82" style:family="graphic" style:parent-style-name="objectwithoutfill">
      <style:graphic-properties svg:stroke-width="0.03cm" svg:stroke-color="#0089d1" draw:marker-start-width="0.245cm" draw:marker-end-width="0.245cm" draw:fill="none" draw:textarea-vertical-align="middle" fo:padding-top="0.14cm" fo:padding-bottom="0.14cm" fo:padding-left="0.265cm" fo:padding-right="0.265cm"/>
    </style:style>
    <style:style style:name="gr83" style:family="graphic" style:parent-style-name="standard">
      <style:graphic-properties draw:stroke="none" svg:stroke-width="0.02cm" svg:stroke-color="#0089d1" draw:marker-start-width="0.23cm" draw:marker-end-width="0.23cm" draw:fill="solid" draw:fill-color="#00458a" draw:textarea-horizontal-align="justify" draw:textarea-vertical-align="middle" draw:auto-grow-height="false" fo:min-height="0cm" fo:min-width="0cm" fo:padding-top="0.135cm" fo:padding-bottom="0.135cm" fo:padding-left="0.26cm" fo:padding-right="0.26cm"/>
    </style:style>
    <style:style style:name="gr84"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55cm" fo:min-width="0.9cm" fo:padding-top="0.125cm" fo:padding-bottom="0.125cm" fo:padding-left="0.25cm" fo:padding-right="0.25cm"/>
    </style:style>
    <style:style style:name="gr85"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cm" fo:min-width="0cm" fo:padding-top="0.125cm" fo:padding-bottom="0.125cm" fo:padding-left="0.25cm" fo:padding-right="0.25cm"/>
    </style:style>
    <style:style style:name="gr86" style:family="graphic" style:parent-style-name="standard">
      <style:graphic-properties svg:stroke-width="0.05cm" svg:stroke-color="#0089d1" draw:marker-start-width="0.275cm" draw:marker-end-width="0.275cm" draw:fill="solid" draw:fill-color="#f0f0f0" draw:textarea-horizontal-align="justify" draw:textarea-vertical-align="middle" draw:auto-grow-height="false" fo:min-height="0cm" fo:min-width="0cm" fo:padding-top="0.15cm" fo:padding-bottom="0.15cm" fo:padding-left="0.275cm" fo:padding-right="0.275cm"/>
    </style:style>
    <style:style style:name="gr87" style:family="graphic" style:parent-style-name="standard">
      <style:graphic-properties draw:stroke="none" svg:stroke-width="0.03cm" svg:stroke-color="#00458a" draw:marker-start-width="0.245cm" draw:marker-end-width="0.245cm" draw:fill="solid" draw:fill-color="#00458a" draw:textarea-horizontal-align="justify" draw:textarea-vertical-align="middle" draw:auto-grow-height="false" fo:min-height="0cm" fo:min-width="0cm" fo:padding-top="0.14cm" fo:padding-bottom="0.14cm" fo:padding-left="0.265cm" fo:padding-right="0.265cm"/>
    </style:style>
    <style:style style:name="gr88" style:family="graphic" style:parent-style-name="standard">
      <style:graphic-properties draw:stroke="solid" svg:stroke-width="0.02cm" svg:stroke-color="#00458a"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89"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15cm" fo:min-width="0cm" fo:padding-top="0.125cm" fo:padding-bottom="0.125cm" fo:padding-left="0.25cm" fo:padding-right="0.25cm"/>
    </style:style>
    <style:style style:name="gr90"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25cm" fo:min-width="0cm" fo:padding-top="0.125cm" fo:padding-bottom="0.125cm" fo:padding-left="0.25cm" fo:padding-right="0.25cm"/>
    </style:style>
    <style:style style:name="gr91"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1.15cm" fo:min-width="2.1cm" fo:padding-top="0.125cm" fo:padding-bottom="0.125cm" fo:padding-left="0.25cm" fo:padding-right="0.25cm"/>
    </style:style>
    <style:style style:name="gr92"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2.1cm"/>
    </style:style>
    <style:style style:name="gr93"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541cm" fo:min-width="0.721cm" fo:padding-top="0.135cm" fo:padding-bottom="0.135cm" fo:padding-left="0.26cm" fo:padding-right="0.26cm"/>
    </style:style>
    <style:style style:name="gr94"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cm" fo:min-width="0cm" fo:padding-top="0.135cm" fo:padding-bottom="0.135cm" fo:padding-left="0.26cm" fo:padding-right="0.26cm"/>
    </style:style>
    <style:style style:name="gr95"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071cm" fo:min-width="0cm" fo:padding-top="0.13cm" fo:padding-bottom="0.13cm" fo:padding-left="0.255cm" fo:padding-right="0.255cm"/>
    </style:style>
    <style:style style:name="gr9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252cm" fo:padding-top="0.13cm" fo:padding-bottom="0.13cm" fo:padding-left="0.255cm" fo:padding-right="0.255cm"/>
    </style:style>
    <style:style style:name="gr97" style:family="graphic" style:parent-style-name="standard">
      <style:graphic-properties svg:stroke-width="0.15cm" svg:stroke-color="#00458a" draw:marker-start-width="0.65cm" draw:marker-end-width="0.65cm" draw:fill="none" draw:textarea-vertical-align="middle" fo:padding-top="0.2cm" fo:padding-bottom="0.2cm" fo:padding-left="0.325cm" fo:padding-right="0.325cm"/>
    </style:style>
    <style:style style:name="gr98" style:family="graphic" style:parent-style-name="standard">
      <style:graphic-properties draw:stroke="none" svg:stroke-width="0.3cm" svg:stroke-color="#00458a" draw:marker-start-width="0.65cm" draw:marker-end-width="0.65cm" draw:fill="solid" draw:fill-color="#eaeaea" draw:textarea-horizontal-align="justify" draw:textarea-vertical-align="top" draw:auto-grow-height="false" fo:min-height="11.062cm" fo:min-width="23.861cm" fo:padding-top="0.1cm" fo:padding-bottom="0.1cm" fo:padding-left="0.2cm" fo:padding-right="0.2cm"/>
    </style:style>
    <style:style style:name="gr99"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402cm" fo:min-width="4.102cm" fo:padding-top="0.1cm" fo:padding-bottom="0.1cm" fo:padding-left="0.2cm" fo:padding-right="0.2cm"/>
    </style:style>
    <style:style style:name="gr100" style:family="graphic" style:parent-style-name="standard">
      <style:graphic-properties draw:stroke="none" svg:stroke-width="0.3cm" svg:stroke-color="#00458a" draw:marker-start-width="0.65cm" draw:marker-end-width="0.65cm" draw:fill="solid" draw:fill-color="#00458a" draw:textarea-horizontal-align="justify" draw:textarea-vertical-align="top" draw:auto-grow-height="false" fo:min-height="3.721cm" fo:min-width="2.52cm" fo:padding-top="0.1cm" fo:padding-bottom="0.1cm" fo:padding-left="0.2cm" fo:padding-right="0.2cm"/>
    </style:style>
    <style:style style:name="gr101" style:family="graphic" style:parent-style-name="objectwithoutfill">
      <style:graphic-properties svg:stroke-width="0.05cm" svg:stroke-color="#cc0000" draw:marker-start-width="0.275cm" draw:marker-end-width="0.275cm" draw:fill="none" draw:textarea-vertical-align="middle" fo:padding-top="0.15cm" fo:padding-bottom="0.15cm" fo:padding-left="0.275cm" fo:padding-right="0.275cm"/>
    </style:style>
    <style:style style:name="gr102"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502cm" fo:min-width="5.602cm" fo:padding-top="0.05cm" fo:padding-bottom="0.05cm" fo:padding-left="0cm" fo:padding-right="0cm"/>
    </style:style>
    <style:style style:name="gr103" style:family="graphic" style:parent-style-name="standard">
      <style:graphic-properties draw:stroke="solid" svg:stroke-width="0.02cm" svg:stroke-color="#00458a" draw:marker-start-width="0.23cm" draw:marker-end-width="0.23cm" draw:fill="solid" draw:fill-color="#0089d1" draw:textarea-vertical-align="middle" fo:padding-top="0.135cm" fo:padding-bottom="0.135cm" fo:padding-left="0.26cm" fo:padding-right="0.26cm"/>
    </style:style>
    <style:style style:name="gr104" style:family="graphic" style:parent-style-name="standard">
      <style:graphic-properties svg:stroke-width="0.02cm" svg:stroke-color="#eaeaea" draw:marker-start-width="0.08cm" draw:marker-end-width="0.08cm" draw:fill="solid" draw:fill-color="#ffffff" draw:textarea-horizontal-align="justify" draw:textarea-vertical-align="middle" draw:auto-grow-height="false" fo:min-height="0.092cm" fo:min-width="1.642cm" fo:padding-top="0.135cm" fo:padding-bottom="0.135cm" fo:padding-left="0.26cm" fo:padding-right="0.26cm"/>
    </style:style>
    <style:style style:name="gr105" style:family="graphic" style:parent-style-name="standard">
      <style:graphic-properties draw:stroke="none" svg:stroke-width="0.3cm" svg:stroke-color="#00458a" draw:marker-start-width="0.65cm" draw:marker-end-width="0.65cm" draw:fill="solid" draw:fill-color="#00458a" draw:textarea-horizontal-align="justify" draw:textarea-vertical-align="middle" draw:auto-grow-height="false" fo:min-height="0.968cm" fo:min-width="2.568cm" fo:padding-top="0.1cm" fo:padding-bottom="0.1cm" fo:padding-left="0.2cm" fo:padding-right="0.2cm"/>
    </style:style>
    <style:style style:name="gr106"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2.72cm" fo:min-width="22.52cm" fo:padding-top="0.1cm" fo:padding-bottom="0.1cm" fo:padding-left="0.2cm" fo:padding-right="0.2cm"/>
    </style:style>
    <style:style style:name="gr107"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0.58cm" fo:min-width="3.28cm" fo:padding-top="0.1cm" fo:padding-bottom="0.1cm" fo:padding-left="0.2cm" fo:padding-right="0.2cm"/>
    </style:style>
    <style:style style:name="gr108"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0.704cm" fo:min-width="23.903cm" fo:padding-top="0.1cm" fo:padding-bottom="0.1cm" fo:padding-left="0.2cm" fo:padding-right="0.2cm"/>
    </style:style>
    <style:style style:name="gr109" style:family="graphic" style:parent-style-name="standard">
      <style:graphic-properties draw:stroke="solid" svg:stroke-width="0.02cm" svg:stroke-color="#00458a" draw:marker-start-width="0.23cm" draw:marker-end-width="0.23cm" draw:fill="solid" draw:fill-color="#0089d1" draw:textarea-vertical-align="bottom" fo:padding-top="0cm" fo:padding-bottom="0.05cm" fo:padding-left="0cm" fo:padding-right="0cm"/>
    </style:style>
    <style:style style:name="gr110" style:family="graphic" style:parent-style-name="objectwithoutfill">
      <style:graphic-properties draw:stroke="dash" draw:stroke-dash="Ultrafine_20_Dashed" svg:stroke-width="0.05cm" svg:stroke-color="#cc0000" draw:marker-start-width="0.275cm" draw:marker-end-width="0.275cm" draw:fill="none" draw:textarea-vertical-align="middle" fo:padding-top="0.15cm" fo:padding-bottom="0.15cm" fo:padding-left="0.275cm" fo:padding-right="0.275cm"/>
    </style:style>
    <style:style style:name="gr111" style:family="graphic" style:parent-style-name="standard">
      <style:graphic-properties draw:stroke="solid" svg:stroke-width="0.3cm" svg:stroke-color="#eaeaea" draw:marker-start-width="0.65cm" draw:marker-end-width="0.65cm" draw:fill="solid" draw:fill-color="#ffffff" draw:textarea-horizontal-align="justify" draw:textarea-vertical-align="middle" draw:auto-grow-height="false" fo:min-height="4.942cm" fo:min-width="7.892cm" fo:padding-top="0.275cm" fo:padding-bottom="0.275cm" fo:padding-left="0.4cm" fo:padding-right="0.4cm"/>
    </style:style>
    <style:style style:name="gr112" style:family="graphic" style:parent-style-name="standard">
      <style:graphic-properties draw:stroke="none" draw:fill="solid" draw:fill-color="#0089d1" draw:textarea-horizontal-align="justify" draw:textarea-vertical-align="middle" draw:auto-grow-height="false" fo:min-height="1.85cm" fo:min-width="5.6cm"/>
    </style:style>
    <style:style style:name="gr113" style:family="graphic" style:parent-style-name="standard">
      <style:graphic-properties draw:stroke="none" draw:fill="solid" draw:fill-color="#ffffff" draw:textarea-vertical-align="middle"/>
    </style:style>
    <style:style style:name="gr114" style:family="graphic" style:parent-style-name="objectwithoutfill">
      <style:graphic-properties svg:stroke-width="0.05cm" svg:stroke-color="#ffffff" draw:marker-start-width="0.275cm" draw:marker-end-width="0.275cm" draw:fill="none" draw:textarea-vertical-align="middle" fo:padding-top="0.15cm" fo:padding-bottom="0.15cm" fo:padding-left="0.275cm" fo:padding-right="0.275cm"/>
    </style:style>
    <style:style style:name="gr115" style:family="graphic" style:parent-style-name="objectwithoutfill">
      <style:graphic-properties svg:stroke-width="0.1cm" svg:stroke-color="#ffffff" draw:fill="none" draw:textarea-vertical-align="middle" fo:padding-top="0.175cm" fo:padding-bottom="0.175cm" fo:padding-left="0.3cm" fo:padding-right="0.3cm"/>
    </style:style>
    <style:style style:name="gr116" style:family="graphic" style:parent-style-name="standard">
      <style:graphic-properties svg:stroke-width="0.1cm" svg:stroke-color="#ffffff" draw:fill="solid" draw:fill-color="#ffffff" draw:textarea-horizontal-align="justify" draw:textarea-vertical-align="middle" draw:auto-grow-height="false" fo:min-height="0.012cm" fo:min-width="0.462cm" fo:padding-top="0.175cm" fo:padding-bottom="0.175cm" fo:padding-left="0.3cm" fo:padding-right="0.3cm"/>
    </style:style>
    <style:style style:name="gr117" style:family="graphic" style:parent-style-name="objectwithoutfill">
      <style:graphic-properties svg:stroke-width="0.1cm" svg:stroke-color="#012269" draw:fill="none" draw:textarea-vertical-align="middle" fo:padding-top="0.175cm" fo:padding-bottom="0.175cm" fo:padding-left="0.3cm" fo:padding-right="0.3cm"/>
    </style:style>
    <style:style style:name="gr118" style:family="graphic" style:parent-style-name="standard">
      <style:graphic-properties draw:stroke="none" svg:stroke-width="0.1cm" svg:stroke-color="#ffffff" draw:fill="solid" draw:fill-color="#0089d1" draw:textarea-horizontal-align="justify" draw:textarea-vertical-align="middle" draw:auto-grow-height="false" fo:min-height="4.25cm" fo:min-width="1.3cm"/>
    </style:style>
    <style:style style:name="gr119" style:family="graphic" style:parent-style-name="objectwithoutfill">
      <style:graphic-properties draw:stroke="solid" svg:stroke-width="0.2cm" svg:stroke-color="#00458a" draw:marker-start-width="0.35cm" draw:marker-end-width="0.35cm" draw:fill="none" draw:textarea-vertical-align="middle" fo:padding-top="0.225cm" fo:padding-bottom="0.225cm" fo:padding-left="0.35cm" fo:padding-right="0.35cm"/>
    </style:style>
    <style:style style:name="gr120" style:family="graphic" style:parent-style-name="objectwithoutfill">
      <style:graphic-properties draw:stroke="solid" svg:stroke-width="0.2cm" svg:stroke-color="#012269" draw:marker-start-width="0.35cm" draw:marker-end-width="0.35cm" draw:fill="none" draw:textarea-vertical-align="middle" fo:padding-top="0.225cm" fo:padding-bottom="0.225cm" fo:padding-left="0.35cm" fo:padding-right="0.35cm"/>
    </style:style>
    <style:style style:name="gr121" style:family="graphic" style:parent-style-name="objectwithoutfill">
      <style:graphic-properties draw:stroke="solid" svg:stroke-width="0.2cm" svg:stroke-color="#eaeaea" draw:marker-start-width="0.35cm" draw:marker-end-width="0.35cm" draw:fill="none" draw:textarea-vertical-align="middle" fo:padding-top="0.225cm" fo:padding-bottom="0.225cm" fo:padding-left="0.35cm" fo:padding-right="0.35cm"/>
    </style:style>
    <style:style style:name="gr122"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3.994cm" fo:min-width="12.144cm" fo:padding-top="0.275cm" fo:padding-bottom="0.275cm" fo:padding-left="0.4cm" fo:padding-right="0.4cm"/>
    </style:style>
    <style:style style:name="gr123"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8cm" fo:min-width="2.892cm" fo:padding-top="0.275cm" fo:padding-bottom="0.275cm" fo:padding-left="0.4cm" fo:padding-right="0.4cm"/>
    </style:style>
    <style:style style:name="gr124" style:family="graphic" style:parent-style-name="objectwithoutfill">
      <style:graphic-properties svg:stroke-width="0.1cm" svg:stroke-color="#00458a" draw:fill="none" draw:textarea-vertical-align="middle" fo:padding-top="0.175cm" fo:padding-bottom="0.175cm" fo:padding-left="0.3cm" fo:padding-right="0.3cm"/>
    </style:style>
    <style:style style:name="gr125" style:family="graphic" style:parent-style-name="standard">
      <style:graphic-properties svg:stroke-width="0.02cm" svg:stroke-color="#0089d1" draw:marker-start-width="0.08cm" draw:marker-end-width="0.08cm" draw:fill="solid" draw:fill-color="#00458a" draw:textarea-horizontal-align="justify" draw:textarea-vertical-align="middle" draw:auto-grow-height="false" fo:min-height="0.092cm" fo:min-width="0.542cm" fo:padding-top="0.135cm" fo:padding-bottom="0.135cm" fo:padding-left="0.26cm" fo:padding-right="0.26cm"/>
    </style:style>
    <style:style style:name="gr126"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3.403cm" fo:min-width="0.952cm" fo:padding-top="0.275cm" fo:padding-bottom="0.275cm" fo:padding-left="0.4cm" fo:padding-right="0.4cm"/>
    </style:style>
    <style:style style:name="gr127"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4cm" fo:min-width="5.494cm" fo:padding-top="0.275cm" fo:padding-bottom="0.275cm" fo:padding-left="0.4cm" fo:padding-right="0.4cm"/>
    </style:style>
    <style:style style:name="gr128" style:family="graphic" style:parent-style-name="standard">
      <style:graphic-properties svg:stroke-width="0.02cm" svg:stroke-color="#0089d1" draw:marker-start-width="0.08cm" draw:marker-end-width="0.08cm" draw:fill="solid" draw:fill-color="#00458a" draw:textarea-horizontal-align="justify" draw:textarea-vertical-align="middle" draw:auto-grow-height="false" fo:min-height="0.13cm" fo:min-width="0.58cm" fo:padding-top="0.135cm" fo:padding-bottom="0.135cm" fo:padding-left="0.26cm" fo:padding-right="0.26cm"/>
    </style:style>
    <style:style style:name="gr129" style:family="graphic" style:parent-style-name="standard">
      <style:graphic-properties draw:stroke="none" svg:stroke-width="0.02cm" svg:stroke-color="#00458a" draw:marker-start-width="0.23cm" draw:marker-end-width="0.23cm" draw:fill="solid" draw:fill-color="#eaeaea" draw:textarea-vertical-align="middle" fo:padding-top="0.135cm" fo:padding-bottom="0.135cm" fo:padding-left="0.26cm" fo:padding-right="0.26cm"/>
    </style:style>
    <style:style style:name="gr130" style:family="graphic" style:parent-style-name="standard">
      <style:graphic-properties draw:stroke="none" svg:stroke-color="#000000" draw:fill="none" draw:fill-color="#eaeaea" draw:textarea-horizontal-align="justify" draw:textarea-vertical-align="middle" draw:auto-grow-height="false" draw:auto-grow-width="false" fo:min-height="0.114cm" fo:min-width="0cm" fo:padding-top="0cm" fo:padding-bottom="0.02cm" fo:padding-left="0cm" fo:padding-right="0cm"/>
    </style:style>
    <style:style style:name="gr131" style:family="graphic" style:parent-style-name="standard">
      <style:graphic-properties svg:stroke-color="#0033a0" draw:fill="gradient" draw:fill-color="#660066" draw:fill-gradient-name="state" draw:textarea-horizontal-align="left" draw:textarea-vertical-align="middle" draw:auto-grow-height="false" fo:min-height="0.3cm" fo:min-width="0.86cm" fo:padding-top="0cm" fo:padding-bottom="0cm" fo:padding-left="0.02cm" fo:padding-right="0.02cm"/>
    </style:style>
    <style:style style:name="gr132" style:family="graphic" style:parent-style-name="standard">
      <style:graphic-properties svg:stroke-color="#ff9900" draw:fill="gradient" draw:fill-gradient-name="algorithm" draw:textarea-horizontal-align="left" draw:textarea-vertical-align="middle" draw:auto-grow-height="false" fo:min-height="0.3cm" fo:min-width="1.56cm" fo:padding-top="0cm" fo:padding-bottom="0cm" fo:padding-left="0.02cm" fo:padding-right="0.02cm"/>
    </style:style>
    <style:style style:name="gr133" style:family="graphic" style:parent-style-name="standard">
      <style:graphic-properties svg:stroke-color="#336600" draw:fill="gradient" draw:fill-gradient-name="oevent" draw:textarea-horizontal-align="left" draw:textarea-vertical-align="middle" draw:auto-grow-height="false" fo:min-height="0.3cm" fo:min-width="1.96cm" fo:padding-top="0cm" fo:padding-bottom="0cm" fo:padding-left="0.02cm" fo:padding-right="0.02cm"/>
    </style:style>
    <style:style style:name="gr134" style:family="graphic" style:parent-style-name="standard">
      <style:graphic-properties svg:stroke-width="0.02cm" svg:stroke-color="#0033a0" draw:marker-start-width="0.26cm" draw:marker-end-width="0.26cm" draw:textarea-vertical-align="middle" fo:padding-top="0.135cm" fo:padding-bottom="0.135cm" fo:padding-left="0.26cm" fo:padding-right="0.26cm"/>
    </style:style>
    <style:style style:name="gr135" style:family="graphic" style:parent-style-name="standard">
      <style:graphic-properties svg:stroke-color="#0033a0" draw:fill="gradient" draw:fill-color="#660066" draw:fill-gradient-name="state" draw:textarea-horizontal-align="left" draw:textarea-vertical-align="middle" draw:auto-grow-height="false" fo:min-height="0.4cm" fo:min-width="1.06cm" fo:padding-top="0cm" fo:padding-bottom="0cm" fo:padding-left="0.02cm" fo:padding-right="0.02cm"/>
    </style:style>
    <style:style style:name="gr136" style:family="graphic" style:parent-style-name="standard">
      <style:graphic-properties svg:stroke-color="#0033a0" draw:fill="gradient" draw:fill-color="#660066" draw:fill-gradient-name="state" draw:textarea-horizontal-align="center" draw:textarea-vertical-align="middle" draw:auto-grow-height="false" fo:min-height="0.334cm" fo:min-width="0.992cm" fo:padding-top="0cm" fo:padding-bottom="0cm" fo:padding-left="0.02cm" fo:padding-right="0.02cm"/>
    </style:style>
    <style:style style:name="gr137" style:family="graphic" style:parent-style-name="objectwithoutfill">
      <style:graphic-properties svg:stroke-width="0.02cm" svg:stroke-color="#00458a" draw:marker-start-width="0.26cm" draw:marker-end="Arrow_20_concave" draw:marker-end-width="0.11cm" draw:fill="none" draw:textarea-vertical-align="middle" fo:padding-top="0.135cm" fo:padding-bottom="0.135cm" fo:padding-left="0.26cm" fo:padding-right="0.26cm"/>
    </style:style>
    <style:style style:name="gr138" style:family="graphic" style:parent-style-name="standard">
      <style:graphic-properties draw:stroke="none" svg:stroke-color="#000000" draw:fill="solid" draw:fill-color="#eaeaea" draw:textarea-horizontal-align="justify" draw:textarea-vertical-align="middle" draw:auto-grow-height="false" draw:auto-grow-width="false" fo:min-height="0.114cm" fo:min-width="0cm" fo:padding-top="0cm" fo:padding-bottom="0.02cm" fo:padding-left="0cm" fo:padding-right="0cm"/>
    </style:style>
    <style:style style:name="gr139" style:family="graphic" style:parent-style-name="standard">
      <style:graphic-properties svg:stroke-color="#eaeaea" draw:fill="solid" draw:fill-color="#ffffff" draw:textarea-horizontal-align="justify" draw:textarea-vertical-align="middle" draw:auto-grow-height="false" fo:min-height="0.976cm" fo:min-width="5.026cm"/>
    </style:style>
    <style:style style:name="gr140" style:family="graphic" style:parent-style-name="standard">
      <style:graphic-properties svg:stroke-color="#eaeaea" draw:fill="solid" draw:fill-color="#ffffff" draw:textarea-horizontal-align="justify" draw:textarea-vertical-align="middle" draw:auto-grow-height="false" fo:min-height="0.788cm" fo:min-width="5.038cm"/>
    </style:style>
    <style:style style:name="gr141" style:family="graphic" style:parent-style-name="standard">
      <style:graphic-properties svg:stroke-color="#eaeaea" draw:fill="solid" draw:fill-color="#0089d1" draw:textarea-horizontal-align="justify" draw:textarea-vertical-align="middle" draw:auto-grow-height="false" fo:min-height="2.55cm" fo:min-width="0cm"/>
    </style:style>
    <style:style style:name="gr142" style:family="graphic" style:parent-style-name="standard">
      <style:graphic-properties draw:stroke="none" svg:stroke-color="#000000" draw:fill="solid" draw:fill-color="#eaeaea" draw:textarea-horizontal-align="right" draw:textarea-vertical-align="middle" draw:auto-grow-height="false" draw:auto-grow-width="false" fo:min-height="0.114cm" fo:min-width="0cm" fo:padding-top="0cm" fo:padding-bottom="0cm" fo:padding-left="0cm" fo:padding-right="0.03cm"/>
    </style:style>
    <style:style style:name="gr143" style:family="graphic" style:parent-style-name="standard">
      <style:graphic-properties draw:stroke="none" svg:stroke-color="#000000" draw:fill="solid" draw:fill-color="#eaeaea" draw:textarea-horizontal-align="left" draw:textarea-vertical-align="middle" draw:auto-grow-height="false" draw:auto-grow-width="false" fo:min-height="0.114cm" fo:min-width="0cm" fo:padding-top="0cm" fo:padding-bottom="0cm" fo:padding-left="0.03cm" fo:padding-right="0cm"/>
    </style:style>
    <style:style style:name="gr144" style:family="graphic" style:parent-style-name="standard">
      <style:graphic-properties draw:stroke="none" svg:stroke-color="#000000" draw:fill="none" draw:fill-color="#eaeaea" draw:textarea-horizontal-align="right" draw:textarea-vertical-align="middle" draw:auto-grow-height="false" draw:auto-grow-width="false" fo:min-height="0.114cm" fo:min-width="0cm" fo:padding-top="0cm" fo:padding-bottom="0cm" fo:padding-left="0cm" fo:padding-right="0.03cm"/>
    </style:style>
    <style:style style:name="gr145" style:family="graphic" style:parent-style-name="objectwithoutfill">
      <style:graphic-properties svg:stroke-width="0.02cm" svg:stroke-color="#000000" draw:marker-start-width="0.26cm" draw:marker-end="Rounded_20_short_20_Arrow" draw:marker-end-width="0.07cm" draw:fill="none" draw:textarea-vertical-align="middle" fo:padding-top="0.135cm" fo:padding-bottom="0.135cm" fo:padding-left="0.26cm" fo:padding-right="0.26cm"/>
    </style:style>
    <style:style style:name="gr146" style:family="graphic" style:parent-style-name="standard">
      <style:graphic-properties draw:stroke="none" svg:stroke-color="#eaeaea" draw:fill="solid" draw:fill-color="#000000" draw:textarea-horizontal-align="justify" draw:textarea-vertical-align="middle" draw:auto-grow-height="false" fo:min-height="0cm" fo:min-width="0cm"/>
    </style:style>
    <style:style style:name="gr147" style:family="graphic" style:parent-style-name="standard">
      <style:graphic-properties draw:stroke="none" svg:stroke-color="#000000" draw:fill="none" draw:fill-color="#eaeaea" draw:textarea-horizontal-align="left" draw:textarea-vertical-align="middle" draw:auto-grow-height="false" draw:auto-grow-width="false" fo:min-height="0.114cm" fo:min-width="0cm" fo:padding-top="0cm" fo:padding-bottom="0cm" fo:padding-left="0.03cm" fo:padding-right="0cm"/>
    </style:style>
    <style:style style:name="gr148" style:family="graphic" style:parent-style-name="objectwithoutfill">
      <style:graphic-properties svg:stroke-width="0.02cm" svg:stroke-color="#000000" draw:marker-start-width="0.23cm" draw:marker-end-width="0.23cm" draw:fill="none" draw:textarea-vertical-align="middle" fo:padding-top="0.135cm" fo:padding-bottom="0.135cm" fo:padding-left="0.26cm" fo:padding-right="0.26cm"/>
    </style:style>
    <style:style style:name="gr149" style:family="graphic" style:parent-style-name="standard">
      <style:graphic-properties draw:stroke="none" svg:stroke-color="#000000" draw:fill="solid" draw:fill-color="#0089d1" draw:textarea-horizontal-align="justify" draw:textarea-vertical-align="middle" draw:auto-grow-height="false" draw:auto-grow-width="false" fo:min-height="0.114cm" fo:min-width="0cm" fo:padding-top="0cm" fo:padding-bottom="0.02cm" fo:padding-left="0cm" fo:padding-right="0cm"/>
    </style:style>
    <style:style style:name="gr150" style:family="graphic" style:parent-style-name="objectwithoutfill">
      <style:graphic-properties svg:stroke-color="#ffffff" draw:fill="none" draw:textarea-vertical-align="middle"/>
    </style:style>
    <style:style style:name="gr151" style:family="graphic" style:parent-style-name="standard">
      <style:graphic-properties draw:stroke="none" draw:fill="solid" draw:fill-color="#eaeaea" draw:textarea-horizontal-align="justify" draw:textarea-vertical-align="middle" draw:auto-grow-height="false" fo:min-height="0cm" fo:min-width="0cm" draw:shadow="hidden"/>
    </style:style>
    <style:style style:name="gr152" style:family="graphic" style:parent-style-name="standard">
      <style:graphic-properties draw:stroke="solid" svg:stroke-width="0.02cm" svg:stroke-color="#ffffff" draw:marker-start-width="0.23cm" draw:marker-end-width="0.23cm" draw:fill="solid" draw:fill-color="#0089d1" draw:textarea-vertical-align="middle" fo:padding-top="0.135cm" fo:padding-bottom="0.135cm" fo:padding-left="0.26cm" fo:padding-right="0.26cm"/>
    </style:style>
    <style:style style:name="gr153" style:family="graphic" style:parent-style-name="standard">
      <style:graphic-properties draw:stroke="none" svg:stroke-color="#000000" draw:fill="none" draw:fill-color="#ffffff" draw:textarea-horizontal-align="left" draw:auto-grow-height="true" draw:auto-grow-width="true" fo:min-height="0.348cm" fo:min-width="0.751cm"/>
    </style:style>
    <style:style style:name="gr154" style:family="graphic" style:parent-style-name="standard">
      <style:graphic-properties draw:stroke="none" svg:stroke-color="#000000" draw:fill="none" draw:fill-color="#ffffff" draw:textarea-horizontal-align="left" draw:auto-grow-height="true" draw:auto-grow-width="true" fo:min-height="0.348cm" fo:min-width="0.214cm"/>
    </style:style>
    <style:style style:name="gr155" style:family="graphic" style:parent-style-name="standard">
      <style:graphic-properties draw:stroke="none" svg:stroke-color="#000000" draw:fill="none" draw:fill-color="#ffffff" draw:textarea-horizontal-align="left" draw:auto-grow-height="true" draw:auto-grow-width="true" fo:min-height="0.348cm" fo:min-width="1.314cm"/>
    </style:style>
    <style:style style:name="gr156" style:family="graphic" style:parent-style-name="standard">
      <style:graphic-properties draw:stroke="none" svg:stroke-color="#000000" draw:fill="none" draw:fill-color="#ffffff" draw:textarea-horizontal-align="left" draw:auto-grow-height="true" draw:auto-grow-width="true" fo:min-height="0.348cm" fo:min-width="0.218cm"/>
    </style:style>
    <style:style style:name="gr157" style:family="graphic" style:parent-style-name="standard">
      <style:graphic-properties draw:stroke="solid" svg:stroke-width="0.1cm" svg:stroke-color="#ffffff" draw:marker-start-width="0.35cm" draw:marker-end-width="0.35cm" draw:fill="solid" draw:fill-color="#eaeaea" draw:textarea-vertical-align="middle" fo:padding-top="0.175cm" fo:padding-bottom="0.175cm" fo:padding-left="0.3cm" fo:padding-right="0.3cm"/>
    </style:style>
    <style:style style:name="gr158" style:family="graphic" style:parent-style-name="standard">
      <style:graphic-properties draw:stroke="solid" svg:stroke-width="0.1cm" svg:stroke-color="#ffffff"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59" style:family="graphic" style:parent-style-name="standard">
      <style:graphic-properties draw:stroke="solid" svg:stroke-width="0.02cm" svg:stroke-color="#ffffff" draw:marker-start-width="0.245cm" draw:marker-end-width="0.245cm" draw:fill="solid" draw:fill-color="#0089d1" draw:textarea-vertical-align="middle" fo:padding-top="0.135cm" fo:padding-bottom="0.135cm" fo:padding-left="0.26cm" fo:padding-right="0.26cm"/>
    </style:style>
    <style:style style:name="gr160" style:family="graphic" style:parent-style-name="objectwithoutfill">
      <style:graphic-properties svg:stroke-width="0.05cm" svg:stroke-color="#0089d1" draw:marker-start-width="0.275cm" draw:marker-end-width="0.275cm" draw:fill="none" draw:textarea-vertical-align="middle" fo:padding-top="0.15cm" fo:padding-bottom="0.15cm" fo:padding-left="0.275cm" fo:padding-right="0.275cm"/>
    </style:style>
    <style:style style:name="gr161" style:family="graphic" style:parent-style-name="standard">
      <style:graphic-properties draw:stroke="solid" svg:stroke-width="0.1cm" svg:stroke-color="#00458a" draw:marker-start-width="0.35cm" draw:marker-end-width="0.35cm" draw:fill="solid" draw:fill-color="#eaeaea" draw:textarea-vertical-align="middle" fo:padding-top="0.175cm" fo:padding-bottom="0.175cm" fo:padding-left="0.3cm" fo:padding-right="0.3cm"/>
    </style:style>
    <style:style style:name="gr162" style:family="graphic" style:parent-style-name="standard">
      <style:graphic-properties draw:stroke="solid" svg:stroke-width="0.1cm" svg:stroke-color="#00458a"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63" style:family="graphic" style:parent-style-name="standard">
      <style:graphic-properties draw:stroke="solid" svg:stroke-width="0.02cm" svg:stroke-color="#ffffff" draw:marker-start-width="0.23cm" draw:marker-end-width="0.23cm" draw:fill="solid" draw:fill-color="#00458a" draw:textarea-vertical-align="middle" fo:padding-top="0.135cm" fo:padding-bottom="0.135cm" fo:padding-left="0.26cm" fo:padding-right="0.26cm"/>
    </style:style>
    <style:style style:name="gr164" style:family="graphic" style:parent-style-name="standard">
      <style:graphic-properties draw:stroke="solid" svg:stroke-width="0.02cm" svg:stroke-color="#ffffff" draw:marker-start-width="0.245cm" draw:marker-end-width="0.245cm" draw:fill="solid" draw:fill-color="#00458a" draw:textarea-vertical-align="middle" fo:padding-top="0.135cm" fo:padding-bottom="0.135cm" fo:padding-left="0.26cm" fo:padding-right="0.26cm"/>
    </style:style>
    <style:style style:name="gr165" style:family="graphic" style:parent-style-name="standard">
      <style:graphic-properties draw:stroke="solid" svg:stroke-width="0.1cm" svg:stroke-color="#eaeaea" draw:marker-start-width="0.35cm" draw:marker-end-width="0.35cm" draw:fill="solid" draw:fill-color="#ffffff" draw:textarea-vertical-align="middle" fo:padding-top="0.175cm" fo:padding-bottom="0.175cm" fo:padding-left="0.3cm" fo:padding-right="0.3cm"/>
    </style:style>
    <style:style style:name="gr166" style:family="graphic" style:parent-style-name="standard">
      <style:graphic-properties draw:stroke="solid" svg:stroke-width="0.1cm" svg:stroke-color="#eaeaea"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67" style:family="graphic" style:parent-style-name="standard">
      <style:graphic-properties draw:stroke="none" draw:fill="solid" draw:fill-color="#eaeaea" draw:textarea-vertical-align="middle"/>
    </style:style>
    <style:style style:name="gr168" style:family="graphic" style:parent-style-name="standard">
      <style:graphic-properties draw:stroke="solid" svg:stroke-width="0.02cm" svg:stroke-color="#00458a" draw:marker-start-width="0.245cm" draw:marker-end-width="0.245cm" draw:fill="solid" draw:fill-color="#0089d1" draw:textarea-vertical-align="middle" fo:padding-top="0.135cm" fo:padding-bottom="0.135cm" fo:padding-left="0.26cm" fo:padding-right="0.26cm"/>
    </style:style>
    <style:style style:name="gr169" style:family="graphic" style:parent-style-name="standard">
      <style:graphic-properties draw:stroke="solid" svg:stroke-width="0.1cm" svg:stroke-color="#0089d1" draw:marker-start-width="0.35cm" draw:marker-end-width="0.35cm" draw:fill="solid" draw:fill-color="#eaeaea" draw:textarea-vertical-align="middle" fo:padding-top="0.175cm" fo:padding-bottom="0.175cm" fo:padding-left="0.3cm" fo:padding-right="0.3cm"/>
    </style:style>
    <style:style style:name="gr170" style:family="graphic" style:parent-style-name="standard">
      <style:graphic-properties draw:stroke="solid" svg:stroke-width="0.1cm" svg:stroke-color="#0089d1"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71" style:family="graphic" style:parent-style-name="standard">
      <style:graphic-properties draw:stroke="solid" svg:stroke-width="0.1cm" svg:stroke-color="#0089d1" draw:marker-start-width="0.35cm" draw:marker-end-width="0.35cm" draw:fill="solid" draw:fill-color="#ffffff" draw:textarea-vertical-align="middle" fo:padding-top="0.175cm" fo:padding-bottom="0.175cm" fo:padding-left="0.3cm" fo:padding-right="0.3cm"/>
    </style:style>
    <style:style style:name="gr172" style:family="graphic" style:parent-style-name="standard">
      <style:graphic-properties draw:stroke="solid" svg:stroke-width="0.1cm" svg:stroke-color="#0089d1"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73" style:family="graphic" style:parent-style-name="standard">
      <style:graphic-properties draw:stroke="none" draw:fill="gradient" draw:fill-color="#00458a" draw:fill-gradient-name="Gradient_20_10" draw:textarea-horizontal-align="justify" draw:textarea-vertical-align="middle" draw:auto-grow-height="false" fo:min-height="2.631cm" fo:min-width="2.47cm"/>
    </style:style>
    <style:style style:name="gr174" style:family="graphic" style:parent-style-name="standard">
      <style:graphic-properties draw:stroke="none" draw:fill="solid" draw:fill-color="#eaeaea" draw:textarea-horizontal-align="justify" draw:textarea-vertical-align="middle" draw:auto-grow-height="false" fo:min-height="0.74cm" fo:min-width="0.49cm"/>
    </style:style>
    <style:style style:name="gr175"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76" style:family="graphic" style:parent-style-name="standard">
      <style:graphic-properties draw:fill="solid" draw:fill-color="#000000" draw:textarea-horizontal-align="justify" draw:textarea-vertical-align="middle" draw:auto-grow-height="false" fo:min-height="0.034cm" fo:min-width="0cm"/>
    </style:style>
    <style:style style:name="gr177" style:family="graphic" style:parent-style-name="objectwithoutfill">
      <style:graphic-properties svg:stroke-width="0.2cm" draw:marker-start-width="0.5cm" draw:marker-end-width="0.5cm" svg:stroke-linecap="round" draw:fill="none" draw:textarea-vertical-align="middle" fo:padding-top="0.225cm" fo:padding-bottom="0.225cm" fo:padding-left="0.35cm" fo:padding-right="0.35cm"/>
    </style:style>
    <style:style style:name="gr178" style:family="graphic" style:parent-style-name="objectwithoutfill">
      <style:graphic-properties svg:stroke-width="0.3cm" svg:stroke-color="#0089d1" draw:marker-start-width="0.65cm" draw:marker-end-width="0.65cm" draw:fill="none" draw:fill-color="#00458a" draw:textarea-vertical-align="middle" fo:padding-top="0.275cm" fo:padding-bottom="0.275cm" fo:padding-left="0.4cm" fo:padding-right="0.4cm"/>
    </style:style>
    <style:style style:name="gr179" style:family="graphic" style:parent-style-name="standard">
      <style:graphic-properties draw:stroke="solid" svg:stroke-width="0.05cm" svg:stroke-color="#0089d1" draw:marker-start-width="0.275cm" draw:marker-end-width="0.275cm" draw:fill="solid" draw:fill-color="#eaeaea" draw:textarea-horizontal-align="justify" draw:textarea-vertical-align="middle" draw:auto-grow-height="false" fo:min-height="0.832cm" fo:min-width="0.582cm" fo:padding-top="0.15cm" fo:padding-bottom="0.15cm" fo:padding-left="0.275cm" fo:padding-right="0.275cm"/>
    </style:style>
    <style:style style:name="gr180" style:family="graphic" style:parent-style-name="standard">
      <style:graphic-properties draw:stroke="none" draw:fill-color="#801900" draw:textarea-vertical-align="middle"/>
    </style:style>
    <style:style style:name="gr181" style:family="graphic" style:parent-style-name="standard">
      <style:graphic-properties draw:stroke="solid" svg:stroke-width="0.01cm" svg:stroke-color="#cc9966" draw:marker-start-width="0.215cm" draw:marker-end-width="0.215cm" draw:fill-color="#ffcc99" draw:opacity="100%" draw:textarea-vertical-align="middle" fo:padding-top="0.13cm" fo:padding-bottom="0.13cm" fo:padding-left="0.255cm" fo:padding-right="0.255cm" draw:shadow-opacity="40%"/>
    </style:style>
    <style:style style:name="gr182" style:family="graphic" style:parent-style-name="standard">
      <style:graphic-properties draw:stroke="none" draw:fill-color="#333366" draw:textarea-vertical-align="middle"/>
    </style:style>
    <style:style style:name="gr183" style:family="graphic" style:parent-style-name="standard">
      <style:graphic-properties svg:stroke-color="#ff9999" draw:fill-color="#ffffff" draw:textarea-vertical-align="middle"/>
    </style:style>
    <style:style style:name="gr184" style:family="graphic" style:parent-style-name="standard">
      <style:graphic-properties draw:stroke="none" draw:fill-color="#663300" draw:textarea-horizontal-align="justify" draw:textarea-vertical-align="middle" draw:auto-grow-height="false" fo:min-height="0cm" fo:min-width="0cm"/>
    </style:style>
    <style:style style:name="gr185" style:family="graphic" style:parent-style-name="standard">
      <style:graphic-properties draw:stroke="none" svg:stroke-color="#663300" draw:fill-color="#111111" draw:textarea-horizontal-align="justify" draw:textarea-vertical-align="middle" draw:auto-grow-height="false" fo:min-height="0cm" fo:min-width="0cm"/>
    </style:style>
    <style:style style:name="gr186" style:family="graphic" style:parent-style-name="standard">
      <style:graphic-properties draw:stroke="none" draw:fill-color="#111111" draw:textarea-horizontal-align="justify" draw:textarea-vertical-align="middle" draw:auto-grow-height="false" fo:min-height="0cm" fo:min-width="0cm"/>
    </style:style>
    <style:style style:name="gr187" style:family="graphic" style:parent-style-name="objectwithoutfill">
      <style:graphic-properties svg:stroke-width="0.018cm" svg:stroke-color="#801900" draw:marker-start="" draw:marker-start-width="0.05cm" draw:marker-end="" draw:marker-end-width="0.05cm" svg:stroke-linecap="round" draw:fill="none" draw:textarea-vertical-align="middle" fo:padding-top="0.134cm" fo:padding-bottom="0.134cm" fo:padding-left="0.259cm" fo:padding-right="0.259cm"/>
    </style:style>
    <style:style style:name="gr188" style:family="graphic" style:parent-style-name="standard">
      <style:graphic-properties draw:stroke="solid" svg:stroke-width="0.018cm" svg:stroke-color="#cc3300" draw:marker-start-width="0.227cm" draw:marker-end-width="0.227cm" svg:stroke-opacity="50%" draw:fill-color="#cc3300" draw:opacity="50%" draw:textarea-vertical-align="middle" fo:padding-top="0.134cm" fo:padding-bottom="0.134cm" fo:padding-left="0.259cm" fo:padding-right="0.259cm" draw:shadow-opacity="40%"/>
    </style:style>
    <style:style style:name="gr189" style:family="graphic" style:parent-style-name="objectwithoutfill">
      <style:graphic-properties draw:fill="none" draw:textarea-vertical-align="middle"/>
    </style:style>
    <style:style style:name="gr190" style:family="graphic" style:parent-style-name="objectwithoutfill">
      <style:graphic-properties svg:stroke-width="0.01cm" svg:stroke-color="#cc3300" draw:marker-start-width="0.208cm" draw:marker-end-width="0.208cm" svg:stroke-opacity="50%" svg:stroke-linecap="round" draw:fill="none" draw:textarea-vertical-align="middle" fo:padding-top="0.13cm" fo:padding-bottom="0.13cm" fo:padding-left="0.255cm" fo:padding-right="0.255cm"/>
    </style:style>
    <style:style style:name="gr191" style:family="graphic" style:parent-style-name="standard">
      <style:graphic-properties draw:stroke="none" draw:fill-color="#801900" draw:opacity="100%" draw:textarea-vertical-align="middle" draw:shadow-opacity="40%"/>
    </style:style>
    <style:style style:name="gr192" style:family="graphic" style:parent-style-name="standard">
      <style:graphic-properties draw:stroke="none" draw:fill-color="#000000" draw:textarea-vertical-align="middle"/>
    </style:style>
    <style:style style:name="gr193" style:family="graphic" style:parent-style-name="standard">
      <style:graphic-properties draw:stroke="none" draw:fill-color="#990000" draw:textarea-vertical-align="middle"/>
    </style:style>
    <style:style style:name="gr194" style:family="graphic" style:parent-style-name="standard">
      <style:graphic-properties draw:stroke="none" draw:fill-color="#6699cc" draw:textarea-horizontal-align="justify" draw:textarea-vertical-align="middle" draw:auto-grow-height="false" fo:min-height="0cm" fo:min-width="0cm"/>
    </style:style>
    <style:style style:name="gr195" style:family="graphic" style:parent-style-name="objectwithoutfill">
      <style:graphic-properties svg:stroke-width="0.018cm" svg:stroke-color="#cc9966" draw:marker-start="" draw:marker-start-width="0.05cm" draw:marker-end="" draw:marker-end-width="0.05cm" svg:stroke-linecap="round" draw:fill="none" draw:textarea-vertical-align="middle" fo:padding-top="0.134cm" fo:padding-bottom="0.134cm" fo:padding-left="0.259cm" fo:padding-right="0.259cm"/>
    </style:style>
    <style:style style:name="gr196" style:family="graphic" style:parent-style-name="standard">
      <style:graphic-properties draw:stroke="none" draw:fill-color="#000000" draw:opacity="100%" draw:textarea-vertical-align="middle" draw:shadow-opacity="40%"/>
    </style:style>
    <style:style style:name="gr197" style:family="graphic" style:parent-style-name="standard">
      <style:graphic-properties draw:stroke="solid" svg:stroke-width="0.01cm" svg:stroke-color="#cc9966" draw:marker-start-width="0.215cm" draw:marker-end-width="0.215cm" draw:fill-color="#ffcc99" draw:opacity="100%" draw:textarea-vertical-align="middle" fo:padding-top="0.121cm" fo:padding-bottom="0.121cm" fo:padding-left="0.246cm" fo:padding-right="0.246cm" draw:shadow-opacity="40%"/>
    </style:style>
    <style:style style:name="gr198" style:family="graphic" style:parent-style-name="standard">
      <style:graphic-properties draw:stroke="none" draw:fill-color="#99cc66" draw:textarea-horizontal-align="justify" draw:textarea-vertical-align="middle" draw:auto-grow-height="false" fo:min-height="0cm" fo:min-width="0cm"/>
    </style:style>
    <style:style style:name="gr199" style:family="graphic" style:parent-style-name="standard">
      <style:graphic-properties svg:stroke-width="0.035cm" svg:stroke-color="#111111" draw:marker-start-width="0.252cm" draw:marker-end-width="0.252cm" draw:fill-color="#111111" draw:opacity="10%" draw:textarea-horizontal-align="justify" draw:textarea-vertical-align="middle" draw:auto-grow-height="false" fo:min-height="0cm" fo:min-width="0cm" fo:padding-top="0.142cm" fo:padding-bottom="0.142cm" fo:padding-left="0.267cm" fo:padding-right="0.267cm"/>
    </style:style>
    <style:style style:name="gr200"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201" style:family="graphic" style:parent-style-name="standard">
      <style:graphic-properties draw:stroke="none" draw:fill-color="#996600" draw:opacity="100%" draw:textarea-vertical-align="middle" draw:shadow-opacity="40%"/>
    </style:style>
    <style:style style:name="gr202" style:family="graphic" style:parent-style-name="standard">
      <style:graphic-properties draw:textarea-vertical-align="middle"/>
    </style:style>
    <style:style style:name="gr203" style:family="graphic" style:parent-style-name="standard">
      <style:graphic-properties draw:stroke="none" draw:fill-color="#999999" draw:textarea-horizontal-align="justify" draw:textarea-vertical-align="middle" draw:auto-grow-height="false" fo:min-height="0cm" fo:min-width="0cm"/>
    </style:style>
    <style:style style:name="gr204" style:family="graphic" style:parent-style-name="standard">
      <style:graphic-properties draw:stroke="none" draw:fill-color="#999999" draw:opacity="100%" draw:textarea-vertical-align="middle" draw:shadow-opacity="40%"/>
    </style:style>
    <style:style style:name="gr205" style:family="graphic" style:parent-style-name="standard">
      <style:graphic-properties svg:stroke-color="#000000" draw:fill-color="#ffffff" draw:textarea-vertical-align="middle"/>
    </style:style>
    <style:style style:name="gr206" style:family="graphic" style:parent-style-name="standard">
      <style:graphic-properties draw:stroke="none" draw:fill-color="#999999" draw:textarea-vertical-align="middle"/>
    </style:style>
    <style:style style:name="gr207" style:family="graphic" style:parent-style-name="standard">
      <style:graphic-properties draw:stroke="none" draw:fill-color="#003366" draw:textarea-vertical-align="middle"/>
    </style:style>
    <style:style style:name="gr208" style:family="graphic" style:parent-style-name="standard">
      <style:graphic-properties draw:stroke="solid" svg:stroke-width="0.05cm" svg:stroke-color="#0089d1" draw:marker-start-width="0.275cm" draw:marker-end-width="0.275cm" draw:fill="solid" draw:fill-color="#ffffff" draw:textarea-horizontal-align="justify" draw:textarea-vertical-align="middle" draw:auto-grow-height="false" fo:min-height="0.832cm" fo:min-width="0.582cm" fo:padding-top="0.15cm" fo:padding-bottom="0.15cm" fo:padding-left="0.275cm" fo:padding-right="0.275cm"/>
    </style:style>
    <style:style style:name="gr209"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282cm" fo:min-width="0.406cm" fo:padding-top="0.135cm" fo:padding-bottom="0.135cm" fo:padding-left="0.26cm" fo:padding-right="0.26cm"/>
    </style:style>
    <style:style style:name="gr210"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172cm" fo:padding-top="0.13cm" fo:padding-bottom="0.13cm" fo:padding-left="0.255cm" fo:padding-right="0.255cm"/>
    </style:style>
    <style:style style:name="gr21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3cm" fo:min-width="0.679cm" fo:padding-top="0.135cm" fo:padding-bottom="0.135cm" fo:padding-left="0.26cm" fo:padding-right="0.26cm"/>
    </style:style>
    <style:style style:name="gr212"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347cm" fo:min-width="0.424cm" fo:padding-top="0.135cm" fo:padding-bottom="0.135cm" fo:padding-left="0.26cm" fo:padding-right="0.26cm"/>
    </style:style>
    <style:style style:name="gr213"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07cm" fo:padding-top="0.13cm" fo:padding-bottom="0.13cm" fo:padding-left="0.255cm" fo:padding-right="0.255cm"/>
    </style:style>
    <style:style style:name="gr214"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326cm" fo:min-width="0.57cm" fo:padding-top="0.125cm" fo:padding-bottom="0.125cm" fo:padding-left="0.25cm" fo:padding-right="0.25cm"/>
    </style:style>
    <style:style style:name="gr215"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57cm"/>
    </style:style>
    <style:style style:name="gr216" style:family="graphic" style:parent-style-name="standard">
      <style:graphic-properties draw:stroke="none" draw:fill="gradient" draw:fill-color="#99ff66" draw:fill-gradient-name="Tango_20_Green" draw:opacity="80%" draw:textarea-horizontal-align="justify" draw:textarea-vertical-align="middle" draw:auto-grow-height="false" fo:min-height="0.638cm" fo:min-width="0.166cm" draw:shadow-opacity="80%"/>
    </style:style>
    <style:style style:name="gr217" style:family="graphic" style:parent-style-name="standard">
      <style:graphic-properties draw:stroke="none" draw:fill="solid" draw:fill-color="#000000"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text-align="center"/>
      <style:text-properties fo:font-size="14pt"/>
    </style:style>
    <style:style style:name="P3" style:family="paragraph">
      <style:paragraph-properties fo:text-align="center"/>
      <style:text-properties fo:font-size="14pt" fo:font-weight="bold" style:font-size-asian="14pt" style:font-weight-asian="bold" style:font-size-complex="14pt" style:font-weight-complex="bold"/>
    </style:style>
    <style:style style:name="P4" style:family="paragraph">
      <style:paragraph-properties fo:text-align="center"/>
      <style:text-properties fo:font-size="12pt"/>
    </style:style>
    <style:style style:name="P5" style:family="paragraph">
      <style:paragraph-properties fo:text-align="center"/>
      <style:text-properties fo:font-size="12pt" style:font-size-asian="12pt" style:font-size-complex="12pt"/>
    </style:style>
    <style:style style:name="P6" style:family="paragraph">
      <style:paragraph-properties fo:text-align="center"/>
      <style:text-properties style:font-name="Calibri" fo:font-size="12pt" style:font-size-asian="12pt" style:font-size-complex="12pt"/>
    </style:style>
    <style:style style:name="P7" style:family="paragraph">
      <style:paragraph-properties fo:text-align="center"/>
      <style:text-properties fo:font-size="10pt"/>
    </style:style>
    <style:style style:name="P8" style:family="paragraph">
      <style:paragraph-properties fo:text-align="center"/>
      <style:text-properties fo:color="#ffffff" fo:font-size="10pt" style:font-size-asian="10pt" style:font-size-complex="10pt"/>
    </style:style>
    <style:style style:name="P9" style:family="paragraph">
      <style:paragraph-properties fo:text-align="center"/>
      <style:text-properties fo:color="#0033a0" style:font-name="Calibri" fo:font-size="12pt" style:font-size-asian="12pt" style:font-size-complex="12pt"/>
    </style:style>
    <style:style style:name="P10" style:family="paragraph">
      <style:paragraph-properties fo:text-align="center"/>
      <style:text-properties fo:color="#0033a0" style:font-name="Calibri" fo:font-size="10pt" style:font-size-asian="10pt" style:font-size-complex="10pt"/>
    </style:style>
    <style:style style:name="P11" style:family="paragraph">
      <style:paragraph-properties fo:text-align="center"/>
      <style:text-properties fo:color="#ff9900" style:font-name="Calibri" fo:font-size="10pt" style:font-size-asian="10pt" style:font-size-complex="10pt"/>
    </style:style>
    <style:style style:name="P12" style:family="paragraph">
      <style:paragraph-properties fo:text-align="center"/>
      <style:text-properties fo:color="#336600" style:font-name="Calibri" fo:font-size="10pt" style:font-size-asian="10pt" style:font-size-complex="10pt"/>
    </style:style>
    <style:style style:name="P13" style:family="paragraph">
      <style:paragraph-properties fo:text-align="center"/>
      <style:text-properties fo:color="#0033a0" style:font-name="Calibri" fo:font-size="6pt" style:font-size-asian="6pt" style:font-size-complex="6pt"/>
    </style:style>
    <style:style style:name="P14" style:family="paragraph">
      <style:paragraph-properties fo:text-align="end"/>
    </style:style>
    <style:style style:name="P15" style:family="paragraph">
      <style:paragraph-properties fo:text-align="end"/>
      <style:text-properties fo:color="#0089d1" style:font-name="Calibri" fo:font-size="10pt" style:font-size-asian="10pt" style:font-size-complex="10pt"/>
    </style:style>
    <style:style style:name="P16" style:family="paragraph">
      <style:paragraph-properties fo:text-align="start"/>
    </style:style>
    <style:style style:name="P17" style:family="paragraph">
      <style:paragraph-properties fo:text-align="start"/>
      <style:text-properties fo:color="#0089d1" style:font-name="Calibri" fo:font-size="10pt" style:font-size-asian="10pt" style:font-size-complex="10pt"/>
    </style:style>
    <style:style style:name="P18" style:family="paragraph">
      <style:paragraph-properties fo:text-align="center"/>
      <style:text-properties fo:color="#ffffff" style:font-name="Calibri" fo:font-size="10pt" style:font-size-asian="10pt" style:font-size-complex="10pt"/>
    </style:style>
    <style:style style:name="P19" style:family="paragraph">
      <style:text-properties fo:color="#808080" style:font-name="Calibri" fo:font-size="8pt" style:font-size-asian="8pt" style:font-size-complex="8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style:font-size-asian="12pt" style:font-size-complex="12pt"/>
    </style:style>
    <style:style style:name="T3" style:family="text">
      <style:text-properties style:font-name="Calibri" fo:font-size="12pt" style:font-size-asian="12pt" style:font-size-complex="12pt"/>
    </style:style>
    <style:style style:name="T4" style:family="text">
      <style:text-properties fo:color="#ffffff" fo:font-size="10pt" style:font-size-asian="10pt" style:font-size-complex="10pt"/>
    </style:style>
    <style:style style:name="T5" style:family="text">
      <style:text-properties fo:color="#0033a0" style:font-name="Calibri" fo:font-size="12pt" style:font-size-asian="12pt" style:font-size-complex="12pt"/>
    </style:style>
    <style:style style:name="T6" style:family="text">
      <style:text-properties fo:color="#0033a0" style:font-name="Calibri" fo:font-size="10pt" style:font-size-asian="10pt" style:font-size-complex="10pt"/>
    </style:style>
    <style:style style:name="T7" style:family="text">
      <style:text-properties fo:color="#ff9900" style:font-name="Calibri" fo:font-size="10pt" style:font-size-asian="10pt" style:font-size-complex="10pt"/>
    </style:style>
    <style:style style:name="T8" style:family="text">
      <style:text-properties fo:color="#336600" style:font-name="Calibri" fo:font-size="10pt" style:font-size-asian="10pt" style:font-size-complex="10pt"/>
    </style:style>
    <style:style style:name="T9" style:family="text">
      <style:text-properties fo:color="#0089d1" style:font-name="Calibri" fo:font-size="10pt" style:font-size-asian="10pt" style:font-size-complex="10pt"/>
    </style:style>
    <style:style style:name="T10" style:family="text">
      <style:text-properties fo:color="#ffffff" style:font-name="Calibri" fo:font-size="10pt" style:font-size-asian="10pt" style:font-size-complex="10pt"/>
    </style:style>
    <style:style style:name="T11" style:family="text">
      <style:text-properties fo:color="#808080" style:font-name="Calibri"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draw:style-name="dp1" draw:master-page-name="Default">
        <draw:g>
          <draw:polygon draw:style-name="gr1" draw:text-style-name="P1" draw:layer="layout" svg:width="1.099cm" svg:height="0.699cm" svg:x="28.701cm" svg:y="7.9cm" svg:viewBox="0 0 1100 700" draw:points="0,0 0,700 1100,700 1100,600">
            <text:p/>
          </draw:polygon>
          <draw:polygon draw:style-name="gr1" draw:text-style-name="P1" draw:layer="layout" svg:width="1.1cm" svg:height="0.673cm" svg:x="29.8cm" svg:y="7.9cm" svg:viewBox="0 0 1101 674" draw:points="0,0 1,674 1101,674 1100,600">
            <text:p/>
          </draw:polygon>
          <draw:polygon draw:style-name="gr1" draw:text-style-name="P1" draw:layer="layout" svg:width="1.1cm" svg:height="0.673cm" svg:x="30.9cm" svg:y="7.9cm" svg:viewBox="0 0 1101 674" draw:points="0,0 1,674 1101,674 1100,600">
            <text:p/>
          </draw:polygon>
          <draw:polygon draw:style-name="gr2" draw:text-style-name="P1" draw:layer="layout" svg:width="4.4cm" svg:height="2.399cm" svg:x="28.7cm" svg:y="7.6cm" svg:viewBox="0 0 4401 2400" draw:points="4401,2400 1,2400 0,400 900,900 1101,900 1100,400 2000,900 2201,900 2200,400 3100,900 3301,900 3301,0 4401,0">
            <text:p/>
          </draw:polygon>
          <draw:custom-shape draw:style-name="gr3" draw:text-style-name="P1" draw:layer="layout" svg:width="5cm" svg:height="0.287cm" svg:x="28.501cm" svg:y="10.113cm">
            <text:p/>
            <draw:enhanced-geometry svg:viewBox="0 0 21600 21600" draw:type="rectangle" draw:enhanced-path="M 0 0 L 21600 0 21600 21600 0 21600 0 0 Z N"/>
          </draw:custom-shape>
          <draw:custom-shape draw:style-name="gr4" draw:text-style-name="P1" draw:layer="layout" svg:width="0.9cm" svg:height="0.287cm" svg:x="28.801cm" svg:y="8.6cm">
            <text:p/>
            <draw:enhanced-geometry svg:viewBox="0 0 21600 21600" draw:type="rectangle" draw:enhanced-path="M 0 0 L 21600 0 21600 21600 0 21600 0 0 Z N"/>
          </draw:custom-shape>
          <draw:custom-shape draw:style-name="gr4" draw:text-style-name="P1" draw:layer="layout" svg:width="0.9cm" svg:height="0.287cm" svg:x="29.901cm" svg:y="8.6cm">
            <text:p/>
            <draw:enhanced-geometry svg:viewBox="0 0 21600 21600" draw:type="rectangle" draw:enhanced-path="M 0 0 L 21600 0 21600 21600 0 21600 0 0 Z N"/>
          </draw:custom-shape>
          <draw:custom-shape draw:style-name="gr4" draw:text-style-name="P1" draw:layer="layout" svg:width="0.9cm" svg:height="0.287cm" svg:x="31.001cm" svg:y="8.6cm">
            <text:p/>
            <draw:enhanced-geometry svg:viewBox="0 0 21600 21600" draw:type="rectangle" draw:enhanced-path="M 0 0 L 21600 0 21600 21600 0 21600 0 0 Z N"/>
          </draw:custom-shape>
          <draw:custom-shape draw:style-name="gr5" draw:text-style-name="P1" draw:layer="layout" svg:width="0.4cm" svg:height="0.287cm" svg:x="32.601cm" svg:y="8.2cm">
            <text:p/>
            <draw:enhanced-geometry svg:viewBox="0 0 21600 21600" draw:type="rectangle" draw:enhanced-path="M 0 0 L 21600 0 21600 21600 0 21600 0 0 Z N"/>
          </draw:custom-shape>
          <draw:custom-shape draw:style-name="gr5" draw:text-style-name="P1" draw:layer="layout" svg:width="0.4cm" svg:height="0.287cm" svg:x="32.101cm" svg:y="8.2cm">
            <text:p/>
            <draw:enhanced-geometry svg:viewBox="0 0 21600 21600" draw:type="rectangle" draw:enhanced-path="M 0 0 L 21600 0 21600 21600 0 21600 0 0 Z N"/>
          </draw:custom-shape>
          <draw:custom-shape draw:style-name="gr5" draw:text-style-name="P1" draw:layer="layout" svg:width="0.4cm" svg:height="0.287cm" svg:x="32.601cm" svg:y="7.7cm">
            <text:p/>
            <draw:enhanced-geometry svg:viewBox="0 0 21600 21600" draw:type="rectangle" draw:enhanced-path="M 0 0 L 21600 0 21600 21600 0 21600 0 0 Z N"/>
          </draw:custom-shape>
          <draw:custom-shape draw:style-name="gr5" draw:text-style-name="P1" draw:layer="layout" svg:width="0.4cm" svg:height="0.287cm" svg:x="32.101cm" svg:y="7.7cm">
            <text:p/>
            <draw:enhanced-geometry svg:viewBox="0 0 21600 21600" draw:type="rectangle" draw:enhanced-path="M 0 0 L 21600 0 21600 21600 0 21600 0 0 Z N"/>
          </draw:custom-shape>
          <draw:custom-shape draw:style-name="gr6" draw:text-style-name="P1" draw:layer="layout" svg:width="2cm" svg:height="0.7cm" svg:x="29.9cm" svg:y="9.3cm">
            <text:p/>
            <draw:enhanced-geometry svg:viewBox="0 0 21600 21600" draw:type="rectangle" draw:enhanced-path="M 0 0 L 21600 0 21600 21600 0 21600 0 0 Z N"/>
          </draw:custom-shape>
        </draw:g>
        <draw:g>
          <draw:g>
            <draw:g>
              <draw:g>
                <draw:polygon draw:style-name="gr7" draw:text-style-name="P1" draw:layer="layout" svg:width="0.993cm" svg:height="0.993cm" svg:x="27.105cm" svg:y="6.69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8" draw:text-style-name="P1" draw:layer="layout" svg:width="0.79cm" svg:height="0.79cm" svg:x="27.206cm" svg:y="6.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9" draw:text-style-name="P1" draw:layer="layout" svg:width="0.993cm" svg:height="0.993cm" draw:transform="skewX (0.0010471975511966) rotate (-0.0842994028713264) translate (27.7320793151589cm 5.94735826753081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10" draw:text-style-name="P1" draw:layer="layout" svg:width="0.792cm" svg:height="0.791cm" draw:transform="rotate (-0.0856956662729218) translate (27.823cm 6.0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1" draw:text-style-name="P1" draw:layer="layout" svg:width="0.993cm" svg:height="0.993cm" svg:x="28.513cm" svg:y="6.37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2" draw:text-style-name="P1" draw:layer="layout" svg:width="0.789cm" svg:height="0.791cm" svg:x="28.614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3" draw:text-style-name="P1" draw:layer="layout" svg:width="0.644cm" svg:height="0.644cm" svg:x="27.857cm" svg:y="6.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528cm" svg:height="0.527cm" svg:x="28.743cm" svg:y="6.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428cm" svg:height="0.43cm" svg:x="27.383cm" svg:y="6.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64cm" svg:height="0.264cm" svg:x="28.875cm" svg:y="6.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469cm" svg:height="0.47cm" svg:x="27.945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382cm" svg:height="0.382cm" svg:x="27.989cm" svg:y="6.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19" draw:text-style-name="P1" draw:layer="layout" svg:width="0.285cm" svg:height="0.4cm" draw:transform="rotate (2.26840442881703) translate (34.4120837710256cm 6.43369636055561cm)" svg:viewBox="0 0 286 401" svg:d="M143 258h-29l-29-115 29-143h-57l-57 258 28 86h115zM143 258h29l28-114-29-144h58l57 258-28 86h-115zM258 401v-57h-230v57z">
              <text:p/>
            </draw:path>
            <draw:custom-shape draw:style-name="gr20" draw:text-style-name="P1" draw:layer="layout" svg:width="0.057cm" svg:height="0.058cm" draw:transform="skewX (0.0176278254451428) rotate (-2.26875349466743) translate (34.494cm 6.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057cm" svg:height="0.058cm" draw:transform="skewX (0.0176278254451428) rotate (-2.26875349466743) translate (34.607cm 6.2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 draw:text-style-name="P1" draw:layer="layout" svg:width="0.758cm" svg:height="0.126cm" svg:x="35.908cm" svg:y="7.243cm">
            <text:p/>
            <draw:enhanced-geometry svg:viewBox="0 0 21600 21600" draw:mirror-horizontal="true" draw:type="rectangle" draw:enhanced-path="M 0 0 L 21600 0 21600 21600 0 21600 0 0 Z N"/>
          </draw:custom-shape>
          <draw:custom-shape draw:style-name="gr22" draw:text-style-name="P1" draw:layer="layout" svg:width="0.505cm" svg:height="1.01cm" svg:x="36.018cm" svg:y="6.295cm">
            <text:p/>
            <draw:enhanced-geometry svg:viewBox="0 0 21600 21600" draw:mirror-horizontal="true" draw:type="rectangle" draw:enhanced-path="M 0 0 L 21600 0 21600 21600 0 21600 0 0 Z N"/>
          </draw:custom-shape>
          <draw:custom-shape draw:style-name="gr23" draw:text-style-name="P1" draw:layer="layout" svg:width="0.752cm" svg:height="0.252cm" draw:transform="rotate (-1.56573487196411) translate (36.412cm 6.427cm)">
            <text:p/>
            <draw:enhanced-geometry svg:viewBox="0 0 21600 21600" draw:mirror-horizontal="true" draw:mirror-vertical="false" draw:type="rectangle" draw:enhanced-path="M 0 0 L 21600 0 21600 21600 0 21600 0 0 Z N"/>
          </draw:custom-shape>
          <draw:custom-shape draw:style-name="gr24" draw:text-style-name="P1" draw:layer="layout" svg:width="0.537cm" svg:height="0.536cm" svg:x="36.001cm" svg:y="6.0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31cm" svg:height="0.378cm" draw:transform="skewX (-0.00261799387799148) rotate (0.450818545790135) translate (34.957cm 6.086cm)">
            <text:p/>
            <draw:enhanced-geometry svg:viewBox="0 0 21600 21600" draw:mirror-horizontal="true" draw:mirror-vertical="false" draw:type="rectangle" draw:enhanced-path="M 0 0 L 21600 0 21600 21600 0 21600 0 0 Z N"/>
          </draw:custom-shape>
          <draw:custom-shape draw:style-name="gr26" draw:text-style-name="P1" draw:layer="layout" svg:width="0.505cm" svg:height="0.504cm" draw:transform="rotate (0.450818545790135) translate (35.948cm 6.1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1" draw:layer="layout" svg:width="1.213cm" svg:height="0.187cm" draw:transform="skewX (0.00541052068118245) rotate (0.450993078715335) translate (35.136cm 6.186cm)">
            <text:p/>
            <draw:enhanced-geometry svg:viewBox="0 0 21600 21600" draw:mirror-horizontal="true" draw:mirror-vertical="false" draw:type="rectangle" draw:enhanced-path="M 0 0 L 21600 0 21600 21600 0 21600 0 0 Z N"/>
          </draw:custom-shape>
          <draw:custom-shape draw:style-name="gr28" draw:text-style-name="P1" draw:layer="layout" svg:width="0.398cm" svg:height="0.399cm" draw:transform="rotate (0.450818545790135) translate (34.839cm 5.6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0.696cm" svg:height="0.253cm" draw:transform="rotate (-0.612959633300409) translate (34.694cm 5.549cm)">
            <text:p/>
            <draw:enhanced-geometry svg:viewBox="0 0 21600 21600" draw:mirror-horizontal="true" draw:mirror-vertical="false" draw:type="rectangle" draw:enhanced-path="M 0 0 L 21600 0 21600 21600 0 21600 0 0 Z N"/>
          </draw:custom-shape>
          <draw:custom-shape draw:style-name="gr30" draw:text-style-name="P1" draw:layer="layout" svg:width="0.696cm" svg:height="0.129cm" draw:transform="skewX (-0.00767944870877503) rotate (-0.612959633300409) translate (34.638cm 5.625cm)">
            <text:p/>
            <draw:enhanced-geometry svg:viewBox="0 0 21600 21600" draw:mirror-horizontal="true" draw:mirror-vertical="false" draw:type="rectangle" draw:enhanced-path="M 0 0 L 21600 0 21600 21600 0 21600 0 0 Z N"/>
          </draw:custom-shape>
          <draw:custom-shape draw:style-name="gr31" draw:text-style-name="P1" draw:layer="layout" svg:width="0.265cm" svg:height="0.266cm" draw:transform="rotate (-0.612959633300409) translate (34.626cm 5.8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0.252cm" svg:height="0.252cm" draw:transform="rotate (-0.612959633300409) translate (34.605cm 5.8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0.364cm" svg:height="0.38cm" draw:transform="rotate (0.555538300909795) translate (34.851cm 5.6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34" draw:text-style-name="P1" draw:layer="layout" svg:width="0.543cm" svg:height="0.405cm" svg:x="34.279cm" svg:y="6.563cm">
              <text:p/>
              <draw:enhanced-geometry svg:viewBox="0 0 21600 21600" draw:type="rectangle" draw:enhanced-path="M 0 0 L 21600 0 21600 21600 0 21600 0 0 Z N"/>
            </draw:custom-shape>
          </draw:g>
          <draw:g>
            <draw:custom-shape draw:style-name="gr35" draw:text-style-name="P1" draw:layer="layout" svg:width="0.541cm" svg:height="0.405cm" svg:x="34.979cm" svg:y="6.563cm">
              <text:p/>
              <draw:enhanced-geometry svg:viewBox="0 0 21600 21600" draw:type="rectangle" draw:enhanced-path="M 0 0 L 21600 0 21600 21600 0 21600 0 0 Z N"/>
            </draw:custom-shape>
          </draw:g>
          <draw:g>
            <draw:custom-shape draw:style-name="gr36" draw:text-style-name="P1" draw:layer="layout" svg:width="0.541cm" svg:height="0.405cm" svg:x="33.581cm" svg:y="6.563cm">
              <text:p/>
              <draw:enhanced-geometry svg:viewBox="0 0 21600 21600" draw:type="rectangle" draw:enhanced-path="M 0 0 L 21600 0 21600 21600 0 21600 0 0 Z N"/>
            </draw:custom-shape>
          </draw:g>
          <draw:g>
            <draw:g>
              <draw:custom-shape draw:style-name="gr37" draw:text-style-name="P1" draw:layer="layout" svg:width="0.451cm" svg:height="0.361cm" svg:x="33.401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draw:layer="layout" svg:width="0.406cm" svg:height="0.361cm" svg:x="35.295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 draw:layer="layout" svg:width="1.894cm" svg:height="0.361cm" svg:x="33.627cm" svg:y="7.013cm">
                <text:p/>
                <draw:enhanced-geometry svg:viewBox="0 0 21600 21600" draw:type="rectangle" draw:enhanced-path="M 0 0 L 21600 0 21600 21600 0 21600 0 0 Z N"/>
              </draw:custom-shape>
            </draw:g>
            <draw:custom-shape draw:style-name="gr39" draw:text-style-name="P1" draw:layer="layout" svg:width="0.271cm" svg:height="0.271cm" svg:x="33.446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271cm" svg:height="0.272cm" svg:x="34.997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271cm" svg:height="0.272cm" svg:x="34.222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271cm" svg:height="0.272cm" svg:x="33.834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272cm" svg:height="0.272cm" svg:x="34.608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272cm" svg:height="0.271cm" svg:x="35.384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40" draw:text-style-name="P1" draw:layer="layout" svg:width="1.074cm" svg:height="0.591cm" draw:transform="skewX (-0.000872664625997206) rotate (1.42820292690696) translate (38.3238168498169cm 8.5461538461538cm)" svg:viewBox="0 0 1075 592" draw:points="0,0 670,105 965,63 1075,122 986,211 690,253 85,592">
                <text:p/>
              </draw:polyline>
              <draw:line draw:style-name="gr40" draw:text-style-name="P1" draw:layer="layout" svg:x1="38.523cm" svg:y1="7.6cm" svg:x2="38.672cm" svg:y2="7.6cm">
                <text:p/>
              </draw:line>
              <draw:line draw:style-name="gr40" draw:text-style-name="P1" draw:layer="layout" svg:x1="38.523cm" svg:y1="7.6cm" svg:x2="38.672cm" svg:y2="7.7cm">
                <text:p/>
              </draw:line>
              <draw:line draw:style-name="gr40" draw:text-style-name="P1" draw:layer="layout" svg:x1="38.523cm" svg:y1="7.699cm" svg:x2="38.672cm" svg:y2="7.799cm">
                <text:p/>
              </draw:line>
              <draw:line draw:style-name="gr40" draw:text-style-name="P1" draw:layer="layout" svg:x1="38.523cm" svg:y1="7.799cm" svg:x2="38.672cm" svg:y2="7.899cm">
                <text:p/>
              </draw:line>
              <draw:line draw:style-name="gr40" draw:text-style-name="P1" draw:layer="layout" svg:x1="38.523cm" svg:y1="7.7cm" svg:x2="38.672cm" svg:y2="7.6cm">
                <text:p/>
              </draw:line>
              <draw:line draw:style-name="gr40" draw:text-style-name="P1" draw:layer="layout" svg:x1="38.523cm" svg:y1="7.799cm" svg:x2="38.672cm" svg:y2="7.699cm">
                <text:p/>
              </draw:line>
              <draw:line draw:style-name="gr40" draw:text-style-name="P1" draw:layer="layout" svg:x1="38.523cm" svg:y1="7.899cm" svg:x2="38.672cm" svg:y2="7.799cm">
                <text:p/>
              </draw:line>
              <draw:line draw:style-name="gr40" draw:text-style-name="P1" draw:layer="layout" svg:x1="38.523cm" svg:y1="7.899cm" svg:x2="38.731cm" svg:y2="8.051cm">
                <text:p/>
              </draw:line>
              <draw:line draw:style-name="gr40" draw:text-style-name="P1" draw:layer="layout" svg:x1="38.477cm" svg:y1="8.049cm" svg:x2="38.809cm" svg:y2="8.256cm">
                <text:p/>
              </draw:line>
              <draw:line draw:style-name="gr40" draw:text-style-name="P1" draw:layer="layout" svg:x1="38.413cm" svg:y1="8.256cm" svg:x2="38.892cm" svg:y2="8.474cm">
                <text:p/>
              </draw:line>
              <draw:line draw:style-name="gr40" draw:text-style-name="P1" draw:layer="layout" svg:x1="38.673cm" svg:y1="7.899cm" svg:x2="38.477cm" svg:y2="8.05cm">
                <text:p/>
              </draw:line>
              <draw:line draw:style-name="gr40" draw:text-style-name="P1" draw:layer="layout" svg:x1="38.729cm" svg:y1="8.049cm" svg:x2="38.413cm" svg:y2="8.254cm">
                <text:p/>
              </draw:line>
              <draw:line draw:style-name="gr40" draw:text-style-name="P1" draw:layer="layout" svg:x1="38.808cm" svg:y1="8.256cm" svg:x2="38.345cm" svg:y2="8.475cm">
                <text:p/>
              </draw:line>
              <draw:polyline draw:style-name="gr40" draw:text-style-name="P1" draw:layer="layout" svg:width="0.265cm" svg:height="0.096cm" draw:transform="skewX (0.0101229096615671) rotate (-0.243997029428808) translate (38.6725347985348cm 7.5996336996337cm)" svg:viewBox="0 0 266 97" draw:points="0,0 266,37 25,97">
                <text:p/>
              </draw:polyline>
              <draw:polyline draw:style-name="gr40" draw:text-style-name="P1" draw:layer="layout" svg:width="0.263cm" svg:height="0.097cm" draw:transform="skewX (-0.00994837673636769) rotate (-2.94733750784282) translate (38.5429092106117cm 7.69536675904001cm)" svg:viewBox="0 0 264 98" draw:points="0,98 264,48 20,0">
                <text:p/>
              </draw:polyline>
            </draw:g>
            <draw:line draw:style-name="gr40" draw:text-style-name="P1" draw:layer="layout" svg:x1="35.127cm" svg:y1="8.7cm" svg:x2="35.127cm" svg:y2="8.8cm">
              <text:p/>
            </draw:line>
            <draw:line draw:style-name="gr40" draw:text-style-name="P1" draw:layer="layout" svg:x1="36.427cm" svg:y1="8.7cm" svg:x2="36.427cm" svg:y2="8.8cm">
              <text:p/>
            </draw:line>
            <draw:line draw:style-name="gr40" draw:text-style-name="P1" draw:layer="layout" svg:x1="36.627cm" svg:y1="8.224cm" svg:x2="36.629cm" svg:y2="8.292cm">
              <text:p/>
            </draw:line>
            <draw:line draw:style-name="gr40" draw:text-style-name="P1" draw:layer="layout" svg:x1="37.68cm" svg:y1="8.224cm" svg:x2="37.68cm" svg:y2="8.309cm">
              <text:p/>
            </draw:line>
            <draw:line draw:style-name="gr40" draw:text-style-name="P1" draw:layer="layout" svg:x1="38.274cm" svg:y1="7.7cm" svg:x2="38.274cm" svg:y2="7.8cm">
              <text:p/>
            </draw:line>
            <draw:line draw:style-name="gr40" draw:text-style-name="P1" draw:layer="layout" svg:x1="38.922cm" svg:y1="7.7cm" svg:x2="38.922cm" svg:y2="7.8cm">
              <text:p/>
            </draw:line>
            <draw:path draw:style-name="gr41" draw:text-style-name="P1" draw:layer="layout" svg:width="1.583cm" svg:height="0.204cm" draw:transform="rotate (0.326551103048139) translate (35.127cm 8.8cm)" svg:viewBox="0 0 1584 205" svg:d="M0 0c758 257 1169 290 1584 0">
              <text:p/>
            </draw:path>
            <draw:g>
              <draw:polyline draw:style-name="gr40" draw:text-style-name="P1" draw:layer="layout" svg:width="2.156cm" svg:height="1.187cm" draw:transform="rotate (1.42890105860776) translate (35.227cm 10.4cm)" svg:viewBox="0 0 2157 1188" draw:points="0,0 1344,212 1937,127 2157,247 1980,424 1386,509 170,1188">
                <text:p/>
              </draw:polyline>
              <draw:line draw:style-name="gr40" draw:text-style-name="P1" draw:layer="layout" svg:x1="35.627cm" svg:y1="8.5cm" svg:x2="35.927cm" svg:y2="8.5cm">
                <text:p/>
              </draw:line>
              <draw:line draw:style-name="gr40" draw:text-style-name="P1" draw:layer="layout" svg:x1="35.627cm" svg:y1="8.5cm" svg:x2="35.927cm" svg:y2="8.7cm">
                <text:p/>
              </draw:line>
              <draw:line draw:style-name="gr40" draw:text-style-name="P1" draw:layer="layout" svg:x1="35.627cm" svg:y1="8.7cm" svg:x2="35.927cm" svg:y2="8.9cm">
                <text:p/>
              </draw:line>
              <draw:line draw:style-name="gr40" draw:text-style-name="P1" draw:layer="layout" svg:x1="35.627cm" svg:y1="8.9cm" svg:x2="35.927cm" svg:y2="9.1cm">
                <text:p/>
              </draw:line>
              <draw:line draw:style-name="gr40" draw:text-style-name="P1" draw:layer="layout" svg:x1="35.627cm" svg:y1="8.7cm" svg:x2="35.927cm" svg:y2="8.5cm">
                <text:p/>
              </draw:line>
              <draw:line draw:style-name="gr40" draw:text-style-name="P1" draw:layer="layout" svg:x1="35.627cm" svg:y1="8.9cm" svg:x2="35.927cm" svg:y2="8.7cm">
                <text:p/>
              </draw:line>
              <draw:line draw:style-name="gr40" draw:text-style-name="P1" draw:layer="layout" svg:x1="35.627cm" svg:y1="9.1cm" svg:x2="35.927cm" svg:y2="8.9cm">
                <text:p/>
              </draw:line>
              <draw:line draw:style-name="gr40" draw:text-style-name="P1" draw:layer="layout" svg:x1="35.627cm" svg:y1="9.1cm" svg:x2="36.044cm" svg:y2="9.405cm">
                <text:p/>
              </draw:line>
              <draw:line draw:style-name="gr40" draw:text-style-name="P1" draw:layer="layout" svg:x1="35.535cm" svg:y1="9.403cm" svg:x2="36.201cm" svg:y2="9.818cm">
                <text:p/>
              </draw:line>
              <draw:line draw:style-name="gr40" draw:text-style-name="P1" draw:layer="layout" svg:x1="35.407cm" svg:y1="9.817cm" svg:x2="36.368cm" svg:y2="10.254cm">
                <text:p/>
              </draw:line>
              <draw:line draw:style-name="gr40" draw:text-style-name="P1" draw:layer="layout" svg:x1="35.927cm" svg:y1="9.1cm" svg:x2="35.534cm" svg:y2="9.403cm">
                <text:p/>
              </draw:line>
              <draw:line draw:style-name="gr40" draw:text-style-name="P1" draw:layer="layout" svg:x1="36.042cm" svg:y1="9.402cm" svg:x2="35.407cm" svg:y2="9.814cm">
                <text:p/>
              </draw:line>
              <draw:line draw:style-name="gr40" draw:text-style-name="P1" draw:layer="layout" svg:x1="36.199cm" svg:y1="9.818cm" svg:x2="35.27cm" svg:y2="10.257cm">
                <text:p/>
              </draw:line>
              <draw:polyline draw:style-name="gr40" draw:text-style-name="P1" draw:layer="layout" svg:width="0.533cm" svg:height="0.193cm" draw:transform="rotate (-0.245044226980005) translate (35.927cm 8.5cm)" svg:viewBox="0 0 534 194" draw:points="0,0 534,73 49,194">
                <text:p/>
              </draw:polyline>
              <draw:polyline draw:style-name="gr40" draw:text-style-name="P1" draw:layer="layout" svg:width="0.529cm" svg:height="0.195cm" draw:transform="rotate (-2.94419591518924) translate (35.66546175604cm 8.6923076016497cm)" svg:viewBox="0 0 530 196" draw:points="0,196 530,98 39,0">
                <text:p/>
              </draw:polyline>
            </draw:g>
            <draw:path draw:style-name="gr41" draw:text-style-name="P1" draw:layer="layout" svg:width="1.715cm" svg:height="0.229cm" draw:transform="rotate (0.326551103048139) translate (36.629cm 8.292cm)" svg:viewBox="0 0 1716 230" svg:d="M0 0c756 256 1259 329 1716 62">
              <text:p/>
            </draw:path>
            <draw:g>
              <draw:polyline draw:style-name="gr40" draw:text-style-name="P1" draw:layer="layout" svg:width="1.745cm" svg:height="0.961cm" draw:transform="skewX (-0.000523598775598306) rotate (1.42837745983216) translate (36.7079523809524cm 9.6cm)" svg:viewBox="0 0 1746 962" draw:points="0,0 1088,171 1568,102 1746,199 1603,342 1122,411 138,962">
                <text:p/>
              </draw:polyline>
              <draw:line draw:style-name="gr40" draw:text-style-name="P1" draw:layer="layout" svg:x1="37.032cm" svg:y1="8.062cm" svg:x2="37.275cm" svg:y2="8.062cm">
                <text:p/>
              </draw:line>
              <draw:line draw:style-name="gr40" draw:text-style-name="P1" draw:layer="layout" svg:x1="37.032cm" svg:y1="8.062cm" svg:x2="37.275cm" svg:y2="8.224cm">
                <text:p/>
              </draw:line>
              <draw:line draw:style-name="gr40" draw:text-style-name="P1" draw:layer="layout" svg:x1="37.032cm" svg:y1="8.224cm" svg:x2="37.275cm" svg:y2="8.386cm">
                <text:p/>
              </draw:line>
              <draw:line draw:style-name="gr40" draw:text-style-name="P1" draw:layer="layout" svg:x1="37.032cm" svg:y1="8.386cm" svg:x2="37.275cm" svg:y2="8.548cm">
                <text:p/>
              </draw:line>
              <draw:line draw:style-name="gr40" draw:text-style-name="P1" draw:layer="layout" svg:x1="37.032cm" svg:y1="8.224cm" svg:x2="37.275cm" svg:y2="8.062cm">
                <text:p/>
              </draw:line>
              <draw:line draw:style-name="gr40" draw:text-style-name="P1" draw:layer="layout" svg:x1="37.032cm" svg:y1="8.386cm" svg:x2="37.275cm" svg:y2="8.224cm">
                <text:p/>
              </draw:line>
              <draw:line draw:style-name="gr40" draw:text-style-name="P1" draw:layer="layout" svg:x1="37.032cm" svg:y1="8.548cm" svg:x2="37.275cm" svg:y2="8.386cm">
                <text:p/>
              </draw:line>
              <draw:line draw:style-name="gr40" draw:text-style-name="P1" draw:layer="layout" svg:x1="37.032cm" svg:y1="8.548cm" svg:x2="37.37cm" svg:y2="8.795cm">
                <text:p/>
              </draw:line>
              <draw:line draw:style-name="gr40" draw:text-style-name="P1" draw:layer="layout" svg:x1="36.957cm" svg:y1="8.793cm" svg:x2="37.496cm" svg:y2="9.129cm">
                <text:p/>
              </draw:line>
              <draw:line draw:style-name="gr40" draw:text-style-name="P1" draw:layer="layout" svg:x1="36.854cm" svg:y1="9.128cm" svg:x2="37.632cm" svg:y2="9.482cm">
                <text:p/>
              </draw:line>
              <draw:line draw:style-name="gr40" draw:text-style-name="P1" draw:layer="layout" svg:x1="37.274cm" svg:y1="8.548cm" svg:x2="36.956cm" svg:y2="8.793cm">
                <text:p/>
              </draw:line>
              <draw:line draw:style-name="gr40" draw:text-style-name="P1" draw:layer="layout" svg:x1="37.368cm" svg:y1="8.792cm" svg:x2="36.854cm" svg:y2="9.126cm">
                <text:p/>
              </draw:line>
              <draw:line draw:style-name="gr40" draw:text-style-name="P1" draw:layer="layout" svg:x1="37.495cm" svg:y1="9.129cm" svg:x2="36.743cm" svg:y2="9.484cm">
                <text:p/>
              </draw:line>
              <draw:polyline draw:style-name="gr40" draw:text-style-name="P1" draw:layer="layout" svg:width="0.432cm" svg:height="0.156cm" draw:transform="skewX (0.00610865238198014) rotate (-0.245044226980005) translate (37.274619047619cm 8.0619047619048cm)" svg:viewBox="0 0 433 157" draw:points="0,0 433,59 41,157">
                <text:p/>
              </draw:polyline>
              <draw:polyline draw:style-name="gr40" draw:text-style-name="P1" draw:layer="layout" svg:width="0.428cm" svg:height="0.158cm" draw:transform="rotate (-2.94524311274043) translate (37.0627410993277cm 8.21764718573531cm)" svg:viewBox="0 0 429 159" draw:points="0,159 429,79 31,0">
                <text:p/>
              </draw:polyline>
            </draw:g>
            <draw:path draw:style-name="gr41" draw:text-style-name="P1" draw:layer="layout" svg:width="1.343cm" svg:height="0.157cm" draw:transform="rotate (0.326551103048139) translate (36.4067532599707cm 8.740217942756cm)" svg:viewBox="0 0 1344 158" svg:d="M0 63c790 162 867 100 1344-63">
              <text:p/>
            </draw:path>
            <draw:path draw:style-name="gr41" draw:text-style-name="P1" draw:layer="layout" svg:width="1.337cm" svg:height="0.171cm" draw:transform="rotate (0.326551103048139) translate (37.654946698646cm 8.229120374547cm)" svg:viewBox="0 0 1338 172" svg:d="M0 84c790 162 860 79 1338-84">
              <text:p/>
            </draw:path>
          </draw:g>
        </draw:g>
        <draw:g>
          <draw:g>
            <draw:g>
              <draw:g>
                <draw:g>
                  <draw:polygon draw:style-name="gr42" draw:text-style-name="P1" draw:layer="layout" svg:width="2.419cm" svg:height="1.91cm" svg:x="17.666cm" svg:y="4.599cm" svg:viewBox="0 0 2420 1911" draw:points="0,1911 0,828 1210,0 2420,828 2420,1911">
                    <text:p/>
                  </draw:polygon>
                  <draw:custom-shape draw:style-name="gr43" draw:text-style-name="P1" draw:layer="layout" svg:width="0.286cm" svg:height="0.573cm" svg:x="19.385cm" svg:y="4.663cm">
                    <text:p/>
                    <draw:enhanced-geometry svg:viewBox="0 0 21600 21600" draw:mirror-horizontal="false" draw:mirror-vertical="false" draw:type="rectangle" draw:enhanced-path="M 0 0 L 21600 0 21600 21600 0 21600 0 0 Z N"/>
                  </draw:custom-shape>
                </draw:g>
                <draw:polygon draw:style-name="gr44" draw:text-style-name="P1" draw:layer="layout" svg:width="2.164cm" svg:height="1.655cm" svg:x="17.793cm" svg:y="4.726cm" svg:viewBox="0 0 2165 1656" draw:points="0,1656 0,764 1083,0 2165,764 2165,1656">
                  <text:p/>
                </draw:polygon>
                <draw:g>
                  <draw:custom-shape draw:style-name="gr45" draw:text-style-name="P1" draw:layer="layout" svg:width="0.2cm" svg:height="0.199cm" svg:x="19.599cm" svg:y="6.11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1" draw:layer="layout" svg:width="0.099cm" svg:height="0.501cm" svg:x="19.649cm" svg:y="5.618cm">
                    <text:p/>
                    <draw:enhanced-geometry svg:viewBox="0 0 21600 21600" draw:type="rectangle" draw:enhanced-path="M 0 0 L 21600 0 21600 21600 0 21600 0 0 Z N"/>
                  </draw:custom-shape>
                  <draw:custom-shape draw:style-name="gr47" draw:text-style-name="P1" draw:layer="layout" svg:width="0.165cm" svg:height="0.165cm" svg:x="19.617cm" svg:y="6.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1" draw:layer="layout" svg:width="0.063cm" svg:height="0.582cm" svg:x="19.667cm" svg:y="5.637cm">
                    <text:p/>
                    <draw:enhanced-geometry svg:viewBox="0 0 21600 21600" draw:type="rectangle" draw:enhanced-path="M 0 0 L 21600 0 21600 21600 0 21600 0 0 Z N"/>
                  </draw:custom-shape>
                </draw:g>
                <draw:g>
                  <draw:line draw:style-name="gr49" draw:text-style-name="P1" draw:layer="layout" svg:x1="17.88cm" svg:y1="6.101cm" svg:x2="18.39cm" svg:y2="6.101cm">
                    <text:p/>
                  </draw:line>
                  <draw:line draw:style-name="gr49" draw:text-style-name="P1" draw:layer="layout" svg:x1="18.003cm" svg:y1="5.881cm" svg:x2="18.134cm" svg:y2="6.101cm">
                    <text:p/>
                  </draw:line>
                  <draw:g>
                    <draw:line draw:style-name="gr49" draw:text-style-name="P1" draw:layer="layout" svg:x1="18.007cm" svg:y1="6.101cm" svg:x2="17.923cm" svg:y2="6.185cm">
                      <text:p/>
                    </draw:line>
                    <draw:line draw:style-name="gr49" draw:text-style-name="P1" draw:layer="layout" svg:x1="18.007cm" svg:y1="6.101cm" svg:x2="17.92cm" svg:y2="6.014cm">
                      <text:p/>
                    </draw:line>
                  </draw:g>
                  <draw:g>
                    <draw:line draw:style-name="gr49" draw:text-style-name="P1" draw:layer="layout" svg:x1="18.068cm" svg:y1="5.992cm" svg:x2="17.953cm" svg:y2="5.964cm">
                      <text:p/>
                    </draw:line>
                    <draw:line draw:style-name="gr49" draw:text-style-name="P1" draw:layer="layout" svg:x1="18.068cm" svg:y1="5.992cm" svg:x2="18.097cm" svg:y2="5.873cm">
                      <text:p/>
                    </draw:line>
                  </draw:g>
                  <draw:g>
                    <draw:line draw:style-name="gr49" draw:text-style-name="P1" draw:layer="layout" svg:x1="18.262cm" svg:y1="6.102cm" svg:x2="18.347cm" svg:y2="6.019cm">
                      <text:p/>
                    </draw:line>
                    <draw:line draw:style-name="gr49" draw:text-style-name="P1" draw:layer="layout" svg:x1="18.262cm" svg:y1="6.101cm" svg:x2="18.347cm" svg:y2="6.189cm">
                      <text:p/>
                    </draw:line>
                  </draw:g>
                  <draw:line draw:style-name="gr49" draw:text-style-name="P1" draw:layer="layout" svg:x1="18.265cm" svg:y1="5.882cm" svg:x2="18.134cm" svg:y2="6.102cm">
                    <text:p/>
                  </draw:line>
                  <draw:g>
                    <draw:line draw:style-name="gr49" draw:text-style-name="P1" draw:layer="layout" svg:x1="18.201cm" svg:y1="5.993cm" svg:x2="18.316cm" svg:y2="5.965cm">
                      <text:p/>
                    </draw:line>
                    <draw:line draw:style-name="gr49" draw:text-style-name="P1" draw:layer="layout" svg:x1="18.2cm" svg:y1="5.992cm" svg:x2="18.171cm" svg:y2="5.873cm">
                      <text:p/>
                    </draw:line>
                  </draw:g>
                  <draw:line draw:style-name="gr49" draw:text-style-name="P1" draw:layer="layout" svg:x1="18.266cm" svg:y1="6.322cm" svg:x2="18.135cm" svg:y2="6.102cm">
                    <text:p/>
                  </draw:line>
                  <draw:g>
                    <draw:line draw:style-name="gr49" draw:text-style-name="P1" draw:layer="layout" svg:x1="18.201cm" svg:y1="6.211cm" svg:x2="18.316cm" svg:y2="6.239cm">
                      <text:p/>
                    </draw:line>
                    <draw:line draw:style-name="gr49" draw:text-style-name="P1" draw:layer="layout" svg:x1="18.201cm" svg:y1="6.211cm" svg:x2="18.172cm" svg:y2="6.33cm">
                      <text:p/>
                    </draw:line>
                  </draw:g>
                  <draw:line draw:style-name="gr49" draw:text-style-name="P1" draw:layer="layout" svg:x1="18.004cm" svg:y1="6.321cm" svg:x2="18.135cm" svg:y2="6.101cm">
                    <text:p/>
                  </draw:line>
                  <draw:g>
                    <draw:line draw:style-name="gr49" draw:text-style-name="P1" draw:layer="layout" svg:x1="18.068cm" svg:y1="6.21cm" svg:x2="17.953cm" svg:y2="6.238cm">
                      <text:p/>
                    </draw:line>
                    <draw:line draw:style-name="gr49" draw:text-style-name="P1" draw:layer="layout" svg:x1="18.069cm" svg:y1="6.21cm" svg:x2="18.098cm" svg:y2="6.329cm">
                      <text:p/>
                    </draw:line>
                  </draw:g>
                </draw:g>
                <draw:g>
                  <draw:custom-shape draw:style-name="gr50" draw:text-style-name="P1" draw:layer="layout" svg:width="0.255cm" svg:height="0.254cm" svg:x="19.035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 draw:layer="layout" svg:width="0.128cm" svg:height="0.023cm" svg:x="19.098cm" svg:y="5.11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1" draw:layer="layout" svg:width="0.062cm" svg:height="0.024cm" svg:x="19.131cm" svg:y="5.09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1" draw:layer="layout" svg:width="0.128cm" svg:height="0.025cm" svg:x="19.098cm" svg:y="5.191cm">
                    <text:p/>
                    <draw:enhanced-geometry svg:viewBox="0 0 21600 21600" draw:type="rectangle" draw:enhanced-path="M 0 0 L 21600 0 21600 21600 0 21600 0 0 Z N"/>
                  </draw:custom-shape>
                  <draw:custom-shape draw:style-name="gr50" draw:text-style-name="P1" draw:layer="layout" svg:width="0.128cm" svg:height="0.026cm" svg:x="19.098cm" svg:y="5.231cm">
                    <text:p/>
                    <draw:enhanced-geometry svg:viewBox="0 0 21600 21600" draw:type="rectangle" draw:enhanced-path="M 0 0 L 21600 0 21600 21600 0 21600 0 0 Z N"/>
                  </draw:custom-shape>
                  <draw:line draw:style-name="gr51" draw:text-style-name="P1" draw:layer="layout" svg:x1="19.353cm" svg:y1="5.373cm" svg:x2="19.417cm" svg:y2="5.373cm">
                    <text:p/>
                  </draw:line>
                  <draw:line draw:style-name="gr51" draw:text-style-name="P1" draw:layer="layout" svg:x1="18.908cm" svg:y1="5.373cm" svg:x2="18.972cm" svg:y2="5.373cm">
                    <text:p/>
                  </draw:line>
                  <draw:line draw:style-name="gr51" draw:text-style-name="P1" draw:layer="layout" svg:x1="18.99cm" svg:y1="5.545cm" svg:x2="19.035cm" svg:y2="5.5cm">
                    <text:p/>
                  </draw:line>
                  <draw:line draw:style-name="gr51" draw:text-style-name="P1" draw:layer="layout" svg:x1="19.162cm" svg:y1="5.628cm" svg:x2="19.162cm" svg:y2="5.564cm">
                    <text:p/>
                  </draw:line>
                  <draw:line draw:style-name="gr51" draw:text-style-name="P1" draw:layer="layout" svg:x1="19.339cm" svg:y1="5.549cm" svg:x2="19.29cm" svg:y2="5.5cm">
                    <text:p/>
                  </draw:line>
                  <draw:path draw:style-name="gr52" draw:text-style-name="P1" draw:layer="layout" svg:width="0.111cm" svg:height="0.14cm" svg:x="19.178cm" svg:y="5.232cm" svg:viewBox="0 0 112 141" svg:d="M48 141c-4-17-105-141-1-141 0 37 61 50 65 139z">
                    <text:p/>
                  </draw:path>
                  <draw:path draw:style-name="gr52" draw:text-style-name="P1" draw:layer="layout" svg:width="0.111cm" svg:height="0.14cm" svg:x="19.035cm" svg:y="5.231cm" svg:viewBox="0 0 112 141" svg:d="M64 141c4-17 105-141 1-141-1 37-61 50-65 139z">
                    <text:p/>
                  </draw:path>
                </draw:g>
                <draw:g>
                  <draw:custom-shape draw:style-name="gr53" draw:text-style-name="P1" draw:layer="layout" svg:width="0.319cm" svg:height="0.573cm" svg:x="18.398cm" svg:y="5.109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 draw:layer="layout" svg:x1="18.589cm" svg:y1="6.064cm" svg:x2="18.589cm" svg:y2="5.873cm">
                    <text:p/>
                  </draw:line>
                  <draw:line draw:style-name="gr54" draw:text-style-name="P1" draw:layer="layout" svg:x1="18.716cm" svg:y1="5.873cm" svg:x2="18.716cm" svg:y2="6.255cm">
                    <text:p/>
                  </draw:line>
                  <draw:path draw:style-name="gr49" draw:text-style-name="P1" draw:layer="layout" svg:width="0.063cm" svg:height="0.126cm" draw:transform="rotate (1.5707963267949) translate (18.5890730509515cm 5.8727875997544cm)" svg:viewBox="0 0 64 127" svg:d="M0 0c39 1 64 34 64 64s-21 65-64 63">
                    <text:p/>
                  </draw:path>
                  <draw:path draw:style-name="gr49" draw:text-style-name="P1" draw:layer="layout" svg:width="0.063cm" svg:height="0.126cm" draw:transform="rotate (1.5707963267949) translate (18.7164518109269cm 6.3186132596685cm)" svg:viewBox="0 0 64 127" svg:d="M64 0c-39 1-64 34-64 64s20 65 64 63">
                    <text:p/>
                  </draw:path>
                  <draw:line draw:style-name="gr54" draw:text-style-name="P1" draw:layer="layout" svg:x1="18.843cm" svg:y1="5.873cm" svg:x2="18.843cm" svg:y2="6.257cm">
                    <text:p/>
                  </draw:line>
                  <draw:path draw:style-name="gr49" draw:text-style-name="P1" draw:layer="layout" svg:width="0.063cm" svg:height="0.126cm" draw:transform="rotate (1.5707963267949) translate (18.8438305709024cm 5.8727875997544cm)" svg:viewBox="0 0 64 127" svg:d="M0 0c39 1 64 34 64 64s-21 65-64 63">
                    <text:p/>
                  </draw:path>
                  <draw:line draw:style-name="gr54" draw:text-style-name="P1" draw:layer="layout" svg:x1="18.971cm" svg:y1="5.873cm" svg:x2="18.971cm" svg:y2="6.257cm">
                    <text:p/>
                  </draw:line>
                  <draw:path draw:style-name="gr49" draw:text-style-name="P1" draw:layer="layout" svg:width="0.063cm" svg:height="0.126cm" draw:transform="rotate (1.5707963267949) translate (18.9712093308778cm 6.3186132596685cm)" svg:viewBox="0 0 64 127" svg:d="M64 0c-39 1-64 34-64 64s20 65 64 63">
                    <text:p/>
                  </draw:path>
                  <draw:line draw:style-name="gr54" draw:text-style-name="P1" draw:layer="layout" svg:x1="19.098cm" svg:y1="5.873cm" svg:x2="19.098cm" svg:y2="6.257cm">
                    <text:p/>
                  </draw:line>
                  <draw:path draw:style-name="gr49" draw:text-style-name="P1" draw:layer="layout" svg:width="0.063cm" svg:height="0.126cm" draw:transform="rotate (1.5707963267949) translate (19.0985880908533cm 5.8727875997544cm)" svg:viewBox="0 0 64 127" svg:d="M0 0c39 1 64 34 64 64s-21 65-64 63">
                    <text:p/>
                  </draw:path>
                  <draw:line draw:style-name="gr54" draw:text-style-name="P1" draw:layer="layout" svg:x1="19.226cm" svg:y1="5.873cm" svg:x2="19.226cm" svg:y2="6.257cm">
                    <text:p/>
                  </draw:line>
                  <draw:path draw:style-name="gr49" draw:text-style-name="P1" draw:layer="layout" svg:width="0.063cm" svg:height="0.126cm" draw:transform="rotate (1.5707963267949) translate (19.2259668508287cm 6.3186132596685cm)" svg:viewBox="0 0 64 127" svg:d="M64 0c-39 1-64 34-64 64s20 65 64 63">
                    <text:p/>
                  </draw:path>
                  <draw:line draw:style-name="gr54" draw:text-style-name="P1" draw:layer="layout" svg:x1="19.353cm" svg:y1="6.255cm" svg:x2="19.353cm" svg:y2="6.064cm">
                    <text:p/>
                  </draw:line>
                </draw:g>
              </draw:g>
            </draw:g>
          </draw:g>
          <draw:g>
            <draw:g>
              <draw:g>
                <draw:g>
                  <draw:polygon draw:style-name="gr42" draw:text-style-name="P1" draw:layer="layout" svg:width="2.419cm" svg:height="1.91cm" svg:x="17.3cm" svg:y="5.363cm" svg:viewBox="0 0 2420 1911" draw:points="0,1911 0,828 1210,0 2420,828 2420,1911">
                    <text:p/>
                  </draw:polygon>
                  <draw:custom-shape draw:style-name="gr55" draw:text-style-name="P1" draw:layer="layout" svg:width="0.287cm" svg:height="0.574cm" svg:x="19.019cm" svg:y="5.427cm">
                    <text:p/>
                    <draw:enhanced-geometry svg:viewBox="0 0 21600 21600" draw:mirror-horizontal="false" draw:mirror-vertical="false" draw:type="rectangle" draw:enhanced-path="M 0 0 L 21600 0 21600 21600 0 21600 0 0 Z N"/>
                  </draw:custom-shape>
                </draw:g>
                <draw:polygon draw:style-name="gr44" draw:text-style-name="P1" draw:layer="layout" svg:width="2.164cm" svg:height="1.655cm" svg:x="17.427cm" svg:y="5.491cm" svg:viewBox="0 0 2165 1656" draw:points="0,1656 0,764 1083,0 2165,764 2165,1656">
                  <text:p/>
                </draw:polygon>
                <draw:g>
                  <draw:custom-shape draw:style-name="gr45" draw:text-style-name="P1" draw:layer="layout" svg:width="0.199cm" svg:height="0.2cm" svg:x="19.234cm" svg:y="6.8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1" draw:layer="layout" svg:width="0.099cm" svg:height="0.501cm" svg:x="19.284cm" svg:y="6.382cm">
                    <text:p/>
                    <draw:enhanced-geometry svg:viewBox="0 0 21600 21600" draw:type="rectangle" draw:enhanced-path="M 0 0 L 21600 0 21600 21600 0 21600 0 0 Z N"/>
                  </draw:custom-shape>
                  <draw:custom-shape draw:style-name="gr47" draw:text-style-name="P1" draw:layer="layout" svg:width="0.165cm" svg:height="0.165cm" svg:x="19.251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1" draw:layer="layout" svg:width="0.062cm" svg:height="0.581cm" svg:x="19.302cm" svg:y="6.402cm">
                    <text:p/>
                    <draw:enhanced-geometry svg:viewBox="0 0 21600 21600" draw:type="rectangle" draw:enhanced-path="M 0 0 L 21600 0 21600 21600 0 21600 0 0 Z N"/>
                  </draw:custom-shape>
                </draw:g>
                <draw:g>
                  <draw:line draw:style-name="gr49" draw:text-style-name="P1" draw:layer="layout" svg:x1="17.514cm" svg:y1="6.865cm" svg:x2="18.024cm" svg:y2="6.865cm">
                    <text:p/>
                  </draw:line>
                  <draw:line draw:style-name="gr49" draw:text-style-name="P1" draw:layer="layout" svg:x1="17.638cm" svg:y1="6.645cm" svg:x2="17.769cm" svg:y2="6.865cm">
                    <text:p/>
                  </draw:line>
                  <draw:g>
                    <draw:line draw:style-name="gr49" draw:text-style-name="P1" draw:layer="layout" svg:x1="17.641cm" svg:y1="6.865cm" svg:x2="17.557cm" svg:y2="6.949cm">
                      <text:p/>
                    </draw:line>
                    <draw:line draw:style-name="gr49" draw:text-style-name="P1" draw:layer="layout" svg:x1="17.642cm" svg:y1="6.865cm" svg:x2="17.555cm" svg:y2="6.778cm">
                      <text:p/>
                    </draw:line>
                  </draw:g>
                  <draw:g>
                    <draw:line draw:style-name="gr49" draw:text-style-name="P1" draw:layer="layout" svg:x1="17.702cm" svg:y1="6.756cm" svg:x2="17.587cm" svg:y2="6.728cm">
                      <text:p/>
                    </draw:line>
                    <draw:line draw:style-name="gr49" draw:text-style-name="P1" draw:layer="layout" svg:x1="17.703cm" svg:y1="6.756cm" svg:x2="17.732cm" svg:y2="6.637cm">
                      <text:p/>
                    </draw:line>
                  </draw:g>
                  <draw:g>
                    <draw:line draw:style-name="gr49" draw:text-style-name="P1" draw:layer="layout" svg:x1="17.896cm" svg:y1="6.866cm" svg:x2="17.981cm" svg:y2="6.783cm">
                      <text:p/>
                    </draw:line>
                    <draw:line draw:style-name="gr49" draw:text-style-name="P1" draw:layer="layout" svg:x1="17.896cm" svg:y1="6.866cm" svg:x2="17.981cm" svg:y2="6.954cm">
                      <text:p/>
                    </draw:line>
                  </draw:g>
                  <draw:line draw:style-name="gr49" draw:text-style-name="P1" draw:layer="layout" svg:x1="17.9cm" svg:y1="6.646cm" svg:x2="17.769cm" svg:y2="6.866cm">
                    <text:p/>
                  </draw:line>
                  <draw:g>
                    <draw:line draw:style-name="gr49" draw:text-style-name="P1" draw:layer="layout" svg:x1="17.835cm" svg:y1="6.757cm" svg:x2="17.95cm" svg:y2="6.729cm">
                      <text:p/>
                    </draw:line>
                    <draw:line draw:style-name="gr49" draw:text-style-name="P1" draw:layer="layout" svg:x1="17.835cm" svg:y1="6.757cm" svg:x2="17.806cm" svg:y2="6.638cm">
                      <text:p/>
                    </draw:line>
                  </draw:g>
                  <draw:line draw:style-name="gr49" draw:text-style-name="P1" draw:layer="layout" svg:x1="17.9cm" svg:y1="7.086cm" svg:x2="17.769cm" svg:y2="6.866cm">
                    <text:p/>
                  </draw:line>
                  <draw:g>
                    <draw:line draw:style-name="gr49" draw:text-style-name="P1" draw:layer="layout" svg:x1="17.836cm" svg:y1="6.975cm" svg:x2="17.951cm" svg:y2="7.003cm">
                      <text:p/>
                    </draw:line>
                    <draw:line draw:style-name="gr49" draw:text-style-name="P1" draw:layer="layout" svg:x1="17.835cm" svg:y1="6.975cm" svg:x2="17.806cm" svg:y2="7.094cm">
                      <text:p/>
                    </draw:line>
                  </draw:g>
                  <draw:line draw:style-name="gr49" draw:text-style-name="P1" draw:layer="layout" svg:x1="17.638cm" svg:y1="7.086cm" svg:x2="17.769cm" svg:y2="6.866cm">
                    <text:p/>
                  </draw:line>
                  <draw:g>
                    <draw:line draw:style-name="gr49" draw:text-style-name="P1" draw:layer="layout" svg:x1="17.703cm" svg:y1="6.975cm" svg:x2="17.588cm" svg:y2="7.003cm">
                      <text:p/>
                    </draw:line>
                    <draw:line draw:style-name="gr49" draw:text-style-name="P1" draw:layer="layout" svg:x1="17.703cm" svg:y1="6.975cm" svg:x2="17.732cm" svg:y2="7.094cm">
                      <text:p/>
                    </draw:line>
                  </draw:g>
                </draw:g>
                <draw:g>
                  <draw:custom-shape draw:style-name="gr50" draw:text-style-name="P1" draw:layer="layout" svg:width="0.255cm" svg:height="0.256cm" svg:x="18.669cm" svg:y="6.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 draw:layer="layout" svg:width="0.127cm" svg:height="0.023cm" svg:x="18.733cm" svg:y="5.87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1" draw:layer="layout" svg:width="0.063cm" svg:height="0.024cm" svg:x="18.765cm" svg:y="5.8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1" draw:layer="layout" svg:width="0.127cm" svg:height="0.026cm" svg:x="18.733cm" svg:y="5.955cm">
                    <text:p/>
                    <draw:enhanced-geometry svg:viewBox="0 0 21600 21600" draw:type="rectangle" draw:enhanced-path="M 0 0 L 21600 0 21600 21600 0 21600 0 0 Z N"/>
                  </draw:custom-shape>
                  <draw:custom-shape draw:style-name="gr50" draw:text-style-name="P1" draw:layer="layout" svg:width="0.127cm" svg:height="0.025cm" svg:x="18.733cm" svg:y="5.996cm">
                    <text:p/>
                    <draw:enhanced-geometry svg:viewBox="0 0 21600 21600" draw:type="rectangle" draw:enhanced-path="M 0 0 L 21600 0 21600 21600 0 21600 0 0 Z N"/>
                  </draw:custom-shape>
                  <draw:line draw:style-name="gr51" draw:text-style-name="P1" draw:layer="layout" svg:x1="18.988cm" svg:y1="6.137cm" svg:x2="19.052cm" svg:y2="6.137cm">
                    <text:p/>
                  </draw:line>
                  <draw:line draw:style-name="gr51" draw:text-style-name="P1" draw:layer="layout" svg:x1="18.542cm" svg:y1="6.137cm" svg:x2="18.606cm" svg:y2="6.137cm">
                    <text:p/>
                  </draw:line>
                  <draw:line draw:style-name="gr51" draw:text-style-name="P1" draw:layer="layout" svg:x1="18.625cm" svg:y1="6.309cm" svg:x2="18.67cm" svg:y2="6.264cm">
                    <text:p/>
                  </draw:line>
                  <draw:line draw:style-name="gr51" draw:text-style-name="P1" draw:layer="layout" svg:x1="18.797cm" svg:y1="6.392cm" svg:x2="18.797cm" svg:y2="6.328cm">
                    <text:p/>
                  </draw:line>
                  <draw:line draw:style-name="gr51" draw:text-style-name="P1" draw:layer="layout" svg:x1="18.973cm" svg:y1="6.313cm" svg:x2="18.924cm" svg:y2="6.264cm">
                    <text:p/>
                  </draw:line>
                  <draw:path draw:style-name="gr52" draw:text-style-name="P1" draw:layer="layout" svg:width="0.111cm" svg:height="0.14cm" svg:x="18.813cm" svg:y="5.996cm" svg:viewBox="0 0 112 141" svg:d="M48 141c-4-17-105-141-1-141 0 37 61 50 65 139z">
                    <text:p/>
                  </draw:path>
                  <draw:path draw:style-name="gr52" draw:text-style-name="P1" draw:layer="layout" svg:width="0.111cm" svg:height="0.14cm" svg:x="18.669cm" svg:y="5.996cm" svg:viewBox="0 0 112 141" svg:d="M64 141c4-17 105-141 1-141-1 37-61 50-65 139z">
                    <text:p/>
                  </draw:path>
                </draw:g>
                <draw:g>
                  <draw:custom-shape draw:style-name="gr53" draw:text-style-name="P1" draw:layer="layout" svg:width="0.317cm" svg:height="0.574cm" svg:x="18.033cm" svg:y="5.872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 draw:layer="layout" svg:x1="18.223cm" svg:y1="6.828cm" svg:x2="18.223cm" svg:y2="6.637cm">
                    <text:p/>
                  </draw:line>
                  <draw:line draw:style-name="gr54" draw:text-style-name="P1" draw:layer="layout" svg:x1="18.351cm" svg:y1="6.637cm" svg:x2="18.351cm" svg:y2="7.019cm">
                    <text:p/>
                  </draw:line>
                  <draw:path draw:style-name="gr49" draw:text-style-name="P1" draw:layer="layout" svg:width="0.063cm" svg:height="0.126cm" draw:transform="rotate (1.5707963267949) translate (18.223496009822cm 6.6370601596071cm)" svg:viewBox="0 0 64 127" svg:d="M0 0c39 1 64 34 64 64s-21 65-64 63">
                    <text:p/>
                  </draw:path>
                  <draw:path draw:style-name="gr49" draw:text-style-name="P1" draw:layer="layout" svg:width="0.063cm" svg:height="0.126cm" draw:transform="rotate (1.5707963267949) translate (18.3508747697974cm 7.0828858195212cm)" svg:viewBox="0 0 64 127" svg:d="M64 0c-39 1-64 34-64 64s20 65 64 63">
                    <text:p/>
                  </draw:path>
                  <draw:line draw:style-name="gr54" draw:text-style-name="P1" draw:layer="layout" svg:x1="18.478cm" svg:y1="6.637cm" svg:x2="18.478cm" svg:y2="7.021cm">
                    <text:p/>
                  </draw:line>
                  <draw:path draw:style-name="gr49" draw:text-style-name="P1" draw:layer="layout" svg:width="0.063cm" svg:height="0.126cm" draw:transform="rotate (1.5707963267949) translate (18.4782535297729cm 6.6370601596071cm)" svg:viewBox="0 0 64 127" svg:d="M0 0c39 1 64 34 64 64s-21 65-64 63">
                    <text:p/>
                  </draw:path>
                  <draw:line draw:style-name="gr54" draw:text-style-name="P1" draw:layer="layout" svg:x1="18.606cm" svg:y1="6.637cm" svg:x2="18.606cm" svg:y2="7.021cm">
                    <text:p/>
                  </draw:line>
                  <draw:path draw:style-name="gr49" draw:text-style-name="P1" draw:layer="layout" svg:width="0.063cm" svg:height="0.126cm" draw:transform="rotate (1.5707963267949) translate (18.6056322897483cm 7.0828858195212cm)" svg:viewBox="0 0 64 127" svg:d="M64 0c-39 1-64 34-64 64s20 65 64 63">
                    <text:p/>
                  </draw:path>
                  <draw:line draw:style-name="gr54" draw:text-style-name="P1" draw:layer="layout" svg:x1="18.732cm" svg:y1="6.637cm" svg:x2="18.732cm" svg:y2="7.021cm">
                    <text:p/>
                  </draw:line>
                  <draw:path draw:style-name="gr49" draw:text-style-name="P1" draw:layer="layout" svg:width="0.063cm" svg:height="0.126cm" draw:transform="rotate (1.5707963267949) translate (18.7330110497238cm 6.6370601596071cm)" svg:viewBox="0 0 64 127" svg:d="M0 0c39 1 64 34 64 64s-21 65-64 63">
                    <text:p/>
                  </draw:path>
                  <draw:line draw:style-name="gr54" draw:text-style-name="P1" draw:layer="layout" svg:x1="18.86cm" svg:y1="6.637cm" svg:x2="18.86cm" svg:y2="7.021cm">
                    <text:p/>
                  </draw:line>
                  <draw:path draw:style-name="gr49" draw:text-style-name="P1" draw:layer="layout" svg:width="0.063cm" svg:height="0.126cm" draw:transform="rotate (1.5707963267949) translate (18.8603898096992cm 7.0828858195212cm)" svg:viewBox="0 0 64 127" svg:d="M64 0c-39 1-64 34-64 64s20 65 64 63">
                    <text:p/>
                  </draw:path>
                  <draw:line draw:style-name="gr54" draw:text-style-name="P1" draw:layer="layout" svg:x1="18.988cm" svg:y1="7.019cm" svg:x2="18.988cm" svg:y2="6.828cm">
                    <text:p/>
                  </draw:line>
                </draw:g>
              </draw:g>
            </draw:g>
          </draw:g>
          <draw:g>
            <draw:g>
              <draw:g>
                <draw:g>
                  <draw:polygon draw:style-name="gr42" draw:text-style-name="P1" draw:layer="layout" svg:width="2.419cm" svg:height="1.91cm" svg:x="20.805cm" svg:y="4.599cm" svg:viewBox="0 0 2420 1911" draw:points="0,1911 0,828 1210,0 2420,828 2420,1911">
                    <text:p/>
                  </draw:polygon>
                  <draw:custom-shape draw:style-name="gr43" draw:text-style-name="P1" draw:layer="layout" svg:width="0.286cm" svg:height="0.573cm" svg:x="22.525cm" svg:y="4.663cm">
                    <text:p/>
                    <draw:enhanced-geometry svg:viewBox="0 0 21600 21600" draw:mirror-horizontal="false" draw:mirror-vertical="false" draw:type="rectangle" draw:enhanced-path="M 0 0 L 21600 0 21600 21600 0 21600 0 0 Z N"/>
                  </draw:custom-shape>
                </draw:g>
                <draw:polygon draw:style-name="gr44" draw:text-style-name="P1" draw:layer="layout" svg:width="2.164cm" svg:height="1.655cm" svg:x="20.932cm" svg:y="4.726cm" svg:viewBox="0 0 2165 1656" draw:points="0,1656 0,764 1083,0 2165,764 2165,1656">
                  <text:p/>
                </draw:polygon>
                <draw:g>
                  <draw:custom-shape draw:style-name="gr45" draw:text-style-name="P1" draw:layer="layout" svg:width="0.199cm" svg:height="0.199cm" svg:x="22.739cm" svg:y="6.11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1" draw:layer="layout" svg:width="0.1cm" svg:height="0.501cm" svg:x="22.788cm" svg:y="5.618cm">
                    <text:p/>
                    <draw:enhanced-geometry svg:viewBox="0 0 21600 21600" draw:type="rectangle" draw:enhanced-path="M 0 0 L 21600 0 21600 21600 0 21600 0 0 Z N"/>
                  </draw:custom-shape>
                  <draw:custom-shape draw:style-name="gr47" draw:text-style-name="P1" draw:layer="layout" svg:width="0.165cm" svg:height="0.165cm" svg:x="22.756cm" svg:y="6.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1" draw:layer="layout" svg:width="0.062cm" svg:height="0.582cm" svg:x="22.807cm" svg:y="5.637cm">
                    <text:p/>
                    <draw:enhanced-geometry svg:viewBox="0 0 21600 21600" draw:type="rectangle" draw:enhanced-path="M 0 0 L 21600 0 21600 21600 0 21600 0 0 Z N"/>
                  </draw:custom-shape>
                </draw:g>
                <draw:g>
                  <draw:line draw:style-name="gr49" draw:text-style-name="P1" draw:layer="layout" svg:x1="21.019cm" svg:y1="6.101cm" svg:x2="21.529cm" svg:y2="6.101cm">
                    <text:p/>
                  </draw:line>
                  <draw:line draw:style-name="gr49" draw:text-style-name="P1" draw:layer="layout" svg:x1="21.142cm" svg:y1="5.881cm" svg:x2="21.273cm" svg:y2="6.101cm">
                    <text:p/>
                  </draw:line>
                  <draw:g>
                    <draw:line draw:style-name="gr49" draw:text-style-name="P1" draw:layer="layout" svg:x1="21.146cm" svg:y1="6.101cm" svg:x2="21.062cm" svg:y2="6.185cm">
                      <text:p/>
                    </draw:line>
                    <draw:line draw:style-name="gr49" draw:text-style-name="P1" draw:layer="layout" svg:x1="21.147cm" svg:y1="6.101cm" svg:x2="21.06cm" svg:y2="6.014cm">
                      <text:p/>
                    </draw:line>
                  </draw:g>
                  <draw:g>
                    <draw:line draw:style-name="gr49" draw:text-style-name="P1" draw:layer="layout" svg:x1="21.207cm" svg:y1="5.992cm" svg:x2="21.092cm" svg:y2="5.964cm">
                      <text:p/>
                    </draw:line>
                    <draw:line draw:style-name="gr49" draw:text-style-name="P1" draw:layer="layout" svg:x1="21.207cm" svg:y1="5.992cm" svg:x2="21.236cm" svg:y2="5.873cm">
                      <text:p/>
                    </draw:line>
                  </draw:g>
                  <draw:g>
                    <draw:line draw:style-name="gr49" draw:text-style-name="P1" draw:layer="layout" svg:x1="21.401cm" svg:y1="6.102cm" svg:x2="21.486cm" svg:y2="6.019cm">
                      <text:p/>
                    </draw:line>
                    <draw:line draw:style-name="gr49" draw:text-style-name="P1" draw:layer="layout" svg:x1="21.401cm" svg:y1="6.101cm" svg:x2="21.486cm" svg:y2="6.189cm">
                      <text:p/>
                    </draw:line>
                  </draw:g>
                  <draw:line draw:style-name="gr49" draw:text-style-name="P1" draw:layer="layout" svg:x1="21.405cm" svg:y1="5.882cm" svg:x2="21.274cm" svg:y2="6.102cm">
                    <text:p/>
                  </draw:line>
                  <draw:g>
                    <draw:line draw:style-name="gr49" draw:text-style-name="P1" draw:layer="layout" svg:x1="21.34cm" svg:y1="5.993cm" svg:x2="21.455cm" svg:y2="5.965cm">
                      <text:p/>
                    </draw:line>
                    <draw:line draw:style-name="gr49" draw:text-style-name="P1" draw:layer="layout" svg:x1="21.339cm" svg:y1="5.992cm" svg:x2="21.31cm" svg:y2="5.873cm">
                      <text:p/>
                    </draw:line>
                  </draw:g>
                  <draw:line draw:style-name="gr49" draw:text-style-name="P1" draw:layer="layout" svg:x1="21.405cm" svg:y1="6.322cm" svg:x2="21.274cm" svg:y2="6.102cm">
                    <text:p/>
                  </draw:line>
                  <draw:g>
                    <draw:line draw:style-name="gr49" draw:text-style-name="P1" draw:layer="layout" svg:x1="21.34cm" svg:y1="6.211cm" svg:x2="21.455cm" svg:y2="6.239cm">
                      <text:p/>
                    </draw:line>
                    <draw:line draw:style-name="gr49" draw:text-style-name="P1" draw:layer="layout" svg:x1="21.34cm" svg:y1="6.211cm" svg:x2="21.311cm" svg:y2="6.33cm">
                      <text:p/>
                    </draw:line>
                  </draw:g>
                  <draw:line draw:style-name="gr49" draw:text-style-name="P1" draw:layer="layout" svg:x1="21.143cm" svg:y1="6.321cm" svg:x2="21.274cm" svg:y2="6.101cm">
                    <text:p/>
                  </draw:line>
                  <draw:g>
                    <draw:line draw:style-name="gr49" draw:text-style-name="P1" draw:layer="layout" svg:x1="21.208cm" svg:y1="6.21cm" svg:x2="21.093cm" svg:y2="6.238cm">
                      <text:p/>
                    </draw:line>
                    <draw:line draw:style-name="gr49" draw:text-style-name="P1" draw:layer="layout" svg:x1="21.208cm" svg:y1="6.21cm" svg:x2="21.237cm" svg:y2="6.329cm">
                      <text:p/>
                    </draw:line>
                  </draw:g>
                </draw:g>
                <draw:g>
                  <draw:custom-shape draw:style-name="gr50" draw:text-style-name="P1" draw:layer="layout" svg:width="0.254cm" svg:height="0.254cm" svg:x="22.175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 draw:layer="layout" svg:width="0.127cm" svg:height="0.023cm" svg:x="22.238cm" svg:y="5.11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1" draw:layer="layout" svg:width="0.063cm" svg:height="0.024cm" svg:x="22.27cm" svg:y="5.09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1" draw:layer="layout" svg:width="0.127cm" svg:height="0.025cm" svg:x="22.238cm" svg:y="5.191cm">
                    <text:p/>
                    <draw:enhanced-geometry svg:viewBox="0 0 21600 21600" draw:type="rectangle" draw:enhanced-path="M 0 0 L 21600 0 21600 21600 0 21600 0 0 Z N"/>
                  </draw:custom-shape>
                  <draw:custom-shape draw:style-name="gr50" draw:text-style-name="P1" draw:layer="layout" svg:width="0.127cm" svg:height="0.026cm" svg:x="22.238cm" svg:y="5.231cm">
                    <text:p/>
                    <draw:enhanced-geometry svg:viewBox="0 0 21600 21600" draw:type="rectangle" draw:enhanced-path="M 0 0 L 21600 0 21600 21600 0 21600 0 0 Z N"/>
                  </draw:custom-shape>
                  <draw:line draw:style-name="gr51" draw:text-style-name="P1" draw:layer="layout" svg:x1="22.493cm" svg:y1="5.373cm" svg:x2="22.557cm" svg:y2="5.373cm">
                    <text:p/>
                  </draw:line>
                  <draw:line draw:style-name="gr51" draw:text-style-name="P1" draw:layer="layout" svg:x1="22.047cm" svg:y1="5.373cm" svg:x2="22.111cm" svg:y2="5.373cm">
                    <text:p/>
                  </draw:line>
                  <draw:line draw:style-name="gr51" draw:text-style-name="P1" draw:layer="layout" svg:x1="22.13cm" svg:y1="5.545cm" svg:x2="22.175cm" svg:y2="5.5cm">
                    <text:p/>
                  </draw:line>
                  <draw:line draw:style-name="gr51" draw:text-style-name="P1" draw:layer="layout" svg:x1="22.302cm" svg:y1="5.628cm" svg:x2="22.302cm" svg:y2="5.564cm">
                    <text:p/>
                  </draw:line>
                  <draw:line draw:style-name="gr51" draw:text-style-name="P1" draw:layer="layout" svg:x1="22.478cm" svg:y1="5.549cm" svg:x2="22.429cm" svg:y2="5.5cm">
                    <text:p/>
                  </draw:line>
                  <draw:path draw:style-name="gr52" draw:text-style-name="P1" draw:layer="layout" svg:width="0.111cm" svg:height="0.14cm" svg:x="22.317cm" svg:y="5.232cm" svg:viewBox="0 0 112 141" svg:d="M48 141c-4-17-105-141-1-141 0 37 61 50 65 139z">
                    <text:p/>
                  </draw:path>
                  <draw:path draw:style-name="gr52" draw:text-style-name="P1" draw:layer="layout" svg:width="0.111cm" svg:height="0.14cm" svg:x="22.174cm" svg:y="5.231cm" svg:viewBox="0 0 112 141" svg:d="M64 141c4-17 105-141 1-141-1 37-61 50-65 139z">
                    <text:p/>
                  </draw:path>
                </draw:g>
                <draw:g>
                  <draw:custom-shape draw:style-name="gr53" draw:text-style-name="P1" draw:layer="layout" svg:width="0.319cm" svg:height="0.573cm" svg:x="21.537cm" svg:y="5.109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 draw:layer="layout" svg:x1="21.728cm" svg:y1="6.064cm" svg:x2="21.728cm" svg:y2="5.873cm">
                    <text:p/>
                  </draw:line>
                  <draw:line draw:style-name="gr54" draw:text-style-name="P1" draw:layer="layout" svg:x1="21.856cm" svg:y1="5.873cm" svg:x2="21.856cm" svg:y2="6.255cm">
                    <text:p/>
                  </draw:line>
                  <draw:path draw:style-name="gr49" draw:text-style-name="P1" draw:layer="layout" svg:width="0.063cm" svg:height="0.126cm" draw:transform="rotate (1.5707963267949) translate (21.7282995702885cm 5.8727875997544cm)" svg:viewBox="0 0 64 127" svg:d="M0 0c39 1 64 34 64 64s-21 65-64 63">
                    <text:p/>
                  </draw:path>
                  <draw:path draw:style-name="gr49" draw:text-style-name="P1" draw:layer="layout" svg:width="0.063cm" svg:height="0.126cm" draw:transform="rotate (1.5707963267949) translate (21.855678330264cm 6.3186132596685cm)" svg:viewBox="0 0 64 127" svg:d="M64 0c-39 1-64 34-64 64s20 65 64 63">
                    <text:p/>
                  </draw:path>
                  <draw:line draw:style-name="gr54" draw:text-style-name="P1" draw:layer="layout" svg:x1="21.982cm" svg:y1="5.873cm" svg:x2="21.982cm" svg:y2="6.257cm">
                    <text:p/>
                  </draw:line>
                  <draw:path draw:style-name="gr49" draw:text-style-name="P1" draw:layer="layout" svg:width="0.063cm" svg:height="0.126cm" draw:transform="rotate (1.5707963267949) translate (21.9830570902394cm 5.8727875997544cm)" svg:viewBox="0 0 64 127" svg:d="M0 0c39 1 64 34 64 64s-21 65-64 63">
                    <text:p/>
                  </draw:path>
                  <draw:line draw:style-name="gr54" draw:text-style-name="P1" draw:layer="layout" svg:x1="22.11cm" svg:y1="5.873cm" svg:x2="22.11cm" svg:y2="6.257cm">
                    <text:p/>
                  </draw:line>
                  <draw:path draw:style-name="gr49" draw:text-style-name="P1" draw:layer="layout" svg:width="0.063cm" svg:height="0.126cm" draw:transform="rotate (1.5707963267949) translate (22.1104358502149cm 6.3186132596685cm)" svg:viewBox="0 0 64 127" svg:d="M64 0c-39 1-64 34-64 64s20 65 64 63">
                    <text:p/>
                  </draw:path>
                  <draw:line draw:style-name="gr54" draw:text-style-name="P1" draw:layer="layout" svg:x1="22.237cm" svg:y1="5.873cm" svg:x2="22.237cm" svg:y2="6.257cm">
                    <text:p/>
                  </draw:line>
                  <draw:path draw:style-name="gr49" draw:text-style-name="P1" draw:layer="layout" svg:width="0.063cm" svg:height="0.126cm" draw:transform="rotate (1.5707963267949) translate (22.2378146101903cm 5.8727875997544cm)" svg:viewBox="0 0 64 127" svg:d="M0 0c39 1 64 34 64 64s-21 65-64 63">
                    <text:p/>
                  </draw:path>
                  <draw:line draw:style-name="gr54" draw:text-style-name="P1" draw:layer="layout" svg:x1="22.365cm" svg:y1="5.873cm" svg:x2="22.365cm" svg:y2="6.257cm">
                    <text:p/>
                  </draw:line>
                  <draw:path draw:style-name="gr49" draw:text-style-name="P1" draw:layer="layout" svg:width="0.063cm" svg:height="0.126cm" draw:transform="rotate (1.5707963267949) translate (22.3651933701657cm 6.3186132596685cm)" svg:viewBox="0 0 64 127" svg:d="M64 0c-39 1-64 34-64 64s20 65 64 63">
                    <text:p/>
                  </draw:path>
                  <draw:line draw:style-name="gr54" draw:text-style-name="P1" draw:layer="layout" svg:x1="22.493cm" svg:y1="6.255cm" svg:x2="22.493cm" svg:y2="6.064cm">
                    <text:p/>
                  </draw:line>
                </draw:g>
              </draw:g>
            </draw:g>
          </draw:g>
          <draw:g>
            <draw:g>
              <draw:g>
                <draw:g>
                  <draw:polygon draw:style-name="gr42" draw:text-style-name="P1" draw:layer="layout" svg:width="2.419cm" svg:height="1.91cm" svg:x="20.439cm" svg:y="5.363cm" svg:viewBox="0 0 2420 1911" draw:points="0,1911 0,828 1210,0 2420,828 2420,1911">
                    <text:p/>
                  </draw:polygon>
                  <draw:custom-shape draw:style-name="gr55" draw:text-style-name="P1" draw:layer="layout" svg:width="0.288cm" svg:height="0.574cm" svg:x="22.158cm" svg:y="5.427cm">
                    <text:p/>
                    <draw:enhanced-geometry svg:viewBox="0 0 21600 21600" draw:mirror-horizontal="false" draw:mirror-vertical="false" draw:type="rectangle" draw:enhanced-path="M 0 0 L 21600 0 21600 21600 0 21600 0 0 Z N"/>
                  </draw:custom-shape>
                </draw:g>
                <draw:polygon draw:style-name="gr44" draw:text-style-name="P1" draw:layer="layout" svg:width="2.164cm" svg:height="1.655cm" svg:x="20.567cm" svg:y="5.491cm" svg:viewBox="0 0 2165 1656" draw:points="0,1656 0,764 1083,0 2165,764 2165,1656">
                  <text:p/>
                </draw:polygon>
                <draw:g>
                  <draw:custom-shape draw:style-name="gr45" draw:text-style-name="P1" draw:layer="layout" svg:width="0.201cm" svg:height="0.2cm" svg:x="22.372cm" svg:y="6.8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1" draw:layer="layout" svg:width="0.1cm" svg:height="0.501cm" svg:x="22.423cm" svg:y="6.382cm">
                    <text:p/>
                    <draw:enhanced-geometry svg:viewBox="0 0 21600 21600" draw:type="rectangle" draw:enhanced-path="M 0 0 L 21600 0 21600 21600 0 21600 0 0 Z N"/>
                  </draw:custom-shape>
                  <draw:custom-shape draw:style-name="gr47" draw:text-style-name="P1" draw:layer="layout" svg:width="0.166cm" svg:height="0.165cm" svg:x="22.39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1" draw:layer="layout" svg:width="0.062cm" svg:height="0.581cm" svg:x="22.441cm" svg:y="6.402cm">
                    <text:p/>
                    <draw:enhanced-geometry svg:viewBox="0 0 21600 21600" draw:type="rectangle" draw:enhanced-path="M 0 0 L 21600 0 21600 21600 0 21600 0 0 Z N"/>
                  </draw:custom-shape>
                </draw:g>
                <draw:g>
                  <draw:line draw:style-name="gr49" draw:text-style-name="P1" draw:layer="layout" svg:x1="20.653cm" svg:y1="6.865cm" svg:x2="21.163cm" svg:y2="6.865cm">
                    <text:p/>
                  </draw:line>
                  <draw:line draw:style-name="gr49" draw:text-style-name="P1" draw:layer="layout" svg:x1="20.777cm" svg:y1="6.645cm" svg:x2="20.908cm" svg:y2="6.865cm">
                    <text:p/>
                  </draw:line>
                  <draw:g>
                    <draw:line draw:style-name="gr49" draw:text-style-name="P1" draw:layer="layout" svg:x1="20.781cm" svg:y1="6.865cm" svg:x2="20.697cm" svg:y2="6.949cm">
                      <text:p/>
                    </draw:line>
                    <draw:line draw:style-name="gr49" draw:text-style-name="P1" draw:layer="layout" svg:x1="20.781cm" svg:y1="6.865cm" svg:x2="20.694cm" svg:y2="6.778cm">
                      <text:p/>
                    </draw:line>
                  </draw:g>
                  <draw:g>
                    <draw:line draw:style-name="gr49" draw:text-style-name="P1" draw:layer="layout" svg:x1="20.841cm" svg:y1="6.756cm" svg:x2="20.726cm" svg:y2="6.728cm">
                      <text:p/>
                    </draw:line>
                    <draw:line draw:style-name="gr49" draw:text-style-name="P1" draw:layer="layout" svg:x1="20.842cm" svg:y1="6.756cm" svg:x2="20.871cm" svg:y2="6.637cm">
                      <text:p/>
                    </draw:line>
                  </draw:g>
                  <draw:g>
                    <draw:line draw:style-name="gr49" draw:text-style-name="P1" draw:layer="layout" svg:x1="21.035cm" svg:y1="6.866cm" svg:x2="21.12cm" svg:y2="6.783cm">
                      <text:p/>
                    </draw:line>
                    <draw:line draw:style-name="gr49" draw:text-style-name="P1" draw:layer="layout" svg:x1="21.035cm" svg:y1="6.866cm" svg:x2="21.12cm" svg:y2="6.954cm">
                      <text:p/>
                    </draw:line>
                  </draw:g>
                  <draw:line draw:style-name="gr49" draw:text-style-name="P1" draw:layer="layout" svg:x1="21.039cm" svg:y1="6.646cm" svg:x2="20.908cm" svg:y2="6.866cm">
                    <text:p/>
                  </draw:line>
                  <draw:g>
                    <draw:line draw:style-name="gr49" draw:text-style-name="P1" draw:layer="layout" svg:x1="20.974cm" svg:y1="6.757cm" svg:x2="21.089cm" svg:y2="6.729cm">
                      <text:p/>
                    </draw:line>
                    <draw:line draw:style-name="gr49" draw:text-style-name="P1" draw:layer="layout" svg:x1="20.974cm" svg:y1="6.757cm" svg:x2="20.945cm" svg:y2="6.638cm">
                      <text:p/>
                    </draw:line>
                  </draw:g>
                  <draw:line draw:style-name="gr49" draw:text-style-name="P1" draw:layer="layout" svg:x1="21.04cm" svg:y1="7.086cm" svg:x2="20.909cm" svg:y2="6.866cm">
                    <text:p/>
                  </draw:line>
                  <draw:g>
                    <draw:line draw:style-name="gr49" draw:text-style-name="P1" draw:layer="layout" svg:x1="20.975cm" svg:y1="6.975cm" svg:x2="21.09cm" svg:y2="7.003cm">
                      <text:p/>
                    </draw:line>
                    <draw:line draw:style-name="gr49" draw:text-style-name="P1" draw:layer="layout" svg:x1="20.975cm" svg:y1="6.975cm" svg:x2="20.946cm" svg:y2="7.094cm">
                      <text:p/>
                    </draw:line>
                  </draw:g>
                  <draw:line draw:style-name="gr49" draw:text-style-name="P1" draw:layer="layout" svg:x1="20.777cm" svg:y1="7.086cm" svg:x2="20.908cm" svg:y2="6.866cm">
                    <text:p/>
                  </draw:line>
                  <draw:g>
                    <draw:line draw:style-name="gr49" draw:text-style-name="P1" draw:layer="layout" svg:x1="20.842cm" svg:y1="6.975cm" svg:x2="20.727cm" svg:y2="7.003cm">
                      <text:p/>
                    </draw:line>
                    <draw:line draw:style-name="gr49" draw:text-style-name="P1" draw:layer="layout" svg:x1="20.842cm" svg:y1="6.975cm" svg:x2="20.871cm" svg:y2="7.094cm">
                      <text:p/>
                    </draw:line>
                  </draw:g>
                </draw:g>
                <draw:g>
                  <draw:custom-shape draw:style-name="gr50" draw:text-style-name="P1" draw:layer="layout" svg:width="0.255cm" svg:height="0.256cm" svg:x="21.808cm" svg:y="6.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 draw:layer="layout" svg:width="0.128cm" svg:height="0.023cm" svg:x="21.872cm" svg:y="5.87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1" draw:layer="layout" svg:width="0.062cm" svg:height="0.024cm" svg:x="21.905cm" svg:y="5.8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1" draw:layer="layout" svg:width="0.128cm" svg:height="0.026cm" svg:x="21.872cm" svg:y="5.955cm">
                    <text:p/>
                    <draw:enhanced-geometry svg:viewBox="0 0 21600 21600" draw:type="rectangle" draw:enhanced-path="M 0 0 L 21600 0 21600 21600 0 21600 0 0 Z N"/>
                  </draw:custom-shape>
                  <draw:custom-shape draw:style-name="gr50" draw:text-style-name="P1" draw:layer="layout" svg:width="0.128cm" svg:height="0.025cm" svg:x="21.872cm" svg:y="5.996cm">
                    <text:p/>
                    <draw:enhanced-geometry svg:viewBox="0 0 21600 21600" draw:type="rectangle" draw:enhanced-path="M 0 0 L 21600 0 21600 21600 0 21600 0 0 Z N"/>
                  </draw:custom-shape>
                  <draw:line draw:style-name="gr51" draw:text-style-name="P1" draw:layer="layout" svg:x1="22.127cm" svg:y1="6.137cm" svg:x2="22.191cm" svg:y2="6.137cm">
                    <text:p/>
                  </draw:line>
                  <draw:line draw:style-name="gr51" draw:text-style-name="P1" draw:layer="layout" svg:x1="21.681cm" svg:y1="6.137cm" svg:x2="21.745cm" svg:y2="6.137cm">
                    <text:p/>
                  </draw:line>
                  <draw:line draw:style-name="gr51" draw:text-style-name="P1" draw:layer="layout" svg:x1="21.764cm" svg:y1="6.309cm" svg:x2="21.809cm" svg:y2="6.264cm">
                    <text:p/>
                  </draw:line>
                  <draw:line draw:style-name="gr51" draw:text-style-name="P1" draw:layer="layout" svg:x1="21.936cm" svg:y1="6.392cm" svg:x2="21.936cm" svg:y2="6.328cm">
                    <text:p/>
                  </draw:line>
                  <draw:line draw:style-name="gr51" draw:text-style-name="P1" draw:layer="layout" svg:x1="22.112cm" svg:y1="6.313cm" svg:x2="22.063cm" svg:y2="6.264cm">
                    <text:p/>
                  </draw:line>
                  <draw:path draw:style-name="gr52" draw:text-style-name="P1" draw:layer="layout" svg:width="0.111cm" svg:height="0.14cm" svg:x="21.952cm" svg:y="5.996cm" svg:viewBox="0 0 112 141" svg:d="M48 141c-4-17-105-141-1-141 0 37 61 50 65 139z">
                    <text:p/>
                  </draw:path>
                  <draw:path draw:style-name="gr52" draw:text-style-name="P1" draw:layer="layout" svg:width="0.111cm" svg:height="0.14cm" svg:x="21.809cm" svg:y="5.996cm" svg:viewBox="0 0 112 141" svg:d="M64 141c4-17 105-141 1-141-1 37-61 50-65 139z">
                    <text:p/>
                  </draw:path>
                </draw:g>
                <draw:g>
                  <draw:custom-shape draw:style-name="gr53" draw:text-style-name="P1" draw:layer="layout" svg:width="0.319cm" svg:height="0.574cm" svg:x="21.171cm" svg:y="5.872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 draw:layer="layout" svg:x1="21.363cm" svg:y1="6.828cm" svg:x2="21.363cm" svg:y2="6.637cm">
                    <text:p/>
                  </draw:line>
                  <draw:line draw:style-name="gr54" draw:text-style-name="P1" draw:layer="layout" svg:x1="21.49cm" svg:y1="6.637cm" svg:x2="21.49cm" svg:y2="7.019cm">
                    <text:p/>
                  </draw:line>
                  <draw:path draw:style-name="gr49" draw:text-style-name="P1" draw:layer="layout" svg:width="0.063cm" svg:height="0.126cm" draw:transform="rotate (1.5707963267949) translate (21.362722529159cm 6.6370601596071cm)" svg:viewBox="0 0 64 127" svg:d="M0 0c39 1 64 34 64 64s-21 65-64 63">
                    <text:p/>
                  </draw:path>
                  <draw:path draw:style-name="gr49" draw:text-style-name="P1" draw:layer="layout" svg:width="0.063cm" svg:height="0.126cm" draw:transform="rotate (1.5707963267949) translate (21.4901012891344cm 7.0828858195212cm)" svg:viewBox="0 0 64 127" svg:d="M64 0c-39 1-64 34-64 64s20 65 64 63">
                    <text:p/>
                  </draw:path>
                  <draw:line draw:style-name="gr54" draw:text-style-name="P1" draw:layer="layout" svg:x1="21.617cm" svg:y1="6.637cm" svg:x2="21.617cm" svg:y2="7.021cm">
                    <text:p/>
                  </draw:line>
                  <draw:path draw:style-name="gr49" draw:text-style-name="P1" draw:layer="layout" svg:width="0.063cm" svg:height="0.126cm" draw:transform="rotate (1.5707963267949) translate (21.6174800491099cm 6.6370601596071cm)" svg:viewBox="0 0 64 127" svg:d="M0 0c39 1 64 34 64 64s-21 65-64 63">
                    <text:p/>
                  </draw:path>
                  <draw:line draw:style-name="gr54" draw:text-style-name="P1" draw:layer="layout" svg:x1="21.745cm" svg:y1="6.637cm" svg:x2="21.745cm" svg:y2="7.021cm">
                    <text:p/>
                  </draw:line>
                  <draw:path draw:style-name="gr49" draw:text-style-name="P1" draw:layer="layout" svg:width="0.063cm" svg:height="0.126cm" draw:transform="rotate (1.5707963267949) translate (21.7448588090853cm 7.0828858195212cm)" svg:viewBox="0 0 64 127" svg:d="M64 0c-39 1-64 34-64 64s20 65 64 63">
                    <text:p/>
                  </draw:path>
                  <draw:line draw:style-name="gr54" draw:text-style-name="P1" draw:layer="layout" svg:x1="21.872cm" svg:y1="6.637cm" svg:x2="21.872cm" svg:y2="7.021cm">
                    <text:p/>
                  </draw:line>
                  <draw:path draw:style-name="gr49" draw:text-style-name="P1" draw:layer="layout" svg:width="0.063cm" svg:height="0.126cm" draw:transform="rotate (1.5707963267949) translate (21.8722375690608cm 6.6370601596071cm)" svg:viewBox="0 0 64 127" svg:d="M0 0c39 1 64 34 64 64s-21 65-64 63">
                    <text:p/>
                  </draw:path>
                  <draw:line draw:style-name="gr54" draw:text-style-name="P1" draw:layer="layout" svg:x1="22cm" svg:y1="6.637cm" svg:x2="22cm" svg:y2="7.021cm">
                    <text:p/>
                  </draw:line>
                  <draw:path draw:style-name="gr49" draw:text-style-name="P1" draw:layer="layout" svg:width="0.063cm" svg:height="0.126cm" draw:transform="rotate (1.5707963267949) translate (21.9996163290362cm 7.0828858195212cm)" svg:viewBox="0 0 64 127" svg:d="M64 0c-39 1-64 34-64 64s20 65 64 63">
                    <text:p/>
                  </draw:path>
                  <draw:line draw:style-name="gr54" draw:text-style-name="P1" draw:layer="layout" svg:x1="22.127cm" svg:y1="7.019cm" svg:x2="22.127cm" svg:y2="6.828cm">
                    <text:p/>
                  </draw:line>
                </draw:g>
              </draw:g>
            </draw:g>
          </draw:g>
        </draw:g>
        <draw:g>
          <draw:g>
            <draw:g>
              <draw:polyline draw:style-name="gr40" draw:text-style-name="P1" draw:layer="layout" svg:width="1.074cm" svg:height="0.591cm" draw:transform="skewX (0.000872664625997211) rotate (-1.42820292690696) translate (23.5504141814861cm 7.4820642624235cm)" svg:viewBox="0 0 1075 592" draw:points="1075,0 405,105 110,63 0,122 89,211 385,253 990,592">
                <text:p/>
              </draw:polyline>
              <draw:line draw:style-name="gr40" draw:text-style-name="P1" draw:layer="layout" svg:x1="23.504cm" svg:y1="7.6cm" svg:x2="23.355cm" svg:y2="7.6cm">
                <text:p/>
              </draw:line>
              <draw:line draw:style-name="gr40" draw:text-style-name="P1" draw:layer="layout" svg:x1="23.504cm" svg:y1="7.6cm" svg:x2="23.355cm" svg:y2="7.7cm">
                <text:p/>
              </draw:line>
              <draw:line draw:style-name="gr40" draw:text-style-name="P1" draw:layer="layout" svg:x1="23.504cm" svg:y1="7.699cm" svg:x2="23.355cm" svg:y2="7.799cm">
                <text:p/>
              </draw:line>
              <draw:line draw:style-name="gr40" draw:text-style-name="P1" draw:layer="layout" svg:x1="23.504cm" svg:y1="7.799cm" svg:x2="23.355cm" svg:y2="7.899cm">
                <text:p/>
              </draw:line>
              <draw:line draw:style-name="gr40" draw:text-style-name="P1" draw:layer="layout" svg:x1="23.504cm" svg:y1="7.7cm" svg:x2="23.355cm" svg:y2="7.6cm">
                <text:p/>
              </draw:line>
              <draw:line draw:style-name="gr40" draw:text-style-name="P1" draw:layer="layout" svg:x1="23.504cm" svg:y1="7.799cm" svg:x2="23.355cm" svg:y2="7.699cm">
                <text:p/>
              </draw:line>
              <draw:line draw:style-name="gr40" draw:text-style-name="P1" draw:layer="layout" svg:x1="23.504cm" svg:y1="7.899cm" svg:x2="23.355cm" svg:y2="7.799cm">
                <text:p/>
              </draw:line>
              <draw:line draw:style-name="gr40" draw:text-style-name="P1" draw:layer="layout" svg:x1="23.504cm" svg:y1="7.899cm" svg:x2="23.296cm" svg:y2="8.051cm">
                <text:p/>
              </draw:line>
              <draw:line draw:style-name="gr40" draw:text-style-name="P1" draw:layer="layout" svg:x1="23.55cm" svg:y1="8.049cm" svg:x2="23.218cm" svg:y2="8.256cm">
                <text:p/>
              </draw:line>
              <draw:line draw:style-name="gr40" draw:text-style-name="P1" draw:layer="layout" svg:x1="23.614cm" svg:y1="8.256cm" svg:x2="23.135cm" svg:y2="8.474cm">
                <text:p/>
              </draw:line>
              <draw:line draw:style-name="gr40" draw:text-style-name="P1" draw:layer="layout" svg:x1="23.354cm" svg:y1="7.899cm" svg:x2="23.55cm" svg:y2="8.05cm">
                <text:p/>
              </draw:line>
              <draw:line draw:style-name="gr40" draw:text-style-name="P1" draw:layer="layout" svg:x1="23.298cm" svg:y1="8.049cm" svg:x2="23.614cm" svg:y2="8.254cm">
                <text:p/>
              </draw:line>
              <draw:line draw:style-name="gr40" draw:text-style-name="P1" draw:layer="layout" svg:x1="23.219cm" svg:y1="8.256cm" svg:x2="23.682cm" svg:y2="8.475cm">
                <text:p/>
              </draw:line>
              <draw:polyline draw:style-name="gr40" draw:text-style-name="P1" draw:layer="layout" svg:width="0.265cm" svg:height="0.096cm" draw:transform="skewX (-0.0200712863979348) rotate (0.242949831877611) translate (23.0959519045022cm 7.66370504576769cm)" svg:viewBox="0 0 266 97" draw:points="266,0 0,37 240,97">
                <text:p/>
              </draw:polyline>
              <draw:polyline draw:style-name="gr40" draw:text-style-name="P1" draw:layer="layout" svg:width="0.264cm" svg:height="0.097cm" draw:transform="skewX (0.0200712863979348) rotate (2.94733750784282) translate (23.7426485326134cm 7.7462343774502cm)" svg:viewBox="0 0 265 98" draw:points="265,98 0,48 244,0">
                <text:p/>
              </draw:polyline>
            </draw:g>
            <draw:line draw:style-name="gr40" draw:text-style-name="P1" draw:layer="layout" svg:x1="26.9cm" svg:y1="8.7cm" svg:x2="26.9cm" svg:y2="8.8cm">
              <text:p/>
            </draw:line>
            <draw:line draw:style-name="gr40" draw:text-style-name="P1" draw:layer="layout" svg:x1="25.6cm" svg:y1="8.7cm" svg:x2="25.6cm" svg:y2="8.8cm">
              <text:p/>
            </draw:line>
            <draw:line draw:style-name="gr40" draw:text-style-name="P1" draw:layer="layout" svg:x1="25.4cm" svg:y1="8.224cm" svg:x2="25.398cm" svg:y2="8.292cm">
              <text:p/>
            </draw:line>
            <draw:line draw:style-name="gr40" draw:text-style-name="P1" draw:layer="layout" svg:x1="24.347cm" svg:y1="8.224cm" svg:x2="24.347cm" svg:y2="8.309cm">
              <text:p/>
            </draw:line>
            <draw:line draw:style-name="gr40" draw:text-style-name="P1" draw:layer="layout" svg:x1="23.753cm" svg:y1="7.7cm" svg:x2="23.753cm" svg:y2="7.8cm">
              <text:p/>
            </draw:line>
            <draw:line draw:style-name="gr40" draw:text-style-name="P1" draw:layer="layout" svg:x1="23.105cm" svg:y1="7.7cm" svg:x2="23.105cm" svg:y2="7.8cm">
              <text:p/>
            </draw:line>
            <draw:path draw:style-name="gr41" draw:text-style-name="P1" draw:layer="layout" svg:width="1.583cm" svg:height="0.204cm" draw:transform="rotate (-0.32637657012294) translate (25.3997075796185cm 8.2918871647498cm)" svg:viewBox="0 0 1584 205" svg:d="M1584 0c-758 257-1169 290-1584 0">
              <text:p/>
            </draw:path>
            <draw:g>
              <draw:polyline draw:style-name="gr40" draw:text-style-name="P1" draw:layer="layout" svg:width="2.156cm" svg:height="1.187cm" draw:transform="rotate (-1.42872652568256) translate (26.4945791705498cm 8.2646890268583cm)" svg:viewBox="0 0 2157 1188" draw:points="2157,0 813,212 220,127 0,247 177,424 771,509 1987,1188">
                <text:p/>
              </draw:polyline>
              <draw:line draw:style-name="gr40" draw:text-style-name="P1" draw:layer="layout" svg:x1="26.4cm" svg:y1="8.5cm" svg:x2="26.1cm" svg:y2="8.5cm">
                <text:p/>
              </draw:line>
              <draw:line draw:style-name="gr40" draw:text-style-name="P1" draw:layer="layout" svg:x1="26.4cm" svg:y1="8.5cm" svg:x2="26.1cm" svg:y2="8.7cm">
                <text:p/>
              </draw:line>
              <draw:line draw:style-name="gr40" draw:text-style-name="P1" draw:layer="layout" svg:x1="26.4cm" svg:y1="8.7cm" svg:x2="26.1cm" svg:y2="8.9cm">
                <text:p/>
              </draw:line>
              <draw:line draw:style-name="gr40" draw:text-style-name="P1" draw:layer="layout" svg:x1="26.4cm" svg:y1="8.9cm" svg:x2="26.1cm" svg:y2="9.1cm">
                <text:p/>
              </draw:line>
              <draw:line draw:style-name="gr40" draw:text-style-name="P1" draw:layer="layout" svg:x1="26.4cm" svg:y1="8.7cm" svg:x2="26.1cm" svg:y2="8.5cm">
                <text:p/>
              </draw:line>
              <draw:line draw:style-name="gr40" draw:text-style-name="P1" draw:layer="layout" svg:x1="26.4cm" svg:y1="8.9cm" svg:x2="26.1cm" svg:y2="8.7cm">
                <text:p/>
              </draw:line>
              <draw:line draw:style-name="gr40" draw:text-style-name="P1" draw:layer="layout" svg:x1="26.4cm" svg:y1="9.1cm" svg:x2="26.1cm" svg:y2="8.9cm">
                <text:p/>
              </draw:line>
              <draw:line draw:style-name="gr40" draw:text-style-name="P1" draw:layer="layout" svg:x1="26.4cm" svg:y1="9.1cm" svg:x2="25.983cm" svg:y2="9.405cm">
                <text:p/>
              </draw:line>
              <draw:line draw:style-name="gr40" draw:text-style-name="P1" draw:layer="layout" svg:x1="26.492cm" svg:y1="9.403cm" svg:x2="25.826cm" svg:y2="9.818cm">
                <text:p/>
              </draw:line>
              <draw:line draw:style-name="gr40" draw:text-style-name="P1" draw:layer="layout" svg:x1="26.62cm" svg:y1="9.817cm" svg:x2="25.659cm" svg:y2="10.254cm">
                <text:p/>
              </draw:line>
              <draw:line draw:style-name="gr40" draw:text-style-name="P1" draw:layer="layout" svg:x1="26.1cm" svg:y1="9.1cm" svg:x2="26.493cm" svg:y2="9.403cm">
                <text:p/>
              </draw:line>
              <draw:line draw:style-name="gr40" draw:text-style-name="P1" draw:layer="layout" svg:x1="25.985cm" svg:y1="9.402cm" svg:x2="26.62cm" svg:y2="9.814cm">
                <text:p/>
              </draw:line>
              <draw:line draw:style-name="gr40" draw:text-style-name="P1" draw:layer="layout" svg:x1="25.828cm" svg:y1="9.818cm" svg:x2="26.757cm" svg:y2="10.257cm">
                <text:p/>
              </draw:line>
              <draw:polyline draw:style-name="gr40" draw:text-style-name="P1" draw:layer="layout" svg:width="0.533cm" svg:height="0.193cm" draw:transform="rotate (0.244520628204406) translate (25.5819217940604cm 8.62926745130461cm)" svg:viewBox="0 0 534 194" draw:points="534,0 0,73 485,194">
                <text:p/>
              </draw:polyline>
              <draw:polyline draw:style-name="gr40" draw:text-style-name="P1" draw:layer="layout" svg:width="0.529cm" svg:height="0.195cm" draw:transform="rotate (2.94419591518923) translate (26.8812458795754cm 8.79624976577479cm)" svg:viewBox="0 0 530 196" draw:points="530,196 0,98 491,0">
                <text:p/>
              </draw:polyline>
            </draw:g>
            <draw:path draw:style-name="gr41" draw:text-style-name="P1" draw:layer="layout" svg:width="1.715cm" svg:height="0.229cm" draw:transform="rotate (-0.326725635973339) translate (23.7727895819724cm 7.7412642469031cm)" svg:viewBox="0 0 1716 230" svg:d="M1716 0c-756 256-1259 329-1716 62">
              <text:p/>
            </draw:path>
            <draw:g>
              <draw:polyline draw:style-name="gr40" draw:text-style-name="P1" draw:layer="layout" svg:width="1.745cm" svg:height="0.961cm" draw:transform="skewX (0.000523598775598269) rotate (-1.42837745983216) translate (25.0712240371964cm 7.8716772661686cm)" svg:viewBox="0 0 1746 962" draw:points="1746,0 658,171 178,102 0,199 143,342 624,411 1608,962">
                <text:p/>
              </draw:polyline>
              <draw:line draw:style-name="gr40" draw:text-style-name="P1" draw:layer="layout" svg:x1="24.995cm" svg:y1="8.062cm" svg:x2="24.752cm" svg:y2="8.062cm">
                <text:p/>
              </draw:line>
              <draw:line draw:style-name="gr40" draw:text-style-name="P1" draw:layer="layout" svg:x1="24.995cm" svg:y1="8.062cm" svg:x2="24.752cm" svg:y2="8.224cm">
                <text:p/>
              </draw:line>
              <draw:line draw:style-name="gr40" draw:text-style-name="P1" draw:layer="layout" svg:x1="24.995cm" svg:y1="8.224cm" svg:x2="24.752cm" svg:y2="8.386cm">
                <text:p/>
              </draw:line>
              <draw:line draw:style-name="gr40" draw:text-style-name="P1" draw:layer="layout" svg:x1="24.995cm" svg:y1="8.386cm" svg:x2="24.752cm" svg:y2="8.548cm">
                <text:p/>
              </draw:line>
              <draw:line draw:style-name="gr40" draw:text-style-name="P1" draw:layer="layout" svg:x1="24.995cm" svg:y1="8.224cm" svg:x2="24.752cm" svg:y2="8.062cm">
                <text:p/>
              </draw:line>
              <draw:line draw:style-name="gr40" draw:text-style-name="P1" draw:layer="layout" svg:x1="24.995cm" svg:y1="8.386cm" svg:x2="24.752cm" svg:y2="8.224cm">
                <text:p/>
              </draw:line>
              <draw:line draw:style-name="gr40" draw:text-style-name="P1" draw:layer="layout" svg:x1="24.995cm" svg:y1="8.548cm" svg:x2="24.752cm" svg:y2="8.386cm">
                <text:p/>
              </draw:line>
              <draw:line draw:style-name="gr40" draw:text-style-name="P1" draw:layer="layout" svg:x1="24.995cm" svg:y1="8.548cm" svg:x2="24.657cm" svg:y2="8.795cm">
                <text:p/>
              </draw:line>
              <draw:line draw:style-name="gr40" draw:text-style-name="P1" draw:layer="layout" svg:x1="25.07cm" svg:y1="8.793cm" svg:x2="24.531cm" svg:y2="9.129cm">
                <text:p/>
              </draw:line>
              <draw:line draw:style-name="gr40" draw:text-style-name="P1" draw:layer="layout" svg:x1="25.173cm" svg:y1="9.128cm" svg:x2="24.395cm" svg:y2="9.482cm">
                <text:p/>
              </draw:line>
              <draw:line draw:style-name="gr40" draw:text-style-name="P1" draw:layer="layout" svg:x1="24.753cm" svg:y1="8.548cm" svg:x2="25.071cm" svg:y2="8.793cm">
                <text:p/>
              </draw:line>
              <draw:line draw:style-name="gr40" draw:text-style-name="P1" draw:layer="layout" svg:x1="24.659cm" svg:y1="8.792cm" svg:x2="25.173cm" svg:y2="9.126cm">
                <text:p/>
              </draw:line>
              <draw:line draw:style-name="gr40" draw:text-style-name="P1" draw:layer="layout" svg:x1="24.532cm" svg:y1="9.129cm" svg:x2="25.284cm" svg:y2="9.484cm">
                <text:p/>
              </draw:line>
              <draw:polyline draw:style-name="gr40" draw:text-style-name="P1" draw:layer="layout" svg:width="0.432cm" svg:height="0.156cm" draw:transform="skewX (-0.00610865238198014) rotate (0.244346095279206) translate (24.3322811812736cm 8.16664739882991cm)" svg:viewBox="0 0 433 157" draw:points="433,0 0,59 392,157">
                <text:p/>
              </draw:polyline>
              <draw:polyline draw:style-name="gr40" draw:text-style-name="P1" draw:layer="layout" svg:width="0.428cm" svg:height="0.158cm" draw:transform="rotate (2.94524311274043) translate (25.3850157859653cm 8.3013409338802cm)" svg:viewBox="0 0 429 159" draw:points="429,159 0,79 398,0">
                <text:p/>
              </draw:polyline>
            </draw:g>
            <draw:path draw:style-name="gr41" draw:text-style-name="P1" draw:layer="layout" svg:width="1.343cm" svg:height="0.157cm" draw:transform="rotate (-0.326551103048139) translate (24.347271353039cm 8.3090919007255cm)" svg:viewBox="0 0 1344 158" svg:d="M1344 63c-790 162-867 100-1344-63">
              <text:p/>
            </draw:path>
            <draw:path draw:style-name="gr41" draw:text-style-name="P1" draw:layer="layout" svg:width="1.337cm" svg:height="0.171cm" draw:transform="rotate (-0.326900168898538) translate (23.1047608401985cm 7.799919002347cm)" svg:viewBox="0 0 1338 172" svg:d="M1338 84c-790 162-860 79-1338-84">
              <text:p/>
            </draw:path>
          </draw:g>
        </draw:g>
        <draw:g>
          <draw:g>
            <draw:g>
              <draw:custom-shape draw:style-name="gr57" draw:text-style-name="P1" draw:layer="layout" svg:width="5.1cm" svg:height="0.3cm" svg:x="39.201cm" svg:y="6.974cm">
                <text:p/>
                <draw:enhanced-geometry svg:viewBox="0 0 21600 21600" draw:type="rectangle" draw:enhanced-path="M 0 0 L 21600 0 21600 21600 0 21600 0 0 Z N"/>
              </draw:custom-shape>
              <draw:custom-shape draw:style-name="gr58" draw:text-style-name="P1" draw:layer="layout" svg:width="1cm" svg:height="0.4cm" svg:x="41.801cm" svg:y="4.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1" draw:layer="layout" svg:width="0.6cm" svg:height="0.4cm" svg:x="43.201cm" svg:y="4.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 draw:layer="layout" svg:width="0.5cm" svg:height="0.2cm" svg:x="40.901cm" svg:y="4.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61" draw:text-style-name="P1" draw:layer="layout" svg:width="1.199cm" svg:height="0.799cm" draw:transform="rotate (1.5707963267949) translate (40.201cm 6.774cm)" svg:viewBox="0 0 1200 800" draw:points="1000,0 1200,0 1200,500 0,500 0,800">
                <text:p/>
              </draw:polyline>
              <draw:polyline draw:style-name="gr61" draw:text-style-name="P1" draw:layer="layout" svg:width="1.299cm" svg:height="1.149cm" draw:transform="rotate (1.5707963267949) translate (41.151cm 5.674cm)" svg:viewBox="0 0 1300 1150" draw:points="1000,0 1300,0 1300,1150 0,1150">
                <text:p/>
              </draw:polyline>
              <draw:polyline draw:style-name="gr62" draw:text-style-name="P1" draw:layer="layout" svg:width="0.399cm" svg:height="1.799cm" svg:x="43.701cm" svg:y="5.074cm" svg:viewBox="0 0 400 1800" draw:points="0,0 400,0 400,1800">
                <text:p/>
              </draw:polyline>
              <draw:line draw:style-name="gr62" draw:text-style-name="P1" draw:layer="layout" svg:x1="43.701cm" svg:y1="5.474cm" svg:x2="44.101cm" svg:y2="5.474cm">
                <text:p/>
              </draw:line>
              <draw:line draw:style-name="gr62" draw:text-style-name="P1" draw:layer="layout" svg:x1="43.701cm" svg:y1="5.874cm" svg:x2="44.101cm" svg:y2="5.874cm">
                <text:p/>
              </draw:line>
              <draw:polyline draw:style-name="gr62" draw:text-style-name="P1" draw:layer="layout" svg:width="0.999cm" svg:height="1.999cm" svg:x="42.501cm" svg:y="4.674cm" svg:viewBox="0 0 1000 2000" draw:points="0,2000 500,2000 500,0 1000,0">
                <text:p/>
              </draw:polyline>
              <draw:polyline draw:style-name="gr62" draw:text-style-name="P1" draw:layer="layout" svg:width="0.399cm" svg:height="1.799cm" svg:x="41.201cm" svg:y="5.074cm" svg:viewBox="0 0 400 1800" draw:points="0,0 400,0 400,1800">
                <text:p/>
              </draw:polyline>
              <draw:custom-shape draw:style-name="gr63" draw:text-style-name="P1" draw:layer="layout" svg:width="1.1cm" svg:height="0.4cm" svg:x="39.401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 draw:layer="layout" svg:width="0.5cm" svg:height="0.2cm" svg:x="40.901cm" svg:y="4.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5cm" svg:height="2.3cm" svg:x="40.901cm" svg:y="4.574cm">
                <text:p/>
                <draw:enhanced-geometry svg:viewBox="0 0 21600 21600" draw:type="rectangle" draw:enhanced-path="M 0 0 L 21600 0 21600 21600 0 21600 0 0 Z N"/>
              </draw:custom-shape>
              <draw:custom-shape draw:style-name="gr65" draw:text-style-name="P1" draw:layer="layout" svg:width="1.1cm" svg:height="0.4cm" svg:x="39.397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1cm" svg:height="1cm" svg:x="39.401cm" svg:y="5.874cm">
                <text:p/>
                <draw:enhanced-geometry svg:viewBox="0 0 21600 21600" draw:type="rectangle" draw:enhanced-path="M 0 0 L 21600 0 21600 21600 0 21600 0 0 Z N"/>
              </draw:custom-shape>
              <draw:custom-shape draw:style-name="gr67" draw:text-style-name="P1" draw:layer="layout" svg:width="1cm" svg:height="0.4cm" svg:x="41.802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 draw:layer="layout" svg:width="1cm" svg:height="1.9cm" svg:x="41.801cm" svg:y="4.974cm">
                <text:p/>
                <draw:enhanced-geometry svg:viewBox="0 0 21600 21600" draw:type="rectangle" draw:enhanced-path="M 0 0 L 21600 0 21600 21600 0 21600 0 0 Z N"/>
              </draw:custom-shape>
              <draw:custom-shape draw:style-name="gr69" draw:text-style-name="P1" draw:layer="layout" svg:width="0.6cm" svg:height="0.4cm" svg:x="43.202cm" svg:y="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 draw:layer="layout" svg:width="0.6cm" svg:height="2.3cm" svg:x="43.201cm" svg:y="4.574cm">
                <text:p/>
                <draw:enhanced-geometry svg:viewBox="0 0 21600 21600" draw:type="rectangle" draw:enhanced-path="M 0 0 L 21600 0 21600 21600 0 21600 0 0 Z N"/>
              </draw:custom-shape>
            </draw:g>
          </draw:g>
        </draw:g>
      </draw:page>
      <draw:page draw:name="rte" draw:style-name="dp1" draw:master-page-name="Default">
        <draw:g>
          <draw:g>
            <draw:custom-shape draw:style-name="gr71" draw:text-style-name="P1" draw:layer="layout" svg:width="1.8cm" svg:height="1cm" svg:x="12.2cm" svg:y="8.337cm">
              <text:p/>
              <draw:enhanced-geometry svg:viewBox="0 0 21600 21600" draw:type="rectangle" draw:enhanced-path="M 0 0 L 21600 0 21600 21600 0 21600 0 0 Z N"/>
            </draw:custom-shape>
            <draw:g>
              <draw:custom-shape draw:style-name="gr72" draw:text-style-name="P1" draw:layer="layout" svg:width="0.1cm" svg:height="0.1cm" draw:transform="rotate (1.5707963267949) translate (13.65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13.5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13.35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13.2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12.9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12.7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12.6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13.0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13.8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12.45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12.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 draw:layer="layout" svg:width="0.1cm" svg:height="0.1cm" draw:transform="rotate (1.5707963267949) translate (13.8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08cm" svg:height="0.08cm" draw:transform="rotate (1.5707963267949) translate (13.8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 draw:layer="layout" svg:width="0.1cm" svg:height="0.1cm" draw:transform="rotate (1.5707963267949) translate (13.672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08cm" svg:height="0.08cm" draw:transform="rotate (1.5707963267949) translate (13.68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 draw:layer="layout" svg:width="0.1cm" svg:height="0.1cm" draw:transform="rotate (1.5707963267949) translate (13.5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08cm" svg:height="0.08cm" draw:transform="rotate (1.5707963267949) translate (13.55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 draw:layer="layout" svg:width="0.1cm" svg:height="0.1cm" draw:transform="rotate (1.5707963267949) translate (13.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08cm" svg:height="0.08cm" draw:transform="rotate (1.5707963267949) translate (13.4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 draw:layer="layout" svg:width="0.06cm" svg:height="0.06cm" draw:transform="rotate (1.5707963267949) translate (13.8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13.673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13.5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13.37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13.2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13.0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12.9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12.7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12.6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12.47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12.3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4" draw:text-style-name="P1" draw:layer="layout" svg:width="0.2cm" svg:height="0.2cm" svg:x="12.4cm" svg:y="8.537cm">
                <text:p/>
                <draw:enhanced-geometry svg:viewBox="0 0 21600 21600" draw:type="rectangle" draw:enhanced-path="M 0 0 L 21600 0 21600 21600 0 21600 0 0 Z N"/>
              </draw:custom-shape>
            </draw:g>
            <draw:g>
              <draw:custom-shape draw:style-name="gr74" draw:text-style-name="P1" draw:layer="layout" svg:width="0.2cm" svg:height="0.2cm" svg:x="13cm" svg:y="8.537cm">
                <text:p/>
                <draw:enhanced-geometry svg:viewBox="0 0 21600 21600" draw:type="rectangle" draw:enhanced-path="M 0 0 L 21600 0 21600 21600 0 21600 0 0 Z N"/>
              </draw:custom-shape>
            </draw:g>
            <draw:g>
              <draw:custom-shape draw:style-name="gr74" draw:text-style-name="P1" draw:layer="layout" svg:width="0.2cm" svg:height="0.2cm" svg:x="12.701cm" svg:y="8.537cm">
                <text:p/>
                <draw:enhanced-geometry svg:viewBox="0 0 21600 21600" draw:type="rectangle" draw:enhanced-path="M 0 0 L 21600 0 21600 21600 0 21600 0 0 Z N"/>
              </draw:custom-shape>
            </draw:g>
          </draw:g>
        </draw:g>
        <draw:g>
          <draw:g>
            <draw:custom-shape draw:style-name="gr75" draw:text-style-name="P1" draw:layer="layout" svg:width="1.3cm" svg:height="0.8cm" draw:transform="rotate (-1.5707963267949) translate (13.5cm 6.869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1" draw:layer="layout" svg:width="0.232cm" svg:height="0.244cm" draw:transform="rotate (-1.5707963267949) translate (13.159cm 7.344cm)">
              <text:p/>
              <draw:enhanced-geometry svg:viewBox="0 0 21600 21600" draw:mirror-horizontal="false" draw:mirror-vertical="false" draw:type="rectangle" draw:enhanced-path="M 0 0 L 21600 0 21600 21600 0 21600 0 0 Z N"/>
            </draw:custom-shape>
            <draw:custom-shape draw:style-name="gr77" draw:text-style-name="P1" draw:layer="layout" svg:width="0.368cm" svg:height="0.3cm" draw:transform="rotate (-1.5707963267949) translate (13.2cm 7.869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86cm" svg:height="0.146cm" draw:transform="rotate (-1.5707963267949) translate (12.961cm 7.615cm)">
              <text:p/>
              <draw:enhanced-geometry svg:viewBox="0 0 21600 21600" draw:mirror-horizontal="false" draw:mirror-vertical="false" draw:type="rectangle" draw:enhanced-path="M 0 0 L 21600 0 21600 21600 0 21600 0 0 Z N"/>
            </draw:custom-shape>
            <draw:custom-shape draw:style-name="gr76" draw:text-style-name="P1" draw:layer="layout" svg:width="0.232cm" svg:height="0.134cm" draw:transform="rotate (-1.5707963267949) translate (13.417cm 7.97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47cm" svg:height="0.149cm" draw:transform="rotate (-1.5707963267949) translate (13.044cm 7.119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45cm" svg:height="0.244cm" draw:transform="rotate (-1.5707963267949) translate (13.344cm 7.112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05cm" svg:height="0.089cm" draw:transform="rotate (-1.5707963267949) translate (13.297cm 7.742cm)">
              <text:p/>
              <draw:enhanced-geometry svg:viewBox="0 0 21600 21600" draw:mirror-horizontal="false" draw:mirror-vertical="false" draw:type="rectangle" draw:enhanced-path="M 0 0 L 21600 0 21600 21600 0 21600 0 0 Z N"/>
            </draw:custom-shape>
            <draw:custom-shape draw:style-name="gr78" draw:text-style-name="P1" draw:layer="layout" svg:width="0.254cm" svg:height="0.205cm" draw:transform="rotate (-1.5707963267949) translate (13.339cm 6.8cm)">
              <text:p/>
              <draw:enhanced-geometry svg:viewBox="0 0 21600 21600" draw:mirror-horizontal="false" draw:mirror-vertical="false" draw:type="rectangle" draw:enhanced-path="M 0 0 L 21600 0 21600 21600 0 21600 0 0 Z N"/>
            </draw:custom-shape>
            <draw:g>
              <draw:custom-shape draw:style-name="gr79" draw:text-style-name="P1" draw:layer="layout" svg:width="0.91cm" svg:height="0.091cm" draw:transform="rotate (-1.5707963267949) translate (13.5cm 6.949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23cm" svg:height="0.024cm" draw:transform="rotate (-1.5707963267949) translate (13.485cm 6.96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0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07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15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19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23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27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31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35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39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43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47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51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55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5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62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66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70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74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78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826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23cm" svg:height="0.024cm" draw:transform="rotate (-1.5707963267949) translate (13.485cm 7.11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6.9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6.99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03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07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11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15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19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23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27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31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35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39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43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47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5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5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58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62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66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70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74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78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825cm)">
                    <text:p/>
                    <draw:enhanced-geometry svg:viewBox="0 0 21600 21600" draw:mirror-horizontal="false" draw:mirror-vertical="false" draw:type="rectangle" draw:enhanced-path="M 0 0 L 21600 0 21600 21600 0 21600 0 0 Z N"/>
                  </draw:custom-shape>
                </draw:g>
              </draw:g>
            </draw:g>
            <draw:g>
              <draw:custom-shape draw:style-name="gr79" draw:text-style-name="P1" draw:layer="layout" svg:width="0.91cm" svg:height="0.091cm" draw:transform="rotate (-1.5707963267949) translate (12.791cm 6.96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23cm" svg:height="0.024cm" draw:transform="rotate (-1.5707963267949) translate (12.776cm 6.97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01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05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0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16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20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24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28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32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36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40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44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48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52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56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60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6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6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71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75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79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837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23cm" svg:height="0.024cm" draw:transform="rotate (-1.5707963267949) translate (12.776cm 7.12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6.97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0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0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08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12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16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20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24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28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32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36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40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44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48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52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56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63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67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71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75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79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836cm)">
                    <text:p/>
                    <draw:enhanced-geometry svg:viewBox="0 0 21600 21600" draw:mirror-horizontal="false" draw:mirror-vertical="false" draw:type="rectangle" draw:enhanced-path="M 0 0 L 21600 0 21600 21600 0 21600 0 0 Z N"/>
                  </draw:custom-shape>
                </draw:g>
              </draw:g>
            </draw:g>
          </draw:g>
        </draw:g>
        <draw:g>
          <draw:g>
            <draw:custom-shape draw:style-name="gr81" draw:text-style-name="P1" draw:layer="layout" svg:width="2.4cm" svg:height="1.4cm" svg:x="13.8cm" svg:y="6.837cm">
              <text:p/>
              <draw:enhanced-geometry svg:viewBox="0 0 21600 21600" draw:type="rectangle" draw:enhanced-path="M 0 0 L 21600 0 21600 21600 0 21600 0 0 Z N"/>
            </draw:custom-shape>
            <draw:line draw:style-name="gr82" draw:text-style-name="P1" draw:layer="layout" svg:x1="14.4cm" svg:y1="6.837cm" svg:x2="14.4cm" svg:y2="8.237cm">
              <text:p/>
            </draw:line>
            <draw:line draw:style-name="gr82" draw:text-style-name="P1" draw:layer="layout" svg:x1="14.8cm" svg:y1="6.837cm" svg:x2="14.8cm" svg:y2="8.237cm">
              <text:p/>
            </draw:line>
            <draw:line draw:style-name="gr82" draw:text-style-name="P1" draw:layer="layout" svg:x1="15.4cm" svg:y1="6.837cm" svg:x2="15.4cm" svg:y2="8.237cm">
              <text:p/>
            </draw:line>
            <draw:custom-shape draw:style-name="gr83" draw:text-style-name="P1" draw:layer="layout" svg:width="0.2cm" svg:height="0.2cm" svg:x="14cm" svg:y="7.037cm">
              <text:p/>
              <draw:enhanced-geometry svg:viewBox="0 0 21600 21600" draw:type="rectangle" draw:enhanced-path="M 0 0 L 21600 0 21600 21600 0 21600 0 0 Z N"/>
            </draw:custom-shape>
            <draw:custom-shape draw:style-name="gr83" draw:text-style-name="P1" draw:layer="layout" svg:width="0.2cm" svg:height="0.2cm" svg:x="14cm" svg:y="7.437cm">
              <text:p/>
              <draw:enhanced-geometry svg:viewBox="0 0 21600 21600" draw:type="rectangle" draw:enhanced-path="M 0 0 L 21600 0 21600 21600 0 21600 0 0 Z N"/>
            </draw:custom-shape>
            <draw:g>
              <draw:custom-shape draw:style-name="gr83" draw:text-style-name="P1" draw:layer="layout" svg:width="0.1cm" svg:height="0.1cm" svg:x="14.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1" draw:layer="layout" svg:width="0.1cm" svg:height="0.1cm" svg:x="14.9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9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9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9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9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9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9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9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1" draw:layer="layout" svg:width="0.1cm" svg:height="0.1cm" svg:x="15.2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2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2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2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2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2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2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2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1" draw:layer="layout" svg:width="0.1cm" svg:height="0.1cm" svg:x="15.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1" draw:layer="layout" svg:x1="15.8cm" svg:y1="6.837cm" svg:x2="15.8cm" svg:y2="8.237cm">
              <text:p/>
            </draw:line>
          </draw:g>
        </draw:g>
        <draw:g>
          <draw:g>
            <draw:custom-shape draw:style-name="gr84" draw:text-style-name="P1" draw:layer="layout" svg:width="1.4cm" svg:height="0.8cm" svg:x="14.3cm" svg:y="8.437cm">
              <text:p/>
              <draw:enhanced-geometry svg:viewBox="0 0 21600 21600" draw:type="rectangle" draw:enhanced-path="M 0 0 L 21600 0 21600 21600 0 21600 0 0 Z N"/>
            </draw:custom-shape>
            <draw:line draw:style-name="gr82" draw:text-style-name="P1" draw:layer="layout" svg:x1="14.9cm" svg:y1="8.437cm" svg:x2="14.9cm" svg:y2="9.237cm">
              <text:p/>
            </draw:line>
            <draw:line draw:style-name="gr82" draw:text-style-name="P1" draw:layer="layout" svg:x1="15.3cm" svg:y1="8.437cm" svg:x2="15.3cm" svg:y2="9.237cm">
              <text:p/>
            </draw:line>
            <draw:custom-shape draw:style-name="gr85" draw:text-style-name="P1" draw:layer="layout" svg:width="0.1cm" svg:height="0.1cm" svg:x="14.7cm" svg:y="8.537cm">
              <text:p/>
              <draw:enhanced-geometry svg:viewBox="0 0 21600 21600" draw:type="rectangle" draw:enhanced-path="M 0 0 L 21600 0 21600 21600 0 21600 0 0 Z N"/>
            </draw:custom-shape>
            <draw:custom-shape draw:style-name="gr86" draw:text-style-name="P1" draw:layer="layout" svg:width="0.2cm" svg:height="0.2cm" svg:x="14.4cm" svg:y="8.937cm">
              <text:p/>
              <draw:enhanced-geometry svg:viewBox="0 0 21600 21600" draw:type="rectangle" draw:enhanced-path="M 0 0 L 21600 0 21600 21600 0 21600 0 0 Z N"/>
            </draw:custom-shape>
            <draw:custom-shape draw:style-name="gr85" draw:text-style-name="P1" draw:layer="layout" svg:width="0.1cm" svg:height="0.1cm" svg:x="14.551cm" svg:y="8.537cm">
              <text:p/>
              <draw:enhanced-geometry svg:viewBox="0 0 21600 21600" draw:type="rectangle" draw:enhanced-path="M 0 0 L 21600 0 21600 21600 0 21600 0 0 Z N"/>
            </draw:custom-shape>
            <draw:custom-shape draw:style-name="gr85" draw:text-style-name="P1" draw:layer="layout" svg:width="0.1cm" svg:height="0.1cm" svg:x="14.4cm" svg:y="8.537cm">
              <text:p/>
              <draw:enhanced-geometry svg:viewBox="0 0 21600 21600" draw:type="rectangle" draw:enhanced-path="M 0 0 L 21600 0 21600 21600 0 21600 0 0 Z N"/>
            </draw:custom-shape>
            <draw:g>
              <draw:custom-shape draw:style-name="gr87" draw:text-style-name="P1" draw:layer="layout" svg:width="0.1cm" svg:height="0.1cm" svg:x="15.5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1" draw:layer="layout" svg:width="0.1cm" svg:height="0.1cm" svg:x="15.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1" draw:layer="layout" svg:width="0.1cm" svg:height="0.1cm" svg:x="15.5cm" svg:y="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15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1" draw:layer="layout" svg:width="0.1cm" svg:height="0.1cm" svg:x="15.5cm" svg:y="8.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1" draw:layer="layout" svg:x1="14.9cm" svg:y1="8.737cm" svg:x2="15.7cm" svg:y2="8.737cm">
              <text:p/>
            </draw:line>
            <draw:g>
              <draw:custom-shape draw:style-name="gr88" draw:text-style-name="P1" draw:layer="layout" svg:width="0.06cm" svg:height="0.06cm" svg:x="15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15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15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8" draw:text-style-name="P1" draw:layer="layout" svg:width="0.06cm" svg:height="0.06cm" svg:x="15.14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15.14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15.14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15.14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1" draw:layer="layout" svg:width="0.15cm" svg:height="0.4cm" svg:x="15.7cm" svg:y="8.437cm">
                <text:p/>
                <draw:enhanced-geometry svg:viewBox="0 0 21600 21600" draw:type="rectangle" draw:enhanced-path="M 0 0 L 21600 0 21600 21600 0 21600 0 0 Z N"/>
              </draw:custom-shape>
              <draw:custom-shape draw:style-name="gr90" draw:text-style-name="P1" draw:layer="layout" svg:width="0.15cm" svg:height="0.5cm" svg:x="15.7cm" svg:y="8.837cm">
                <text:p/>
                <draw:enhanced-geometry svg:viewBox="0 0 21600 21600" draw:type="rectangle" draw:enhanced-path="M 0 0 L 21600 0 21600 21600 0 21600 0 0 Z N"/>
              </draw:custom-shape>
              <draw:g>
                <draw:custom-shape draw:style-name="gr85" draw:text-style-name="P1" draw:layer="layout" svg:width="0.06cm" svg:height="0.06cm" svg:x="15.7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1" draw:layer="layout" svg:x1="15.7cm" svg:y1="8.437cm" svg:x2="15.7cm" svg:y2="9.337cm">
              <text:p/>
            </draw:line>
            <draw:g>
              <draw:custom-shape draw:style-name="gr89" draw:text-style-name="P1" draw:layer="layout" svg:width="0.15cm" svg:height="0.4cm" svg:x="15.85cm" svg:y="8.437cm">
                <text:p/>
                <draw:enhanced-geometry svg:viewBox="0 0 21600 21600" draw:type="rectangle" draw:enhanced-path="M 0 0 L 21600 0 21600 21600 0 21600 0 0 Z N"/>
              </draw:custom-shape>
              <draw:custom-shape draw:style-name="gr90" draw:text-style-name="P1" draw:layer="layout" svg:width="0.15cm" svg:height="0.5cm" svg:x="15.85cm" svg:y="8.837cm">
                <text:p/>
                <draw:enhanced-geometry svg:viewBox="0 0 21600 21600" draw:type="rectangle" draw:enhanced-path="M 0 0 L 21600 0 21600 21600 0 21600 0 0 Z N"/>
              </draw:custom-shape>
              <draw:g>
                <draw:custom-shape draw:style-name="gr85" draw:text-style-name="P1" draw:layer="layout" svg:width="0.06cm" svg:height="0.06cm" svg:x="15.8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1" draw:layer="layout" svg:width="0.15cm" svg:height="0.4cm" svg:x="16cm" svg:y="8.437cm">
                <text:p/>
                <draw:enhanced-geometry svg:viewBox="0 0 21600 21600" draw:type="rectangle" draw:enhanced-path="M 0 0 L 21600 0 21600 21600 0 21600 0 0 Z N"/>
              </draw:custom-shape>
              <draw:custom-shape draw:style-name="gr90" draw:text-style-name="P1" draw:layer="layout" svg:width="0.15cm" svg:height="0.5cm" svg:x="16cm" svg:y="8.837cm">
                <text:p/>
                <draw:enhanced-geometry svg:viewBox="0 0 21600 21600" draw:type="rectangle" draw:enhanced-path="M 0 0 L 21600 0 21600 21600 0 21600 0 0 Z N"/>
              </draw:custom-shape>
              <draw:g>
                <draw:custom-shape draw:style-name="gr85" draw:text-style-name="P1" draw:layer="layout" svg:width="0.06cm" svg:height="0.06cm" svg:x="16.0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1" draw:layer="layout" svg:width="0.15cm" svg:height="0.4cm" svg:x="16.15cm" svg:y="8.437cm">
                <text:p/>
                <draw:enhanced-geometry svg:viewBox="0 0 21600 21600" draw:type="rectangle" draw:enhanced-path="M 0 0 L 21600 0 21600 21600 0 21600 0 0 Z N"/>
              </draw:custom-shape>
              <draw:custom-shape draw:style-name="gr90" draw:text-style-name="P1" draw:layer="layout" svg:width="0.15cm" svg:height="0.5cm" svg:x="16.15cm" svg:y="8.837cm">
                <text:p/>
                <draw:enhanced-geometry svg:viewBox="0 0 21600 21600" draw:type="rectangle" draw:enhanced-path="M 0 0 L 21600 0 21600 21600 0 21600 0 0 Z N"/>
              </draw:custom-shape>
              <draw:g>
                <draw:custom-shape draw:style-name="gr85" draw:text-style-name="P1" draw:layer="layout" svg:width="0.06cm" svg:height="0.06cm" svg:x="16.1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1" draw:layer="layout" svg:x1="16cm" svg:y1="8.437cm" svg:x2="16cm" svg:y2="9.337cm">
              <text:p/>
            </draw:line>
            <draw:line draw:style-name="gr82" draw:text-style-name="P1" draw:layer="layout" svg:x1="15.85cm" svg:y1="8.437cm" svg:x2="15.85cm" svg:y2="9.337cm">
              <text:p/>
            </draw:line>
            <draw:line draw:style-name="gr82" draw:text-style-name="P1" draw:layer="layout" svg:x1="16.15cm" svg:y1="8.437cm" svg:x2="16.15cm" svg:y2="9.337cm">
              <text:p/>
            </draw:line>
            <draw:g>
              <draw:custom-shape draw:style-name="gr89" draw:text-style-name="P1" draw:layer="layout" svg:width="0.3cm" svg:height="0.4cm" svg:x="16.3cm" svg:y="8.437cm">
                <text:p/>
                <draw:enhanced-geometry svg:viewBox="0 0 21600 21600" draw:type="rectangle" draw:enhanced-path="M 0 0 L 21600 0 21600 21600 0 21600 0 0 Z N"/>
              </draw:custom-shape>
              <draw:custom-shape draw:style-name="gr90" draw:text-style-name="P1" draw:layer="layout" svg:width="0.3cm" svg:height="0.5cm" svg:x="16.3cm" svg:y="8.837cm">
                <text:p/>
                <draw:enhanced-geometry svg:viewBox="0 0 21600 21600" draw:type="rectangle" draw:enhanced-path="M 0 0 L 21600 0 21600 21600 0 21600 0 0 Z N"/>
              </draw:custom-shape>
              <draw:g>
                <draw:custom-shape draw:style-name="gr85" draw:text-style-name="P1" draw:layer="layout" svg:width="0.06cm" svg:height="0.06cm" svg:x="16.3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1" draw:layer="layout" svg:width="0.06cm" svg:height="0.06cm" svg:x="16.4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1" draw:layer="layout" svg:width="0.3cm" svg:height="0.4cm" svg:x="16.6cm" svg:y="8.437cm">
                <text:p/>
                <draw:enhanced-geometry svg:viewBox="0 0 21600 21600" draw:type="rectangle" draw:enhanced-path="M 0 0 L 21600 0 21600 21600 0 21600 0 0 Z N"/>
              </draw:custom-shape>
              <draw:custom-shape draw:style-name="gr90" draw:text-style-name="P1" draw:layer="layout" svg:width="0.3cm" svg:height="0.5cm" svg:x="16.6cm" svg:y="8.837cm">
                <text:p/>
                <draw:enhanced-geometry svg:viewBox="0 0 21600 21600" draw:type="rectangle" draw:enhanced-path="M 0 0 L 21600 0 21600 21600 0 21600 0 0 Z N"/>
              </draw:custom-shape>
              <draw:g>
                <draw:custom-shape draw:style-name="gr85" draw:text-style-name="P1" draw:layer="layout" svg:width="0.06cm" svg:height="0.06cm" svg:x="16.6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1" draw:layer="layout" svg:width="0.06cm" svg:height="0.06cm" svg:x="16.7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1" draw:layer="layout" svg:x1="16.6cm" svg:y1="8.437cm" svg:x2="16.6cm" svg:y2="9.337cm">
              <text:p/>
            </draw:line>
            <draw:line draw:style-name="gr82" draw:text-style-name="P1" draw:layer="layout" svg:x1="16.3cm" svg:y1="8.437cm" svg:x2="16.3cm" svg:y2="9.337cm">
              <text:p/>
            </draw:line>
          </draw:g>
        </draw:g>
        <draw:g>
          <draw:g>
            <draw:custom-shape draw:style-name="gr91" draw:text-style-name="P1" draw:layer="layout" svg:width="2.6cm" svg:height="1.4cm" svg:x="12.7cm" svg:y="9.437cm">
              <text:p/>
              <draw:enhanced-geometry svg:viewBox="0 0 21600 21600" draw:type="rectangle" draw:enhanced-path="M 0 0 L 21600 0 21600 21600 0 21600 0 0 Z N"/>
            </draw:custom-shape>
            <draw:custom-shape draw:style-name="gr92" draw:text-style-name="P1" draw:layer="layout" svg:width="2.6cm" svg:height="0.2cm" svg:x="12.7cm" svg:y="9.637cm">
              <text:p/>
              <draw:enhanced-geometry svg:viewBox="0 0 21600 21600" draw:type="rectangle" draw:enhanced-path="M 0 0 L 21600 0 21600 21600 0 21600 0 0 Z N"/>
            </draw:custom-shape>
            <draw:line draw:style-name="gr82" draw:text-style-name="P1" draw:layer="layout" svg:x1="13.3cm" svg:y1="9.437cm" svg:x2="13.3cm" svg:y2="10.837cm">
              <text:p/>
            </draw:line>
            <draw:line draw:style-name="gr82" draw:text-style-name="P1" draw:layer="layout" svg:x1="13.7cm" svg:y1="9.437cm" svg:x2="13.7cm" svg:y2="10.837cm">
              <text:p/>
            </draw:line>
            <draw:line draw:style-name="gr82" draw:text-style-name="P1" draw:layer="layout" svg:x1="14.1cm" svg:y1="9.437cm" svg:x2="14.1cm" svg:y2="10.837cm">
              <text:p/>
            </draw:line>
            <draw:line draw:style-name="gr82" draw:text-style-name="P1" draw:layer="layout" svg:x1="14.5cm" svg:y1="9.437cm" svg:x2="14.5cm" svg:y2="10.837cm">
              <text:p/>
            </draw:line>
            <draw:line draw:style-name="gr82" draw:text-style-name="P1" draw:layer="layout" svg:x1="14.9cm" svg:y1="9.437cm" svg:x2="14.9cm" svg:y2="10.837cm">
              <text:p/>
            </draw:line>
          </draw:g>
        </draw:g>
        <draw:g>
          <draw:custom-shape draw:style-name="gr93" draw:text-style-name="P1" draw:layer="layout" svg:width="1.265cm" svg:height="0.835cm" draw:transform="rotate (1.5707963267949) translate (15.524cm 10.837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1" draw:layer="layout" svg:width="0.34cm" svg:height="0.252cm" draw:transform="rotate (1.5707963267949) translate (16.1cm 9.869cm)">
            <text:p/>
            <draw:enhanced-geometry svg:viewBox="0 0 21600 21600" draw:mirror-horizontal="false" draw:mirror-vertical="false" draw:type="rectangle" draw:enhanced-path="M 0 0 L 21600 0 21600 21600 0 21600 0 0 Z N"/>
          </draw:custom-shape>
          <draw:custom-shape draw:style-name="gr78" draw:text-style-name="P1" draw:layer="layout" svg:width="0.268cm" svg:height="0.207cm" draw:transform="rotate (1.5707963267949) translate (15.833cm 9.806cm)">
            <text:p/>
            <draw:enhanced-geometry svg:viewBox="0 0 21600 21600" draw:mirror-horizontal="false" draw:mirror-vertical="false" draw:type="rectangle" draw:enhanced-path="M 0 0 L 21600 0 21600 21600 0 21600 0 0 Z N"/>
          </draw:custom-shape>
          <draw:custom-shape draw:style-name="gr78" draw:text-style-name="P1" draw:layer="layout" svg:width="0.268cm" svg:height="0.194cm" draw:transform="rotate (1.5707963267949) translate (15.567cm 9.803cm)">
            <text:p/>
            <draw:enhanced-geometry svg:viewBox="0 0 21600 21600" draw:mirror-horizontal="false" draw:mirror-vertical="false" draw:type="rectangle" draw:enhanced-path="M 0 0 L 21600 0 21600 21600 0 21600 0 0 Z N"/>
          </draw:custom-shape>
          <draw:custom-shape draw:style-name="gr78" draw:text-style-name="P1" draw:layer="layout" svg:width="0.117cm" svg:height="0.099cm" draw:transform="rotate (1.5707963267949) translate (16.277cm 10.732cm)">
            <text:p/>
            <draw:enhanced-geometry svg:viewBox="0 0 21600 21600" draw:mirror-horizontal="false" draw:mirror-vertical="false" draw:type="rectangle" draw:enhanced-path="M 0 0 L 21600 0 21600 21600 0 21600 0 0 Z N"/>
          </draw:custom-shape>
          <draw:custom-shape draw:style-name="gr78" draw:text-style-name="P1" draw:layer="layout" svg:width="0.224cm" svg:height="0.181cm" draw:transform="rotate (1.5707963267949) translate (16.203cm 10.479cm)">
            <text:p/>
            <draw:enhanced-geometry svg:viewBox="0 0 21600 21600" draw:mirror-horizontal="false" draw:mirror-vertical="false" draw:type="rectangle" draw:enhanced-path="M 0 0 L 21600 0 21600 21600 0 21600 0 0 Z N"/>
          </draw:custom-shape>
          <draw:custom-shape draw:style-name="gr78" draw:text-style-name="P1" draw:layer="layout" svg:width="0.111cm" svg:height="0.222cm" draw:transform="rotate (1.5707963267949) translate (16.178cm 10.1cm)">
            <text:p/>
            <draw:enhanced-geometry svg:viewBox="0 0 21600 21600" draw:mirror-horizontal="false" draw:mirror-vertical="false" draw:type="rectangle" draw:enhanced-path="M 0 0 L 21600 0 21600 21600 0 21600 0 0 Z N"/>
          </draw:custom-shape>
          <draw:custom-shape draw:style-name="gr94" draw:text-style-name="P1" draw:layer="layout" svg:width="0.05cm" svg:height="0.05cm" draw:transform="rotate (1.5707963267949) translate (15.555cm 10.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05cm" svg:height="0.05cm" draw:transform="rotate (1.5707963267949) translate (15.555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05cm" svg:height="0.05cm" draw:transform="rotate (1.5707963267949) translate (16.284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05cm" svg:height="0.05cm" draw:transform="rotate (1.5707963267949) translate (16.281cm 10.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1" draw:layer="layout" svg:width="0.221cm" svg:height="0.216cm" draw:transform="rotate (1.5707963267949) translate (15.784cm 10.544cm)">
            <text:p/>
            <draw:enhanced-geometry svg:viewBox="0 0 21600 21600" draw:type="rectangle" draw:enhanced-path="M 0 0 L 21600 0 21600 21600 0 21600 0 0 Z N"/>
          </draw:custom-shape>
          <draw:custom-shape draw:style-name="gr76" draw:text-style-name="P1" draw:layer="layout" svg:width="0.144cm" svg:height="0.142cm" draw:transform="rotate (1.5707963267949) translate (15.787cm 10.015cm)">
            <text:p/>
            <draw:enhanced-geometry svg:viewBox="0 0 21600 21600" draw:type="rectangle" draw:enhanced-path="M 0 0 L 21600 0 21600 21600 0 21600 0 0 Z N"/>
          </draw:custom-shape>
          <draw:g>
            <draw:custom-shape draw:style-name="gr95" draw:text-style-name="P1" draw:layer="layout" svg:width="0.057cm" svg:height="0.331cm" draw:transform="rotate (-1.5707963267949) translate (16.301cm 10.139cm)">
              <text:p/>
              <draw:enhanced-geometry svg:viewBox="0 0 21600 21600" draw:mirror-horizontal="true" draw:type="rectangle" draw:enhanced-path="M 0 0 L 21600 0 21600 21600 0 21600 0 0 Z N"/>
            </draw:custom-shape>
            <draw:custom-shape draw:style-name="gr76" draw:text-style-name="P1" draw:layer="layout" svg:width="0.046cm" svg:height="0.2cm" draw:transform="rotate (-1.5707963267949) translate (16.294cm 10.123cm)">
              <text:p/>
              <draw:enhanced-geometry svg:viewBox="0 0 21600 21600" draw:mirror-horizontal="true" draw:type="rectangle" draw:enhanced-path="M 0 0 L 21600 0 21600 21600 0 21600 0 0 Z N"/>
            </draw:custom-shape>
          </draw:g>
          <draw:g>
            <draw:custom-shape draw:style-name="gr95" draw:text-style-name="P1" draw:layer="layout" svg:width="0.057cm" svg:height="0.331cm" draw:transform="rotate (1.5707963267949) translate (15.776cm 10.809cm)">
              <text:p/>
              <draw:enhanced-geometry svg:viewBox="0 0 21600 21600" draw:mirror-horizontal="false" draw:mirror-vertical="false" draw:type="rectangle" draw:enhanced-path="M 0 0 L 21600 0 21600 21600 0 21600 0 0 Z N"/>
            </draw:custom-shape>
            <draw:custom-shape draw:style-name="gr76" draw:text-style-name="P1" draw:layer="layout" svg:width="0.046cm" svg:height="0.2cm" draw:transform="rotate (1.5707963267949) translate (15.841cm 10.825cm)">
              <text:p/>
              <draw:enhanced-geometry svg:viewBox="0 0 21600 21600" draw:mirror-horizontal="false" draw:mirror-vertical="false" draw:type="rectangle" draw:enhanced-path="M 0 0 L 21600 0 21600 21600 0 21600 0 0 Z N"/>
            </draw:custom-shape>
          </draw:g>
          <draw:g>
            <draw:custom-shape draw:style-name="gr96" draw:text-style-name="P1" draw:layer="layout" svg:width="0.762cm" svg:height="0.091cm" draw:transform="rotate (1.5707963267949) translate (15.543cm 10.734cm)">
              <text:p/>
              <draw:enhanced-geometry svg:viewBox="0 0 21600 21600" draw:type="rectangle" draw:enhanced-path="M 0 0 L 21600 0 21600 21600 0 21600 0 0 Z N"/>
            </draw:custom-shape>
            <draw:g>
              <draw:g>
                <draw:custom-shape draw:style-name="gr80" draw:text-style-name="P1" draw:layer="layout" svg:width="0.023cm" svg:height="0.024cm" draw:transform="rotate (1.5707963267949) translate (15.596cm 10.725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68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649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611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573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535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49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459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421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383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346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30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2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232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194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156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11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0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042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004cm)">
                  <text:p/>
                  <draw:enhanced-geometry svg:viewBox="0 0 21600 21600" draw:type="rectangle" draw:enhanced-path="M 0 0 L 21600 0 21600 21600 0 21600 0 0 Z N"/>
                </draw:custom-shape>
              </draw:g>
              <draw:g>
                <draw:custom-shape draw:style-name="gr80" draw:text-style-name="P1" draw:layer="layout" svg:width="0.023cm" svg:height="0.024cm" draw:transform="rotate (1.5707963267949) translate (15.557cm 10.725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68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649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611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573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535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49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459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421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383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346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30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2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232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194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156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11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0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042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004cm)">
                  <text:p/>
                  <draw:enhanced-geometry svg:viewBox="0 0 21600 21600" draw:type="rectangle" draw:enhanced-path="M 0 0 L 21600 0 21600 21600 0 21600 0 0 Z N"/>
                </draw:custom-shape>
              </draw:g>
            </draw:g>
          </draw:g>
        </draw:g>
        <draw:g xml:id="id5" draw:id="id5">
          <draw:g>
            <draw:custom-shape draw:style-name="gr71" draw:text-style-name="P1" draw:layer="layout" svg:width="1.8cm" svg:height="1cm" svg:x="38.1cm" svg:y="9.734cm">
              <text:p/>
              <draw:enhanced-geometry svg:viewBox="0 0 21600 21600" draw:type="rectangle" draw:enhanced-path="M 0 0 L 21600 0 21600 21600 0 21600 0 0 Z N"/>
            </draw:custom-shape>
            <draw:g>
              <draw:custom-shape draw:style-name="gr72" draw:text-style-name="P1" draw:layer="layout" svg:width="0.1cm" svg:height="0.1cm" draw:transform="rotate (1.5707963267949) translate (39.553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39.4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39.25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39.1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38.8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38.6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38.5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38.9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39.7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38.35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38.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 draw:layer="layout" svg:width="0.1cm" svg:height="0.1cm" draw:transform="rotate (1.5707963267949) translate (39.7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08cm" svg:height="0.08cm" draw:transform="rotate (1.5707963267949) translate (39.7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 draw:layer="layout" svg:width="0.1cm" svg:height="0.1cm" draw:transform="rotate (1.5707963267949) translate (39.572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08cm" svg:height="0.08cm" draw:transform="rotate (1.5707963267949) translate (39.58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 draw:layer="layout" svg:width="0.1cm" svg:height="0.1cm" draw:transform="rotate (1.5707963267949) translate (39.44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08cm" svg:height="0.08cm" draw:transform="rotate (1.5707963267949) translate (39.45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 draw:layer="layout" svg:width="0.1cm" svg:height="0.1cm" draw:transform="rotate (1.5707963267949) translate (39.3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08cm" svg:height="0.08cm" draw:transform="rotate (1.5707963267949) translate (39.3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 draw:layer="layout" svg:width="0.06cm" svg:height="0.06cm" draw:transform="rotate (1.5707963267949) translate (39.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39.573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39.4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39.2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39.1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38.9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38.8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38.6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38.5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38.37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38.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4" draw:text-style-name="P1" draw:layer="layout" svg:width="0.2cm" svg:height="0.2cm" svg:x="38.3cm" svg:y="9.934cm">
                <text:p/>
                <draw:enhanced-geometry svg:viewBox="0 0 21600 21600" draw:type="rectangle" draw:enhanced-path="M 0 0 L 21600 0 21600 21600 0 21600 0 0 Z N"/>
              </draw:custom-shape>
            </draw:g>
            <draw:g>
              <draw:custom-shape draw:style-name="gr74" draw:text-style-name="P1" draw:layer="layout" svg:width="0.2cm" svg:height="0.2cm" svg:x="38.9cm" svg:y="9.934cm">
                <text:p/>
                <draw:enhanced-geometry svg:viewBox="0 0 21600 21600" draw:type="rectangle" draw:enhanced-path="M 0 0 L 21600 0 21600 21600 0 21600 0 0 Z N"/>
              </draw:custom-shape>
            </draw:g>
            <draw:g>
              <draw:custom-shape draw:style-name="gr74" draw:text-style-name="P1" draw:layer="layout" svg:width="0.2cm" svg:height="0.2cm" svg:x="38.601cm" svg:y="9.934cm">
                <text:p/>
                <draw:enhanced-geometry svg:viewBox="0 0 21600 21600" draw:type="rectangle" draw:enhanced-path="M 0 0 L 21600 0 21600 21600 0 21600 0 0 Z N"/>
              </draw:custom-shape>
            </draw:g>
          </draw:g>
        </draw:g>
        <draw:g xml:id="id1" draw:id="id1">
          <draw:g>
            <draw:custom-shape draw:style-name="gr75" draw:text-style-name="P1" draw:layer="layout" svg:width="1.3cm" svg:height="0.8cm" draw:transform="rotate (-1.5707963267949) translate (35.6cm 9.366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1" draw:layer="layout" svg:width="0.232cm" svg:height="0.244cm" draw:transform="rotate (-1.5707963267949) translate (35.259cm 9.841cm)">
              <text:p/>
              <draw:enhanced-geometry svg:viewBox="0 0 21600 21600" draw:mirror-horizontal="false" draw:mirror-vertical="false" draw:type="rectangle" draw:enhanced-path="M 0 0 L 21600 0 21600 21600 0 21600 0 0 Z N"/>
            </draw:custom-shape>
            <draw:custom-shape draw:style-name="gr77" draw:text-style-name="P1" draw:layer="layout" svg:width="0.368cm" svg:height="0.3cm" draw:transform="rotate (-1.5707963267949) translate (35.3cm 10.366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86cm" svg:height="0.146cm" draw:transform="rotate (-1.5707963267949) translate (35.061cm 10.112cm)">
              <text:p/>
              <draw:enhanced-geometry svg:viewBox="0 0 21600 21600" draw:mirror-horizontal="false" draw:mirror-vertical="false" draw:type="rectangle" draw:enhanced-path="M 0 0 L 21600 0 21600 21600 0 21600 0 0 Z N"/>
            </draw:custom-shape>
            <draw:custom-shape draw:style-name="gr76" draw:text-style-name="P1" draw:layer="layout" svg:width="0.232cm" svg:height="0.134cm" draw:transform="rotate (-1.5707963267949) translate (35.517cm 10.467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47cm" svg:height="0.149cm" draw:transform="rotate (-1.5707963267949) translate (35.144cm 9.616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45cm" svg:height="0.244cm" draw:transform="rotate (-1.5707963267949) translate (35.444cm 9.609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05cm" svg:height="0.089cm" draw:transform="rotate (-1.5707963267949) translate (35.397cm 10.239cm)">
              <text:p/>
              <draw:enhanced-geometry svg:viewBox="0 0 21600 21600" draw:mirror-horizontal="false" draw:mirror-vertical="false" draw:type="rectangle" draw:enhanced-path="M 0 0 L 21600 0 21600 21600 0 21600 0 0 Z N"/>
            </draw:custom-shape>
            <draw:custom-shape draw:style-name="gr78" draw:text-style-name="P1" draw:layer="layout" svg:width="0.254cm" svg:height="0.205cm" draw:transform="rotate (-1.5707963267949) translate (35.439cm 9.297cm)">
              <text:p/>
              <draw:enhanced-geometry svg:viewBox="0 0 21600 21600" draw:mirror-horizontal="false" draw:mirror-vertical="false" draw:type="rectangle" draw:enhanced-path="M 0 0 L 21600 0 21600 21600 0 21600 0 0 Z N"/>
            </draw:custom-shape>
            <draw:g>
              <draw:custom-shape draw:style-name="gr79" draw:text-style-name="P1" draw:layer="layout" svg:width="0.91cm" svg:height="0.091cm" draw:transform="rotate (-1.5707963267949) translate (35.6cm 9.446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23cm" svg:height="0.024cm" draw:transform="rotate (-1.5707963267949) translate (35.585cm 9.45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49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53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57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65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69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73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77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81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85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89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9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96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10.00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10.04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10.08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10.12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10.16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10.20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10.24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10.28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10.323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23cm" svg:height="0.024cm" draw:transform="rotate (-1.5707963267949) translate (35.585cm 9.61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45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49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53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57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61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65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69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73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77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81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8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8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92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96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10.00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10.04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10.08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10.12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10.16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10.20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10.24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10.28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10.322cm)">
                    <text:p/>
                    <draw:enhanced-geometry svg:viewBox="0 0 21600 21600" draw:mirror-horizontal="false" draw:mirror-vertical="false" draw:type="rectangle" draw:enhanced-path="M 0 0 L 21600 0 21600 21600 0 21600 0 0 Z N"/>
                  </draw:custom-shape>
                </draw:g>
              </draw:g>
            </draw:g>
            <draw:g>
              <draw:custom-shape draw:style-name="gr79" draw:text-style-name="P1" draw:layer="layout" svg:width="0.91cm" svg:height="0.091cm" draw:transform="rotate (-1.5707963267949) translate (34.891cm 9.457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23cm" svg:height="0.024cm" draw:transform="rotate (-1.5707963267949) translate (34.876cm 9.46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50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54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58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66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70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74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78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82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86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90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94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9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10.01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10.05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10.09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10.13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10.17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10.21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10.25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10.29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10.334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23cm" svg:height="0.024cm" draw:transform="rotate (-1.5707963267949) translate (34.876cm 9.62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46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50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54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58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62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66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70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74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78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82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86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90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9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97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10.01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10.05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10.09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10.13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10.17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10.21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10.25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10.29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10.333cm)">
                    <text:p/>
                    <draw:enhanced-geometry svg:viewBox="0 0 21600 21600" draw:mirror-horizontal="false" draw:mirror-vertical="false" draw:type="rectangle" draw:enhanced-path="M 0 0 L 21600 0 21600 21600 0 21600 0 0 Z N"/>
                  </draw:custom-shape>
                </draw:g>
              </draw:g>
            </draw:g>
          </draw:g>
        </draw:g>
        <draw:g xml:id="id6" draw:id="id6">
          <draw:g>
            <draw:custom-shape draw:style-name="gr81" draw:text-style-name="P1" draw:layer="layout" svg:width="2.4cm" svg:height="1.4cm" svg:x="44.4cm" svg:y="6.4cm">
              <text:p/>
              <draw:enhanced-geometry svg:viewBox="0 0 21600 21600" draw:type="rectangle" draw:enhanced-path="M 0 0 L 21600 0 21600 21600 0 21600 0 0 Z N"/>
            </draw:custom-shape>
            <draw:line draw:style-name="gr82" draw:text-style-name="P1" draw:layer="layout" svg:x1="45cm" svg:y1="6.4cm" svg:x2="45cm" svg:y2="7.8cm">
              <text:p/>
            </draw:line>
            <draw:line draw:style-name="gr82" draw:text-style-name="P1" draw:layer="layout" svg:x1="45.4cm" svg:y1="6.4cm" svg:x2="45.4cm" svg:y2="7.8cm">
              <text:p/>
            </draw:line>
            <draw:line draw:style-name="gr82" draw:text-style-name="P1" draw:layer="layout" svg:x1="46cm" svg:y1="6.4cm" svg:x2="46cm" svg:y2="7.8cm">
              <text:p/>
            </draw:line>
            <draw:custom-shape draw:style-name="gr83" draw:text-style-name="P1" draw:layer="layout" svg:width="0.2cm" svg:height="0.2cm" svg:x="44.6cm" svg:y="6.6cm">
              <text:p/>
              <draw:enhanced-geometry svg:viewBox="0 0 21600 21600" draw:type="rectangle" draw:enhanced-path="M 0 0 L 21600 0 21600 21600 0 21600 0 0 Z N"/>
            </draw:custom-shape>
            <draw:custom-shape draw:style-name="gr83" draw:text-style-name="P1" draw:layer="layout" svg:width="0.2cm" svg:height="0.2cm" svg:x="44.6cm" svg:y="7cm">
              <text:p/>
              <draw:enhanced-geometry svg:viewBox="0 0 21600 21600" draw:type="rectangle" draw:enhanced-path="M 0 0 L 21600 0 21600 21600 0 21600 0 0 Z N"/>
            </draw:custom-shape>
            <draw:g>
              <draw:custom-shape draw:style-name="gr83" draw:text-style-name="P1" draw:layer="layout" svg:width="0.1cm" svg:height="0.1cm" svg:x="45.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1" draw:layer="layout" svg:width="0.1cm" svg:height="0.1cm" svg:x="45.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5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5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5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5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5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5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5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1" draw:layer="layout" svg:width="0.1cm" svg:height="0.1cm" svg:x="45.8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8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8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8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8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8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8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1" draw:layer="layout" svg:width="0.1cm" svg:height="0.1cm" svg:x="46.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6.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6.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6.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6.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6.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6.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6.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1" draw:layer="layout" svg:x1="46.4cm" svg:y1="6.4cm" svg:x2="46.4cm" svg:y2="7.8cm">
              <text:p/>
            </draw:line>
          </draw:g>
        </draw:g>
        <draw:g xml:id="id4" draw:id="id4">
          <draw:g>
            <draw:custom-shape draw:style-name="gr84" draw:text-style-name="P1" draw:layer="layout" svg:width="1.4cm" svg:height="0.8cm" svg:x="37.8cm" svg:y="7.1cm">
              <text:p/>
              <draw:enhanced-geometry svg:viewBox="0 0 21600 21600" draw:type="rectangle" draw:enhanced-path="M 0 0 L 21600 0 21600 21600 0 21600 0 0 Z N"/>
            </draw:custom-shape>
            <draw:line draw:style-name="gr82" draw:text-style-name="P1" draw:layer="layout" svg:x1="38.4cm" svg:y1="7.1cm" svg:x2="38.4cm" svg:y2="7.9cm">
              <text:p/>
            </draw:line>
            <draw:line draw:style-name="gr82" draw:text-style-name="P1" draw:layer="layout" svg:x1="38.8cm" svg:y1="7.1cm" svg:x2="38.8cm" svg:y2="7.9cm">
              <text:p/>
            </draw:line>
            <draw:custom-shape draw:style-name="gr85" draw:text-style-name="P1" draw:layer="layout" svg:width="0.1cm" svg:height="0.1cm" svg:x="38.2cm" svg:y="7.2cm">
              <text:p/>
              <draw:enhanced-geometry svg:viewBox="0 0 21600 21600" draw:type="rectangle" draw:enhanced-path="M 0 0 L 21600 0 21600 21600 0 21600 0 0 Z N"/>
            </draw:custom-shape>
            <draw:custom-shape draw:style-name="gr86" draw:text-style-name="P1" draw:layer="layout" svg:width="0.2cm" svg:height="0.2cm" svg:x="37.9cm" svg:y="7.6cm">
              <text:p/>
              <draw:enhanced-geometry svg:viewBox="0 0 21600 21600" draw:type="rectangle" draw:enhanced-path="M 0 0 L 21600 0 21600 21600 0 21600 0 0 Z N"/>
            </draw:custom-shape>
            <draw:custom-shape draw:style-name="gr85" draw:text-style-name="P1" draw:layer="layout" svg:width="0.1cm" svg:height="0.1cm" svg:x="38.051cm" svg:y="7.2cm">
              <text:p/>
              <draw:enhanced-geometry svg:viewBox="0 0 21600 21600" draw:type="rectangle" draw:enhanced-path="M 0 0 L 21600 0 21600 21600 0 21600 0 0 Z N"/>
            </draw:custom-shape>
            <draw:custom-shape draw:style-name="gr85" draw:text-style-name="P1" draw:layer="layout" svg:width="0.1cm" svg:height="0.1cm" svg:x="37.9cm" svg:y="7.2cm">
              <text:p/>
              <draw:enhanced-geometry svg:viewBox="0 0 21600 21600" draw:type="rectangle" draw:enhanced-path="M 0 0 L 21600 0 21600 21600 0 21600 0 0 Z N"/>
            </draw:custom-shape>
            <draw:g>
              <draw:custom-shape draw:style-name="gr87" draw:text-style-name="P1" draw:layer="layout" svg:width="0.1cm" svg:height="0.1cm" svg:x="39cm" svg:y="7.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1" draw:layer="layout" svg:width="0.1cm" svg:height="0.1cm" svg:x="39cm" svg:y="7.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1" draw:layer="layout" svg:width="0.1cm" svg:height="0.1cm" svg:x="39cm" svg:y="7.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38.5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1" draw:layer="layout" svg:width="0.1cm" svg:height="0.1cm" svg:x="3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1" draw:layer="layout" svg:x1="38.4cm" svg:y1="7.4cm" svg:x2="39.2cm" svg:y2="7.4cm">
              <text:p/>
            </draw:line>
            <draw:g>
              <draw:custom-shape draw:style-name="gr88" draw:text-style-name="P1" draw:layer="layout" svg:width="0.06cm" svg:height="0.06cm" svg:x="38.5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38.5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38.5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8" draw:text-style-name="P1" draw:layer="layout" svg:width="0.06cm" svg:height="0.06cm" svg:x="38.64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38.64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38.64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38.64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1" draw:layer="layout" svg:width="0.15cm" svg:height="0.4cm" svg:x="39.2cm" svg:y="7.1cm">
                <text:p/>
                <draw:enhanced-geometry svg:viewBox="0 0 21600 21600" draw:type="rectangle" draw:enhanced-path="M 0 0 L 21600 0 21600 21600 0 21600 0 0 Z N"/>
              </draw:custom-shape>
              <draw:custom-shape draw:style-name="gr90" draw:text-style-name="P1" draw:layer="layout" svg:width="0.15cm" svg:height="0.5cm" svg:x="39.2cm" svg:y="7.5cm">
                <text:p/>
                <draw:enhanced-geometry svg:viewBox="0 0 21600 21600" draw:type="rectangle" draw:enhanced-path="M 0 0 L 21600 0 21600 21600 0 21600 0 0 Z N"/>
              </draw:custom-shape>
              <draw:g>
                <draw:custom-shape draw:style-name="gr85" draw:text-style-name="P1" draw:layer="layout" svg:width="0.06cm" svg:height="0.06cm" svg:x="39.2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1" draw:layer="layout" svg:x1="39.2cm" svg:y1="7.1cm" svg:x2="39.2cm" svg:y2="8cm">
              <text:p/>
            </draw:line>
            <draw:g>
              <draw:custom-shape draw:style-name="gr89" draw:text-style-name="P1" draw:layer="layout" svg:width="0.15cm" svg:height="0.4cm" svg:x="39.35cm" svg:y="7.1cm">
                <text:p/>
                <draw:enhanced-geometry svg:viewBox="0 0 21600 21600" draw:type="rectangle" draw:enhanced-path="M 0 0 L 21600 0 21600 21600 0 21600 0 0 Z N"/>
              </draw:custom-shape>
              <draw:custom-shape draw:style-name="gr90" draw:text-style-name="P1" draw:layer="layout" svg:width="0.15cm" svg:height="0.5cm" svg:x="39.35cm" svg:y="7.5cm">
                <text:p/>
                <draw:enhanced-geometry svg:viewBox="0 0 21600 21600" draw:type="rectangle" draw:enhanced-path="M 0 0 L 21600 0 21600 21600 0 21600 0 0 Z N"/>
              </draw:custom-shape>
              <draw:g>
                <draw:custom-shape draw:style-name="gr85" draw:text-style-name="P1" draw:layer="layout" svg:width="0.06cm" svg:height="0.06cm" svg:x="39.3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1" draw:layer="layout" svg:width="0.15cm" svg:height="0.4cm" svg:x="39.5cm" svg:y="7.1cm">
                <text:p/>
                <draw:enhanced-geometry svg:viewBox="0 0 21600 21600" draw:type="rectangle" draw:enhanced-path="M 0 0 L 21600 0 21600 21600 0 21600 0 0 Z N"/>
              </draw:custom-shape>
              <draw:custom-shape draw:style-name="gr90" draw:text-style-name="P1" draw:layer="layout" svg:width="0.15cm" svg:height="0.5cm" svg:x="39.5cm" svg:y="7.5cm">
                <text:p/>
                <draw:enhanced-geometry svg:viewBox="0 0 21600 21600" draw:type="rectangle" draw:enhanced-path="M 0 0 L 21600 0 21600 21600 0 21600 0 0 Z N"/>
              </draw:custom-shape>
              <draw:g>
                <draw:custom-shape draw:style-name="gr85" draw:text-style-name="P1" draw:layer="layout" svg:width="0.06cm" svg:height="0.06cm" svg:x="39.5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1" draw:layer="layout" svg:width="0.15cm" svg:height="0.4cm" svg:x="39.65cm" svg:y="7.1cm">
                <text:p/>
                <draw:enhanced-geometry svg:viewBox="0 0 21600 21600" draw:type="rectangle" draw:enhanced-path="M 0 0 L 21600 0 21600 21600 0 21600 0 0 Z N"/>
              </draw:custom-shape>
              <draw:custom-shape draw:style-name="gr90" draw:text-style-name="P1" draw:layer="layout" svg:width="0.15cm" svg:height="0.5cm" svg:x="39.65cm" svg:y="7.5cm">
                <text:p/>
                <draw:enhanced-geometry svg:viewBox="0 0 21600 21600" draw:type="rectangle" draw:enhanced-path="M 0 0 L 21600 0 21600 21600 0 21600 0 0 Z N"/>
              </draw:custom-shape>
              <draw:g>
                <draw:custom-shape draw:style-name="gr85" draw:text-style-name="P1" draw:layer="layout" svg:width="0.06cm" svg:height="0.06cm" svg:x="39.6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1" draw:layer="layout" svg:x1="39.5cm" svg:y1="7.1cm" svg:x2="39.5cm" svg:y2="8cm">
              <text:p/>
            </draw:line>
            <draw:line draw:style-name="gr82" draw:text-style-name="P1" draw:layer="layout" svg:x1="39.35cm" svg:y1="7.1cm" svg:x2="39.35cm" svg:y2="8cm">
              <text:p/>
            </draw:line>
            <draw:line draw:style-name="gr82" draw:text-style-name="P1" draw:layer="layout" svg:x1="39.65cm" svg:y1="7.1cm" svg:x2="39.65cm" svg:y2="8cm">
              <text:p/>
            </draw:line>
            <draw:g>
              <draw:custom-shape draw:style-name="gr89" draw:text-style-name="P1" draw:layer="layout" svg:width="0.3cm" svg:height="0.4cm" svg:x="39.8cm" svg:y="7.1cm">
                <text:p/>
                <draw:enhanced-geometry svg:viewBox="0 0 21600 21600" draw:type="rectangle" draw:enhanced-path="M 0 0 L 21600 0 21600 21600 0 21600 0 0 Z N"/>
              </draw:custom-shape>
              <draw:custom-shape draw:style-name="gr90" draw:text-style-name="P1" draw:layer="layout" svg:width="0.3cm" svg:height="0.5cm" svg:x="39.8cm" svg:y="7.5cm">
                <text:p/>
                <draw:enhanced-geometry svg:viewBox="0 0 21600 21600" draw:type="rectangle" draw:enhanced-path="M 0 0 L 21600 0 21600 21600 0 21600 0 0 Z N"/>
              </draw:custom-shape>
              <draw:g>
                <draw:custom-shape draw:style-name="gr85" draw:text-style-name="P1" draw:layer="layout" svg:width="0.06cm" svg:height="0.06cm" svg:x="39.8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1" draw:layer="layout" svg:width="0.06cm" svg:height="0.06cm" svg:x="39.9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1" draw:layer="layout" svg:width="0.3cm" svg:height="0.4cm" svg:x="40.1cm" svg:y="7.1cm">
                <text:p/>
                <draw:enhanced-geometry svg:viewBox="0 0 21600 21600" draw:type="rectangle" draw:enhanced-path="M 0 0 L 21600 0 21600 21600 0 21600 0 0 Z N"/>
              </draw:custom-shape>
              <draw:custom-shape draw:style-name="gr90" draw:text-style-name="P1" draw:layer="layout" svg:width="0.3cm" svg:height="0.5cm" svg:x="40.1cm" svg:y="7.5cm">
                <text:p/>
                <draw:enhanced-geometry svg:viewBox="0 0 21600 21600" draw:type="rectangle" draw:enhanced-path="M 0 0 L 21600 0 21600 21600 0 21600 0 0 Z N"/>
              </draw:custom-shape>
              <draw:g>
                <draw:custom-shape draw:style-name="gr85" draw:text-style-name="P1" draw:layer="layout" svg:width="0.06cm" svg:height="0.06cm" svg:x="40.1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1" draw:layer="layout" svg:width="0.06cm" svg:height="0.06cm" svg:x="40.2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1" draw:layer="layout" svg:x1="40.1cm" svg:y1="7.1cm" svg:x2="40.1cm" svg:y2="8cm">
              <text:p/>
            </draw:line>
            <draw:line draw:style-name="gr82" draw:text-style-name="P1" draw:layer="layout" svg:x1="39.8cm" svg:y1="7.1cm" svg:x2="39.8cm" svg:y2="8cm">
              <text:p/>
            </draw:line>
          </draw:g>
        </draw:g>
        <draw:g xml:id="id2" draw:id="id2">
          <draw:g>
            <draw:custom-shape draw:style-name="gr91" draw:text-style-name="P1" draw:layer="layout" svg:width="2.6cm" svg:height="1.4cm" svg:x="31.1cm" svg:y="6.4cm">
              <text:p/>
              <draw:enhanced-geometry svg:viewBox="0 0 21600 21600" draw:type="rectangle" draw:enhanced-path="M 0 0 L 21600 0 21600 21600 0 21600 0 0 Z N"/>
            </draw:custom-shape>
            <draw:custom-shape draw:style-name="gr92" draw:text-style-name="P1" draw:layer="layout" svg:width="2.6cm" svg:height="0.2cm" svg:x="31.1cm" svg:y="6.6cm">
              <text:p/>
              <draw:enhanced-geometry svg:viewBox="0 0 21600 21600" draw:type="rectangle" draw:enhanced-path="M 0 0 L 21600 0 21600 21600 0 21600 0 0 Z N"/>
            </draw:custom-shape>
            <draw:line draw:style-name="gr82" draw:text-style-name="P1" draw:layer="layout" svg:x1="31.7cm" svg:y1="6.4cm" svg:x2="31.7cm" svg:y2="7.8cm">
              <text:p/>
            </draw:line>
            <draw:line draw:style-name="gr82" draw:text-style-name="P1" draw:layer="layout" svg:x1="32.1cm" svg:y1="6.4cm" svg:x2="32.1cm" svg:y2="7.8cm">
              <text:p/>
            </draw:line>
            <draw:line draw:style-name="gr82" draw:text-style-name="P1" draw:layer="layout" svg:x1="32.5cm" svg:y1="6.4cm" svg:x2="32.5cm" svg:y2="7.8cm">
              <text:p/>
            </draw:line>
            <draw:line draw:style-name="gr82" draw:text-style-name="P1" draw:layer="layout" svg:x1="32.9cm" svg:y1="6.4cm" svg:x2="32.9cm" svg:y2="7.8cm">
              <text:p/>
            </draw:line>
            <draw:line draw:style-name="gr82" draw:text-style-name="P1" draw:layer="layout" svg:x1="33.3cm" svg:y1="6.4cm" svg:x2="33.3cm" svg:y2="7.8cm">
              <text:p/>
            </draw:line>
          </draw:g>
        </draw:g>
        <draw:g xml:id="id3" draw:id="id3">
          <draw:custom-shape draw:style-name="gr93" draw:text-style-name="P1" draw:layer="layout" svg:width="1.265cm" svg:height="0.835cm" draw:transform="rotate (1.5707963267949) translate (42.14cm 10.734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1" draw:layer="layout" svg:width="0.34cm" svg:height="0.252cm" draw:transform="rotate (1.5707963267949) translate (42.716cm 9.766cm)">
            <text:p/>
            <draw:enhanced-geometry svg:viewBox="0 0 21600 21600" draw:mirror-horizontal="false" draw:mirror-vertical="false" draw:type="rectangle" draw:enhanced-path="M 0 0 L 21600 0 21600 21600 0 21600 0 0 Z N"/>
          </draw:custom-shape>
          <draw:custom-shape draw:style-name="gr78" draw:text-style-name="P1" draw:layer="layout" svg:width="0.268cm" svg:height="0.207cm" draw:transform="rotate (1.5707963267949) translate (42.449cm 9.703cm)">
            <text:p/>
            <draw:enhanced-geometry svg:viewBox="0 0 21600 21600" draw:mirror-horizontal="false" draw:mirror-vertical="false" draw:type="rectangle" draw:enhanced-path="M 0 0 L 21600 0 21600 21600 0 21600 0 0 Z N"/>
          </draw:custom-shape>
          <draw:custom-shape draw:style-name="gr78" draw:text-style-name="P1" draw:layer="layout" svg:width="0.268cm" svg:height="0.194cm" draw:transform="rotate (1.5707963267949) translate (42.183cm 9.7cm)">
            <text:p/>
            <draw:enhanced-geometry svg:viewBox="0 0 21600 21600" draw:mirror-horizontal="false" draw:mirror-vertical="false" draw:type="rectangle" draw:enhanced-path="M 0 0 L 21600 0 21600 21600 0 21600 0 0 Z N"/>
          </draw:custom-shape>
          <draw:custom-shape draw:style-name="gr78" draw:text-style-name="P1" draw:layer="layout" svg:width="0.117cm" svg:height="0.099cm" draw:transform="rotate (1.5707963267949) translate (42.893cm 10.629cm)">
            <text:p/>
            <draw:enhanced-geometry svg:viewBox="0 0 21600 21600" draw:mirror-horizontal="false" draw:mirror-vertical="false" draw:type="rectangle" draw:enhanced-path="M 0 0 L 21600 0 21600 21600 0 21600 0 0 Z N"/>
          </draw:custom-shape>
          <draw:custom-shape draw:style-name="gr78" draw:text-style-name="P1" draw:layer="layout" svg:width="0.224cm" svg:height="0.181cm" draw:transform="rotate (1.5707963267949) translate (42.819cm 10.376cm)">
            <text:p/>
            <draw:enhanced-geometry svg:viewBox="0 0 21600 21600" draw:mirror-horizontal="false" draw:mirror-vertical="false" draw:type="rectangle" draw:enhanced-path="M 0 0 L 21600 0 21600 21600 0 21600 0 0 Z N"/>
          </draw:custom-shape>
          <draw:custom-shape draw:style-name="gr78" draw:text-style-name="P1" draw:layer="layout" svg:width="0.111cm" svg:height="0.222cm" draw:transform="rotate (1.5707963267949) translate (42.794cm 9.997cm)">
            <text:p/>
            <draw:enhanced-geometry svg:viewBox="0 0 21600 21600" draw:mirror-horizontal="false" draw:mirror-vertical="false" draw:type="rectangle" draw:enhanced-path="M 0 0 L 21600 0 21600 21600 0 21600 0 0 Z N"/>
          </draw:custom-shape>
          <draw:custom-shape draw:style-name="gr94" draw:text-style-name="P1" draw:layer="layout" svg:width="0.05cm" svg:height="0.05cm" draw:transform="rotate (1.5707963267949) translate (42.171cm 1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05cm" svg:height="0.05cm" draw:transform="rotate (1.5707963267949) translate (42.171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05cm" svg:height="0.05cm" draw:transform="rotate (1.5707963267949) translate (42.9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05cm" svg:height="0.05cm" draw:transform="rotate (1.5707963267949) translate (42.897cm 10.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1" draw:layer="layout" svg:width="0.221cm" svg:height="0.216cm" draw:transform="rotate (1.5707963267949) translate (42.4cm 10.441cm)">
            <text:p/>
            <draw:enhanced-geometry svg:viewBox="0 0 21600 21600" draw:type="rectangle" draw:enhanced-path="M 0 0 L 21600 0 21600 21600 0 21600 0 0 Z N"/>
          </draw:custom-shape>
          <draw:custom-shape draw:style-name="gr76" draw:text-style-name="P1" draw:layer="layout" svg:width="0.144cm" svg:height="0.142cm" draw:transform="rotate (1.5707963267949) translate (42.403cm 9.912cm)">
            <text:p/>
            <draw:enhanced-geometry svg:viewBox="0 0 21600 21600" draw:type="rectangle" draw:enhanced-path="M 0 0 L 21600 0 21600 21600 0 21600 0 0 Z N"/>
          </draw:custom-shape>
          <draw:g>
            <draw:custom-shape draw:style-name="gr95" draw:text-style-name="P1" draw:layer="layout" svg:width="0.057cm" svg:height="0.331cm" draw:transform="rotate (-1.5707963267949) translate (42.917cm 10.036cm)">
              <text:p/>
              <draw:enhanced-geometry svg:viewBox="0 0 21600 21600" draw:mirror-horizontal="true" draw:type="rectangle" draw:enhanced-path="M 0 0 L 21600 0 21600 21600 0 21600 0 0 Z N"/>
            </draw:custom-shape>
            <draw:custom-shape draw:style-name="gr76" draw:text-style-name="P1" draw:layer="layout" svg:width="0.046cm" svg:height="0.2cm" draw:transform="rotate (-1.5707963267949) translate (42.91cm 10.02cm)">
              <text:p/>
              <draw:enhanced-geometry svg:viewBox="0 0 21600 21600" draw:mirror-horizontal="true" draw:type="rectangle" draw:enhanced-path="M 0 0 L 21600 0 21600 21600 0 21600 0 0 Z N"/>
            </draw:custom-shape>
          </draw:g>
          <draw:g>
            <draw:custom-shape draw:style-name="gr95" draw:text-style-name="P1" draw:layer="layout" svg:width="0.057cm" svg:height="0.331cm" draw:transform="rotate (1.5707963267949) translate (42.392cm 10.706cm)">
              <text:p/>
              <draw:enhanced-geometry svg:viewBox="0 0 21600 21600" draw:mirror-horizontal="false" draw:mirror-vertical="false" draw:type="rectangle" draw:enhanced-path="M 0 0 L 21600 0 21600 21600 0 21600 0 0 Z N"/>
            </draw:custom-shape>
            <draw:custom-shape draw:style-name="gr76" draw:text-style-name="P1" draw:layer="layout" svg:width="0.046cm" svg:height="0.2cm" draw:transform="rotate (1.5707963267949) translate (42.457cm 10.722cm)">
              <text:p/>
              <draw:enhanced-geometry svg:viewBox="0 0 21600 21600" draw:mirror-horizontal="false" draw:mirror-vertical="false" draw:type="rectangle" draw:enhanced-path="M 0 0 L 21600 0 21600 21600 0 21600 0 0 Z N"/>
            </draw:custom-shape>
          </draw:g>
          <draw:g>
            <draw:custom-shape draw:style-name="gr96" draw:text-style-name="P1" draw:layer="layout" svg:width="0.762cm" svg:height="0.091cm" draw:transform="rotate (1.5707963267949) translate (42.159cm 10.631cm)">
              <text:p/>
              <draw:enhanced-geometry svg:viewBox="0 0 21600 21600" draw:type="rectangle" draw:enhanced-path="M 0 0 L 21600 0 21600 21600 0 21600 0 0 Z N"/>
            </draw:custom-shape>
            <draw:g>
              <draw:g>
                <draw:custom-shape draw:style-name="gr80" draw:text-style-name="P1" draw:layer="layout" svg:width="0.023cm" svg:height="0.024cm" draw:transform="rotate (1.5707963267949) translate (42.212cm 10.622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584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546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50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4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432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394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356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31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2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243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205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16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129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091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053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015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9.97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9.939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9.901cm)">
                  <text:p/>
                  <draw:enhanced-geometry svg:viewBox="0 0 21600 21600" draw:type="rectangle" draw:enhanced-path="M 0 0 L 21600 0 21600 21600 0 21600 0 0 Z N"/>
                </draw:custom-shape>
              </draw:g>
              <draw:g>
                <draw:custom-shape draw:style-name="gr80" draw:text-style-name="P1" draw:layer="layout" svg:width="0.023cm" svg:height="0.024cm" draw:transform="rotate (1.5707963267949) translate (42.173cm 10.622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584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546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50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4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432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394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356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31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2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243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205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16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129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091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053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015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9.97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9.939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9.901cm)">
                  <text:p/>
                  <draw:enhanced-geometry svg:viewBox="0 0 21600 21600" draw:type="rectangle" draw:enhanced-path="M 0 0 L 21600 0 21600 21600 0 21600 0 0 Z N"/>
                </draw:custom-shape>
              </draw:g>
            </draw:g>
          </draw:g>
        </draw:g>
        <draw:connector draw:style-name="gr97" draw:text-style-name="P1" draw:layer="layout" svg:x1="35.2cm" svg:y1="9.297cm" svg:x2="32.4cm" svg:y2="7.8cm" draw:start-shape="id1" draw:start-glue-point="0" draw:end-shape="id2" draw:end-glue-point="2" svg:d="M35200 9297v-741h-2800v-756" svg:viewBox="0 0 2801 1498">
          <text:p/>
        </draw:connector>
        <draw:connector draw:style-name="gr97" draw:text-style-name="P1" draw:layer="layout" svg:x1="42.578cm" svg:y1="9.426cm" svg:x2="40.4cm" svg:y2="7.55cm" draw:start-shape="id3" draw:start-glue-point="0" draw:end-shape="id4" draw:end-glue-point="1" svg:d="M42578 9426v-1876h-2178" svg:viewBox="0 0 2179 1877">
          <text:p/>
        </draw:connector>
        <draw:connector draw:style-name="gr97" draw:text-style-name="P1" draw:layer="layout" draw:line-skew="-0.126cm" svg:x1="42.578cm" svg:y1="9.426cm" svg:x2="39cm" svg:y2="9.734cm" draw:start-shape="id3" draw:start-glue-point="0" draw:end-shape="id5" svg:d="M42578 9426v-626h-3578v934" svg:viewBox="0 0 3579 935">
          <text:p/>
        </draw:connector>
        <draw:connector draw:style-name="gr97" draw:text-style-name="P1" draw:layer="layout" svg:x1="37.8cm" svg:y1="7.55cm" svg:x2="35.2cm" svg:y2="9.297cm" draw:start-shape="id4" draw:start-glue-point="3" draw:end-shape="id1" draw:end-glue-point="0" svg:d="M37800 7550h-2600v1747" svg:viewBox="0 0 2601 1748">
          <text:p/>
        </draw:connector>
        <draw:connector draw:style-name="gr97" draw:text-style-name="P1" draw:layer="layout" draw:line-skew="0.179cm" svg:x1="45.6cm" svg:y1="7.8cm" svg:x2="42.578cm" svg:y2="9.426cm" draw:start-shape="id6" draw:end-shape="id3" draw:end-glue-point="0" svg:d="M45600 7800v1000h-3022v626" svg:viewBox="0 0 3023 1627">
          <text:p/>
        </draw:connector>
        <draw:custom-shape draw:style-name="gr98" draw:text-style-name="P3" draw:layer="layout" svg:width="24.399cm" svg:height="11.4cm" svg:x="17.001cm" svg:y="22cm">
          <text:p text:style-name="P2"><text:span text:style-name="T1">FORTE</text:span></text:p>
          <draw:enhanced-geometry svg:viewBox="0 0 21600 21600" draw:path-stretchpoint-x="10800" draw:path-stretchpoint-y="10800" draw:text-areas="?f3 ?f4 ?f5 ?f6" draw:type="round-rectangle" draw:modifiers="450.9078151039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5" draw:layer="layout" svg:width="4.6cm" svg:height="3.7cm" svg:x="17.6cm" svg:y="23cm">
          <text:p text:style-name="P4"><text:span text:style-name="T2">Remote-Resource</text:span></text:p>
          <text:p text:style-name="P4"><text:span text:style-name="T2">(Firmware)</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5" draw:layer="layout" svg:width="3cm" svg:height="4.001cm" svg:x="38cm" svg:y="22.999cm">
          <text:p text:style-name="P4"><text:span text:style-name="T2">Type-Library</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01" draw:text-style-name="P1" draw:layer="layout" svg:width="0.499cm" svg:height="0cm" svg:x="19.8cm" svg:y="24.6cm" svg:viewBox="0 0 500 0" draw:points="0,0 200,0 300,0 500,0">
          <text:p/>
        </draw:polyline>
        <draw:polyline draw:style-name="gr101" draw:text-style-name="P1" draw:layer="layout" svg:width="0.499cm" svg:height="0cm" svg:x="19.8cm" svg:y="25.8cm" svg:viewBox="0 0 500 0" draw:points="0,0 200,0 300,0 500,0">
          <text:p/>
        </draw:polyline>
        <draw:polyline draw:style-name="gr101" draw:text-style-name="P1" draw:layer="layout" svg:width="0.999cm" svg:height="0.299cm" svg:x="18.594cm" svg:y="24.7cm" svg:viewBox="0 0 1000 300" draw:points="0,0 300,0 300,300 1000,300">
          <text:p/>
        </draw:polyline>
        <draw:polyline draw:style-name="gr101" draw:text-style-name="P1" draw:layer="layout" svg:width="3.499cm" svg:height="1.199cm" svg:x="17.9cm" svg:y="24.6cm" svg:viewBox="0 0 3500 1200" draw:points="3200,0 3500,0 3500,900 0,900 0,1200 300,1200">
          <text:p/>
        </draw:polyline>
        <draw:custom-shape draw:style-name="gr102" draw:text-style-name="P5" draw:layer="layout" svg:width="5.7cm" svg:height="3.7cm" svg:x="22.8cm" svg:y="23cm">
          <text:p text:style-name="P4"><text:span text:style-name="T2">Resource 1</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1" draw:layer="layout" svg:width="0.993cm" svg:height="0.799cm" svg:x="23.5cm" svg:y="25.3cm" svg:viewBox="0 0 994 800" draw:points="0,800 294,800 294,0 994,0">
          <text:p/>
        </draw:polyline>
        <draw:polyline draw:style-name="gr40" draw:text-style-name="P1" draw:layer="layout" svg:width="2.299cm" svg:height="0.499cm" svg:x="23.494cm" svg:y="25.7cm" svg:viewBox="0 0 2300 500" draw:points="0,500 400,500 400,0 2300,0">
          <text:p/>
        </draw:polyline>
        <draw:polyline draw:style-name="gr40" draw:text-style-name="P1" draw:layer="layout" svg:width="1.399cm" svg:height="0.099cm" svg:x="26.194cm" svg:y="24.7cm" svg:viewBox="0 0 1400 100" draw:points="0,0 800,0 800,100 1400,100">
          <text:p/>
        </draw:polyline>
        <draw:polyline draw:style-name="gr40" draw:text-style-name="P1" draw:layer="layout" svg:width="2.299cm" svg:height="0.499cm" svg:x="23.494cm" svg:y="25.8cm" svg:viewBox="0 0 2300 500" draw:points="0,500 500,500 500,0 2300,0">
          <text:p/>
        </draw:polyline>
        <draw:polyline draw:style-name="gr40" draw:text-style-name="P1" draw:layer="layout" svg:width="0.993cm" svg:height="0.399cm" svg:x="23.5cm" svg:y="24.8cm" svg:viewBox="0 0 994 400" draw:points="0,0 200,0 194,400 994,400">
          <text:p/>
        </draw:polyline>
        <draw:polyline draw:style-name="gr40" draw:text-style-name="P1" draw:layer="layout" svg:width="0.993cm" svg:height="1.299cm" svg:x="23.5cm" svg:y="23.8cm" svg:viewBox="0 0 994 1300" draw:points="0,0 494,0 494,1300 994,1300">
          <text:p/>
        </draw:polyline>
        <draw:polyline draw:style-name="gr40" draw:text-style-name="P1" draw:layer="layout" svg:width="2.299cm" svg:height="0.899cm" svg:x="23.494cm" svg:y="23.7cm" svg:viewBox="0 0 2300 900" draw:points="0,0 600,0 600,900 2300,900">
          <text:p/>
        </draw:polyline>
        <draw:polyline draw:style-name="gr40" draw:text-style-name="P1" draw:layer="layout" svg:width="1.399cm" svg:height="0.999cm" svg:x="26.194cm" svg:y="23.6cm" svg:viewBox="0 0 1400 1000" draw:points="0,1000 1006,1000 1006,0 1400,0">
          <text:p/>
        </draw:polyline>
        <draw:polyline draw:style-name="gr40" draw:text-style-name="P1" draw:layer="layout" svg:width="1.399cm" svg:height="0.399cm" svg:x="26.194cm" svg:y="25.7cm" svg:viewBox="0 0 1400 400" draw:points="0,0 800,0 800,400 1400,400">
          <text:p/>
        </draw:polyline>
        <draw:polyline draw:style-name="gr101" draw:text-style-name="P1" draw:layer="layout" svg:width="2.299cm" svg:height="0.999cm" svg:x="23.494cm" svg:y="23.3cm" svg:viewBox="0 0 2300 1000" draw:points="0,0 700,0 700,1000 2300,1000">
          <text:p/>
        </draw:polyline>
        <draw:polyline draw:style-name="gr101" draw:text-style-name="P1" draw:layer="layout" svg:width="1.399cm" svg:height="0.999cm" svg:x="26.194cm" svg:y="23.3cm" svg:viewBox="0 0 1400 1000" draw:points="0,1000 906,1000 906,0 1400,0">
          <text:p/>
        </draw:polyline>
        <draw:polyline draw:style-name="gr101" draw:text-style-name="P1" draw:layer="layout" svg:width="1.399cm" svg:height="0.399cm" svg:x="26.194cm" svg:y="25.4cm" svg:viewBox="0 0 1400 400" draw:points="0,0 900,0 900,400 1400,400">
          <text:p/>
        </draw:polyline>
        <draw:polyline draw:style-name="gr101" draw:text-style-name="P1" draw:layer="layout" svg:width="0.799cm" svg:height="1.199cm" svg:x="27.394cm" svg:y="23.3cm" svg:viewBox="0 0 800 1200" draw:points="600,0 800,0 800,900 0,900 0,1200 200,1200">
          <text:p/>
        </draw:polyline>
        <draw:polyline draw:style-name="gr101" draw:text-style-name="P1" draw:layer="layout" svg:width="0.999cm" svg:height="0.299cm" svg:x="23.494cm" svg:y="24.5cm" svg:viewBox="0 0 1000 300" draw:points="0,0 300,0 300,300 1000,300">
          <text:p/>
        </draw:polyline>
        <draw:polyline draw:style-name="gr101" draw:text-style-name="P1" draw:layer="layout" svg:width="2.299cm" svg:height="0.399cm" svg:x="23.494cm" svg:y="25.4cm" svg:viewBox="0 0 2300 400" draw:points="0,400 200,400 200,200 2000,200 2000,0 2300,0">
          <text:p/>
        </draw:polyline>
        <draw:polygon draw:style-name="gr103" draw:text-style-name="P1" draw:layer="layout" svg:width="0.599cm" svg:height="0.799cm" svg:x="23cm" svg:y="25.7cm" svg:viewBox="0 0 600 800" draw:points="0,0 600,0 600,200 500,200 500,300 600,300 600,800 0,800 0,300 100,300 100,200 0,200">
          <text:p/>
        </draw:polygon>
        <draw:polygon draw:style-name="gr103" draw:text-style-name="P1" draw:layer="layout" svg:width="0.599cm" svg:height="0.799cm" svg:x="23cm" svg:y="24.4cm" svg:viewBox="0 0 600 800" draw:points="0,0 600,0 600,200 500,200 500,300 600,300 600,800 0,800 0,300 100,300 100,200 0,200">
          <text:p/>
        </draw:polygon>
        <draw:polygon draw:style-name="gr103" draw:text-style-name="P1" draw:layer="layout" svg:width="0.599cm" svg:height="0.799cm" svg:x="24.4cm" svg:y="24.7cm" svg:viewBox="0 0 600 800" draw:points="0,0 600,0 600,200 500,200 500,300 600,300 600,800 0,800 0,300 100,300 100,200 0,200">
          <text:p/>
        </draw:polygon>
        <draw:polygon draw:style-name="gr103" draw:text-style-name="P1" draw:layer="layout" svg:width="0.599cm" svg:height="0.799cm" svg:x="23cm" svg:y="23.2cm" svg:viewBox="0 0 600 800" draw:points="0,0 600,0 600,200 500,200 500,300 600,300 600,800 0,800 0,300 100,300 100,200 0,200">
          <text:p/>
        </draw:polygon>
        <draw:polygon draw:style-name="gr103" draw:text-style-name="P1" draw:layer="layout" svg:width="0.599cm" svg:height="0.799cm" svg:x="25.7cm" svg:y="25.3cm" svg:viewBox="0 0 600 800" draw:points="0,0 600,0 600,200 500,200 500,300 600,300 600,800 0,800 0,300 100,300 100,200 0,200">
          <text:p/>
        </draw:polygon>
        <draw:polygon draw:style-name="gr103" draw:text-style-name="P1" draw:layer="layout" svg:width="0.599cm" svg:height="0.799cm" svg:x="25.7cm" svg:y="24.2cm" svg:viewBox="0 0 600 800" draw:points="0,0 600,0 600,200 500,200 500,300 600,300 600,800 0,800 0,300 100,300 100,200 0,200">
          <text:p/>
        </draw:polygon>
        <draw:polygon draw:style-name="gr103" draw:text-style-name="P1" draw:layer="layout" svg:width="0.599cm" svg:height="0.799cm" svg:x="27.5cm" svg:y="24.4cm" svg:viewBox="0 0 600 800" draw:points="0,0 600,0 600,200 500,200 500,300 600,300 600,800 0,800 0,300 100,300 100,200 0,200">
          <text:p/>
        </draw:polygon>
        <draw:polygon draw:style-name="gr103" draw:text-style-name="P1" draw:layer="layout" svg:width="0.599cm" svg:height="0.799cm" svg:x="27.5cm" svg:y="23.2cm" svg:viewBox="0 0 600 800" draw:points="0,0 600,0 600,200 500,200 500,300 600,300 600,800 0,800 0,300 100,300 100,200 0,200">
          <text:p/>
        </draw:polygon>
        <draw:custom-shape draw:style-name="gr104" draw:text-style-name="P6" draw:layer="layout" svg:width="2.2cm" svg:height="0.4cm" svg:x="38.4cm" svg:y="24.4cm">
          <text:p text:style-name="P4"><text:span text:style-name="T3">FB'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6" draw:layer="layout" svg:width="2.2cm" svg:height="0.4cm" svg:x="38.4cm" svg:y="25.6cm">
          <text:p text:style-name="P4"><text:span text:style-name="T3">Resour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6" draw:layer="layout" svg:width="2.2cm" svg:height="0.4cm" svg:x="38.4cm" svg:y="23.8cm">
          <text:p text:style-name="P4"><text:span text:style-name="T3">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6" draw:layer="layout" svg:width="2.2cm" svg:height="0.4cm" svg:x="38.415cm" svg:y="24.997cm">
          <text:p text:style-name="P4"><text:span text:style-name="T3">Connec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6" draw:layer="layout" svg:width="2.2cm" svg:height="0.4cm" svg:x="35.2cm" svg:y="22.3cm">
          <text:p text:style-name="P4"><text:span text:style-name="T3">De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5" draw:layer="layout" svg:width="3cm" svg:height="1.2cm" svg:x="28.3cm" svg:y="28cm">
          <text:p text:style-name="P4"><text:span text:style-name="T2">Device</text:span></text:p>
          <text:p text:style-name="P4"><text:span text:style-name="T2">Log</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5" draw:layer="layout" svg:width="3cm" svg:height="1.2cm" svg:x="24.701cm" svg:y="28.001cm">
          <text:p text:style-name="P4"><text:span text:style-name="T2">Event Chain</text:span></text:p>
          <text:p text:style-name="P4"><text:span text:style-name="T2">Executo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5" draw:layer="layout" svg:width="3cm" svg:height="1.2cm" svg:x="21.3cm" svg:y="28cm">
          <text:p text:style-name="P4"><text:span text:style-name="T2">External Event</text:span></text:p>
          <text:p text:style-name="P4"><text:span text:style-name="T2">Manag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5" draw:layer="layout" svg:width="23cm" svg:height="3cm" svg:x="17.9cm" svg:y="30cm">
          <text:p text:style-name="P4"><text:span text:style-name="T2">FORTE Abstraction Lay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5" draw:layer="layout" svg:width="3.7cm" svg:height="0.8cm" svg:x="18.3cm" svg:y="31.8cm">
          <text:p text:style-name="P4"><text:span text:style-name="T2">Interrupt-Handling</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5" draw:layer="layout" svg:width="3.7cm" svg:height="0.8cm" svg:x="22.401cm" svg:y="31.801cm">
          <text:p text:style-name="P4"><text:span text:style-name="T2">Device I/O</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5" draw:layer="layout" svg:width="3.7cm" svg:height="0.8cm" svg:x="26.301cm" svg:y="31.801cm">
          <text:p text:style-name="P4"><text:span text:style-name="T2">Memory</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5" draw:layer="layout" svg:width="3.7cm" svg:height="0.8cm" svg:x="30.201cm" svg:y="31.801cm">
          <text:p text:style-name="P4"><text:span text:style-name="T2">Timer</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5" draw:layer="layout" svg:width="3.7cm" svg:height="0.8cm" svg:x="34.702cm" svg:y="31.802cm">
          <text:p text:style-name="P4"><text:span text:style-name="T2">Network</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3" draw:layer="layout" svg:width="24.399cm" svg:height="1cm" svg:x="17.001cm" svg:y="33.8cm">
          <text:p text:style-name="P2"><text:span text:style-name="T1">Device specific Hardware &amp; Operating System</text:span></text:p>
          <draw:enhanced-geometry svg:viewBox="0 0 21600 21600" draw:path-stretchpoint-x="10800" draw:path-stretchpoint-y="10800" draw:text-areas="?f3 ?f4 ?f5 ?f6" draw:type="round-rectangle" draw:modifiers="3582.01798201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09" draw:text-style-name="P8" draw:layer="layout" svg:width="2.099cm" svg:height="0.799cm" svg:x="17.8cm" svg:y="24.5cm" svg:viewBox="0 0 2100 800" draw:points="0,0 2100,0 2100,200 2000,200 2000,300 2100,300 2100,800 0,800 0,300 100,300 100,200 0,200">
          <text:p text:style-name="P7"><text:span text:style-name="T4">E_RESTART</text:span></text:p>
        </draw:polygon>
        <draw:polygon draw:style-name="gr109" draw:text-style-name="P8" draw:layer="layout" svg:width="0.999cm" svg:height="0.799cm" svg:x="20.2cm" svg:y="24.5cm" svg:viewBox="0 0 1000 800" draw:points="0,0 1000,0 1000,200 900,200 900,300 1000,300 1000,800 0,800 0,300 100,300 100,200 0,200">
          <text:p text:style-name="P7"><text:span text:style-name="T4">E_SR</text:span></text:p>
        </draw:polygon>
        <draw:polygon draw:style-name="gr109" draw:text-style-name="P8" draw:layer="layout" svg:width="1.799cm" svg:height="0.799cm" svg:x="20.2cm" svg:y="25.7cm" svg:viewBox="0 0 1800 800" draw:points="0,0 1800,0 1800,200 1700,200 1700,300 1794,300 1800,800 0,800 0,300 100,300 100,200 0,200">
          <text:p text:style-name="P7"><text:span text:style-name="T4">DEV_MGR</text:span></text:p>
        </draw:polygon>
        <draw:polygon draw:style-name="gr109" draw:text-style-name="P8" draw:layer="layout" svg:width="1.799cm" svg:height="0.799cm" svg:x="18.1cm" svg:y="25.7cm" svg:viewBox="0 0 1800 800" draw:points="0,0 1800,0 1800,200 1700,200 1700,300 1794,300 1800,800 0,800 0,300 100,300 100,200 0,200">
          <text:p text:style-name="P7"><text:span text:style-name="T4">Server_2_1</text:span></text:p>
        </draw:polygon>
        <draw:custom-shape draw:style-name="gr102" draw:text-style-name="P5" draw:layer="layout" svg:width="5.7cm" svg:height="3.7cm" svg:x="29.1cm" svg:y="23cm">
          <text:p text:style-name="P4"><text:span text:style-name="T2">Resource n</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1" draw:layer="layout" svg:width="0.793cm" svg:height="0.799cm" svg:x="30cm" svg:y="25.3cm" svg:viewBox="0 0 794 800" draw:points="0,800 200,800 200,0 794,0">
          <text:p/>
        </draw:polyline>
        <draw:polyline draw:style-name="gr40" draw:text-style-name="P1" draw:layer="layout" svg:width="2.299cm" svg:height="0.499cm" svg:x="29.8cm" svg:y="25.7cm" svg:viewBox="0 0 2300 500" draw:points="0,500 606,500 600,0 2300,0">
          <text:p/>
        </draw:polyline>
        <draw:polyline draw:style-name="gr40" draw:text-style-name="P1" draw:layer="layout" svg:width="1.399cm" svg:height="0.099cm" svg:x="32.494cm" svg:y="24.7cm" svg:viewBox="0 0 1400 100" draw:points="0,0 800,0 800,100 1400,100">
          <text:p/>
        </draw:polyline>
        <draw:polyline draw:style-name="gr40" draw:text-style-name="P1" draw:layer="layout" svg:width="2.093cm" svg:height="0.499cm" svg:x="30cm" svg:y="25.8cm" svg:viewBox="0 0 2094 500" draw:points="0,500 500,500 500,0 2094,0">
          <text:p/>
        </draw:polyline>
        <draw:polyline draw:style-name="gr40" draw:text-style-name="P1" draw:layer="layout" svg:width="0.993cm" svg:height="0.399cm" svg:x="29.8cm" svg:y="24.8cm" svg:viewBox="0 0 994 400" draw:points="0,0 200,0 194,400 994,400">
          <text:p/>
        </draw:polyline>
        <draw:polyline draw:style-name="gr40" draw:text-style-name="P1" draw:layer="layout" svg:width="0.993cm" svg:height="1.299cm" svg:x="29.8cm" svg:y="23.8cm" svg:viewBox="0 0 994 1300" draw:points="0,0 494,0 494,1300 994,1300">
          <text:p/>
        </draw:polyline>
        <draw:polyline draw:style-name="gr40" draw:text-style-name="P1" draw:layer="layout" svg:width="2.299cm" svg:height="0.899cm" svg:x="29.794cm" svg:y="23.7cm" svg:viewBox="0 0 2300 900" draw:points="0,0 600,0 600,900 2300,900">
          <text:p/>
        </draw:polyline>
        <draw:polyline draw:style-name="gr40" draw:text-style-name="P1" draw:layer="layout" svg:width="1.399cm" svg:height="0.999cm" svg:x="32.494cm" svg:y="23.6cm" svg:viewBox="0 0 1400 1000" draw:points="0,1000 1006,1000 1006,0 1400,0">
          <text:p/>
        </draw:polyline>
        <draw:polyline draw:style-name="gr40" draw:text-style-name="P1" draw:layer="layout" svg:width="1.399cm" svg:height="0.399cm" svg:x="32.494cm" svg:y="25.7cm" svg:viewBox="0 0 1400 400" draw:points="0,0 800,0 800,400 1400,400">
          <text:p/>
        </draw:polyline>
        <draw:polyline draw:style-name="gr101" draw:text-style-name="P1" draw:layer="layout" svg:width="2.299cm" svg:height="0.999cm" svg:x="29.794cm" svg:y="23.3cm" svg:viewBox="0 0 2300 1000" draw:points="0,0 700,0 700,1000 2300,1000">
          <text:p/>
        </draw:polyline>
        <draw:polyline draw:style-name="gr101" draw:text-style-name="P1" draw:layer="layout" svg:width="1.399cm" svg:height="0.999cm" svg:x="32.494cm" svg:y="23.3cm" svg:viewBox="0 0 1400 1000" draw:points="0,1000 906,1000 906,0 1400,0">
          <text:p/>
        </draw:polyline>
        <draw:polyline draw:style-name="gr101" draw:text-style-name="P1" draw:layer="layout" svg:width="1.399cm" svg:height="0.399cm" svg:x="32.494cm" svg:y="25.4cm" svg:viewBox="0 0 1400 400" draw:points="0,0 900,0 900,400 1400,400">
          <text:p/>
        </draw:polyline>
        <draw:polyline draw:style-name="gr101" draw:text-style-name="P1" draw:layer="layout" svg:width="0.799cm" svg:height="1.199cm" svg:x="33.694cm" svg:y="23.3cm" svg:viewBox="0 0 800 1200" draw:points="600,0 800,0 800,900 0,900 0,1200 200,1200">
          <text:p/>
        </draw:polyline>
        <draw:polyline draw:style-name="gr101" draw:text-style-name="P1" draw:layer="layout" svg:width="0.999cm" svg:height="0.299cm" svg:x="29.794cm" svg:y="24.5cm" svg:viewBox="0 0 1000 300" draw:points="0,0 300,0 300,300 1000,300">
          <text:p/>
        </draw:polyline>
        <draw:polyline draw:style-name="gr101" draw:text-style-name="P1" draw:layer="layout" svg:width="2.093cm" svg:height="0.399cm" svg:x="30cm" svg:y="25.4cm" svg:viewBox="0 0 2094 400" draw:points="0,400 300,400 300,200 1794,200 1794,0 2094,0">
          <text:p/>
        </draw:polyline>
        <draw:polygon draw:style-name="gr103" draw:text-style-name="P1" draw:layer="layout" svg:width="0.599cm" svg:height="0.799cm" svg:x="29.3cm" svg:y="24.4cm" svg:viewBox="0 0 600 800" draw:points="0,0 600,0 600,200 500,200 500,300 600,300 600,800 0,800 0,300 100,300 100,200 0,200">
          <text:p/>
        </draw:polygon>
        <draw:polygon draw:style-name="gr103" draw:text-style-name="P1" draw:layer="layout" svg:width="0.599cm" svg:height="0.799cm" svg:x="30.7cm" svg:y="24.7cm" svg:viewBox="0 0 600 800" draw:points="0,0 600,0 600,200 500,200 500,300 600,300 600,800 0,800 0,300 100,300 100,200 0,200">
          <text:p/>
        </draw:polygon>
        <draw:polygon draw:style-name="gr103" draw:text-style-name="P1" draw:layer="layout" svg:width="0.599cm" svg:height="0.799cm" svg:x="29.3cm" svg:y="23.2cm" svg:viewBox="0 0 600 800" draw:points="0,0 600,0 600,200 500,200 500,300 600,300 600,800 0,800 0,300 100,300 100,200 0,200">
          <text:p/>
        </draw:polygon>
        <draw:polygon draw:style-name="gr103" draw:text-style-name="P1" draw:layer="layout" svg:width="0.599cm" svg:height="0.799cm" svg:x="32cm" svg:y="25.3cm" svg:viewBox="0 0 600 800" draw:points="0,0 600,0 600,200 500,200 500,300 600,300 600,800 0,800 0,300 100,300 100,200 0,200">
          <text:p/>
        </draw:polygon>
        <draw:polygon draw:style-name="gr103" draw:text-style-name="P1" draw:layer="layout" svg:width="0.599cm" svg:height="0.799cm" svg:x="32cm" svg:y="24.2cm" svg:viewBox="0 0 600 800" draw:points="0,0 600,0 600,200 500,200 500,300 600,300 600,800 0,800 0,300 100,300 100,200 0,200">
          <text:p/>
        </draw:polygon>
        <draw:polygon draw:style-name="gr103" draw:text-style-name="P1" draw:layer="layout" svg:width="0.599cm" svg:height="0.799cm" svg:x="33.8cm" svg:y="24.4cm" svg:viewBox="0 0 600 800" draw:points="0,0 600,0 600,200 500,200 500,300 600,300 600,800 0,800 0,300 100,300 100,200 0,200">
          <text:p/>
        </draw:polygon>
        <draw:polygon draw:style-name="gr103" draw:text-style-name="P1" draw:layer="layout" svg:width="0.599cm" svg:height="0.799cm" svg:x="33.8cm" svg:y="23.2cm" svg:viewBox="0 0 600 800" draw:points="0,0 600,0 600,200 500,200 500,300 600,300 600,800 0,800 0,300 100,300 100,200 0,200">
          <text:p/>
        </draw:polygon>
        <draw:polygon draw:style-name="gr109" draw:text-style-name="P8" draw:layer="layout" svg:width="0.799cm" svg:height="0.799cm" svg:x="33.8cm" svg:y="25.7cm" svg:viewBox="0 0 800 800" draw:points="0,0 800,0 800,200 700,200 700,300 800,300 800,800 0,800 0,300 100,300 100,200 0,200">
          <text:p text:style-name="P7"><text:span text:style-name="T4">SIFB</text:span></text:p>
        </draw:polygon>
        <draw:polyline draw:style-name="gr110" draw:text-style-name="P1" draw:layer="layout" svg:width="1.299cm" svg:height="0cm" svg:x="28.2cm" svg:y="25.8cm" svg:viewBox="0 0 1300 0" draw:points="0,0 200,0 1300,0 1200,0">
          <text:p/>
        </draw:polyline>
        <draw:polygon draw:style-name="gr109" draw:text-style-name="P8" draw:layer="layout" svg:width="0.799cm" svg:height="0.799cm" svg:x="27.5cm" svg:y="25.7cm" svg:viewBox="0 0 800 800" draw:points="0,0 800,0 800,200 700,200 700,300 800,300 800,800 0,800 0,300 100,300 100,200 0,200">
          <text:p text:style-name="P7"><text:span text:style-name="T4">SIFB</text:span></text:p>
        </draw:polygon>
        <draw:polygon draw:style-name="gr109" draw:text-style-name="P8" draw:layer="layout" svg:width="0.799cm" svg:height="0.799cm" svg:x="29.3cm" svg:y="25.7cm" svg:viewBox="0 0 800 800" draw:points="0,0 800,0 800,200 700,200 700,300 800,300 800,800 0,800 0,300 100,300 100,200 0,200">
          <text:p text:style-name="P7"><text:span text:style-name="T4">SIFB</text:span></text:p>
        </draw:polygon>
      </draw:page>
      <draw:page draw:name="ide" draw:style-name="dp1" draw:master-page-name="Default">
        <draw:g>
          <draw:g>
            <draw:custom-shape draw:style-name="gr111" draw:text-style-name="P1" draw:layer="layout" svg:width="9cm" svg:height="5.8cm" svg:x="24.4cm" svg:y="3.5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2" draw:text-style-name="P1" draw:layer="layout" svg:width="6.1cm" svg:height="2.1cm" svg:x="26.9cm" svg:y="4.4cm">
                <text:p/>
                <draw:enhanced-geometry svg:viewBox="0 0 21600 21600" draw:type="rectangle" draw:enhanced-path="M 0 0 L 21600 0 21600 21600 0 21600 0 0 Z N"/>
              </draw:custom-shape>
              <draw:g>
                <draw:polygon draw:style-name="gr113" draw:text-style-name="P1" draw:layer="layout" svg:width="0.699cm" svg:height="0.999cm" svg:x="28.55cm" svg:y="5.05cm" svg:viewBox="0 0 700 1000" draw:points="0,0 700,0 700,200 600,200 600,300 700,300 700,1000 0,1000 0,300 100,300 100,200 0,200">
                  <text:p/>
                </draw:polygon>
                <draw:polygon draw:style-name="gr113" draw:text-style-name="P1" draw:layer="layout" svg:width="0.699cm" svg:height="0.999cm" svg:x="27.35cm" svg:y="5.05cm" svg:viewBox="0 0 700 1000" draw:points="0,0 700,0 700,200 600,200 600,300 700,300 700,1000 0,1000 0,300 100,300 100,200 0,200">
                  <text:p/>
                </draw:polygon>
                <draw:polygon draw:style-name="gr113" draw:text-style-name="P1" draw:layer="layout" svg:width="0.699cm" svg:height="0.999cm" svg:x="29.65cm" svg:y="4.85cm" svg:viewBox="0 0 700 1000" draw:points="0,0 700,0 700,200 600,200 600,300 700,300 700,1000 0,1000 0,300 100,300 100,200 0,200">
                  <text:p/>
                </draw:polygon>
                <draw:polygon draw:style-name="gr113" draw:text-style-name="P1" draw:layer="layout" svg:width="0.699cm" svg:height="0.999cm" svg:x="31.85cm" svg:y="5.05cm" svg:viewBox="0 0 700 1000" draw:points="0,0 700,0 700,200 600,200 600,300 700,300 700,1000 0,1000 0,300 100,300 100,200 0,200">
                  <text:p/>
                </draw:polygon>
                <draw:polygon draw:style-name="gr113" draw:text-style-name="P1" draw:layer="layout" svg:width="0.699cm" svg:height="0.999cm" svg:x="30.75cm" svg:y="5.05cm" svg:viewBox="0 0 700 1000" draw:points="0,0 700,0 700,200 600,200 600,300 700,300 700,1000 0,1000 0,300 100,300 100,200 0,200">
                  <text:p/>
                </draw:polygon>
                <draw:polyline draw:style-name="gr114" draw:text-style-name="P1" draw:layer="layout" svg:width="1.699cm" svg:height="0.199cm" svg:x="27.95cm" svg:y="4.95cm" svg:viewBox="0 0 1700 200" draw:points="0,200 400,200 400,0 1700,0">
                  <text:p/>
                </draw:polyline>
                <draw:polyline draw:style-name="gr114" draw:text-style-name="P1" draw:layer="layout" svg:width="0.499cm" svg:height="0.199cm" svg:x="30.25cm" svg:y="4.95cm" svg:viewBox="0 0 500 200" draw:points="0,0 300,0 300,200 500,200">
                  <text:p/>
                </draw:polyline>
                <draw:polyline draw:style-name="gr114" draw:text-style-name="P1" draw:layer="layout" svg:width="0.499cm" svg:height="0.199cm" svg:x="30.25cm" svg:y="5.35cm" svg:viewBox="0 0 500 200" draw:points="0,0 300,0 300,200 500,200">
                  <text:p/>
                </draw:polyline>
                <draw:polyline draw:style-name="gr114" draw:text-style-name="P1" draw:layer="layout" svg:width="0.599cm" svg:height="0.199cm" svg:x="30.15cm" svg:y="5.55cm" svg:viewBox="0 0 600 200" draw:points="0,0 300,0 300,200 600,200">
                  <text:p/>
                </draw:polyline>
                <draw:line draw:style-name="gr114" draw:text-style-name="P1" draw:layer="layout" svg:x1="27.75cm" svg:y1="5.75cm" svg:x2="28.55cm" svg:y2="5.75cm">
                  <text:p/>
                </draw:line>
                <draw:polyline draw:style-name="gr114" draw:text-style-name="P1" draw:layer="layout" svg:width="0.499cm" svg:height="0.199cm" svg:x="29.15cm" svg:y="5.35cm" svg:viewBox="0 0 500 200" draw:points="0,200 200,200 200,0 500,0">
                  <text:p/>
                </draw:polyline>
                <draw:line draw:style-name="gr114" draw:text-style-name="P1" draw:layer="layout" svg:x1="27.75cm" svg:y1="5.95cm" svg:x2="28.55cm" svg:y2="5.95cm">
                  <text:p/>
                </draw:line>
                <draw:line draw:style-name="gr114" draw:text-style-name="P1" draw:layer="layout" svg:x1="27.75cm" svg:y1="5.55cm" svg:x2="28.55cm" svg:y2="5.55cm">
                  <text:p/>
                </draw:line>
                <draw:line draw:style-name="gr114" draw:text-style-name="P1" draw:layer="layout" svg:x1="27.85cm" svg:y1="5.15cm" svg:x2="28.65cm" svg:y2="5.15cm">
                  <text:p/>
                </draw:line>
                <draw:polyline draw:style-name="gr114" draw:text-style-name="P1" draw:layer="layout" svg:width="0.499cm" svg:height="0.199cm" svg:x="29.15cm" svg:y="5.55cm" svg:viewBox="0 0 500 200" draw:points="0,200 300,200 300,0 500,0">
                  <text:p/>
                </draw:polyline>
                <draw:line draw:style-name="gr114" draw:text-style-name="P1" draw:layer="layout" svg:x1="29.15cm" svg:y1="5.95cm" svg:x2="30.85cm" svg:y2="5.95cm">
                  <text:p/>
                </draw:line>
                <draw:line draw:style-name="gr114" draw:text-style-name="P1" draw:layer="layout" svg:x1="31.15cm" svg:y1="5.75cm" svg:x2="31.95cm" svg:y2="5.75cm">
                  <text:p/>
                </draw:line>
                <draw:line draw:style-name="gr114" draw:text-style-name="P1" draw:layer="layout" svg:x1="31.15cm" svg:y1="5.95cm" svg:x2="31.95cm" svg:y2="5.95cm">
                  <text:p/>
                </draw:line>
                <draw:line draw:style-name="gr114" draw:text-style-name="P1" draw:layer="layout" svg:x1="31.15cm" svg:y1="5.55cm" svg:x2="31.95cm" svg:y2="5.55cm">
                  <text:p/>
                </draw:line>
                <draw:line draw:style-name="gr114" draw:text-style-name="P1" draw:layer="layout" svg:x1="31.25cm" svg:y1="5.15cm" svg:x2="32.05cm" svg:y2="5.15cm">
                  <text:p/>
                </draw:line>
              </draw:g>
            </draw:g>
            <draw:g>
              <draw:custom-shape draw:style-name="gr112" draw:text-style-name="P1" draw:layer="layout" svg:width="6.1cm" svg:height="2.1cm" svg:x="26.9cm" svg:y="6.8cm">
                <text:p/>
                <draw:enhanced-geometry svg:viewBox="0 0 21600 21600" draw:type="rectangle" draw:enhanced-path="M 0 0 L 21600 0 21600 21600 0 21600 0 0 Z N"/>
              </draw:custom-shape>
              <draw:g>
                <draw:line draw:style-name="gr115" draw:text-style-name="P1" draw:layer="layout" svg:x1="27.3cm" svg:y1="7.85cm" svg:x2="32.6cm" svg:y2="7.85cm">
                  <text:p/>
                </draw:line>
                <draw:custom-shape draw:style-name="gr116" draw:text-style-name="P1" draw:layer="layout" svg:width="1.1cm" svg:height="0.4cm" svg:x="28.7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1" draw:layer="layout" svg:width="1.1cm" svg:height="0.4cm" svg:x="30.1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6" draw:text-style-name="P1" draw:layer="layout" svg:width="1.1cm" svg:height="0.4cm" svg:x="27.3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1" draw:layer="layout" svg:x1="27.85cm" svg:y1="8.35cm" svg:x2="27.85cm" svg:y2="7.85cm">
                    <text:p/>
                  </draw:line>
                </draw:g>
                <draw:line draw:style-name="gr115" draw:text-style-name="P1" draw:layer="layout" svg:x1="29.25cm" svg:y1="8.35cm" svg:x2="29.25cm" svg:y2="7.85cm">
                  <text:p/>
                </draw:line>
                <draw:line draw:style-name="gr115" draw:text-style-name="P1" draw:layer="layout" svg:x1="30.65cm" svg:y1="8.35cm" svg:x2="30.65cm" svg:y2="7.85cm">
                  <text:p/>
                </draw:line>
                <draw:g>
                  <draw:custom-shape draw:style-name="gr116" draw:text-style-name="P1" draw:layer="layout" svg:width="1.1cm" svg:height="0.4cm" svg:x="31.5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1" draw:layer="layout" svg:x1="32.05cm" svg:y1="8.35cm" svg:x2="32.05cm" svg:y2="7.85cm">
                    <text:p/>
                  </draw:line>
                </draw:g>
                <draw:g>
                  <draw:custom-shape draw:style-name="gr116" draw:text-style-name="P1" draw:layer="layout" svg:width="1.1cm" svg:height="0.4cm" svg:x="29.4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1" draw:layer="layout" svg:x1="29.95cm" svg:y1="7.85cm" svg:x2="29.95cm" svg:y2="7.15cm">
                    <text:p/>
                  </draw:line>
                </draw:g>
                <draw:g>
                  <draw:custom-shape draw:style-name="gr116" draw:text-style-name="P1" draw:layer="layout" svg:width="1.1cm" svg:height="0.4cm" svg:x="2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1" draw:layer="layout" svg:x1="28.55cm" svg:y1="7.85cm" svg:x2="28.55cm" svg:y2="7.15cm">
                    <text:p/>
                  </draw:line>
                </draw:g>
                <draw:g>
                  <draw:custom-shape draw:style-name="gr116" draw:text-style-name="P1" draw:layer="layout" svg:width="1.1cm" svg:height="0.4cm" svg:x="30.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1" draw:layer="layout" svg:x1="31.35cm" svg:y1="7.85cm" svg:x2="31.35cm" svg:y2="7.15cm">
                    <text:p/>
                  </draw:line>
                </draw:g>
              </draw:g>
            </draw:g>
            <draw:g>
              <draw:line draw:style-name="gr117" draw:text-style-name="P1" draw:layer="layout" svg:x1="32.543cm" svg:y1="4.262cm" svg:x2="32.943cm" svg:y2="3.862cm">
                <text:p/>
              </draw:line>
              <draw:line draw:style-name="gr117" draw:text-style-name="P1" draw:layer="layout" svg:x1="32.543cm" svg:y1="3.862cm" svg:x2="32.943cm" svg:y2="4.262cm">
                <text:p/>
              </draw:line>
            </draw:g>
            <draw:g>
              <draw:custom-shape draw:style-name="gr118" draw:text-style-name="P1" draw:layer="layout" svg:width="1.8cm" svg:height="4.5cm" svg:x="24.8cm" svg:y="4.4cm">
                <text:p/>
                <draw:enhanced-geometry svg:viewBox="0 0 21600 21600" draw:type="rectangle" draw:enhanced-path="M 0 0 L 21600 0 21600 21600 0 21600 0 0 Z N"/>
              </draw:custom-shape>
              <draw:line draw:style-name="gr119" draw:text-style-name="P1" draw:layer="layout" svg:x1="25cm" svg:y1="4.8cm" svg:x2="26.4cm" svg:y2="4.8cm">
                <text:p/>
              </draw:line>
              <draw:line draw:style-name="gr120" draw:text-style-name="P1" draw:layer="layout" svg:x1="25.3cm" svg:y1="5.1cm" svg:x2="26.4cm" svg:y2="5.1cm">
                <text:p/>
              </draw:line>
              <draw:line draw:style-name="gr121" draw:text-style-name="P1" draw:layer="layout" svg:x1="25.3cm" svg:y1="5.4cm" svg:x2="26.4cm" svg:y2="5.4cm">
                <text:p/>
              </draw:line>
              <draw:line draw:style-name="gr120" draw:text-style-name="P1" draw:layer="layout" svg:x1="25.3cm" svg:y1="8.1cm" svg:x2="26.4cm" svg:y2="8.1cm">
                <text:p/>
              </draw:line>
              <draw:line draw:style-name="gr121" draw:text-style-name="P1" draw:layer="layout" svg:x1="25.7cm" svg:y1="7.8cm" svg:x2="26.4cm" svg:y2="7.8cm">
                <text:p/>
              </draw:line>
              <draw:line draw:style-name="gr121" draw:text-style-name="P1" draw:layer="layout" svg:x1="25.7cm" svg:y1="7.2cm" svg:x2="26.4cm" svg:y2="7.2cm">
                <text:p/>
              </draw:line>
              <draw:line draw:style-name="gr119" draw:text-style-name="P1" draw:layer="layout" svg:x1="25.3cm" svg:y1="6.6cm" svg:x2="26.4cm" svg:y2="6.6cm">
                <text:p/>
              </draw:line>
              <draw:line draw:style-name="gr120" draw:text-style-name="P1" draw:layer="layout" svg:x1="25.3cm" svg:y1="6cm" svg:x2="26.4cm" svg:y2="6cm">
                <text:p/>
              </draw:line>
              <draw:line draw:style-name="gr119" draw:text-style-name="P1" draw:layer="layout" svg:x1="25.7cm" svg:y1="6.9cm" svg:x2="26.4cm" svg:y2="6.9cm">
                <text:p/>
              </draw:line>
              <draw:line draw:style-name="gr120" draw:text-style-name="P1" draw:layer="layout" svg:x1="25.3cm" svg:y1="7.5cm" svg:x2="26.4cm" svg:y2="7.5cm">
                <text:p/>
              </draw:line>
              <draw:line draw:style-name="gr119" draw:text-style-name="P1" draw:layer="layout" svg:x1="25cm" svg:y1="6.3cm" svg:x2="26.4cm" svg:y2="6.3cm">
                <text:p/>
              </draw:line>
              <draw:line draw:style-name="gr119" draw:text-style-name="P1" draw:layer="layout" svg:x1="25.7cm" svg:y1="5.7cm" svg:x2="26.4cm" svg:y2="5.7cm">
                <text:p/>
              </draw:line>
            </draw:g>
            <draw:line draw:style-name="gr120" draw:text-style-name="P1" draw:layer="layout" svg:x1="27cm" svg:y1="4cm" svg:x2="30.4cm" svg:y2="4cm">
              <text:p/>
            </draw:line>
          </draw:g>
        </draw:g>
        <draw:custom-shape draw:style-name="gr122" draw:text-style-name="P1" draw:layer="layout" svg:width="13.2cm" svg:height="4.8cm" svg:x="22.2cm" svg:y="14.9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1" draw:layer="layout" svg:width="3.794cm" svg:height="4cm" svg:x="31.203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1" draw:layer="layout" svg:x1="31.3cm" svg:y1="17.3cm" svg:x2="34.9cm" svg:y2="17.3cm">
          <text:p/>
        </draw:line>
        <draw:g>
          <draw:line draw:style-name="gr124" draw:text-style-name="P1" draw:layer="layout" svg:x1="31.9cm" svg:y1="17.3cm" svg:x2="31.894cm" svg:y2="15.7cm">
            <text:p/>
          </draw:line>
          <draw:custom-shape draw:style-name="gr125" draw:text-style-name="P1" draw:layer="layout" svg:width="1.1cm" svg:height="0.4cm" svg:x="31.3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26" draw:text-style-name="P1" draw:layer="layout" svg:width="1.8cm" svg:height="4.001cm" svg:x="22.606cm" svg:y="15.3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9" draw:text-style-name="P1" draw:layer="layout" svg:x1="22.806cm" svg:y1="15.6cm" svg:x2="24.206cm" svg:y2="15.6cm">
              <text:p/>
            </draw:line>
            <draw:line draw:style-name="gr120" draw:text-style-name="P1" draw:layer="layout" svg:x1="23.106cm" svg:y1="15.9cm" svg:x2="24.206cm" svg:y2="15.9cm">
              <text:p/>
            </draw:line>
            <draw:line draw:style-name="gr121" draw:text-style-name="P1" draw:layer="layout" svg:x1="23.106cm" svg:y1="16.2cm" svg:x2="24.206cm" svg:y2="16.2cm">
              <text:p/>
            </draw:line>
            <draw:line draw:style-name="gr120" draw:text-style-name="P1" draw:layer="layout" svg:x1="23.106cm" svg:y1="18.9cm" svg:x2="24.206cm" svg:y2="18.9cm">
              <text:p/>
            </draw:line>
            <draw:line draw:style-name="gr121" draw:text-style-name="P1" draw:layer="layout" svg:x1="23.506cm" svg:y1="18.6cm" svg:x2="24.206cm" svg:y2="18.6cm">
              <text:p/>
            </draw:line>
            <draw:line draw:style-name="gr121" draw:text-style-name="P1" draw:layer="layout" svg:x1="23.506cm" svg:y1="18cm" svg:x2="24.206cm" svg:y2="18cm">
              <text:p/>
            </draw:line>
            <draw:line draw:style-name="gr119" draw:text-style-name="P1" draw:layer="layout" svg:x1="23.106cm" svg:y1="17.4cm" svg:x2="24.206cm" svg:y2="17.4cm">
              <text:p/>
            </draw:line>
            <draw:line draw:style-name="gr120" draw:text-style-name="P1" draw:layer="layout" svg:x1="23.106cm" svg:y1="16.8cm" svg:x2="24.206cm" svg:y2="16.8cm">
              <text:p/>
            </draw:line>
            <draw:line draw:style-name="gr119" draw:text-style-name="P1" draw:layer="layout" svg:x1="23.506cm" svg:y1="17.7cm" svg:x2="24.206cm" svg:y2="17.7cm">
              <text:p/>
            </draw:line>
            <draw:line draw:style-name="gr120" draw:text-style-name="P1" draw:layer="layout" svg:x1="23.106cm" svg:y1="18.3cm" svg:x2="24.206cm" svg:y2="18.3cm">
              <text:p/>
            </draw:line>
            <draw:line draw:style-name="gr119" draw:text-style-name="P1" draw:layer="layout" svg:x1="22.806cm" svg:y1="17.1cm" svg:x2="24.206cm" svg:y2="17.1cm">
              <text:p/>
            </draw:line>
            <draw:line draw:style-name="gr119" draw:text-style-name="P1" draw:layer="layout" svg:x1="23.506cm" svg:y1="16.5cm" svg:x2="24.206cm" svg:y2="16.5cm">
              <text:p/>
            </draw:line>
          </draw:g>
        </draw:g>
        <draw:custom-shape draw:style-name="gr127" draw:text-style-name="P1" draw:layer="layout" svg:width="6.4cm" svg:height="4cm" svg:x="24.606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24" draw:text-style-name="P1" draw:layer="layout" svg:x1="34.3cm" svg:y1="17.3cm" svg:x2="34.299cm" svg:y2="16.6cm">
            <text:p/>
          </draw:line>
          <draw:custom-shape draw:style-name="gr125" draw:text-style-name="P1" draw:layer="layout" svg:width="1.1cm" svg:height="0.4cm" svg:x="33.749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1" draw:layer="layout" svg:x1="33.5cm" svg:y1="17.3cm" svg:x2="33.494cm" svg:y2="15.7cm">
            <text:p/>
          </draw:line>
          <draw:custom-shape draw:style-name="gr125" draw:text-style-name="P1" draw:layer="layout" svg:width="1.1cm" svg:height="0.4cm" svg:x="32.9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1" draw:layer="layout" svg:x1="32.695cm" svg:y1="17.3cm" svg:x2="32.694cm" svg:y2="16.6cm">
            <text:p/>
          </draw:line>
          <draw:custom-shape draw:style-name="gr125" draw:text-style-name="P1" draw:layer="layout" svg:width="1.1cm" svg:height="0.4cm" svg:x="32.144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1" draw:layer="layout" svg:x1="32.2cm" svg:y1="17.3cm" svg:x2="32.192cm" svg:y2="18.8cm">
            <text:p/>
          </draw:line>
          <draw:custom-shape draw:style-name="gr128" draw:text-style-name="P1" draw:layer="layout" svg:width="1.1cm" svg:height="0.4cm" svg:x="31.642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1" draw:layer="layout" svg:x1="33.9cm" svg:y1="17.3cm" svg:x2="33.901cm" svg:y2="18.8cm">
            <text:p/>
          </draw:line>
          <draw:custom-shape draw:style-name="gr128" draw:text-style-name="P1" draw:layer="layout" svg:width="1.1cm" svg:height="0.4cm" svg:x="33.351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1" draw:layer="layout" svg:x1="33.051cm" svg:y1="17.3cm" svg:x2="33.05cm" svg:y2="18cm">
            <text:p/>
          </draw:line>
          <draw:custom-shape draw:style-name="gr128" draw:text-style-name="P1" draw:layer="layout" svg:width="1.1cm" svg:height="0.4cm" svg:x="32.5cm" svg:y="17.8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line draw:style-name="gr40" draw:text-style-name="P1" draw:layer="layout" svg:width="0.993cm" svg:height="0.799cm" svg:x="25.806cm" svg:y="17.7cm" svg:viewBox="0 0 994 800" draw:points="0,800 294,800 294,0 994,0">
          <text:p/>
        </draw:polyline>
        <draw:polyline draw:style-name="gr40" draw:text-style-name="P1" draw:layer="layout" svg:width="2.299cm" svg:height="0.499cm" svg:x="25.8cm" svg:y="18.1cm" svg:viewBox="0 0 2300 500" draw:points="0,500 400,500 400,0 2300,0">
          <text:p/>
        </draw:polyline>
        <draw:polyline draw:style-name="gr40" draw:text-style-name="P1" draw:layer="layout" svg:width="1.399cm" svg:height="0.099cm" svg:x="28.5cm" svg:y="17.1cm" svg:viewBox="0 0 1400 100" draw:points="0,0 800,0 800,100 1400,100">
          <text:p/>
        </draw:polyline>
        <draw:polyline draw:style-name="gr40" draw:text-style-name="P1" draw:layer="layout" svg:width="2.299cm" svg:height="0.499cm" svg:x="25.8cm" svg:y="18.2cm" svg:viewBox="0 0 2300 500" draw:points="0,500 500,500 500,0 2300,0">
          <text:p/>
        </draw:polyline>
        <draw:polyline draw:style-name="gr40" draw:text-style-name="P1" draw:layer="layout" svg:width="0.993cm" svg:height="0.399cm" svg:x="25.806cm" svg:y="17.2cm" svg:viewBox="0 0 994 400" draw:points="0,0 200,0 194,400 994,400">
          <text:p/>
        </draw:polyline>
        <draw:polyline draw:style-name="gr40" draw:text-style-name="P1" draw:layer="layout" svg:width="0.993cm" svg:height="1.299cm" svg:x="25.806cm" svg:y="16.2cm" svg:viewBox="0 0 994 1300" draw:points="0,0 494,0 494,1300 994,1300">
          <text:p/>
        </draw:polyline>
        <draw:polyline draw:style-name="gr40" draw:text-style-name="P1" draw:layer="layout" svg:width="2.299cm" svg:height="0.899cm" svg:x="25.8cm" svg:y="16.1cm" svg:viewBox="0 0 2300 900" draw:points="0,0 600,0 600,900 2300,900">
          <text:p/>
        </draw:polyline>
        <draw:polyline draw:style-name="gr40" draw:text-style-name="P1" draw:layer="layout" svg:width="1.399cm" svg:height="0.999cm" svg:x="28.5cm" svg:y="16cm" svg:viewBox="0 0 1400 1000" draw:points="0,1000 800,1000 800,0 1400,0">
          <text:p/>
        </draw:polyline>
        <draw:polyline draw:style-name="gr40" draw:text-style-name="P1" draw:layer="layout" svg:width="1.399cm" svg:height="0.399cm" svg:x="28.5cm" svg:y="18.1cm" svg:viewBox="0 0 1400 400" draw:points="0,0 800,0 800,400 1400,400">
          <text:p/>
        </draw:polyline>
        <draw:polyline draw:style-name="gr101" draw:text-style-name="P1" draw:layer="layout" svg:width="2.299cm" svg:height="0.999cm" svg:x="25.8cm" svg:y="15.7cm" svg:viewBox="0 0 2300 1000" draw:points="0,0 700,0 700,1000 2300,1000">
          <text:p/>
        </draw:polyline>
        <draw:polyline draw:style-name="gr101" draw:text-style-name="P1" draw:layer="layout" svg:width="1.399cm" svg:height="0.999cm" svg:x="28.5cm" svg:y="15.7cm" svg:viewBox="0 0 1400 1000" draw:points="0,1000 500,1000 500,0 1400,0">
          <text:p/>
        </draw:polyline>
        <draw:polyline draw:style-name="gr101" draw:text-style-name="P1" draw:layer="layout" svg:width="1.399cm" svg:height="0.399cm" svg:x="28.5cm" svg:y="17.8cm" svg:viewBox="0 0 1400 400" draw:points="0,0 900,0 900,400 1400,400">
          <text:p/>
        </draw:polyline>
        <draw:polyline draw:style-name="gr101" draw:text-style-name="P1" draw:layer="layout" svg:width="0.799cm" svg:height="1.199cm" svg:x="29.7cm" svg:y="15.7cm" svg:viewBox="0 0 800 1200" draw:points="600,0 800,0 800,900 0,900 0,1200 200,1200">
          <text:p/>
        </draw:polyline>
        <draw:polyline draw:style-name="gr101" draw:text-style-name="P1" draw:layer="layout" svg:width="0.999cm" svg:height="0.299cm" svg:x="25.8cm" svg:y="16.9cm" svg:viewBox="0 0 1000 300" draw:points="0,0 300,0 300,300 1000,300">
          <text:p/>
        </draw:polyline>
        <draw:polyline draw:style-name="gr101" draw:text-style-name="P1" draw:layer="layout" svg:width="2.299cm" svg:height="0.399cm" svg:x="25.8cm" svg:y="17.8cm" svg:viewBox="0 0 2300 400" draw:points="0,400 200,400 200,200 2000,200 2000,0 2300,0">
          <text:p/>
        </draw:polyline>
        <draw:polygon draw:style-name="gr103" draw:text-style-name="P1" draw:layer="layout" svg:width="0.599cm" svg:height="0.799cm" svg:x="25.306cm" svg:y="18.1cm" svg:viewBox="0 0 600 800" draw:points="0,0 600,0 600,200 500,200 500,300 600,300 600,800 0,800 0,300 100,300 100,200 0,200">
          <text:p/>
        </draw:polygon>
        <draw:polygon draw:style-name="gr103" draw:text-style-name="P1" draw:layer="layout" svg:width="0.599cm" svg:height="0.799cm" svg:x="25.306cm" svg:y="16.8cm" svg:viewBox="0 0 600 800" draw:points="0,0 600,0 600,200 500,200 500,300 600,300 600,800 0,800 0,300 100,300 100,200 0,200">
          <text:p/>
        </draw:polygon>
        <draw:polygon draw:style-name="gr103" draw:text-style-name="P1" draw:layer="layout" svg:width="0.599cm" svg:height="0.799cm" svg:x="26.706cm" svg:y="17.1cm" svg:viewBox="0 0 600 800" draw:points="0,0 600,0 600,200 500,200 500,300 600,300 600,800 0,800 0,300 100,300 100,200 0,200">
          <text:p/>
        </draw:polygon>
        <draw:polygon draw:style-name="gr103" draw:text-style-name="P1" draw:layer="layout" svg:width="0.599cm" svg:height="0.799cm" svg:x="25.306cm" svg:y="15.6cm" svg:viewBox="0 0 600 800" draw:points="0,0 600,0 600,200 500,200 500,300 600,300 600,800 0,800 0,300 100,300 100,200 0,200">
          <text:p/>
        </draw:polygon>
        <draw:polygon draw:style-name="gr103" draw:text-style-name="P1" draw:layer="layout" svg:width="0.599cm" svg:height="0.799cm" svg:x="28.006cm" svg:y="17.7cm" svg:viewBox="0 0 600 800" draw:points="0,0 600,0 600,200 500,200 500,300 600,300 600,800 0,800 0,300 100,300 100,200 0,200">
          <text:p/>
        </draw:polygon>
        <draw:polygon draw:style-name="gr103" draw:text-style-name="P1" draw:layer="layout" svg:width="0.599cm" svg:height="0.799cm" svg:x="28.006cm" svg:y="16.6cm" svg:viewBox="0 0 600 800" draw:points="0,0 600,0 600,200 500,200 500,300 600,300 600,800 0,800 0,300 100,300 100,200 0,200">
          <text:p/>
        </draw:polygon>
        <draw:polygon draw:style-name="gr103" draw:text-style-name="P1" draw:layer="layout" svg:width="0.599cm" svg:height="0.799cm" svg:x="29.806cm" svg:y="18.1cm" svg:viewBox="0 0 600 800" draw:points="0,0 600,0 600,200 500,200 500,300 600,300 600,800 0,800 0,300 100,300 100,200 0,200">
          <text:p/>
        </draw:polygon>
        <draw:polygon draw:style-name="gr103" draw:text-style-name="P1" draw:layer="layout" svg:width="0.599cm" svg:height="0.799cm" svg:x="29.806cm" svg:y="16.8cm" svg:viewBox="0 0 600 800" draw:points="0,0 600,0 600,200 500,200 500,300 600,300 600,800 0,800 0,300 100,300 100,200 0,200">
          <text:p/>
        </draw:polygon>
        <draw:polygon draw:style-name="gr103" draw:text-style-name="P1" draw:layer="layout" svg:width="0.599cm" svg:height="0.799cm" svg:x="29.806cm" svg:y="15.6cm" svg:viewBox="0 0 600 800" draw:points="0,0 600,0 600,200 500,200 500,300 600,300 600,800 0,800 0,300 100,300 100,200 0,200">
          <text:p/>
        </draw:polygon>
      </draw:page>
      <draw:page draw:name="lib" draw:style-name="dp1" draw:master-page-name="Default">
        <draw:polygon draw:style-name="gr129" draw:text-style-name="P1" draw:layer="layout" svg:width="5.999cm" svg:height="4.799cm" svg:x="32.3cm" svg:y="15.3cm" svg:viewBox="0 0 6000 4800" draw:points="0,0 6000,0 6000,1200 5600,1200 5600,1600 6000,1600 6000,4800 0,4800 0,1600 400,1600 400,1200 0,1200">
          <text:p/>
        </draw:polygon>
        <draw:polygon draw:style-name="gr129" draw:text-style-name="P1" draw:layer="layout" svg:width="5.399cm" svg:height="4.799cm" svg:x="26.3cm" svg:y="15.3cm" svg:viewBox="0 0 5400 4800" draw:points="0,0 5400,0 5400,1200 5000,1200 5000,1600 5400,1600 5400,4800 0,4800 0,1600 400,1600 400,1200 0,1200">
          <text:p/>
        </draw:polygon>
        <draw:frame draw:style-name="gr130" draw:text-style-name="P9" draw:layer="layout" svg:width="4.6cm" svg:height="1.2cm" svg:x="26.7cm" svg:y="15.3cm">
          <draw:text-box>
            <text:p text:style-name="P1"><text:span text:style-name="T5">Basic Function Block</text:span></text:p>
            <text:p text:style-name="P1"><text:span text:style-name="T5">(BFB)</text:span></text:p>
          </draw:text-box>
        </draw:frame>
        <draw:custom-shape draw:style-name="gr131" draw:text-style-name="P10" xml:id="id7" draw:id="id7" draw:layer="layout" svg:width="0.9cm" svg:height="0.3cm" svg:x="26.8cm" svg:y="17.3cm">
          <draw:glue-point draw:id="4" svg:x="5cm" svg:y="5cm"/>
          <draw:glue-point draw:id="5" svg:x="2.777cm" svg:y="5cm"/>
          <text:p text:style-name="P1"><text:span text:style-name="T6">state1</text:span></text:p>
          <draw:enhanced-geometry svg:viewBox="0 0 21600 21600" draw:mirror-horizontal="false" draw:mirror-vertical="false" draw:type="rectangle" draw:enhanced-path="M 0 0 L 21600 0 21600 21600 0 21600 0 0 Z N"/>
        </draw:custom-shape>
        <draw:g>
          <draw:custom-shape draw:style-name="gr132" draw:text-style-name="P11" xml:id="id8" draw:id="id8" draw:layer="layout" svg:width="1.6cm" svg:height="0.3cm" svg:x="27.9cm" svg:y="17.3cm">
            <text:p text:style-name="P1"><text:span text:style-name="T7">algorithm1</text:span></text:p>
            <draw:enhanced-geometry svg:viewBox="0 0 21600 21600" draw:type="rectangle" draw:enhanced-path="M 0 0 L 21600 0 21600 21600 0 21600 0 0 Z N"/>
          </draw:custom-shape>
          <draw:custom-shape draw:style-name="gr133" draw:text-style-name="P12" draw:layer="layout" svg:width="2cm" svg:height="0.3cm" svg:x="29.5cm" svg:y="17.3cm">
            <text:p text:style-name="P1"><text:span text:style-name="T8">outputEvent1</text:span></text:p>
            <draw:enhanced-geometry svg:viewBox="0 0 21600 21600" draw:type="rectangle" draw:enhanced-path="M 0 0 L 21600 0 21600 21600 0 21600 0 0 Z N"/>
          </draw:custom-shape>
        </draw:g>
        <draw:connector draw:style-name="gr134" draw:text-style-name="P1" draw:layer="layout" svg:x1="27.7cm" svg:y1="17.45cm" svg:x2="27.9cm" svg:y2="17.45cm" draw:start-shape="id7" draw:start-glue-point="1" draw:end-shape="id8" draw:end-glue-point="3" svg:d="M27700 17450h200" svg:viewBox="0 0 201 1">
          <text:p/>
        </draw:connector>
        <draw:custom-shape draw:style-name="gr131" draw:text-style-name="P10" xml:id="id9" draw:id="id9" draw:layer="layout" svg:width="0.9cm" svg:height="0.3cm" svg:x="26.8cm" svg:y="19.6cm">
          <draw:glue-point draw:id="4" svg:x="5cm" svg:y="-5cm"/>
          <text:p text:style-name="P1"><text:span text:style-name="T6">state2</text:span></text:p>
          <draw:enhanced-geometry svg:viewBox="0 0 21600 21600" draw:mirror-horizontal="false" draw:mirror-vertical="false" draw:type="rectangle" draw:enhanced-path="M 0 0 L 21600 0 21600 21600 0 21600 0 0 Z N"/>
        </draw:custom-shape>
        <draw:g>
          <draw:custom-shape draw:style-name="gr132" draw:text-style-name="P11" xml:id="id10" draw:id="id10" draw:layer="layout" svg:width="1.6cm" svg:height="0.3cm" svg:x="27.9cm" svg:y="19.6cm">
            <text:p text:style-name="P1"><text:span text:style-name="T7">algorithm2</text:span></text:p>
            <draw:enhanced-geometry svg:viewBox="0 0 21600 21600" draw:type="rectangle" draw:enhanced-path="M 0 0 L 21600 0 21600 21600 0 21600 0 0 Z N"/>
          </draw:custom-shape>
          <draw:custom-shape draw:style-name="gr133" draw:text-style-name="P12" draw:layer="layout" svg:width="2cm" svg:height="0.3cm" svg:x="29.5cm" svg:y="19.6cm">
            <text:p text:style-name="P1"><text:span text:style-name="T8">outputEvent2</text:span></text:p>
            <draw:enhanced-geometry svg:viewBox="0 0 21600 21600" draw:mirror-horizontal="false" draw:mirror-vertical="false" draw:type="rectangle" draw:enhanced-path="M 0 0 L 21600 0 21600 21600 0 21600 0 0 Z N"/>
          </draw:custom-shape>
        </draw:g>
        <draw:connector draw:style-name="gr134" draw:text-style-name="P1" draw:layer="layout" svg:x1="27.7cm" svg:y1="19.75cm" svg:x2="27.9cm" svg:y2="19.75cm" draw:start-shape="id9" draw:start-glue-point="1" draw:end-shape="id10" draw:end-glue-point="3" svg:d="M27700 19750h200" svg:viewBox="0 0 201 1">
          <text:p/>
        </draw:connector>
        <draw:g xml:id="id11" draw:id="id11">
          <draw:glue-point draw:id="4" svg:x="1.546cm" svg:y="-5cm"/>
          <draw:glue-point draw:id="5" svg:x="3.109cm" svg:y="-5cm"/>
          <draw:glue-point draw:id="6" svg:x="4.671cm" svg:y="-5cm"/>
          <draw:glue-point draw:id="7" svg:x="-4.703cm" svg:y="-5cm"/>
          <draw:glue-point draw:id="8" svg:x="1.546cm" svg:y="5cm"/>
          <draw:glue-point draw:id="9" svg:x="3.109cm" svg:y="5cm"/>
          <draw:glue-point draw:id="10" svg:x="4.671cm" svg:y="5cm"/>
          <draw:glue-point draw:id="11" svg:x="-3.14cm" svg:y="5cm"/>
          <draw:glue-point draw:id="12" svg:x="-1.578cm" svg:y="5cm"/>
          <draw:glue-point draw:id="13" svg:x="-4.703cm" svg:y="5cm"/>
          <draw:glue-point draw:id="14" svg:x="-5cm" svg:y="-5cm"/>
          <draw:glue-point draw:id="15" svg:x="-5cm" svg:y="5cm"/>
          <draw:custom-shape draw:style-name="gr135" draw:text-style-name="P13" draw:layer="layout" svg:width="1.1cm" svg:height="0.4cm" svg:x="28.4cm" svg:y="18.4cm">
            <text:p text:style-name="P1"/>
            <draw:enhanced-geometry svg:viewBox="0 0 21600 21600" draw:type="rectangle" draw:enhanced-path="M 0 0 L 21600 0 21600 21600 0 21600 0 0 Z N"/>
          </draw:custom-shape>
          <draw:custom-shape draw:style-name="gr136" draw:text-style-name="P10" draw:layer="layout" svg:width="1.032cm" svg:height="0.334cm" svg:x="28.434cm" svg:y="18.433cm">
            <text:p text:style-name="P1"><text:span text:style-name="T6">START</text:span></text:p>
            <draw:enhanced-geometry svg:viewBox="0 0 21600 21600" draw:type="rectangle" draw:enhanced-path="M 0 0 L 21600 0 21600 21600 0 21600 0 0 Z N"/>
          </draw:custom-shape>
        </draw:g>
        <draw:connector draw:style-name="gr137" draw:text-style-name="P1" draw:layer="layout" draw:type="curve" svg:x1="28.4cm" svg:y1="18.6cm" svg:x2="27.25cm" svg:y2="17.6cm" draw:start-shape="id11" draw:end-shape="id7" draw:end-glue-point="2" svg:d="M28400 18600c-767 0-1150-333-1150-1000" svg:viewBox="0 0 1151 1001">
          <text:p/>
        </draw:connector>
        <draw:connector draw:style-name="gr137" draw:text-style-name="P13" draw:layer="layout" draw:type="curve" svg:x1="27.7cm" svg:y1="17.6cm" svg:x2="28.95cm" svg:y2="18.4cm" draw:start-shape="id7" draw:start-glue-point="4" draw:end-shape="id11" draw:end-glue-point="0" svg:d="M27700 17600c834 0 1250 266 1250 800" svg:viewBox="0 0 1251 801">
          <text:p/>
        </draw:connector>
        <draw:connector draw:style-name="gr137" draw:text-style-name="P1" draw:layer="layout" draw:type="curve" svg:x1="28.4cm" svg:y1="18.6cm" svg:x2="27.25cm" svg:y2="19.6cm" draw:start-shape="id11" draw:start-glue-point="3" draw:end-shape="id9" svg:d="M28400 18600c-767 0-1150 333-1150 1000" svg:viewBox="0 0 1151 1001">
          <text:p/>
        </draw:connector>
        <draw:frame draw:style-name="gr138" draw:text-style-name="P10" draw:layer="layout" svg:width="1.891cm" svg:height="0.3cm" svg:x="26.409cm" svg:y="18cm">
          <draw:text-box>
            <text:p text:style-name="P1"><text:span text:style-name="T6">inputEvent1</text:span></text:p>
          </draw:text-box>
        </draw:frame>
        <draw:frame draw:style-name="gr138" draw:text-style-name="P10" draw:layer="layout" svg:width="0.2cm" svg:height="0.2cm" svg:x="28.706cm" svg:y="17.8cm">
          <draw:text-box>
            <text:p text:style-name="P1"><text:span text:style-name="T6">1</text:span></text:p>
          </draw:text-box>
        </draw:frame>
        <draw:frame draw:style-name="gr138" draw:text-style-name="P10" draw:layer="layout" svg:width="2cm" svg:height="0.3cm" svg:x="26.4cm" svg:y="18.9cm">
          <draw:text-box>
            <text:p text:style-name="P1"><text:span text:style-name="T6">inputEvent2</text:span></text:p>
          </draw:text-box>
        </draw:frame>
        <draw:frame draw:style-name="gr130" draw:text-style-name="P9" draw:layer="layout" svg:width="5.8cm" svg:height="1.2cm" svg:x="32.4cm" svg:y="15.3cm">
          <draw:text-box>
            <text:p text:style-name="P1"><text:span text:style-name="T5">Service Sequence Function Block</text:span></text:p>
            <text:p text:style-name="P1"><text:span text:style-name="T5">(SIFB)</text:span></text:p>
          </draw:text-box>
        </draw:frame>
        <draw:polygon draw:style-name="gr129" draw:text-style-name="P1" draw:layer="layout" svg:width="4.699cm" svg:height="4.799cm" svg:x="21cm" svg:y="15.3cm" svg:viewBox="0 0 4700 4800" draw:points="0,0 4700,0 4700,1200 4300,1200 4300,1600 4700,1600 4700,4800 0,4800 0,1600 400,1600 400,1200 0,1200">
          <text:p/>
        </draw:polygon>
        <draw:frame draw:style-name="gr130" draw:text-style-name="P9" draw:layer="layout" svg:width="4.5cm" svg:height="1.2cm" svg:x="21.1cm" svg:y="15.3cm">
          <draw:text-box>
            <text:p text:style-name="P1"><text:span text:style-name="T5">Composite Function Block</text:span></text:p>
            <text:p text:style-name="P1"><text:span text:style-name="T5">(CFB)</text:span></text:p>
          </draw:text-box>
        </draw:frame>
        <draw:polyline draw:style-name="gr40" draw:text-style-name="P1" draw:layer="layout" svg:width="0.599cm" svg:height="0.599cm" svg:x="22.1cm" svg:y="18.4cm" svg:viewBox="0 0 600 600" draw:points="0,600 300,600 300,0 600,0">
          <text:p/>
        </draw:polyline>
        <draw:polyline draw:style-name="gr40" draw:text-style-name="P1" draw:layer="layout" svg:width="1.999cm" svg:height="0.099cm" svg:x="22.1cm" svg:y="19cm" svg:viewBox="0 0 2000 100" draw:points="0,100 1700,100 1700,0 2000,0">
          <text:p/>
        </draw:polyline>
        <draw:polyline draw:style-name="gr40" draw:text-style-name="P1" draw:layer="layout" svg:width="0.605cm" svg:height="0cm" svg:x="23.894cm" svg:y="17.9cm" svg:viewBox="0 0 606 0" draw:points="0,0 206,0 306,0 606,0">
          <text:p/>
        </draw:polyline>
        <draw:polyline draw:style-name="gr40" draw:text-style-name="P1" draw:layer="layout" svg:width="1.999cm" svg:height="0.099cm" svg:x="22.1cm" svg:y="19.1cm" svg:viewBox="0 0 2000 100" draw:points="0,100 1800,100 1800,0 2000,0">
          <text:p/>
        </draw:polyline>
        <draw:polyline draw:style-name="gr40" draw:text-style-name="P1" draw:layer="layout" svg:width="0.993cm" svg:height="0.399cm" svg:x="21.706cm" svg:y="17.9cm" svg:viewBox="0 0 994 400" draw:points="0,0 694,0 694,400 994,400">
          <text:p/>
        </draw:polyline>
        <draw:polyline draw:style-name="gr40" draw:text-style-name="P1" draw:layer="layout" svg:width="0.605cm" svg:height="0cm" svg:x="23.894cm" svg:y="17.8cm" svg:viewBox="0 0 606 0" draw:points="0,0 206,0 406,0 606,0">
          <text:p/>
        </draw:polyline>
        <draw:polyline draw:style-name="gr101" draw:text-style-name="P1" draw:layer="layout" svg:width="0.499cm" svg:height="0.399cm" svg:x="23.1cm" svg:y="17.5cm" svg:viewBox="0 0 500 400" draw:points="0,400 200,400 200,0 500,0">
          <text:p/>
        </draw:polyline>
        <draw:polyline draw:style-name="gr101" draw:text-style-name="P1" draw:layer="layout" svg:width="0.605cm" svg:height="0cm" svg:x="23.894cm" svg:y="17.5cm" svg:viewBox="0 0 606 0" draw:points="0,0 206,0 306,0 606,0">
          <text:p/>
        </draw:polyline>
        <draw:polyline draw:style-name="gr101" draw:text-style-name="P1" draw:layer="layout" svg:width="0.999cm" svg:height="0.399cm" svg:x="21.7cm" svg:y="17.5cm" svg:viewBox="0 0 1000 400" draw:points="0,0 800,0 800,400 1000,400">
          <text:p/>
        </draw:polyline>
        <draw:polyline draw:style-name="gr101" draw:text-style-name="P1" draw:layer="layout" svg:width="1.993cm" svg:height="0cm" svg:x="22.1cm" svg:y="18.7cm" svg:viewBox="0 0 1994 0" draw:points="0,0 594,0 800,0 1400,0 1594,0 1994,0">
          <text:p/>
        </draw:polyline>
        <draw:polygon draw:style-name="gr103" draw:text-style-name="P1" draw:layer="layout" svg:width="0.599cm" svg:height="0.799cm" svg:x="21.6cm" svg:y="18.6cm" svg:viewBox="0 0 600 800" draw:points="0,0 600,0 600,200 500,200 500,300 600,300 600,800 0,800 0,300 100,300 100,200 0,200">
          <text:p/>
        </draw:polygon>
        <draw:polygon draw:style-name="gr103" draw:text-style-name="P1" draw:layer="layout" svg:width="0.599cm" svg:height="0.799cm" svg:x="21.6cm" svg:y="17.4cm" svg:viewBox="0 0 600 800" draw:points="0,0 600,0 600,200 500,200 500,300 600,300 600,800 0,800 0,300 100,300 100,200 0,200">
          <text:p/>
        </draw:polygon>
        <draw:polygon draw:style-name="gr103" draw:text-style-name="P1" draw:layer="layout" svg:width="0.599cm" svg:height="0.799cm" svg:x="22.606cm" svg:y="17.8cm" svg:viewBox="0 0 600 800" draw:points="0,0 600,0 600,200 500,200 500,300 600,300 600,800 0,800 0,300 100,300 100,200 0,200">
          <text:p/>
        </draw:polygon>
        <draw:polygon draw:style-name="gr103" draw:text-style-name="P1" draw:layer="layout" svg:width="0.599cm" svg:height="0.799cm" svg:x="24cm" svg:y="18.6cm" svg:viewBox="0 0 600 800" draw:points="0,0 600,0 600,200 500,200 500,300 600,300 600,800 0,800 0,300 100,300 100,200 0,200">
          <text:p/>
        </draw:polygon>
        <draw:polygon draw:style-name="gr103" draw:text-style-name="P1" draw:layer="layout" svg:width="0.599cm" svg:height="0.799cm" svg:x="23.5cm" svg:y="17.4cm" svg:viewBox="0 0 600 800" draw:points="0,0 600,0 600,200 500,200 500,300 600,300 600,800 0,800 0,300 100,300 100,200 0,200">
          <text:p/>
        </draw:polygon>
        <draw:polygon draw:style-name="gr103" draw:text-style-name="P1" draw:layer="layout" svg:width="0.599cm" svg:height="0.799cm" svg:x="24.506cm" svg:y="17.4cm" svg:viewBox="0 0 600 800" draw:points="0,0 600,0 600,200 500,200 500,300 600,300 600,800 0,800 0,300 100,300 100,200 0,200">
          <text:p/>
        </draw:polygon>
        <draw:custom-shape draw:style-name="gr139" draw:text-style-name="P1" draw:layer="layout" svg:width="5.6cm" svg:height="1.3cm" svg:x="32.5cm" svg:y="17.4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1" draw:layer="layout" svg:width="5.6cm" svg:height="1.1cm" svg:x="32.5cm" svg:y="18.8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1" draw:text-style-name="P1" draw:layer="layout" svg:width="0.051cm" svg:height="2.8cm" svg:x="35.177cm" svg:y="17.1cm">
          <text:p/>
          <draw:enhanced-geometry svg:viewBox="0 0 21600 21600" draw:type="rectangle" draw:enhanced-path="M 0 0 L 21600 0 21600 21600 0 21600 0 0 Z N"/>
        </draw:custom-shape>
        <draw:custom-shape draw:style-name="gr141" draw:text-style-name="P1" draw:layer="layout" svg:width="0.05cm" svg:height="2.8cm" svg:x="35.372cm" svg:y="17.1cm">
          <text:p/>
          <draw:enhanced-geometry svg:viewBox="0 0 21600 21600" draw:type="rectangle" draw:enhanced-path="M 0 0 L 21600 0 21600 21600 0 21600 0 0 Z N"/>
        </draw:custom-shape>
        <draw:frame draw:style-name="gr142" draw:text-style-name="P15" draw:layer="layout" svg:width="2.6cm" svg:height="0.3cm" svg:x="32.5cm" svg:y="17cm">
          <draw:text-box>
            <text:p text:style-name="P14"><text:span text:style-name="T9">Interface/Sender</text:span></text:p>
          </draw:text-box>
        </draw:frame>
        <draw:frame draw:style-name="gr143" draw:text-style-name="P15" draw:layer="layout" svg:width="2.6cm" svg:height="0.3cm" svg:x="35.5cm" svg:y="17cm">
          <draw:text-box>
            <text:p text:style-name="P16"><text:span text:style-name="T9">RTE/Receiver</text:span></text:p>
          </draw:text-box>
        </draw:frame>
        <draw:frame draw:style-name="gr144" draw:text-style-name="P15" draw:layer="layout" svg:width="1.996cm" svg:height="0.373cm" svg:x="32.9cm" svg:y="17.827cm">
          <draw:text-box>
            <text:p text:style-name="P14"><text:span text:style-name="T9">inputEvent1</text:span></text:p>
          </draw:text-box>
        </draw:frame>
        <draw:frame draw:style-name="gr144" draw:text-style-name="P15" draw:layer="layout" svg:width="2.096cm" svg:height="0.364cm" svg:x="32.8cm" svg:y="18.236cm">
          <draw:text-box>
            <text:p text:style-name="P14"><text:span text:style-name="T9">outputEvent1</text:span></text:p>
          </draw:text-box>
        </draw:frame>
        <draw:connector draw:style-name="gr145" draw:text-style-name="P1" draw:layer="layout" draw:type="curve" svg:x1="34.917cm" svg:y1="18.013cm" svg:x2="35.153cm" svg:y2="18.013cm" draw:end-shape="id12" draw:end-glue-point="3" svg:d="M34917 18013h236" svg:viewBox="0 0 237 1">
          <text:p/>
        </draw:connector>
        <draw:connector draw:style-name="gr145" draw:text-style-name="P1" draw:layer="layout" draw:type="curve" svg:x1="34.917cm" svg:y1="18.418cm" svg:x2="35.153cm" svg:y2="18.418cm" draw:end-shape="id13" draw:end-glue-point="3" svg:d="M34917 18418h236" svg:viewBox="0 0 237 1">
          <text:p/>
        </draw:connector>
        <draw:frame draw:style-name="gr144" draw:text-style-name="P15" xml:id="id14" draw:id="id14" draw:layer="layout" svg:width="1.9cm" svg:height="0.4cm" svg:x="33cm" svg:y="19.2cm">
          <draw:text-box>
            <text:p text:style-name="P14"><text:span text:style-name="T9">inputEvent1</text:span></text:p>
          </draw:text-box>
        </draw:frame>
        <draw:custom-shape draw:style-name="gr146" draw:text-style-name="P1" xml:id="id15" draw:id="id15" draw:layer="layout" svg:width="0.1cm" svg:height="0.1cm" svg:x="35.143cm" svg:y="19.35cm">
          <draw:glue-point draw:id="4" svg:x="0cm" svg:y="0cm"/>
          <text:p/>
          <draw:enhanced-geometry svg:viewBox="0 0 21600 21600" draw:type="rectangle" draw:enhanced-path="M 0 0 L 21600 0 21600 21600 0 21600 0 0 Z N"/>
        </draw:custom-shape>
        <draw:connector draw:style-name="gr145" draw:text-style-name="P1" draw:layer="layout" draw:type="curve" svg:x1="34.9cm" svg:y1="19.4cm" svg:x2="35.143cm" svg:y2="19.4cm" draw:start-shape="id14" draw:start-glue-point="1" draw:end-shape="id15" draw:end-glue-point="3" svg:d="M34900 19400h243" svg:viewBox="0 0 244 1">
          <text:p/>
        </draw:connector>
        <draw:custom-shape draw:style-name="gr146" draw:text-style-name="P1" xml:id="id16" draw:id="id16" draw:layer="layout" svg:width="0.1cm" svg:height="0.1cm" svg:x="35.353cm" svg:y="19.55cm">
          <draw:glue-point draw:id="4" svg:x="0cm" svg:y="0cm"/>
          <text:p/>
          <draw:enhanced-geometry svg:viewBox="0 0 21600 21600" draw:type="rectangle" draw:enhanced-path="M 0 0 L 21600 0 21600 21600 0 21600 0 0 Z N"/>
        </draw:custom-shape>
        <draw:connector draw:style-name="gr145" draw:text-style-name="P1" draw:layer="layout" draw:type="curve" svg:x1="35.453cm" svg:y1="19.6cm" svg:x2="35.7cm" svg:y2="19.6cm" draw:start-shape="id16" draw:start-glue-point="1" draw:end-shape="id17" draw:end-glue-point="3" svg:d="M35453 19600h247" svg:viewBox="0 0 248 1">
          <text:p/>
        </draw:connector>
        <draw:frame draw:style-name="gr147" draw:text-style-name="P17" xml:id="id17" draw:id="id17" draw:layer="layout" svg:width="2cm" svg:height="0.4cm" svg:x="35.7cm" svg:y="19.4cm">
          <draw:text-box>
            <text:p text:style-name="P16"><text:span text:style-name="T9">inputEvent</text:span></text:p>
          </draw:text-box>
        </draw:frame>
        <draw:connector draw:style-name="gr148" draw:text-style-name="P1" draw:layer="layout" draw:type="lines" draw:line-skew="-0.5cm -0.6cm" svg:x1="35.193cm" svg:y1="19.4cm" svg:x2="35.403cm" svg:y2="19.6cm" draw:start-shape="id15" draw:start-glue-point="4" draw:end-shape="id16" draw:end-glue-point="4" svg:d="M35193 19400h50l110 200h50" svg:viewBox="0 0 211 201">
          <text:p/>
        </draw:connector>
        <draw:custom-shape draw:style-name="gr146" draw:text-style-name="P1" xml:id="id13" draw:id="id13" draw:layer="layout" svg:width="0.1cm" svg:height="0.1cm" svg:x="35.153cm" svg:y="18.368cm">
          <draw:glue-point draw:id="4" svg:x="0cm" svg:y="0cm"/>
          <text:p/>
          <draw:enhanced-geometry svg:viewBox="0 0 21600 21600" draw:type="rectangle" draw:enhanced-path="M 0 0 L 21600 0 21600 21600 0 21600 0 0 Z N"/>
        </draw:custom-shape>
        <draw:custom-shape draw:style-name="gr146" draw:text-style-name="P1" xml:id="id12" draw:id="id12" draw:layer="layout" svg:width="0.1cm" svg:height="0.1cm" svg:x="35.153cm" svg:y="17.963cm">
          <draw:glue-point draw:id="4" svg:x="0cm" svg:y="0cm"/>
          <text:p/>
          <draw:enhanced-geometry svg:viewBox="0 0 21600 21600" draw:type="rectangle" draw:enhanced-path="M 0 0 L 21600 0 21600 21600 0 21600 0 0 Z N"/>
        </draw:custom-shape>
        <draw:connector draw:style-name="gr148" draw:text-style-name="P1" draw:layer="layout" draw:type="line" svg:x1="35.203cm" svg:y1="18.013cm" svg:x2="35.203cm" svg:y2="18.418cm" draw:start-shape="id12" draw:start-glue-point="4" draw:end-shape="id13" draw:end-glue-point="4" svg:d="M35203 18013v405" svg:viewBox="0 0 1 406">
          <text:p/>
        </draw:connector>
        <draw:frame draw:style-name="gr149" draw:text-style-name="P18" draw:layer="layout" svg:width="5.4cm" svg:height="0.27cm" svg:x="32.6cm" svg:y="17.5cm">
          <draw:text-box>
            <text:p text:style-name="P1"><text:span text:style-name="T10">serviceSequence1</text:span></text:p>
          </draw:text-box>
        </draw:frame>
        <draw:frame draw:style-name="gr149" draw:text-style-name="P18" draw:layer="layout" svg:width="5.4cm" svg:height="0.3cm" svg:x="32.6cm" svg:y="18.9cm">
          <draw:text-box>
            <text:p text:style-name="P1"><text:span text:style-name="T10">serviceSequence2</text:span></text:p>
          </draw:text-box>
        </draw:frame>
        <draw:connector draw:style-name="gr137" draw:text-style-name="P13" draw:layer="layout" draw:type="curve" svg:x1="27.7cm" svg:y1="19.6cm" svg:x2="28.95cm" svg:y2="18.8cm" draw:start-shape="id9" draw:start-glue-point="4" draw:end-shape="id11" draw:end-glue-point="2" svg:d="M27700 19600c834 0 1250-266 1250-800" svg:viewBox="0 0 1251 801">
          <text:p/>
        </draw:connector>
        <draw:frame draw:style-name="gr138" draw:text-style-name="P10" draw:layer="layout" svg:width="0.2cm" svg:height="0.2cm" svg:x="28.7cm" svg:y="19.2cm">
          <draw:text-box>
            <text:p text:style-name="P1"><text:span text:style-name="T6">1</text:span></text:p>
          </draw:text-box>
        </draw:frame>
        <draw:line draw:style-name="gr150" draw:text-style-name="P1" draw:layer="layout" svg:x1="26.5cm" svg:y1="20.3cm" svg:x2="32.6cm" svg:y2="20.3cm">
          <text:p/>
        </draw:line>
        <draw:line draw:style-name="gr150" draw:text-style-name="P1" draw:layer="layout" svg:x1="38.5cm" svg:y1="16.3cm" svg:x2="38.5cm" svg:y2="19.9cm">
          <text:p/>
        </draw:line>
        <draw:g>
          <draw:g>
            <draw:g>
              <draw:path draw:style-name="gr151" draw:text-style-name="P1" draw:layer="layout" svg:width="2.8cm" svg:height="1.699cm" svg:x="22.799cm" svg:y="9.898cm" svg:viewBox="0 0 2801 1700" svg:d="M199 1699c-55 0-98-43-99-98l-99-1489c-1-4-1-8-1-12v-1c0-56 43-99 99-99h1 2599 1c56 1 99 43 99 99v1h2l-100 1501h-2c-1 55-44 97-99 98v1h-2400v-1z">
                <text:p/>
              </draw:path>
              <draw:path draw:style-name="gr151" draw:text-style-name="P1" draw:layer="layout" svg:width="2.399cm" svg:height="0.399cm" svg:x="22.999cm" svg:y="9.398cm" svg:viewBox="0 0 2400 400" svg:d="M99 200h1 200v-100-1c0-56 43-99 99-99h1 799 1c56 1 99 43 99 99v1h1v100h999 1c56 1 99 43 99 99v1h1v100h-100-2200-100v-100-1c0-56 43-99 99-99z">
                <text:p/>
              </draw:path>
              <draw:g>
                <draw:polygon draw:style-name="gr152" draw:text-style-name="P1" draw:layer="layout" svg:width="0.599cm" svg:height="0.799cm" svg:x="23.149cm" svg:y="10.234cm" svg:viewBox="0 0 600 800" draw:points="0,0 600,0 600,200 500,200 500,300 600,300 600,800 0,800 0,300 100,300 100,200 0,200">
                  <text:p/>
                </draw:polygon>
                <draw:polygon draw:style-name="gr152" draw:text-style-name="P1" draw:layer="layout" svg:width="0.599cm" svg:height="0.799cm" svg:x="23.349cm" svg:y="10.334cm" svg:viewBox="0 0 600 800" draw:points="0,0 600,0 600,200 500,200 500,300 600,300 600,800 0,800 0,300 100,300 100,200 0,200">
                  <text:p/>
                </draw:polygon>
                <draw:polygon draw:style-name="gr152" draw:text-style-name="P1" draw:layer="layout" svg:width="0.599cm" svg:height="0.799cm" svg:x="23.549cm" svg:y="10.434cm" svg:viewBox="0 0 600 800" draw:points="0,0 600,0 600,200 500,200 500,300 600,300 600,800 0,800 0,300 100,300 100,200 0,200">
                  <text:p/>
                </draw:polygon>
                <draw:polygon draw:style-name="gr152" draw:text-style-name="P1" draw:layer="layout" svg:width="0.599cm" svg:height="0.799cm" svg:x="24.249cm" svg:y="10.234cm" svg:viewBox="0 0 600 800" draw:points="0,0 600,0 600,200 500,200 500,300 600,300 600,800 0,800 0,300 100,300 100,200 0,200">
                  <text:p/>
                </draw:polygon>
                <draw:polygon draw:style-name="gr152" draw:text-style-name="P1" draw:layer="layout" svg:width="0.599cm" svg:height="0.799cm" svg:x="24.449cm" svg:y="10.334cm" svg:viewBox="0 0 600 800" draw:points="0,0 600,0 600,200 500,200 500,300 600,300 600,800 0,800 0,300 100,300 100,200 0,200">
                  <text:p/>
                </draw:polygon>
                <draw:polygon draw:style-name="gr152" draw:text-style-name="P1" draw:layer="layout" svg:width="0.599cm" svg:height="0.799cm" svg:x="24.649cm" svg:y="10.434cm" svg:viewBox="0 0 600 800" draw:points="0,0 600,0 600,200 500,200 500,300 600,300 600,800 0,800 0,300 100,300 100,200 0,200">
                  <text:p/>
                </draw:polygon>
              </draw:g>
            </draw:g>
          </draw:g>
          <draw:frame draw:style-name="gr153" draw:text-style-name="P19" draw:layer="layout" svg:width="1.251cm" svg:height="0.598cm" svg:x="23.123cm" svg:y="9.207cm">
            <draw:text-box>
              <text:p><text:span text:style-name="T11">events</text:span></text:p>
            </draw:text-box>
          </draw:frame>
        </draw:g>
        <draw:g>
          <draw:g>
            <draw:g>
              <draw:path draw:style-name="gr151" draw:text-style-name="P1" draw:layer="layout" svg:width="2.8cm" svg:height="1.699cm" svg:x="26.332cm" svg:y="9.898cm" svg:viewBox="0 0 2801 1700" svg:d="M199 1699c-55 0-98-43-99-98l-99-1489c-1-4-1-8-1-12v-1c0-56 43-99 99-99h1 2599 1c56 1 99 43 99 99v1h2l-100 1501h-2c-1 55-44 97-99 98v1h-2400v-1z">
                <text:p/>
              </draw:path>
              <draw:path draw:style-name="gr151" draw:text-style-name="P1" draw:layer="layout" svg:width="2.399cm" svg:height="0.399cm" svg:x="26.532cm" svg:y="9.398cm" svg:viewBox="0 0 2400 400" svg:d="M99 200h1 200v-100-1c0-56 43-99 99-99h1 799 1c56 1 99 43 99 99v1h1v100h999 1c56 1 99 43 99 99v1h1v100h-100-2200-100v-100-1c0-56 43-99 99-99z">
                <text:p/>
              </draw:path>
              <draw:g>
                <draw:polygon draw:style-name="gr152" draw:text-style-name="P1" draw:layer="layout" svg:width="0.599cm" svg:height="0.799cm" svg:x="26.682cm" svg:y="10.234cm" svg:viewBox="0 0 600 800" draw:points="0,0 600,0 600,200 500,200 500,300 600,300 600,800 0,800 0,300 100,300 100,200 0,200">
                  <text:p/>
                </draw:polygon>
                <draw:polygon draw:style-name="gr152" draw:text-style-name="P1" draw:layer="layout" svg:width="0.599cm" svg:height="0.799cm" svg:x="26.882cm" svg:y="10.334cm" svg:viewBox="0 0 600 800" draw:points="0,0 600,0 600,200 500,200 500,300 600,300 600,800 0,800 0,300 100,300 100,200 0,200">
                  <text:p/>
                </draw:polygon>
                <draw:polygon draw:style-name="gr152" draw:text-style-name="P1" draw:layer="layout" svg:width="0.599cm" svg:height="0.799cm" svg:x="27.082cm" svg:y="10.434cm" svg:viewBox="0 0 600 800" draw:points="0,0 600,0 600,200 500,200 500,300 600,300 600,800 0,800 0,300 100,300 100,200 0,200">
                  <text:p/>
                </draw:polygon>
                <draw:polygon draw:style-name="gr152" draw:text-style-name="P1" draw:layer="layout" svg:width="0.599cm" svg:height="0.799cm" svg:x="27.782cm" svg:y="10.234cm" svg:viewBox="0 0 600 800" draw:points="0,0 600,0 600,200 500,200 500,300 600,300 600,800 0,800 0,300 100,300 100,200 0,200">
                  <text:p/>
                </draw:polygon>
                <draw:polygon draw:style-name="gr152" draw:text-style-name="P1" draw:layer="layout" svg:width="0.599cm" svg:height="0.799cm" svg:x="27.982cm" svg:y="10.334cm" svg:viewBox="0 0 600 800" draw:points="0,0 600,0 600,200 500,200 500,300 600,300 600,800 0,800 0,300 100,300 100,200 0,200">
                  <text:p/>
                </draw:polygon>
                <draw:polygon draw:style-name="gr152" draw:text-style-name="P1" draw:layer="layout" svg:width="0.599cm" svg:height="0.799cm" svg:x="28.182cm" svg:y="10.434cm" svg:viewBox="0 0 600 800" draw:points="0,0 600,0 600,200 500,200 500,300 600,300 600,800 0,800 0,300 100,300 100,200 0,200">
                  <text:p/>
                </draw:polygon>
              </draw:g>
            </draw:g>
          </draw:g>
          <draw:frame draw:style-name="gr154" draw:text-style-name="P19" draw:layer="layout" svg:width="0.714cm" svg:height="0.598cm" svg:x="26.982cm" svg:y="9.2cm">
            <draw:text-box>
              <text:p><text:span text:style-name="T11">io</text:span></text:p>
            </draw:text-box>
          </draw:frame>
        </draw:g>
        <draw:g>
          <draw:g>
            <draw:g>
              <draw:path draw:style-name="gr151" draw:text-style-name="P1" draw:layer="layout" svg:width="2.8cm" svg:height="1.699cm" svg:x="29.866cm" svg:y="9.898cm" svg:viewBox="0 0 2801 1700" svg:d="M199 1699c-55 0-98-43-99-98l-99-1489c-1-4-1-8-1-12v-1c0-56 43-99 99-99h1 2599 1c56 1 99 43 99 99v1h2l-100 1501h-2c-1 55-44 97-99 98v1h-2400v-1z">
                <text:p/>
              </draw:path>
              <draw:path draw:style-name="gr151" draw:text-style-name="P1" draw:layer="layout" svg:width="2.399cm" svg:height="0.399cm" svg:x="30.066cm" svg:y="9.398cm" svg:viewBox="0 0 2400 400" svg:d="M99 200h1 200v-100-1c0-56 43-99 99-99h1 799 402c56 1 100 44 100 100v100h598 1c56 1 99 43 99 99v1h1v100h-100-2200-100v-100-1c0-56 43-99 99-99z">
                <text:p/>
              </draw:path>
              <draw:g>
                <draw:polygon draw:style-name="gr152" draw:text-style-name="P1" draw:layer="layout" svg:width="0.599cm" svg:height="0.799cm" svg:x="30.216cm" svg:y="10.234cm" svg:viewBox="0 0 600 800" draw:points="0,0 600,0 600,200 500,200 500,300 600,300 600,800 0,800 0,300 100,300 100,200 0,200">
                  <text:p/>
                </draw:polygon>
                <draw:polygon draw:style-name="gr152" draw:text-style-name="P1" draw:layer="layout" svg:width="0.599cm" svg:height="0.799cm" svg:x="30.416cm" svg:y="10.334cm" svg:viewBox="0 0 600 800" draw:points="0,0 600,0 600,200 500,200 500,300 600,300 600,800 0,800 0,300 100,300 100,200 0,200">
                  <text:p/>
                </draw:polygon>
                <draw:polygon draw:style-name="gr152" draw:text-style-name="P1" draw:layer="layout" svg:width="0.599cm" svg:height="0.799cm" svg:x="30.616cm" svg:y="10.434cm" svg:viewBox="0 0 600 800" draw:points="0,0 600,0 600,200 500,200 500,300 600,300 600,800 0,800 0,300 100,300 100,200 0,200">
                  <text:p/>
                </draw:polygon>
                <draw:polygon draw:style-name="gr152" draw:text-style-name="P1" draw:layer="layout" svg:width="0.599cm" svg:height="0.799cm" svg:x="31.316cm" svg:y="10.234cm" svg:viewBox="0 0 600 800" draw:points="0,0 600,0 600,200 500,200 500,300 600,300 600,800 0,800 0,300 100,300 100,200 0,200">
                  <text:p/>
                </draw:polygon>
                <draw:polygon draw:style-name="gr152" draw:text-style-name="P1" draw:layer="layout" svg:width="0.599cm" svg:height="0.799cm" svg:x="31.516cm" svg:y="10.334cm" svg:viewBox="0 0 600 800" draw:points="0,0 600,0 600,200 500,200 500,300 600,300 600,800 0,800 0,300 100,300 100,200 0,200">
                  <text:p/>
                </draw:polygon>
                <draw:polygon draw:style-name="gr152" draw:text-style-name="P1" draw:layer="layout" svg:width="0.599cm" svg:height="0.799cm" svg:x="31.716cm" svg:y="10.434cm" svg:viewBox="0 0 600 800" draw:points="0,0 600,0 600,200 500,200 500,300 600,300 600,800 0,800 0,300 100,300 100,200 0,200">
                  <text:p/>
                </draw:polygon>
              </draw:g>
            </draw:g>
          </draw:g>
          <draw:frame draw:style-name="gr155" draw:text-style-name="P19" draw:layer="layout" svg:width="1.814cm" svg:height="0.598cm" svg:x="30.176cm" svg:y="9.203cm">
            <draw:text-box>
              <text:p><text:span text:style-name="T11">IEC61131-3</text:span></text:p>
            </draw:text-box>
          </draw:frame>
        </draw:g>
        <draw:g>
          <draw:g>
            <draw:g>
              <draw:path draw:style-name="gr151" draw:text-style-name="P1" draw:layer="layout" svg:width="2.8cm" svg:height="1.699cm" svg:x="33.399cm" svg:y="9.898cm" svg:viewBox="0 0 2801 1700" svg:d="M199 1699c-55 0-98-43-99-98l-99-1489c-1-4-1-8-1-12v-1c0-56 43-99 99-99h1 2599 1c56 1 99 43 99 99v1h2l-100 1501h-2c-1 55-44 97-99 98v1h-2400v-1z">
                <text:p/>
              </draw:path>
              <draw:path draw:style-name="gr151" draw:text-style-name="P1" draw:layer="layout" svg:width="2.399cm" svg:height="0.399cm" svg:x="33.599cm" svg:y="9.398cm" svg:viewBox="0 0 2400 400" svg:d="M99 200h1 200v-100-1c0-56 43-99 99-99h1 799 1c56 1 99 43 99 99v1h1v100h999 1c56 1 99 43 99 99v1h1v100h-100-2200-100v-100-1c0-56 43-99 99-99z">
                <text:p/>
              </draw:path>
              <draw:g>
                <draw:polygon draw:style-name="gr152" draw:text-style-name="P1" draw:layer="layout" svg:width="0.599cm" svg:height="0.799cm" svg:x="33.749cm" svg:y="10.234cm" svg:viewBox="0 0 600 800" draw:points="0,0 600,0 600,200 500,200 500,300 600,300 600,800 0,800 0,300 100,300 100,200 0,200">
                  <text:p/>
                </draw:polygon>
                <draw:polygon draw:style-name="gr152" draw:text-style-name="P1" draw:layer="layout" svg:width="0.599cm" svg:height="0.799cm" svg:x="33.949cm" svg:y="10.334cm" svg:viewBox="0 0 600 800" draw:points="0,0 600,0 600,200 500,200 500,300 600,300 600,800 0,800 0,300 100,300 100,200 0,200">
                  <text:p/>
                </draw:polygon>
                <draw:polygon draw:style-name="gr152" draw:text-style-name="P1" draw:layer="layout" svg:width="0.599cm" svg:height="0.799cm" svg:x="34.149cm" svg:y="10.434cm" svg:viewBox="0 0 600 800" draw:points="0,0 600,0 600,200 500,200 500,300 600,300 600,800 0,800 0,300 100,300 100,200 0,200">
                  <text:p/>
                </draw:polygon>
                <draw:polygon draw:style-name="gr152" draw:text-style-name="P1" draw:layer="layout" svg:width="0.599cm" svg:height="0.799cm" svg:x="34.849cm" svg:y="10.234cm" svg:viewBox="0 0 600 800" draw:points="0,0 600,0 600,200 500,200 500,300 600,300 600,800 0,800 0,300 100,300 100,200 0,200">
                  <text:p/>
                </draw:polygon>
                <draw:polygon draw:style-name="gr152" draw:text-style-name="P1" draw:layer="layout" svg:width="0.599cm" svg:height="0.799cm" svg:x="35.049cm" svg:y="10.334cm" svg:viewBox="0 0 600 800" draw:points="0,0 600,0 600,200 500,200 500,300 600,300 600,800 0,800 0,300 100,300 100,200 0,200">
                  <text:p/>
                </draw:polygon>
                <draw:polygon draw:style-name="gr152" draw:text-style-name="P1" draw:layer="layout" svg:width="0.599cm" svg:height="0.799cm" svg:x="35.249cm" svg:y="10.434cm" svg:viewBox="0 0 600 800" draw:points="0,0 600,0 600,200 500,200 500,300 600,300 600,800 0,800 0,300 100,300 100,200 0,200">
                  <text:p/>
                </draw:polygon>
              </draw:g>
            </draw:g>
          </draw:g>
          <draw:frame draw:style-name="gr156" draw:text-style-name="P19" draw:layer="layout" svg:width="0.718cm" svg:height="0.598cm" svg:x="34.049cm" svg:y="9.2cm">
            <draw:text-box>
              <text:p><text:span text:style-name="T11">...</text:span></text:p>
            </draw:text-box>
          </draw:frame>
        </draw:g>
        <draw:g>
          <draw:g>
            <draw:path draw:style-name="gr151" draw:text-style-name="P1" draw:layer="layout" svg:width="2.8cm" svg:height="1.699cm" svg:x="27.899cm" svg:y="3.5cm" svg:viewBox="0 0 2801 1700" svg:d="M199 1699c-55 0-98-43-99-98l-99-1489c-1-4-1-8-1-12v-1c0-56 43-99 99-99h1 2599 1c56 1 99 43 99 99v1h2l-100 1501h-2c-1 55-44 97-99 98v1h-2400v-1z">
              <text:p/>
            </draw:path>
            <draw:path draw:style-name="gr151" draw:text-style-name="P1" draw:layer="layout" svg:width="2.399cm" svg:height="0.399cm" svg:x="28.099cm" svg:y="3cm" svg:viewBox="0 0 2400 400" svg:d="M99 200h1 200v-100-1c0-56 43-99 99-99h1 799 1c56 1 99 43 99 99v1h1v100h999 1c56 1 99 43 99 99v1h1v100h-100-2200-100v-100-1c0-56 43-99 99-99z">
              <text:p/>
            </draw:path>
            <draw:g>
              <draw:polygon draw:style-name="gr152" draw:text-style-name="P1" draw:layer="layout" svg:width="0.599cm" svg:height="0.799cm" svg:x="28.249cm" svg:y="3.836cm" svg:viewBox="0 0 600 800" draw:points="0,0 600,0 600,200 500,200 500,300 600,300 600,800 0,800 0,300 100,300 100,200 0,200">
                <text:p/>
              </draw:polygon>
              <draw:polygon draw:style-name="gr152" draw:text-style-name="P1" draw:layer="layout" svg:width="0.599cm" svg:height="0.799cm" svg:x="28.449cm" svg:y="3.936cm" svg:viewBox="0 0 600 800" draw:points="0,0 600,0 600,200 500,200 500,300 600,300 600,800 0,800 0,300 100,300 100,200 0,200">
                <text:p/>
              </draw:polygon>
              <draw:polygon draw:style-name="gr152" draw:text-style-name="P1" draw:layer="layout" svg:width="0.599cm" svg:height="0.799cm" svg:x="28.649cm" svg:y="4.036cm" svg:viewBox="0 0 600 800" draw:points="0,0 600,0 600,200 500,200 500,300 600,300 600,800 0,800 0,300 100,300 100,200 0,200">
                <text:p/>
              </draw:polygon>
              <draw:polygon draw:style-name="gr152" draw:text-style-name="P1" draw:layer="layout" svg:width="0.599cm" svg:height="0.799cm" svg:x="29.349cm" svg:y="3.836cm" svg:viewBox="0 0 600 800" draw:points="0,0 600,0 600,200 500,200 500,300 600,300 600,800 0,800 0,300 100,300 100,200 0,200">
                <text:p/>
              </draw:polygon>
              <draw:polygon draw:style-name="gr152" draw:text-style-name="P1" draw:layer="layout" svg:width="0.599cm" svg:height="0.799cm" svg:x="29.549cm" svg:y="3.936cm" svg:viewBox="0 0 600 800" draw:points="0,0 600,0 600,200 500,200 500,300 600,300 600,800 0,800 0,300 100,300 100,200 0,200">
                <text:p/>
              </draw:polygon>
              <draw:polygon draw:style-name="gr152" draw:text-style-name="P1" draw:layer="layout" svg:width="0.599cm" svg:height="0.799cm" svg:x="29.749cm" svg:y="4.036cm" svg:viewBox="0 0 600 800" draw:points="0,0 600,0 600,200 500,200 500,300 600,300 600,800 0,800 0,300 100,300 100,200 0,200">
                <text:p/>
              </draw:polygon>
            </draw:g>
          </draw:g>
        </draw:g>
      </draw:page>
      <draw:page draw:name="sys" draw:style-name="dp1" draw:master-page-name="Default">
        <draw:g>
          <draw:g>
            <draw:polygon draw:style-name="gr157" draw:text-style-name="P1" draw:layer="layout" svg:width="3.399cm" svg:height="2.301cm" svg:x="27.161cm" svg:y="2.875cm" svg:viewBox="0 0 3400 2302" draw:points="100,2302 0,2202 0,100 99,1 2700,0 3400,502 3400,2202 3300,2302">
              <text:p/>
            </draw:polygon>
            <draw:custom-shape draw:style-name="gr158" draw:text-style-name="P1" draw:layer="layout" svg:width="0.2cm" svg:height="0.2cm" svg:x="27.161cm" svg:y="2.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1" draw:layer="layout" svg:width="0.2cm" svg:height="0.2cm" svg:x="27.162cm" svg:y="4.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1" draw:layer="layout" svg:width="0.2cm" svg:height="0.202cm" svg:x="30.36cm" svg:y="4.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3" draw:text-style-name="P1" draw:layer="layout" svg:width="0.716cm" svg:height="0.499cm" svg:x="29.841cm" svg:y="2.902cm" svg:viewBox="0 0 717 500" draw:points="0,0 200,500 717,500">
            <text:p/>
          </draw:polygon>
        </draw:g>
        <draw:g>
          <draw:g>
            <draw:polygon draw:style-name="gr157" draw:text-style-name="P1" draw:layer="layout" svg:width="3.399cm" svg:height="2.301cm" svg:x="26.875cm" svg:y="3.134cm" svg:viewBox="0 0 3400 2302" draw:points="100,2302 0,2202 0,100 99,1 2700,0 3400,502 3400,2202 3300,2302">
              <text:p/>
            </draw:polygon>
            <draw:custom-shape draw:style-name="gr158" draw:text-style-name="P1" draw:layer="layout" svg:width="0.2cm" svg:height="0.2cm" svg:x="26.875cm" svg:y="3.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1" draw:layer="layout" svg:width="0.2cm" svg:height="0.2cm" svg:x="26.876cm" svg:y="5.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1" draw:layer="layout" svg:width="0.2cm" svg:height="0.202cm" svg:x="30.074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3" draw:text-style-name="P1" draw:layer="layout" svg:width="0.716cm" svg:height="0.499cm" svg:x="29.555cm" svg:y="3.161cm" svg:viewBox="0 0 717 500" draw:points="0,0 200,500 717,500">
            <text:p/>
          </draw:polygon>
        </draw:g>
        <draw:g>
          <draw:g>
            <draw:polygon draw:style-name="gr157" draw:text-style-name="P1" draw:layer="layout" svg:width="3.399cm" svg:height="2.301cm" svg:x="26.6cm" svg:y="3.398cm" svg:viewBox="0 0 3400 2302" draw:points="100,2302 0,2202 0,100 99,1 2700,0 3400,502 3400,2202 3300,2302">
              <text:p/>
            </draw:polygon>
            <draw:custom-shape draw:style-name="gr158" draw:text-style-name="P1" draw:layer="layout" svg:width="0.2cm" svg:height="0.2cm" svg:x="26.6cm" svg:y="3.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1" draw:layer="layout" svg:width="0.2cm" svg:height="0.2cm" svg:x="26.601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1" draw:layer="layout" svg:width="0.2cm" svg:height="0.202cm" svg:x="29.799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3" draw:text-style-name="P1" draw:layer="layout" svg:width="0.716cm" svg:height="0.499cm" svg:x="29.28cm" svg:y="3.425cm" svg:viewBox="0 0 717 500" draw:points="0,0 200,500 717,500">
            <text:p/>
          </draw:polygon>
        </draw:g>
        <draw:g>
          <draw:polygon draw:style-name="gr152" draw:text-style-name="P1" draw:layer="layout" svg:width="0.599cm" svg:height="0.799cm" svg:x="26.8cm" svg:y="4.398cm" svg:viewBox="0 0 600 800" draw:points="0,0 600,0 600,200 500,200 500,300 600,300 600,800 0,800 0,300 100,300 100,200 0,200">
            <text:p/>
          </draw:polygon>
          <draw:polygon draw:style-name="gr159" draw:text-style-name="P1" draw:layer="layout" svg:width="0.599cm" svg:height="0.799cm" svg:x="28cm" svg:y="4.398cm" svg:viewBox="0 0 600 800" draw:points="0,0 600,0 600,200 500,200 500,300 600,300 600,800 0,800 0,300 100,300 100,200 0,200">
            <text:p/>
          </draw:polygon>
          <draw:polygon draw:style-name="gr159" draw:text-style-name="P1" draw:layer="layout" svg:width="0.599cm" svg:height="0.799cm" svg:x="29.1cm" svg:y="4.198cm" svg:viewBox="0 0 600 800" draw:points="0,0 600,0 600,200 500,200 500,300 600,300 600,800 0,800 0,300 100,300 100,200 0,200">
            <text:p/>
          </draw:polygon>
          <draw:line draw:style-name="gr160" draw:text-style-name="P1" draw:layer="layout" svg:x1="27.323cm" svg:y1="4.498cm" svg:x2="28.123cm" svg:y2="4.498cm">
            <text:p/>
          </draw:line>
          <draw:line draw:style-name="gr160" draw:text-style-name="P1" draw:layer="layout" svg:x1="27.323cm" svg:y1="4.798cm" svg:x2="28.123cm" svg:y2="4.798cm">
            <text:p/>
          </draw:line>
          <draw:line draw:style-name="gr160" draw:text-style-name="P1" draw:layer="layout" svg:x1="27.323cm" svg:y1="4.998cm" svg:x2="28.123cm" svg:y2="4.998cm">
            <text:p/>
          </draw:line>
          <draw:line draw:style-name="gr160" draw:text-style-name="P1" draw:layer="layout" svg:x1="27.323cm" svg:y1="4.898cm" svg:x2="28.123cm" svg:y2="4.898cm">
            <text:p/>
          </draw:line>
          <draw:polyline draw:style-name="gr160" draw:text-style-name="P1" draw:layer="layout" svg:width="0.758cm" svg:height="0.199cm" svg:x="28.541cm" svg:y="4.598cm" svg:viewBox="0 0 759 200" draw:points="0,200 200,200 200,0 759,0">
            <text:p/>
          </draw:polyline>
          <draw:polyline draw:style-name="gr160" draw:text-style-name="P1" draw:layer="layout" svg:width="0.858cm" svg:height="0.199cm" svg:x="28.541cm" svg:y="4.698cm" svg:viewBox="0 0 859 200" draw:points="0,200 300,200 300,0 859,0">
            <text:p/>
          </draw:polyline>
          <draw:polyline draw:style-name="gr160" draw:text-style-name="P1" draw:layer="layout" svg:width="1.958cm" svg:height="0.199cm" svg:x="27.341cm" svg:y="4.298cm" svg:viewBox="0 0 1959 200" draw:points="0,200 400,200 400,0 1959,0">
            <text:p/>
          </draw:polyline>
        </draw:g>
        <draw:g>
          <draw:g>
            <draw:g>
              <draw:polygon draw:style-name="gr161" draw:text-style-name="P1" draw:layer="layout" svg:width="3.399cm" svg:height="2.301cm" svg:x="24.967cm" svg:y="10.598cm" svg:viewBox="0 0 3400 2302" draw:points="100,2302 0,2202 0,100 99,1 2700,0 3400,502 3400,2202 3300,2302">
                <text:p/>
              </draw:polygon>
              <draw:custom-shape draw:style-name="gr162" draw:text-style-name="P1" draw:layer="layout" svg:width="0.2cm" svg:height="0.2cm" svg:x="24.967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1" draw:layer="layout" svg:width="0.2cm" svg:height="0.2cm" svg:x="24.96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1" draw:layer="layout" svg:width="0.2cm" svg:height="0.202cm" svg:x="28.16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 draw:text-style-name="P1" draw:layer="layout" svg:width="0.716cm" svg:height="0.499cm" svg:x="27.647cm" svg:y="10.625cm" svg:viewBox="0 0 717 500" draw:points="0,0 200,500 717,500">
              <text:p/>
            </draw:polygon>
          </draw:g>
          <draw:g>
            <draw:polygon draw:style-name="gr163" draw:text-style-name="P1" draw:layer="layout" svg:width="0.599cm" svg:height="0.799cm" svg:x="25.167cm" svg:y="11.598cm" svg:viewBox="0 0 600 800" draw:points="0,0 600,0 600,200 500,200 500,300 600,300 600,800 0,800 0,300 100,300 100,200 0,200">
              <text:p/>
            </draw:polygon>
            <draw:polygon draw:style-name="gr164" draw:text-style-name="P1" draw:layer="layout" svg:width="0.599cm" svg:height="0.799cm" svg:x="26.367cm" svg:y="11.598cm" svg:viewBox="0 0 600 800" draw:points="0,0 600,0 600,200 500,200 500,300 600,300 600,800 0,800 0,300 100,300 100,200 0,200">
              <text:p/>
            </draw:polygon>
            <draw:polygon draw:style-name="gr164" draw:text-style-name="P1" draw:layer="layout" svg:width="0.599cm" svg:height="0.799cm" svg:x="27.467cm" svg:y="11.398cm" svg:viewBox="0 0 600 800" draw:points="0,0 600,0 600,200 500,200 500,300 600,300 600,800 0,800 0,300 100,300 100,200 0,200">
              <text:p/>
            </draw:polygon>
            <draw:line draw:style-name="gr40" draw:text-style-name="P1" draw:layer="layout" svg:x1="25.69cm" svg:y1="11.698cm" svg:x2="26.49cm" svg:y2="11.698cm">
              <text:p/>
            </draw:line>
            <draw:line draw:style-name="gr40" draw:text-style-name="P1" draw:layer="layout" svg:x1="25.69cm" svg:y1="11.998cm" svg:x2="26.49cm" svg:y2="11.998cm">
              <text:p/>
            </draw:line>
            <draw:line draw:style-name="gr40" draw:text-style-name="P1" draw:layer="layout" svg:x1="25.69cm" svg:y1="12.198cm" svg:x2="26.49cm" svg:y2="12.198cm">
              <text:p/>
            </draw:line>
            <draw:line draw:style-name="gr40" draw:text-style-name="P1" draw:layer="layout" svg:x1="25.69cm" svg:y1="12.098cm" svg:x2="26.49cm" svg:y2="12.098cm">
              <text:p/>
            </draw:line>
            <draw:polyline draw:style-name="gr40" draw:text-style-name="P1" draw:layer="layout" svg:width="0.758cm" svg:height="0.199cm" svg:x="26.908cm" svg:y="11.798cm" svg:viewBox="0 0 759 200" draw:points="0,200 200,200 200,0 759,0">
              <text:p/>
            </draw:polyline>
            <draw:polyline draw:style-name="gr40" draw:text-style-name="P1" draw:layer="layout" svg:width="0.858cm" svg:height="0.199cm" svg:x="26.908cm" svg:y="11.898cm" svg:viewBox="0 0 859 200" draw:points="0,200 300,200 300,0 859,0">
              <text:p/>
            </draw:polyline>
            <draw:polyline draw:style-name="gr40" draw:text-style-name="P1" draw:layer="layout" svg:width="1.958cm" svg:height="0.199cm" svg:x="25.708cm" svg:y="11.498cm" svg:viewBox="0 0 1959 200" draw:points="0,200 400,200 400,0 1959,0">
              <text:p/>
            </draw:polyline>
          </draw:g>
        </draw:g>
        <draw:g>
          <draw:g>
            <draw:g>
              <draw:polygon draw:style-name="gr165" draw:text-style-name="P1" draw:layer="layout" svg:width="3.399cm" svg:height="2.301cm" svg:x="28.933cm" svg:y="10.598cm" svg:viewBox="0 0 3400 2302" draw:points="100,2302 0,2202 0,100 99,1 2700,0 3400,502 3400,2202 3300,2302">
                <text:p/>
              </draw:polygon>
              <draw:custom-shape draw:style-name="gr166" draw:text-style-name="P1" draw:layer="layout" svg:width="0.2cm" svg:height="0.2cm" svg:x="28.933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1" draw:layer="layout" svg:width="0.2cm" svg:height="0.2cm" svg:x="28.93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1" draw:layer="layout" svg:width="0.2cm" svg:height="0.202cm" svg:x="32.132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67" draw:text-style-name="P1" draw:layer="layout" svg:width="0.716cm" svg:height="0.499cm" svg:x="31.613cm" svg:y="10.625cm" svg:viewBox="0 0 717 500" draw:points="0,0 200,500 717,500">
              <text:p/>
            </draw:polygon>
          </draw:g>
          <draw:g>
            <draw:polygon draw:style-name="gr103" draw:text-style-name="P1" draw:layer="layout" svg:width="0.599cm" svg:height="0.799cm" svg:x="29.133cm" svg:y="11.598cm" svg:viewBox="0 0 600 800" draw:points="0,0 600,0 600,200 500,200 500,300 600,300 600,800 0,800 0,300 100,300 100,200 0,200">
              <text:p/>
            </draw:polygon>
            <draw:polygon draw:style-name="gr168" draw:text-style-name="P1" draw:layer="layout" svg:width="0.599cm" svg:height="0.799cm" svg:x="30.333cm" svg:y="11.598cm" svg:viewBox="0 0 600 800" draw:points="0,0 600,0 600,200 500,200 500,300 600,300 600,800 0,800 0,300 100,300 100,200 0,200">
              <text:p/>
            </draw:polygon>
            <draw:polygon draw:style-name="gr168" draw:text-style-name="P1" draw:layer="layout" svg:width="0.599cm" svg:height="0.799cm" svg:x="31.433cm" svg:y="11.398cm" svg:viewBox="0 0 600 800" draw:points="0,0 600,0 600,200 500,200 500,300 600,300 600,800 0,800 0,300 100,300 100,200 0,200">
              <text:p/>
            </draw:polygon>
            <draw:line draw:style-name="gr160" draw:text-style-name="P1" draw:layer="layout" svg:x1="29.656cm" svg:y1="11.698cm" svg:x2="30.456cm" svg:y2="11.698cm">
              <text:p/>
            </draw:line>
            <draw:line draw:style-name="gr160" draw:text-style-name="P1" draw:layer="layout" svg:x1="29.656cm" svg:y1="11.998cm" svg:x2="30.456cm" svg:y2="11.998cm">
              <text:p/>
            </draw:line>
            <draw:line draw:style-name="gr160" draw:text-style-name="P1" draw:layer="layout" svg:x1="29.656cm" svg:y1="12.198cm" svg:x2="30.456cm" svg:y2="12.198cm">
              <text:p/>
            </draw:line>
            <draw:line draw:style-name="gr160" draw:text-style-name="P1" draw:layer="layout" svg:x1="29.656cm" svg:y1="12.098cm" svg:x2="30.456cm" svg:y2="12.098cm">
              <text:p/>
            </draw:line>
            <draw:polyline draw:style-name="gr160" draw:text-style-name="P1" draw:layer="layout" svg:width="0.758cm" svg:height="0.199cm" svg:x="30.874cm" svg:y="11.798cm" svg:viewBox="0 0 759 200" draw:points="0,200 200,200 200,0 759,0">
              <text:p/>
            </draw:polyline>
            <draw:polyline draw:style-name="gr160" draw:text-style-name="P1" draw:layer="layout" svg:width="0.858cm" svg:height="0.199cm" svg:x="30.874cm" svg:y="11.898cm" svg:viewBox="0 0 859 200" draw:points="0,200 300,200 300,0 859,0">
              <text:p/>
            </draw:polyline>
            <draw:polyline draw:style-name="gr160" draw:text-style-name="P1" draw:layer="layout" svg:width="1.958cm" svg:height="0.199cm" svg:x="29.674cm" svg:y="11.498cm" svg:viewBox="0 0 1959 200" draw:points="0,200 400,200 400,0 1959,0">
              <text:p/>
            </draw:polyline>
          </draw:g>
        </draw:g>
        <draw:g>
          <draw:g>
            <draw:g>
              <draw:polygon draw:style-name="gr169" draw:text-style-name="P1" draw:layer="layout" svg:width="3.399cm" svg:height="2.301cm" svg:x="21cm" svg:y="10.598cm" svg:viewBox="0 0 3400 2302" draw:points="100,2302 0,2202 0,100 99,1 2700,0 3400,502 3400,2202 3300,2302">
                <text:p/>
              </draw:polygon>
              <draw:custom-shape draw:style-name="gr170" draw:text-style-name="P1" draw:layer="layout" svg:width="0.2cm" svg:height="0.2cm" svg:x="21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1" draw:layer="layout" svg:width="0.2cm" svg:height="0.2cm" svg:x="21.0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1" draw:layer="layout" svg:width="0.2cm" svg:height="0.202cm" svg:x="24.1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2" draw:text-style-name="P1" draw:layer="layout" svg:width="0.716cm" svg:height="0.499cm" svg:x="23.68cm" svg:y="10.625cm" svg:viewBox="0 0 717 500" draw:points="0,0 200,500 717,500">
              <text:p/>
            </draw:polygon>
          </draw:g>
          <draw:g>
            <draw:polygon draw:style-name="gr152" draw:text-style-name="P1" draw:layer="layout" svg:width="0.599cm" svg:height="0.799cm" svg:x="21.2cm" svg:y="11.598cm" svg:viewBox="0 0 600 800" draw:points="0,0 600,0 600,200 500,200 500,300 600,300 600,800 0,800 0,300 100,300 100,200 0,200">
              <text:p/>
            </draw:polygon>
            <draw:polygon draw:style-name="gr159" draw:text-style-name="P1" draw:layer="layout" svg:width="0.599cm" svg:height="0.799cm" svg:x="22.4cm" svg:y="11.598cm" svg:viewBox="0 0 600 800" draw:points="0,0 600,0 600,200 500,200 500,300 600,300 600,800 0,800 0,300 100,300 100,200 0,200">
              <text:p/>
            </draw:polygon>
            <draw:polygon draw:style-name="gr159" draw:text-style-name="P1" draw:layer="layout" svg:width="0.599cm" svg:height="0.799cm" svg:x="23.5cm" svg:y="11.398cm" svg:viewBox="0 0 600 800" draw:points="0,0 600,0 600,200 500,200 500,300 600,300 600,800 0,800 0,300 100,300 100,200 0,200">
              <text:p/>
            </draw:polygon>
            <draw:line draw:style-name="gr160" draw:text-style-name="P1" draw:layer="layout" svg:x1="21.723cm" svg:y1="11.698cm" svg:x2="22.523cm" svg:y2="11.698cm">
              <text:p/>
            </draw:line>
            <draw:line draw:style-name="gr160" draw:text-style-name="P1" draw:layer="layout" svg:x1="21.723cm" svg:y1="11.998cm" svg:x2="22.523cm" svg:y2="11.998cm">
              <text:p/>
            </draw:line>
            <draw:line draw:style-name="gr160" draw:text-style-name="P1" draw:layer="layout" svg:x1="21.723cm" svg:y1="12.198cm" svg:x2="22.523cm" svg:y2="12.198cm">
              <text:p/>
            </draw:line>
            <draw:line draw:style-name="gr160" draw:text-style-name="P1" draw:layer="layout" svg:x1="21.723cm" svg:y1="12.098cm" svg:x2="22.523cm" svg:y2="12.098cm">
              <text:p/>
            </draw:line>
            <draw:polyline draw:style-name="gr160" draw:text-style-name="P1" draw:layer="layout" svg:width="0.758cm" svg:height="0.199cm" svg:x="22.941cm" svg:y="11.798cm" svg:viewBox="0 0 759 200" draw:points="0,200 200,200 200,0 759,0">
              <text:p/>
            </draw:polyline>
            <draw:polyline draw:style-name="gr160" draw:text-style-name="P1" draw:layer="layout" svg:width="0.858cm" svg:height="0.199cm" svg:x="22.941cm" svg:y="11.898cm" svg:viewBox="0 0 859 200" draw:points="0,200 300,200 300,0 859,0">
              <text:p/>
            </draw:polyline>
            <draw:polyline draw:style-name="gr160" draw:text-style-name="P1" draw:layer="layout" svg:width="1.958cm" svg:height="0.199cm" svg:x="21.741cm" svg:y="11.498cm" svg:viewBox="0 0 1959 200" draw:points="0,200 400,200 400,0 1959,0">
              <text:p/>
            </draw:polyline>
          </draw:g>
        </draw:g>
        <draw:g>
          <draw:g>
            <draw:g>
              <draw:polygon draw:style-name="gr171" draw:text-style-name="P1" draw:layer="layout" svg:width="3.399cm" svg:height="2.301cm" svg:x="32.8cm" svg:y="10.598cm" svg:viewBox="0 0 3400 2302" draw:points="100,2302 0,2202 0,100 99,1 2700,0 3400,502 3400,2202 3300,2302">
                <text:p/>
              </draw:polygon>
              <draw:custom-shape draw:style-name="gr172" draw:text-style-name="P1" draw:layer="layout" svg:width="0.2cm" svg:height="0.2cm" svg:x="32.8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1" draw:layer="layout" svg:width="0.2cm" svg:height="0.2cm" svg:x="32.8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1" draw:layer="layout" svg:width="0.2cm" svg:height="0.202cm" svg:x="35.9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2" draw:text-style-name="P1" draw:layer="layout" svg:width="0.716cm" svg:height="0.499cm" svg:x="35.48cm" svg:y="10.625cm" svg:viewBox="0 0 717 500" draw:points="0,0 200,500 717,500">
              <text:p/>
            </draw:polygon>
          </draw:g>
          <draw:g>
            <draw:polygon draw:style-name="gr103" draw:text-style-name="P1" draw:layer="layout" svg:width="0.599cm" svg:height="0.799cm" svg:x="33cm" svg:y="11.598cm" svg:viewBox="0 0 600 800" draw:points="0,0 600,0 600,200 500,200 500,300 600,300 600,800 0,800 0,300 100,300 100,200 0,200">
              <text:p/>
            </draw:polygon>
            <draw:polygon draw:style-name="gr168" draw:text-style-name="P1" draw:layer="layout" svg:width="0.599cm" svg:height="0.799cm" svg:x="34.2cm" svg:y="11.598cm" svg:viewBox="0 0 600 800" draw:points="0,0 600,0 600,200 500,200 500,300 600,300 600,800 0,800 0,300 100,300 100,200 0,200">
              <text:p/>
            </draw:polygon>
            <draw:polygon draw:style-name="gr168" draw:text-style-name="P1" draw:layer="layout" svg:width="0.599cm" svg:height="0.799cm" svg:x="35.3cm" svg:y="11.398cm" svg:viewBox="0 0 600 800" draw:points="0,0 600,0 600,200 500,200 500,300 600,300 600,800 0,800 0,300 100,300 100,200 0,200">
              <text:p/>
            </draw:polygon>
            <draw:line draw:style-name="gr160" draw:text-style-name="P1" draw:layer="layout" svg:x1="33.523cm" svg:y1="11.698cm" svg:x2="34.323cm" svg:y2="11.698cm">
              <text:p/>
            </draw:line>
            <draw:line draw:style-name="gr160" draw:text-style-name="P1" draw:layer="layout" svg:x1="33.523cm" svg:y1="11.998cm" svg:x2="34.323cm" svg:y2="11.998cm">
              <text:p/>
            </draw:line>
            <draw:line draw:style-name="gr160" draw:text-style-name="P1" draw:layer="layout" svg:x1="33.523cm" svg:y1="12.198cm" svg:x2="34.323cm" svg:y2="12.198cm">
              <text:p/>
            </draw:line>
            <draw:line draw:style-name="gr160" draw:text-style-name="P1" draw:layer="layout" svg:x1="33.523cm" svg:y1="12.098cm" svg:x2="34.323cm" svg:y2="12.098cm">
              <text:p/>
            </draw:line>
            <draw:polyline draw:style-name="gr160" draw:text-style-name="P1" draw:layer="layout" svg:width="0.758cm" svg:height="0.199cm" svg:x="34.741cm" svg:y="11.798cm" svg:viewBox="0 0 759 200" draw:points="0,200 200,200 200,0 759,0">
              <text:p/>
            </draw:polyline>
            <draw:polyline draw:style-name="gr160" draw:text-style-name="P1" draw:layer="layout" svg:width="0.858cm" svg:height="0.199cm" svg:x="34.741cm" svg:y="11.898cm" svg:viewBox="0 0 859 200" draw:points="0,200 300,200 300,0 859,0">
              <text:p/>
            </draw:polyline>
            <draw:polyline draw:style-name="gr160" draw:text-style-name="P1" draw:layer="layout" svg:width="1.958cm" svg:height="0.199cm" svg:x="33.541cm" svg:y="11.498cm" svg:viewBox="0 0 1959 200" draw:points="0,200 400,200 400,0 1959,0">
              <text:p/>
            </draw:polyline>
          </draw:g>
        </draw:g>
      </draw:page>
      <draw:page draw:name="community" draw:style-name="dp1" draw:master-page-name="Default">
        <draw:g>
          <draw:custom-shape draw:style-name="gr173" draw:text-style-name="P1" draw:layer="layout" svg:width="4.2cm" svg:height="4.073cm" svg:x="25.899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1" draw:layer="layout" svg:width="1.136cm" svg:height="1.718cm" svg:x="27.674cm" svg:y="4.626cm" svg:viewBox="0 0 1137 1719" draw:points="360,164 201,257 159,423 0,489 122,551 24,643 275,1009 288,1353 360,1530 447,1689 617,1719 900,1273 1096,1138 942,1004 1126,1028 1022,887 1137,783 882,401 755,146 489,0">
            <text:p/>
          </draw:polygon>
          <draw:polygon draw:style-name="gr2" draw:text-style-name="P1" draw:layer="layout" svg:width="0.915cm" svg:height="1.155cm" svg:x="29.167cm" svg:y="6.681cm" svg:viewBox="0 0 916 1156" draw:points="252,448 37,755 0,969 185,1036 374,907 391,1156 589,921 756,591 883,209 916,0 686,154 496,271">
            <text:p/>
          </draw:polygon>
          <draw:polygon draw:style-name="gr2" draw:text-style-name="P1" draw:layer="layout" svg:width="0.662cm" svg:height="1.739cm" svg:x="29.431cm" svg:y="5.28cm" svg:viewBox="0 0 663 1740" draw:points="196,521 154,723 325,919 300,1139 129,1353 251,1427 215,1427 0,1537 37,1740 172,1629 349,1403 442,1353 490,1433 533,1280 575,1366 663,1072 620,784 514,416 355,111 233,0 87,61">
            <text:p/>
          </draw:polygon>
          <draw:polygon draw:style-name="gr2" draw:text-style-name="P1" draw:layer="layout" svg:width="1.384cm" svg:height="0.74cm" svg:x="26.874cm" svg:y="7.693cm" svg:viewBox="0 0 1385 741" draw:points="0,201 111,336 209,428 392,495 417,654 570,741 834,649 1072,599 1305,490 1385,367 974,318 876,238 619,135 417,104 185,0 25,48">
            <text:p/>
          </draw:polygon>
          <draw:polygon draw:style-name="gr2" draw:text-style-name="P1" draw:layer="layout" svg:width="1.75cm" svg:height="2.742cm" svg:x="25.905cm" svg:y="5.138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74" draw:text-style-name="P1" draw:layer="layout" svg:width="1.4cm" svg:height="1.4cm" svg:x="27.657cm" svg:y="6.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5" draw:text-style-name="P1" draw:layer="layout" svg:width="1cm" svg:height="1cm" svg:x="27.919cm" svg:y="6.647cm">
          <draw:image xlink:href="Pictures/100002010000010000000100685D1A9C.png" xlink:type="simple" xlink:show="embed" xlink:actuate="onLoad">
            <text:p/>
          </draw:image>
        </draw:frame>
        <draw:g>
          <draw:custom-shape draw:style-name="gr176" draw:text-style-name="P1" xml:id="id18" draw:id="id18" draw:layer="layout" svg:width="0.4cm" svg:height="0.4cm" svg:x="27.795cm" svg:y="3.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77" draw:text-style-name="P1" draw:layer="layout" draw:type="line" svg:x1="27.995cm" svg:y1="3.527cm" svg:x2="27.65cm" svg:y2="3.835cm" draw:start-shape="id18" draw:start-glue-point="8" svg:d="M27995 3527l-345 308" svg:viewBox="0 0 346 309">
            <text:p/>
          </draw:connector>
          <draw:connector draw:style-name="gr177" draw:text-style-name="P1" draw:layer="layout" draw:type="line" svg:x1="27.995cm" svg:y1="3.527cm" svg:x2="28.349cm" svg:y2="3.835cm" draw:start-shape="id18" draw:start-glue-point="8" svg:d="M27995 3527l354 308" svg:viewBox="0 0 355 309">
            <text:p/>
          </draw:connector>
          <draw:connector draw:style-name="gr177" draw:text-style-name="P1" draw:layer="layout" draw:type="line" svg:x1="27.995cm" svg:y1="3.527cm" svg:x2="27.84cm" svg:y2="4.317cm" draw:start-shape="id18" draw:start-glue-point="8" svg:d="M27995 3527l-155 790" svg:viewBox="0 0 156 791">
            <text:p/>
          </draw:connector>
          <draw:connector draw:style-name="gr177" draw:text-style-name="P1" draw:layer="layout" draw:type="line" svg:x1="27.995cm" svg:y1="3.527cm" svg:x2="28.152cm" svg:y2="4.317cm" draw:start-shape="id18" draw:start-glue-point="8" svg:d="M27995 3527l157 790" svg:viewBox="0 0 158 791">
            <text:p/>
          </draw:connector>
        </draw:g>
        <draw:g>
          <draw:custom-shape draw:style-name="gr176" draw:text-style-name="P1" xml:id="id19" draw:id="id19" draw:layer="layout" svg:width="0.4cm" svg:height="0.4cm" draw:transform="rotate (-0.31415926535898) translate (28.909cm 3.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77" draw:text-style-name="P1" draw:layer="layout" draw:type="line" svg:x1="28.975cm" svg:y1="3.686cm" svg:x2="28.553cm" svg:y2="3.872cm" draw:start-shape="id19" draw:start-glue-point="8" svg:d="M28975 3686l-422 186" svg:viewBox="0 0 423 187">
            <text:p/>
          </draw:connector>
          <draw:connector draw:style-name="gr177" draw:text-style-name="P1" draw:layer="layout" draw:type="line" svg:x1="28.975cm" svg:y1="3.686cm" svg:x2="29.218cm" svg:y2="4.088cm" draw:start-shape="id19" draw:start-glue-point="8" svg:d="M28975 3686l243 402" svg:viewBox="0 0 244 403">
            <text:p/>
          </draw:connector>
          <draw:connector draw:style-name="gr177" draw:text-style-name="P1" draw:layer="layout" draw:type="line" svg:x1="28.975cm" svg:y1="3.686cm" svg:x2="28.585cm" svg:y2="4.389cm" draw:start-shape="id19" draw:start-glue-point="8" svg:d="M28975 3686l-390 703" svg:viewBox="0 0 391 704">
            <text:p/>
          </draw:connector>
          <draw:connector draw:style-name="gr177" draw:text-style-name="P1" draw:layer="layout" draw:type="line" svg:x1="28.975cm" svg:y1="3.686cm" svg:x2="28.881cm" svg:y2="4.485cm" draw:start-shape="id19" draw:start-glue-point="8" svg:d="M28975 3686l-94 799" svg:viewBox="0 0 95 800">
            <text:p/>
          </draw:connector>
        </draw:g>
        <draw:g>
          <draw:custom-shape draw:style-name="gr176" draw:text-style-name="P1" xml:id="id20" draw:id="id20" draw:layer="layout" svg:width="0.4cm" svg:height="0.4cm" draw:transform="rotate (-0.645771823237902) translate (29.943cm 3.7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77" draw:text-style-name="P1" draw:layer="layout" draw:type="line" svg:x1="29.861cm" svg:y1="4.147cm" svg:x2="29.401cm" svg:y2="4.185cm" draw:start-shape="id20" draw:start-glue-point="8" svg:d="M29861 4147l-460 38" svg:viewBox="0 0 461 39">
            <text:p/>
          </draw:connector>
          <draw:connector draw:style-name="gr177" draw:text-style-name="P1" draw:layer="layout" draw:type="line" svg:x1="29.861cm" svg:y1="4.147cm" svg:x2="29.959cm" svg:y2="4.605cm" draw:start-shape="id20" draw:start-glue-point="8" svg:d="M29861 4147l98 458" svg:viewBox="0 0 99 459">
            <text:p/>
          </draw:connector>
          <draw:connector draw:style-name="gr177" draw:text-style-name="P1" draw:layer="layout" draw:type="line" svg:x1="29.861cm" svg:y1="4.147cm" svg:x2="29.263cm" svg:y2="4.684cm" draw:start-shape="id20" draw:start-glue-point="8" svg:d="M29861 4147l-598 537" svg:viewBox="0 0 599 538">
            <text:p/>
          </draw:connector>
          <draw:connector draw:style-name="gr177" draw:text-style-name="P1" draw:layer="layout" draw:type="line" svg:x1="29.861cm" svg:y1="4.147cm" svg:x2="29.511cm" svg:y2="4.872cm" draw:start-shape="id20" draw:start-glue-point="8" svg:d="M29861 4147l-350 725" svg:viewBox="0 0 351 726">
            <text:p/>
          </draw:connector>
        </draw:g>
        <draw:g>
          <draw:custom-shape draw:style-name="gr176" draw:text-style-name="P1" xml:id="id21" draw:id="id21" draw:layer="layout" svg:width="0.4cm" svg:height="0.4cm" draw:transform="rotate (-1.02974425867665) translate (30.788cm 4.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77" draw:text-style-name="P1" draw:layer="layout" draw:type="line" svg:x1="30.547cm" svg:y1="4.889cm" svg:x2="30.107cm" svg:y2="4.751cm" draw:start-shape="id21" draw:start-glue-point="8" svg:d="M30547 4889l-440-138" svg:viewBox="0 0 441 139">
            <text:p/>
          </draw:connector>
          <draw:connector draw:style-name="gr177" draw:text-style-name="P1" draw:layer="layout" draw:type="line" svg:x1="30.547cm" svg:y1="4.889cm" svg:x2="30.467cm" svg:y2="5.351cm" draw:start-shape="id21" draw:start-glue-point="8" svg:d="M30547 4889l-80 462" svg:viewBox="0 0 81 463">
            <text:p/>
          </draw:connector>
          <draw:connector draw:style-name="gr177" draw:text-style-name="P1" draw:layer="layout" draw:type="line" svg:x1="30.547cm" svg:y1="4.889cm" svg:x2="29.791cm" svg:y2="5.163cm" draw:start-shape="id21" draw:start-glue-point="8" svg:d="M30547 4889l-756 274" svg:viewBox="0 0 757 275">
            <text:p/>
          </draw:connector>
          <draw:connector draw:style-name="gr177" draw:text-style-name="P1" draw:layer="layout" draw:type="line" svg:x1="30.547cm" svg:y1="4.889cm" svg:x2="29.952cm" svg:y2="5.43cm" draw:start-shape="id21" draw:start-glue-point="8" svg:d="M30547 4889l-595 541" svg:viewBox="0 0 596 542">
            <text:p/>
          </draw:connector>
        </draw:g>
        <draw:g>
          <draw:custom-shape draw:style-name="gr176" draw:text-style-name="P1" xml:id="id22" draw:id="id22" draw:layer="layout" svg:width="0.4cm" svg:height="0.398cm" draw:transform="rotate (-0.31415926535898) translate (26.835cm 3.23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77" draw:text-style-name="P1" draw:layer="layout" draw:type="line" svg:x1="27.026cm" svg:y1="3.679cm" svg:x2="27.447cm" svg:y2="3.867cm" draw:start-shape="id22" draw:start-glue-point="8" svg:d="M27026 3679l421 188" svg:viewBox="0 0 422 189">
            <text:p/>
          </draw:connector>
          <draw:connector draw:style-name="gr177" draw:text-style-name="P1" draw:layer="layout" draw:type="line" svg:x1="27.026cm" svg:y1="3.679cm" svg:x2="26.782cm" svg:y2="4.083cm" draw:start-shape="id22" draw:start-glue-point="8" svg:d="M27026 3679l-244 404" svg:viewBox="0 0 245 405">
            <text:p/>
          </draw:connector>
          <draw:connector draw:style-name="gr177" draw:text-style-name="P1" draw:layer="layout" draw:type="line" svg:x1="27.026cm" svg:y1="3.679cm" svg:x2="27.415cm" svg:y2="4.384cm" draw:start-shape="id22" draw:start-glue-point="8" svg:d="M27026 3679l389 705" svg:viewBox="0 0 390 706">
            <text:p/>
          </draw:connector>
          <draw:connector draw:style-name="gr177" draw:text-style-name="P1" draw:layer="layout" draw:type="line" svg:x1="27.026cm" svg:y1="3.679cm" svg:x2="27.119cm" svg:y2="4.48cm" draw:start-shape="id22" draw:start-glue-point="8" svg:d="M27026 3679l93 801" svg:viewBox="0 0 94 802">
            <text:p/>
          </draw:connector>
        </draw:g>
        <draw:g>
          <draw:custom-shape draw:style-name="gr176" draw:text-style-name="P1" xml:id="id23" draw:id="id23" draw:layer="layout" svg:width="0.4cm" svg:height="0.398cm" draw:transform="rotate (-0.645771823237902) translate (25.973cm 3.70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77" draw:text-style-name="P1" draw:layer="layout" draw:type="line" svg:x1="26.134cm" svg:y1="4.14cm" svg:x2="26.599cm" svg:y2="4.18cm" draw:start-shape="id23" draw:start-glue-point="8" svg:d="M26134 4140l465 40" svg:viewBox="0 0 466 41">
            <text:p/>
          </draw:connector>
          <draw:connector draw:style-name="gr177" draw:text-style-name="P1" draw:layer="layout" draw:type="line" svg:x1="26.134cm" svg:y1="4.14cm" svg:x2="26.041cm" svg:y2="4.6cm" draw:start-shape="id23" draw:start-glue-point="8" svg:d="M26134 4140l-93 460" svg:viewBox="0 0 94 461">
            <text:p/>
          </draw:connector>
          <draw:connector draw:style-name="gr177" draw:text-style-name="P1" draw:layer="layout" draw:type="line" svg:x1="26.134cm" svg:y1="4.14cm" svg:x2="26.737cm" svg:y2="4.679cm" draw:start-shape="id23" draw:start-glue-point="8" svg:d="M26134 4140l603 539" svg:viewBox="0 0 604 540">
            <text:p/>
          </draw:connector>
          <draw:connector draw:style-name="gr177" draw:text-style-name="P1" draw:layer="layout" draw:type="line" svg:x1="26.134cm" svg:y1="4.14cm" svg:x2="26.489cm" svg:y2="4.867cm" draw:start-shape="id23" draw:start-glue-point="8" svg:d="M26134 4140l355 727" svg:viewBox="0 0 356 728">
            <text:p/>
          </draw:connector>
        </draw:g>
        <draw:g>
          <draw:custom-shape draw:style-name="gr176" draw:text-style-name="P1" xml:id="id24" draw:id="id24" draw:layer="layout" svg:width="0.4cm" svg:height="0.4cm" draw:transform="rotate (-1.02974425867665) translate (25.342cm 4.50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77" draw:text-style-name="P1" draw:layer="layout" draw:type="line" svg:x1="25.447cm" svg:y1="4.884cm" svg:x2="25.893cm" svg:y2="4.746cm" draw:start-shape="id24" draw:start-glue-point="8" svg:d="M25447 4884l446-138" svg:viewBox="0 0 447 139">
            <text:p/>
          </draw:connector>
          <draw:connector draw:style-name="gr177" draw:text-style-name="P1" draw:layer="layout" draw:type="line" svg:x1="25.447cm" svg:y1="4.884cm" svg:x2="25.533cm" svg:y2="5.346cm" draw:start-shape="id24" draw:start-glue-point="8" svg:d="M25447 4884l86 462" svg:viewBox="0 0 87 463">
            <text:p/>
          </draw:connector>
          <draw:connector draw:style-name="gr177" draw:text-style-name="P1" draw:layer="layout" draw:type="line" svg:x1="25.447cm" svg:y1="4.884cm" svg:x2="26.209cm" svg:y2="5.158cm" draw:start-shape="id24" draw:start-glue-point="8" svg:d="M25447 4884l762 274" svg:viewBox="0 0 763 275">
            <text:p/>
          </draw:connector>
          <draw:connector draw:style-name="gr177" draw:text-style-name="P1" draw:layer="layout" draw:type="line" svg:x1="25.447cm" svg:y1="4.884cm" svg:x2="26.048cm" svg:y2="5.425cm" draw:start-shape="id24" draw:start-glue-point="8" svg:d="M25447 4884l601 541" svg:viewBox="0 0 602 542">
            <text:p/>
          </draw:connector>
        </draw:g>
      </draw:page>
      <draw:page draw:name="users' workshop" draw:style-name="dp1" draw:master-page-name="Default">
        <draw:line draw:style-name="gr178" draw:text-style-name="P1" draw:layer="layout" svg:x1="30.059cm" svg:y1="5.75cm" svg:x2="31.259cm" svg:y2="8.95cm">
          <text:p/>
        </draw:line>
        <draw:line draw:style-name="gr178" draw:text-style-name="P1" draw:layer="layout" svg:x1="28.359cm" svg:y1="9.048cm" svg:x2="30.059cm" svg:y2="5.568cm">
          <text:p/>
        </draw:line>
        <draw:line draw:style-name="gr178" draw:text-style-name="P1" draw:layer="layout" svg:x1="26.159cm" svg:y1="7.65cm" svg:x2="33.659cm" svg:y2="4.15cm">
          <text:p/>
        </draw:line>
        <draw:line draw:style-name="gr178" draw:text-style-name="P1" draw:layer="layout" svg:x1="26.559cm" svg:y1="4.294cm" svg:x2="33.646cm" svg:y2="7.801cm">
          <text:p/>
        </draw:line>
        <draw:line draw:style-name="gr178" draw:text-style-name="P1" draw:layer="layout" svg:x1="25.459cm" svg:y1="5.85cm" svg:x2="34.659cm" svg:y2="5.85cm">
          <text:p/>
        </draw:line>
        <draw:g>
          <draw:custom-shape draw:style-name="gr179" draw:text-style-name="P1" draw:layer="layout" svg:width="1.6cm" svg:height="1.6cm" svg:x="27.6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80" draw:text-style-name="P1" draw:layer="layout" svg:width="0.776cm" svg:height="0.629cm" svg:x="28.068cm" svg:y="8.771cm" svg:viewBox="0 0 777 630" svg:d="M0 0h774c27 0-128 228-137 305-49 53-37 124-61 158-82-34-52 163-182 167-118 4-91-168-191-157-36-28 0-87-79-158 0-79-124-315-124-315z">
              <text:p/>
            </draw:path>
            <draw:g>
              <draw:polygon draw:style-name="gr181" draw:text-style-name="P1" draw:layer="layout" svg:width="0.356cm" svg:height="0.38cm" svg:x="28.283cm" svg:y="9.048cm" svg:viewBox="0 0 357 381" draw:points="49,0 285,0 357,381 0,379">
                <text:p/>
              </draw:polygon>
              <draw:path draw:style-name="gr182" draw:text-style-name="P1" draw:layer="layout" svg:width="1.199cm" svg:height="0.493cm" svg:x="27.859cm" svg:y="9.187cm" svg:viewBox="0 0 1200 494" svg:d="M1198 244c27 30-312 253-617 250-304-4-577-229-581-250 79-89 274-97 379-150 53-26 76-90 76-90 0 0-43 177 140 236 195-59 142-240 142-240 0 0 24 43 70 89 61 53 313 76 391 155z">
                <text:p/>
              </draw:path>
              <draw:path draw:style-name="gr181" draw:text-style-name="P1" draw:layer="layout" svg:width="0.745cm" svg:height="0.945cm" svg:x="28.068cm" svg:y="8.19cm" svg:viewBox="0 0 746 946" svg:d="M373 0c236 0 380 166 373 382-8 215-176 574-373 564s-366-371-373-571c-7-201 136-375 373-375z">
                <text:p/>
              </draw:path>
              <draw:g>
                <draw:g>
                  <draw:path draw:style-name="gr183" draw:text-style-name="P1" draw:layer="layout" svg:width="0.157cm" svg:height="0.052cm" svg:x="28.534cm" svg:y="8.707cm" svg:viewBox="0 0 158 53" svg:d="M79 0c26 0 68 18 79 26-11 9-53 27-79 27s-70-18-79-27c9-8 53-26 79-26z">
                    <text:p/>
                  </draw:path>
                  <draw:custom-shape draw:style-name="gr184" draw:text-style-name="P1" draw:layer="layout" svg:width="0.052cm" svg:height="0.052cm" svg:x="28.587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 draw:layer="layout" svg:width="0.026cm" svg:height="0.026cm" svg:x="28.6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3" draw:text-style-name="P1" draw:layer="layout" svg:width="0.157cm" svg:height="0.052cm" svg:x="28.192cm" svg:y="8.707cm" svg:viewBox="0 0 158 53" svg:d="M79 0c26 0 68 18 79 26-11 9-53 27-79 27s-70-18-79-27c9-8 53-26 79-26z">
                    <text:p/>
                  </draw:path>
                  <draw:custom-shape draw:style-name="gr184" draw:text-style-name="P1" draw:layer="layout" svg:width="0.053cm" svg:height="0.052cm" svg:x="28.245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1" draw:layer="layout" svg:width="0.026cm" svg:height="0.026cm" svg:x="28.258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87" draw:text-style-name="P1" draw:layer="layout" svg:width="0.027cm" svg:height="0.078cm" draw:transform="rotate (1.5707963267949) translate (28.4136218487395cm 8.882268907563cm)" svg:viewBox="0 0 28 79" svg:d="M28 0c0 0-28 34-28 42 0 7 28 37 28 37">
                  <text:p/>
                </draw:path>
                <draw:g>
                  <draw:path draw:style-name="gr188" draw:text-style-name="P1" xml:id="id25" draw:id="id25" draw:layer="layout" svg:width="0.188cm" svg:height="0.051cm" svg:x="28.359cm" svg:y="8.974cm" svg:viewBox="0 0 189 52" svg:d="M94 26c12 2 15-11 22-10 20 2 76-20 72-15-1 7-66 52-94 51-28 0-93-40-94-48-5-7 51 14 72 12 7-1 9 10 22 10z">
                    <text:p/>
                  </draw:path>
                  <draw:connector draw:style-name="gr189" draw:text-style-name="P1" draw:layer="layout" draw:type="curve" svg:x1="28.548cm" svg:y1="9cm" svg:x2="28.548cm" svg:y2="9cm" draw:start-shape="id25" draw:start-glue-point="1" draw:end-shape="id25" svg:d="M28548 9000z" svg:viewBox="0 0 1 1">
                    <text:p/>
                  </draw:connector>
                  <draw:path draw:style-name="gr190" draw:text-style-name="P1" draw:layer="layout" svg:width="0.167cm" svg:height="0.03cm" svg:x="28.369cm" svg:y="8.982cm" svg:viewBox="0 0 168 31" svg:d="M0 2c11 4 22 9 39 16s26 9 47 13c23-2 34-8 50-16 15-7 19-11 32-15">
                    <text:p/>
                  </draw:path>
                </draw:g>
              </draw:g>
              <draw:path draw:style-name="gr191" draw:text-style-name="P1" draw:layer="layout" svg:width="0.949cm" svg:height="0.836cm" svg:x="27.953cm" svg:y="8.17cm" svg:viewBox="0 0 950 837" svg:d="M436 0c111 20 156 10 240 49 85 40 77 91 203 167 41 112 34 225 71 337-3 92-29 136-81 235-78-79-29-48-146-59 7 9 48-34 33-144-10-67-41-159-89-135 0-78-183-75-180 13-79-79-182-132-216-57-55-70-39 121-38 206-54-136-61 117-5 221-53 32-86-138-129-63-39-73-53-117-99-281 14-71 56-133 42-179 13-103 105-172 173-255 114-12 134-21 221-55z">
                <text:p/>
              </draw:path>
            </draw:g>
          </draw:g>
        </draw:g>
        <draw:g>
          <draw:custom-shape draw:style-name="gr173" draw:text-style-name="P1" draw:layer="layout" svg:width="4.2cm" svg:height="4.073cm" svg:x="27.959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1" draw:layer="layout" svg:width="1.136cm" svg:height="1.718cm" svg:x="29.734cm" svg:y="3.849cm" svg:viewBox="0 0 1137 1719" draw:points="360,164 201,257 159,423 0,489 122,551 24,643 275,1009 288,1353 360,1530 447,1689 617,1719 900,1273 1096,1138 942,1004 1126,1028 1022,887 1137,783 882,401 755,146 489,0">
            <text:p/>
          </draw:polygon>
          <draw:polygon draw:style-name="gr2" draw:text-style-name="P1" draw:layer="layout" svg:width="0.915cm" svg:height="1.155cm" svg:x="31.227cm" svg:y="5.904cm" svg:viewBox="0 0 916 1156" draw:points="252,448 37,755 0,969 185,1036 374,907 391,1156 589,921 756,591 883,209 916,0 686,154 496,271">
            <text:p/>
          </draw:polygon>
          <draw:polygon draw:style-name="gr2" draw:text-style-name="P1" draw:layer="layout" svg:width="0.662cm" svg:height="1.739cm" svg:x="31.491cm" svg:y="4.503cm" svg:viewBox="0 0 663 1740" draw:points="196,521 154,723 325,919 300,1139 129,1353 251,1427 215,1427 0,1537 37,1740 172,1629 349,1403 442,1353 490,1433 533,1280 575,1366 663,1072 620,784 514,416 355,111 233,0 87,61">
            <text:p/>
          </draw:polygon>
          <draw:polygon draw:style-name="gr2" draw:text-style-name="P1" draw:layer="layout" svg:width="1.384cm" svg:height="0.74cm" svg:x="28.934cm" svg:y="6.916cm" svg:viewBox="0 0 1385 741" draw:points="0,201 111,336 209,428 392,495 417,654 570,741 834,649 1072,599 1305,490 1385,367 974,318 876,238 619,135 417,104 185,0 25,48">
            <text:p/>
          </draw:polygon>
          <draw:polygon draw:style-name="gr2" draw:text-style-name="P1" draw:layer="layout" svg:width="1.75cm" svg:height="2.742cm" svg:x="27.965cm" svg:y="4.361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74" draw:text-style-name="P1" draw:layer="layout" svg:width="1.4cm" svg:height="1.4cm" svg:x="29.717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5" draw:text-style-name="P1" draw:layer="layout" svg:width="1cm" svg:height="1cm" svg:x="29.979cm" svg:y="5.87cm">
          <draw:image xlink:href="Pictures/100002010000010000000100685D1A9C.png" xlink:type="simple" xlink:show="embed" xlink:actuate="onLoad">
            <text:p/>
          </draw:image>
        </draw:frame>
        <draw:custom-shape draw:style-name="gr179" draw:text-style-name="P1" draw:layer="layout" svg:width="1.6cm" svg:height="1.6cm" svg:x="32.728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2" draw:text-style-name="P1" draw:layer="layout" svg:width="0.754cm" svg:height="0.611cm" svg:x="33.146cm" svg:y="4.118cm" svg:viewBox="0 0 755 612" svg:d="M0 0h751c26 0-76 237-69 273 23 123 6 339-70 262-55 34-103 72-229 77-115 4-210-87-306-77-35-27 4-181 0-229-47-71-77-306-77-306z">
          <text:p/>
        </draw:path>
        <draw:polygon draw:style-name="gr181" draw:text-style-name="P1" draw:layer="layout" svg:width="0.305cm" svg:height="0.371cm" svg:x="33.376cm" svg:y="4.358cm" svg:viewBox="0 0 306 372" draw:points="25,0 255,0 306,372 0,372">
          <text:p/>
        </draw:polygon>
        <draw:path draw:style-name="gr193" draw:text-style-name="P1" draw:layer="layout" svg:width="1.163cm" svg:height="0.501cm" svg:x="32.943cm" svg:y="4.493cm" svg:viewBox="0 0 1164 502" svg:d="M1163 237c26 29-299 268-594 265-296-3-565-245-569-265 76-87 266-95 368-146 51-25 68-91 68-91 0 0 107 154 156 214 44-60 123-214 123-214 0 0 23 42 68 86 60 52 303 74 380 151z">
          <text:p/>
        </draw:path>
        <draw:path draw:style-name="gr181" draw:text-style-name="P1" draw:layer="layout" svg:width="0.723cm" svg:height="0.917cm" svg:x="33.146cm" svg:y="3.525cm" svg:viewBox="0 0 724 918" svg:d="M362 0c229 0 369 161 361 370-7 209-170 558-361 548s-355-360-362-554c-6-195 132-364 362-364z">
          <text:p/>
        </draw:path>
        <draw:g>
          <draw:g>
            <draw:path draw:style-name="gr183" draw:text-style-name="P1" draw:layer="layout" svg:width="0.152cm" svg:height="0.05cm" svg:x="33.598cm" svg:y="4.027cm" svg:viewBox="0 0 153 51" svg:d="M76 0c26 0 66 17 77 25-11 9-51 26-77 26-25 0-67-17-76-26 9-8 51-25 76-25z">
              <text:p/>
            </draw:path>
            <draw:custom-shape draw:style-name="gr194" draw:text-style-name="P1" draw:layer="layout" svg:width="0.051cm" svg:height="0.052cm" svg:x="33.649cm" svg:y="4.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1" draw:layer="layout" svg:width="0.026cm" svg:height="0.025cm" svg:x="33.662cm" svg:y="4.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3" draw:text-style-name="P1" draw:layer="layout" svg:width="0.152cm" svg:height="0.05cm" svg:x="33.267cm" svg:y="4.027cm" svg:viewBox="0 0 153 51" svg:d="M76 0c26 0 66 17 77 25-11 9-51 26-77 26-25 0-67-17-76-26 9-8 51-25 76-25z">
              <text:p/>
            </draw:path>
            <draw:custom-shape draw:style-name="gr194" draw:text-style-name="P1" draw:layer="layout" svg:width="0.052cm" svg:height="0.051cm" svg:x="33.317cm" svg:y="4.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1" draw:layer="layout" svg:width="0.025cm" svg:height="0.025cm" svg:x="33.331cm" svg:y="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5" draw:text-style-name="P1" draw:layer="layout" svg:width="0.027cm" svg:height="0.075cm" draw:transform="rotate (1.5707963267949) translate (33.4811819664001cm 4.1968758653017cm)" svg:viewBox="0 0 28 76" svg:d="M28 0c0 0-28 33-28 40s28 36 28 36">
            <text:p/>
          </draw:path>
          <draw:g>
            <draw:path draw:style-name="gr188" draw:text-style-name="P1" xml:id="id26" draw:id="id26" draw:layer="layout" svg:width="0.182cm" svg:height="0.05cm" svg:x="33.429cm" svg:y="4.286cm" svg:viewBox="0 0 183 51" svg:d="M91 26c12 1 15-12 21-11 20 2 75-18 70-14-1 7-64 50-91 50-27-1-90-40-91-47-5-7 50 14 70 11 6-1 9 10 21 11z">
              <text:p/>
            </draw:path>
            <draw:connector draw:style-name="gr189" draw:text-style-name="P1" draw:layer="layout" draw:type="curve" svg:x1="33.612cm" svg:y1="4.311cm" svg:x2="33.612cm" svg:y2="4.311cm" draw:start-shape="id26" draw:start-glue-point="1" draw:end-shape="id26" svg:d="M33612 4311z" svg:viewBox="0 0 1 1">
              <text:p/>
            </draw:connector>
            <draw:path draw:style-name="gr190" draw:text-style-name="P1" draw:layer="layout" svg:width="0.162cm" svg:height="0.029cm" svg:x="33.438cm" svg:y="4.294cm" svg:viewBox="0 0 163 30" svg:d="M0 2c10 4 21 8 38 15 16 7 25 9 45 13 23-2 33-8 48-15s20-11 32-15">
              <text:p/>
            </draw:path>
          </draw:g>
        </draw:g>
        <draw:path draw:style-name="gr196" draw:text-style-name="P1" draw:layer="layout" svg:width="0.892cm" svg:height="1.222cm" svg:x="33.063cm" svg:y="3.506cm" svg:viewBox="0 0 893 1223" svg:d="M394 0c108 20 152 10 233 48 82 38 75 87 197 162 40 109 33 218 69 327-3 89-5 591-55 686-76-76-30-372-143-382 6 8 40-159 25-267-9-64-56-107-102-84 0-76-177-126-174-41-77-77-137-151-170-78-53-68-80 141-78 224-53-132-58 165-3 266-51 31-65 187-110 362-42-3-38-510-83-668 13-70 26-209 12-254 12-100 102-167 168-248 110-12 130-20 214-53z">
          <text:p/>
        </draw:path>
        <draw:g>
          <draw:custom-shape draw:style-name="gr179" draw:text-style-name="P1" draw:layer="layout" svg:width="1.6cm" svg:height="1.6cm" svg:x="32.747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81" draw:text-style-name="P1" draw:layer="layout" svg:width="0.442cm" svg:height="0.236cm" svg:x="33.348cm" svg:y="7.846cm" svg:viewBox="0 0 443 237" draw:points="41,0 382,2 443,235 0,237">
              <text:p/>
            </draw:polygon>
            <draw:g>
              <draw:path draw:style-name="gr197" draw:text-style-name="P1" draw:layer="layout" svg:width="0.834cm" svg:height="1cm" svg:x="33.135cm" svg:y="6.938cm" svg:viewBox="0 0 835 1001" svg:d="M417 0c250 0 426 189 418 417-8 227-209 595-417 584-209-11-410-372-418-584-7-212 167-417 417-417z">
                <text:p/>
              </draw:path>
              <draw:g>
                <draw:g>
                  <draw:path draw:style-name="gr183" draw:text-style-name="P1" draw:layer="layout" svg:width="0.166cm" svg:height="0.055cm" svg:x="33.649cm" svg:y="7.482cm" svg:viewBox="0 0 167 56" svg:d="M83 0c28 0 72 19 84 28-12 9-56 28-84 28-27 0-74-19-83-28 9-9 56-28 83-28z">
                    <text:p/>
                  </draw:path>
                  <draw:custom-shape draw:style-name="gr198" draw:text-style-name="P1" draw:layer="layout" svg:width="0.055cm" svg:height="0.056cm" svg:x="33.705cm" svg:y="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1" draw:layer="layout" svg:width="0.028cm" svg:height="0.027cm" svg:x="33.719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3" draw:text-style-name="P1" draw:layer="layout" svg:width="0.166cm" svg:height="0.055cm" svg:x="33.288cm" svg:y="7.483cm" svg:viewBox="0 0 167 56" svg:d="M83 0c28 0 72 19 84 28-12 9-56 28-84 28-27 0-74-19-83-28 9-9 56-28 83-28z">
                    <text:p/>
                  </draw:path>
                  <draw:custom-shape draw:style-name="gr198" draw:text-style-name="P1" draw:layer="layout" svg:width="0.056cm" svg:height="0.055cm" svg:x="33.343cm" svg:y="7.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1" draw:layer="layout" svg:width="0.028cm" svg:height="0.028cm" svg:x="33.358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87" draw:text-style-name="P1" draw:layer="layout" svg:width="0.029cm" svg:height="0.082cm" draw:transform="rotate (1.5707963267949) translate (33.522cm 7.6843333333333cm)" svg:viewBox="0 0 30 83" svg:d="M30 0c0 0-30 36-30 44s30 39 30 39">
                  <text:p/>
                </draw:path>
                <draw:g>
                  <draw:path draw:style-name="gr188" draw:text-style-name="P1" xml:id="id27" draw:id="id27" draw:layer="layout" svg:width="0.181cm" svg:height="0.033cm" svg:x="33.476cm" svg:y="7.776cm" svg:viewBox="0 0 182 34" svg:d="M90 17c12 2 15-7 21-7 20 2 74-12 70-10-1 6-64 35-91 34-26 0-89-26-90-31-5-5 49 9 69 7 7 0 9 7 21 7z">
                    <text:p/>
                  </draw:path>
                  <draw:connector draw:style-name="gr189" draw:text-style-name="P1" draw:layer="layout" draw:type="curve" svg:x1="33.658cm" svg:y1="7.793cm" svg:x2="33.658cm" svg:y2="7.793cm" draw:start-shape="id27" draw:start-glue-point="1" draw:end-shape="id27" svg:d="M33658 7793z" svg:viewBox="0 0 1 1">
                    <text:p/>
                  </draw:connector>
                  <draw:path draw:style-name="gr190" draw:text-style-name="P1" draw:layer="layout" svg:width="0.16cm" svg:height="0.019cm" svg:x="33.485cm" svg:y="7.781cm" svg:viewBox="0 0 161 20" svg:d="M0 1c10 3 21 6 37 11 17 4 32 9 46 8 22-1 32-5 47-10s19-7 31-10">
                    <text:p/>
                  </draw:path>
                </draw:g>
              </draw:g>
            </draw:g>
            <draw:g>
              <draw:custom-shape draw:style-name="gr199" draw:text-style-name="P1" xml:id="id28" draw:id="id28" draw:layer="layout" svg:width="0.303cm" svg:height="0.121cm" svg:x="33.222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99" draw:text-style-name="P1" xml:id="id29" draw:id="id29" draw:layer="layout" svg:width="0.303cm" svg:height="0.121cm" svg:x="33.586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200" draw:text-style-name="P1" draw:layer="layout" draw:type="lines" draw:line-skew="-0.521cm 0.455cm" svg:x1="33.525cm" svg:y1="7.513cm" svg:x2="33.586cm" svg:y2="7.513cm" draw:start-shape="id28" draw:start-glue-point="7" draw:end-shape="id29" draw:end-glue-point="5" svg:d="M33525 7513h-3 64" svg:viewBox="0 0 65 1">
                <text:p/>
              </draw:connector>
              <draw:connector draw:style-name="gr200" draw:text-style-name="P1" draw:layer="layout" draw:type="line" svg:x1="33.222cm" svg:y1="7.513cm" svg:x2="33.145cm" svg:y2="7.432cm" draw:start-shape="id28" draw:start-glue-point="5" svg:d="M33222 7513l-77-81" svg:viewBox="0 0 78 82">
                <text:p/>
              </draw:connector>
              <draw:connector draw:style-name="gr200" draw:text-style-name="P1" draw:layer="layout" draw:type="line" svg:x1="33.889cm" svg:y1="7.513cm" svg:x2="33.988cm" svg:y2="7.422cm" draw:start-shape="id29" draw:start-glue-point="7" svg:d="M33889 7513l99-91" svg:viewBox="0 0 100 92">
                <text:p/>
              </draw:connector>
            </draw:g>
            <draw:path draw:style-name="gr201" draw:text-style-name="P1" draw:layer="layout" svg:width="0.918cm" svg:height="0.718cm" svg:x="33.087cm" svg:y="6.855cm" svg:viewBox="0 0 919 719" svg:d="M417 0c17 54 160 42 250 83 89 42 125 138 166 84 0 83 83 139 84 250-4 97 21 146-33 250-80 151-10-73-134-84-19 5-83-166-167-83 0-83-169-92-166 0-84-83-16-198-84-167-26-9-83 84-166 167-84-250-54 165-84 167-58-105-79-163-83-250 14-109 111-223 167-334 83 84 201 0 250-83z">
              <text:p/>
            </draw:path>
            <draw:path draw:style-name="gr202" draw:text-style-name="P1" draw:layer="layout" svg:width="1.499cm" svg:height="0.273cm" svg:x="32.822cm" svg:y="7.905cm" svg:viewBox="0 0 1500 274" svg:d="M1500 274c-333 0-1333 0-1500 0-2-83 372-117 483-172 56-28 59-100 59-100 0 0 116 139 216 139s182-141 182-141c0 0 7 84 95 111 2 11 465 80 465 163z">
              <text:p/>
            </draw:path>
          </draw:g>
        </draw:g>
        <draw:g>
          <draw:custom-shape draw:style-name="gr179" draw:text-style-name="P1" draw:layer="layout" svg:width="1.6cm" svg:height="1.6cm" svg:x="24.2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81" draw:text-style-name="P1" draw:layer="layout" svg:width="0.473cm" svg:height="0.253cm" svg:x="24.763cm" svg:y="6.027cm" svg:viewBox="0 0 474 254" draw:points="44,0 409,2 474,252 0,254">
                <text:p/>
              </draw:polygon>
              <draw:g>
                <draw:path draw:style-name="gr197" draw:text-style-name="P1" draw:layer="layout" svg:width="0.894cm" svg:height="1.07cm" svg:x="24.535cm" svg:y="5.056cm" svg:viewBox="0 0 895 1071" svg:d="M447 0c267 0 456 202 447 446s-224 637-447 625-439-398-447-625 179-446 447-446z">
                  <text:p/>
                </draw:path>
                <draw:g>
                  <draw:g>
                    <draw:path draw:style-name="gr183" draw:text-style-name="P1" draw:layer="layout" svg:width="0.177cm" svg:height="0.059cm" svg:x="25.086cm" svg:y="5.639cm" svg:viewBox="0 0 178 60" svg:d="M89 0c30 0 77 20 89 30-12 10-59 30-89 30-29 0-79-20-89-30 10-10 60-30 89-30z">
                      <text:p/>
                    </draw:path>
                    <draw:custom-shape draw:style-name="gr203" draw:text-style-name="P1" draw:layer="layout" svg:width="0.059cm" svg:height="0.059cm" svg:x="25.145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1" draw:layer="layout" svg:width="0.03cm" svg:height="0.03cm" svg:x="25.16cm" svg:y="5.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3" draw:text-style-name="P1" draw:layer="layout" svg:width="0.177cm" svg:height="0.059cm" svg:x="24.699cm" svg:y="5.639cm" svg:viewBox="0 0 178 60" svg:d="M89 0c30 0 77 20 89 30-12 10-59 30-89 30-29 0-79-20-89-30 10-10 60-30 89-30z">
                      <text:p/>
                    </draw:path>
                    <draw:custom-shape draw:style-name="gr203" draw:text-style-name="P1" draw:layer="layout" svg:width="0.06cm" svg:height="0.06cm" svg:x="24.758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1" draw:layer="layout" svg:width="0.03cm" svg:height="0.029cm" svg:x="24.773cm" svg:y="5.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87" draw:text-style-name="P1" draw:layer="layout" svg:width="0.031cm" svg:height="0.088cm" draw:transform="rotate (1.5707963267949) translate (24.9492258064516cm 5.8547909677419cm)" svg:viewBox="0 0 32 89" svg:d="M32 0c0 0-32 39-32 47s32 42 32 42">
                    <text:p/>
                  </draw:path>
                  <draw:g>
                    <draw:path draw:style-name="gr188" draw:text-style-name="P1" xml:id="id30" draw:id="id30" draw:layer="layout" svg:width="0.193cm" svg:height="0.036cm" svg:x="24.9cm" svg:y="5.953cm" svg:viewBox="0 0 194 37" svg:d="M97 19c12 1 15-9 22-8 22 1 79-13 74-11-1 6-68 37-96 37-29-1-96-29-97-34-5-5 53 10 74 8 7-1 9 7 23 8z">
                      <text:p/>
                    </draw:path>
                    <draw:connector draw:style-name="gr189" draw:text-style-name="P1" draw:layer="layout" draw:type="curve" svg:x1="25.094cm" svg:y1="5.971cm" svg:x2="25.094cm" svg:y2="5.971cm" draw:start-shape="id30" draw:start-glue-point="1" draw:end-shape="id30" svg:d="M25094 5971z" svg:viewBox="0 0 1 1">
                      <text:p/>
                    </draw:connector>
                    <draw:path draw:style-name="gr190" draw:text-style-name="P1" draw:layer="layout" svg:width="0.172cm" svg:height="0.02cm" svg:x="24.909cm" svg:y="5.958cm" svg:viewBox="0 0 173 21" svg:d="M0 1c11 3 22 6 40 11 17 5 33 11 48 9 25-1 35-5 51-10 17-5 21-8 34-11">
                      <text:p/>
                    </draw:path>
                  </draw:g>
                </draw:g>
              </draw:g>
              <draw:path draw:style-name="gr204" draw:text-style-name="P1" draw:layer="layout" svg:width="0.98cm" svg:height="0.719cm" svg:x="24.484cm" svg:y="5.04cm" svg:viewBox="0 0 981 720" svg:d="M573 0c178 16 407 254 408 373-3 104-15 185-73 297 0-189-25-295-157-307 0 89-360 79-357 178-89-89-17-212-89-178-28-10-89 0-178 89-90-268 31 266 0 268-63-113-122-254-127-347 15-116 216-357 573-373z">
                <text:p/>
              </draw:path>
              <draw:path draw:style-name="gr205" draw:text-style-name="P1" draw:layer="layout" svg:width="1.658cm" svg:height="0.382cm" svg:x="24.2cm" svg:y="6.091cm" svg:viewBox="0 0 1659 383" svg:d="M1659 382c-357 1-1481 1-1659 0-2-88 398-214 517-273 60-30 63-107 63-107 0 0 144 145 221 194 65-50 205-196 205-196 0 0 7 90 101 118 3 13 552 176 552 264z">
                <text:p/>
              </draw:path>
            </draw:g>
            <draw:polygon draw:style-name="gr206" draw:text-style-name="P1" draw:layer="layout" svg:width="0.301cm" svg:height="0.066cm" svg:x="24.842cm" svg:y="5.87cm" svg:viewBox="0 0 302 67" draw:points="92,0 154,15 218,0 302,50 154,67 0,48">
              <text:p/>
            </draw:polygon>
            <draw:polygon draw:style-name="gr207" draw:text-style-name="P1" draw:layer="layout" svg:width="0.549cm" svg:height="0.282cm" svg:x="24.717cm" svg:y="6.199cm" svg:viewBox="0 0 550 283" draw:points="198,283 361,278 369,184 550,6 280,184 0,0 191,184">
              <text:p/>
            </draw:polygon>
          </draw:g>
        </draw:g>
        <draw:g>
          <draw:custom-shape draw:style-name="gr208" draw:text-style-name="P1" draw:layer="layout" svg:width="1.6cm" svg:height="1.6cm" svg:x="30.3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09" draw:text-style-name="P1" draw:layer="layout" svg:width="0.974cm" svg:height="0.6cm" draw:transform="rotate (-1.5707963267949) translate (31.459cm 8.3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1" draw:layer="layout" svg:width="0.174cm" svg:height="0.183cm" draw:transform="rotate (-1.5707963267949) translate (31.204cm 8.731cm)">
                <text:p/>
                <draw:enhanced-geometry svg:viewBox="0 0 21600 21600" draw:mirror-horizontal="false" draw:mirror-vertical="false" draw:type="rectangle" draw:enhanced-path="M 0 0 L 21600 0 21600 21600 0 21600 0 0 Z N"/>
              </draw:custom-shape>
              <draw:custom-shape draw:style-name="gr78" draw:text-style-name="P1" draw:layer="layout" svg:width="0.275cm" svg:height="0.224cm" draw:transform="rotate (-1.5707963267949) translate (31.234cm 9.125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4cm" svg:height="0.109cm" draw:transform="rotate (-1.5707963267949) translate (31.054cm 8.934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74cm" svg:height="0.101cm" draw:transform="rotate (-1.5707963267949) translate (31.397cm 9.2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1cm" svg:height="0.112cm" draw:transform="rotate (-1.5707963267949) translate (31.117cm 8.562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09cm" svg:height="0.183cm" draw:transform="rotate (-1.5707963267949) translate (31.342cm 8.557cm)">
                <text:p/>
                <draw:enhanced-geometry svg:viewBox="0 0 21600 21600" draw:mirror-horizontal="false" draw:mirror-vertical="false" draw:type="rectangle" draw:enhanced-path="M 0 0 L 21600 0 21600 21600 0 21600 0 0 Z N"/>
              </draw:custom-shape>
              <draw:custom-shape draw:style-name="gr76" draw:text-style-name="P1" draw:layer="layout" svg:width="0.079cm" svg:height="0.066cm" draw:transform="rotate (-1.5707963267949) translate (31.307cm 9.029cm)">
                <text:p/>
                <draw:enhanced-geometry svg:viewBox="0 0 21600 21600" draw:mirror-horizontal="false" draw:mirror-vertical="false" draw:type="rectangle" draw:enhanced-path="M 0 0 L 21600 0 21600 21600 0 21600 0 0 Z N"/>
              </draw:custom-shape>
              <draw:custom-shape draw:style-name="gr78" draw:text-style-name="P1" draw:layer="layout" svg:width="0.191cm" svg:height="0.154cm" draw:transform="rotate (-1.5707963267949) translate (31.339cm 8.323cm)">
                <text:p/>
                <draw:enhanced-geometry svg:viewBox="0 0 21600 21600" draw:mirror-horizontal="false" draw:mirror-vertical="false" draw:type="rectangle" draw:enhanced-path="M 0 0 L 21600 0 21600 21600 0 21600 0 0 Z N"/>
              </draw:custom-shape>
              <draw:g>
                <draw:custom-shape draw:style-name="gr210" draw:text-style-name="P1" draw:layer="layout" svg:width="0.682cm" svg:height="0.068cm" draw:transform="rotate (-1.5707963267949) translate (31.459cm 8.435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19cm" svg:height="0.018cm" draw:transform="rotate (-1.5707963267949) translate (31.448cm 8.44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9cm" svg:height="0.018cm" draw:transform="rotate (-1.5707963267949) translate (31.448cm 8.47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8cm" draw:transform="rotate (-1.5707963267949) translate (31.448cm 8.50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8cm" draw:transform="rotate (-1.5707963267949) translate (31.448cm 8.53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8cm" draw:transform="rotate (-1.5707963267949) translate (31.448cm 8.59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8cm" draw:transform="rotate (-1.5707963267949) translate (31.448cm 8.6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9cm" svg:height="0.018cm" draw:transform="rotate (-1.5707963267949) translate (31.448cm 8.64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8cm" draw:transform="rotate (-1.5707963267949) translate (31.448cm 8.6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8cm" draw:transform="rotate (-1.5707963267949) translate (31.448cm 8.70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8cm" draw:transform="rotate (-1.5707963267949) translate (31.448cm 8.73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8cm" draw:transform="rotate (-1.5707963267949) translate (31.448cm 8.76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8cm" draw:transform="rotate (-1.5707963267949) translate (31.448cm 8.79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9cm" svg:height="0.018cm" draw:transform="rotate (-1.5707963267949) translate (31.448cm 8.82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9cm" svg:height="0.018cm" draw:transform="rotate (-1.5707963267949) translate (31.448cm 8.85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8cm" draw:transform="rotate (-1.5707963267949) translate (31.448cm 8.88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8cm" draw:transform="rotate (-1.5707963267949) translate (31.448cm 8.91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8cm" draw:transform="rotate (-1.5707963267949) translate (31.448cm 8.94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8cm" draw:transform="rotate (-1.5707963267949) translate (31.448cm 8.97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9cm" svg:height="0.018cm" draw:transform="rotate (-1.5707963267949) translate (31.448cm 9.00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9cm" svg:height="0.018cm" draw:transform="rotate (-1.5707963267949) translate (31.448cm 9.03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8cm" draw:transform="rotate (-1.5707963267949) translate (31.448cm 9.06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8cm" draw:transform="rotate (-1.5707963267949) translate (31.448cm 9.092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16cm" svg:height="0.018cm" draw:transform="rotate (-1.5707963267949) translate (31.448cm 8.56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8.44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8.47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9cm" draw:transform="rotate (-1.5707963267949) translate (31.421cm 8.50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9cm" draw:transform="rotate (-1.5707963267949) translate (31.421cm 8.53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9cm" draw:transform="rotate (-1.5707963267949) translate (31.421cm 8.5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8.59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8.6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8.64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9cm" svg:height="0.019cm" draw:transform="rotate (-1.5707963267949) translate (31.421cm 8.67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9cm" draw:transform="rotate (-1.5707963267949) translate (31.421cm 8.70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9cm" draw:transform="rotate (-1.5707963267949) translate (31.421cm 8.73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8.76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8.79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8.82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8.85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9cm" draw:transform="rotate (-1.5707963267949) translate (31.421cm 8.88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9cm" draw:transform="rotate (-1.5707963267949) translate (31.421cm 8.91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9cm" svg:height="0.019cm" draw:transform="rotate (-1.5707963267949) translate (31.421cm 8.94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8.97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9.00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9.03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9cm" draw:transform="rotate (-1.5707963267949) translate (31.421cm 9.06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9cm" draw:transform="rotate (-1.5707963267949) translate (31.421cm 9.091cm)">
                      <text:p/>
                      <draw:enhanced-geometry svg:viewBox="0 0 21600 21600" draw:mirror-horizontal="false" draw:mirror-vertical="false" draw:type="rectangle" draw:enhanced-path="M 0 0 L 21600 0 21600 21600 0 21600 0 0 Z N"/>
                    </draw:custom-shape>
                  </draw:g>
                </draw:g>
              </draw:g>
              <draw:g>
                <draw:custom-shape draw:style-name="gr210" draw:text-style-name="P1" draw:layer="layout" svg:width="0.682cm" svg:height="0.069cm" draw:transform="rotate (-1.5707963267949) translate (30.928cm 8.443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17cm" svg:height="0.017cm" draw:transform="rotate (-1.5707963267949) translate (30.916cm 8.45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6cm" svg:height="0.017cm" draw:transform="rotate (-1.5707963267949) translate (30.916cm 8.48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51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5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62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65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68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71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74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77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80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83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86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89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92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95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98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9.01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6cm" svg:height="0.017cm" draw:transform="rotate (-1.5707963267949) translate (30.916cm 9.04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9.07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9.1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17cm" svg:height="0.017cm" draw:transform="rotate (-1.5707963267949) translate (30.916cm 8.56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9cm" draw:transform="rotate (-1.5707963267949) translate (30.89cm 8.45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9cm" draw:transform="rotate (-1.5707963267949) translate (30.89cm 8.4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51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5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56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59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62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65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68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71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74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77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80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83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86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89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92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95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6cm" svg:height="0.019cm" draw:transform="rotate (-1.5707963267949) translate (30.89cm 8.98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9.01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9.0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9.07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9.1cm)">
                      <text:p/>
                      <draw:enhanced-geometry svg:viewBox="0 0 21600 21600" draw:mirror-horizontal="false" draw:mirror-vertical="false" draw:type="rectangle" draw:enhanced-path="M 0 0 L 21600 0 21600 21600 0 21600 0 0 Z N"/>
                    </draw:custom-shape>
                  </draw:g>
                </draw:g>
              </draw:g>
            </draw:g>
          </draw:g>
        </draw:g>
        <draw:g>
          <draw:custom-shape draw:style-name="gr208" draw:text-style-name="P1" draw:layer="layout" svg:width="1.6cm" svg:height="1.6cm" svg:x="34.259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1" draw:text-style-name="P1" draw:layer="layout" svg:width="1.199cm" svg:height="0.7cm" svg:x="34.446cm" svg:y="5.467cm">
              <text:p/>
              <draw:enhanced-geometry svg:viewBox="0 0 21600 21600" draw:type="rectangle" draw:enhanced-path="M 0 0 L 21600 0 21600 21600 0 21600 0 0 Z N"/>
            </draw:custom-shape>
            <draw:line draw:style-name="gr82" draw:text-style-name="P1" draw:layer="layout" svg:x1="34.746cm" svg:y1="5.468cm" svg:x2="34.746cm" svg:y2="6.167cm">
              <text:p/>
            </draw:line>
            <draw:line draw:style-name="gr82" draw:text-style-name="P1" draw:layer="layout" svg:x1="34.946cm" svg:y1="5.468cm" svg:x2="34.946cm" svg:y2="6.167cm">
              <text:p/>
            </draw:line>
            <draw:line draw:style-name="gr82" draw:text-style-name="P1" draw:layer="layout" svg:x1="35.246cm" svg:y1="5.468cm" svg:x2="35.246cm" svg:y2="6.167cm">
              <text:p/>
            </draw:line>
            <draw:custom-shape draw:style-name="gr83" draw:text-style-name="P1" draw:layer="layout" svg:width="0.101cm" svg:height="0.101cm" svg:x="34.546cm" svg:y="5.567cm">
              <text:p/>
              <draw:enhanced-geometry svg:viewBox="0 0 21600 21600" draw:type="rectangle" draw:enhanced-path="M 0 0 L 21600 0 21600 21600 0 21600 0 0 Z N"/>
            </draw:custom-shape>
            <draw:custom-shape draw:style-name="gr83" draw:text-style-name="P1" draw:layer="layout" svg:width="0.101cm" svg:height="0.099cm" svg:x="34.546cm" svg:y="5.768cm">
              <text:p/>
              <draw:enhanced-geometry svg:viewBox="0 0 21600 21600" draw:type="rectangle" draw:enhanced-path="M 0 0 L 21600 0 21600 21600 0 21600 0 0 Z N"/>
            </draw:custom-shape>
            <draw:g>
              <draw:custom-shape draw:style-name="gr83" draw:text-style-name="P1" draw:layer="layout" svg:width="0.051cm" svg:height="0.049cm" svg:x="34.845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1cm" svg:height="0.05cm" svg:x="34.845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1cm" svg:height="0.051cm" svg:x="34.845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1cm" svg:height="0.05cm" svg:x="34.845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1cm" svg:height="0.052cm" svg:x="34.845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1cm" svg:height="0.05cm" svg:x="34.845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1cm" svg:height="0.051cm" svg:x="34.845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1cm" svg:height="0.049cm" svg:x="34.845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1" draw:layer="layout" svg:width="0.049cm" svg:height="0.049cm" svg:x="34.997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cm" svg:x="34.997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1cm" svg:x="34.997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cm" svg:x="34.997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2cm" svg:x="34.997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cm" svg:x="34.997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1cm" svg:x="34.997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49cm" svg:x="34.997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1" draw:layer="layout" svg:width="0.05cm" svg:height="0.049cm" svg:x="35.1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cm" svg:height="0.05cm" svg:x="35.1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cm" svg:height="0.051cm" svg:x="35.1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cm" svg:height="0.05cm" svg:x="35.1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cm" svg:height="0.052cm" svg:x="35.1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cm" svg:height="0.05cm" svg:x="35.1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cm" svg:height="0.051cm" svg:x="35.1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cm" svg:height="0.049cm" svg:x="35.1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1" draw:layer="layout" svg:width="0.049cm" svg:height="0.049cm" svg:x="35.3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cm" svg:x="35.3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1cm" svg:x="35.3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cm" svg:x="35.3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2cm" svg:x="35.3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cm" svg:x="35.3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1cm" svg:x="35.3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49cm" svg:x="35.3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1" draw:layer="layout" svg:x1="35.445cm" svg:y1="5.468cm" svg:x2="35.445cm" svg:y2="6.167cm">
              <text:p/>
            </draw:line>
          </draw:g>
        </draw:g>
        <draw:g>
          <draw:custom-shape draw:style-name="gr208" draw:text-style-name="P1" draw:layer="layout" svg:width="1.6cm" svg:height="1.6cm" svg:x="25.859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2" draw:text-style-name="P1" draw:layer="layout" svg:width="0.962cm" svg:height="0.635cm" draw:transform="rotate (1.5707963267949) translate (26.32cm 4.685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1" draw:layer="layout" svg:width="0.259cm" svg:height="0.191cm" draw:transform="rotate (1.5707963267949) translate (26.76cm 3.949cm)">
              <text:p/>
              <draw:enhanced-geometry svg:viewBox="0 0 21600 21600" draw:mirror-horizontal="false" draw:mirror-vertical="false" draw:type="rectangle" draw:enhanced-path="M 0 0 L 21600 0 21600 21600 0 21600 0 0 Z N"/>
            </draw:custom-shape>
            <draw:custom-shape draw:style-name="gr78" draw:text-style-name="P1" draw:layer="layout" svg:width="0.203cm" svg:height="0.16cm" draw:transform="rotate (1.5707963267949) translate (26.554cm 3.9cm)">
              <text:p/>
              <draw:enhanced-geometry svg:viewBox="0 0 21600 21600" draw:mirror-horizontal="false" draw:mirror-vertical="false" draw:type="rectangle" draw:enhanced-path="M 0 0 L 21600 0 21600 21600 0 21600 0 0 Z N"/>
            </draw:custom-shape>
            <draw:custom-shape draw:style-name="gr78" draw:text-style-name="P1" draw:layer="layout" svg:width="0.205cm" svg:height="0.147cm" draw:transform="rotate (1.5707963267949) translate (26.353cm 3.898cm)">
              <text:p/>
              <draw:enhanced-geometry svg:viewBox="0 0 21600 21600" draw:mirror-horizontal="false" draw:mirror-vertical="false" draw:type="rectangle" draw:enhanced-path="M 0 0 L 21600 0 21600 21600 0 21600 0 0 Z N"/>
            </draw:custom-shape>
            <draw:custom-shape draw:style-name="gr78" draw:text-style-name="P1" draw:layer="layout" svg:width="0.088cm" svg:height="0.074cm" draw:transform="rotate (1.5707963267949) translate (26.894cm 4.605cm)">
              <text:p/>
              <draw:enhanced-geometry svg:viewBox="0 0 21600 21600" draw:mirror-horizontal="false" draw:mirror-vertical="false" draw:type="rectangle" draw:enhanced-path="M 0 0 L 21600 0 21600 21600 0 21600 0 0 Z N"/>
            </draw:custom-shape>
            <draw:custom-shape draw:style-name="gr78" draw:text-style-name="P1" draw:layer="layout" svg:width="0.171cm" svg:height="0.137cm" draw:transform="rotate (1.5707963267949) translate (26.838cm 4.414cm)">
              <text:p/>
              <draw:enhanced-geometry svg:viewBox="0 0 21600 21600" draw:mirror-horizontal="false" draw:mirror-vertical="false" draw:type="rectangle" draw:enhanced-path="M 0 0 L 21600 0 21600 21600 0 21600 0 0 Z N"/>
            </draw:custom-shape>
            <draw:custom-shape draw:style-name="gr78" draw:text-style-name="P1" draw:layer="layout" svg:width="0.084cm" svg:height="0.167cm" draw:transform="rotate (1.5707963267949) translate (26.82cm 4.124cm)">
              <text:p/>
              <draw:enhanced-geometry svg:viewBox="0 0 21600 21600" draw:mirror-horizontal="false" draw:mirror-vertical="false" draw:type="rectangle" draw:enhanced-path="M 0 0 L 21600 0 21600 21600 0 21600 0 0 Z N"/>
            </draw:custom-shape>
            <draw:custom-shape draw:style-name="gr94" draw:text-style-name="P1" draw:layer="layout" svg:width="0.039cm" svg:height="0.037cm" draw:transform="rotate (1.5707963267949) translate (26.344cm 4.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039cm" svg:height="0.037cm" draw:transform="rotate (1.5707963267949) translate (26.344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039cm" svg:height="0.038cm" draw:transform="rotate (1.5707963267949) translate (26.9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039cm" svg:height="0.036cm" draw:transform="rotate (1.5707963267949) translate (26.898cm 4.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1" draw:layer="layout" svg:width="0.169cm" svg:height="0.162cm" draw:transform="rotate (1.5707963267949) translate (26.519cm 4.463cm)">
              <text:p/>
              <draw:enhanced-geometry svg:viewBox="0 0 21600 21600" draw:type="rectangle" draw:enhanced-path="M 0 0 L 21600 0 21600 21600 0 21600 0 0 Z N"/>
            </draw:custom-shape>
            <draw:custom-shape draw:style-name="gr76" draw:text-style-name="P1" draw:layer="layout" svg:width="0.11cm" svg:height="0.108cm" draw:transform="rotate (1.5707963267949) translate (26.52cm 4.06cm)">
              <text:p/>
              <draw:enhanced-geometry svg:viewBox="0 0 21600 21600" draw:type="rectangle" draw:enhanced-path="M 0 0 L 21600 0 21600 21600 0 21600 0 0 Z N"/>
            </draw:custom-shape>
            <draw:g>
              <draw:custom-shape draw:style-name="gr76" draw:text-style-name="P1" draw:layer="layout" svg:width="0.043cm" svg:height="0.253cm" draw:transform="rotate (-1.5707963267949) translate (26.91cm 4.154cm)">
                <text:p/>
                <draw:enhanced-geometry svg:viewBox="0 0 21600 21600" draw:mirror-horizontal="true" draw:type="rectangle" draw:enhanced-path="M 0 0 L 21600 0 21600 21600 0 21600 0 0 Z N"/>
              </draw:custom-shape>
              <draw:custom-shape draw:style-name="gr76" draw:text-style-name="P1" draw:layer="layout" svg:width="0.034cm" svg:height="0.153cm" draw:transform="rotate (-1.5707963267949) translate (26.896cm 4.143cm)">
                <text:p/>
                <draw:enhanced-geometry svg:viewBox="0 0 21600 21600" draw:mirror-horizontal="true" draw:type="rectangle" draw:enhanced-path="M 0 0 L 21600 0 21600 21600 0 21600 0 0 Z N"/>
              </draw:custom-shape>
            </draw:g>
            <draw:g>
              <draw:custom-shape draw:style-name="gr76" draw:text-style-name="P1" draw:layer="layout" svg:width="0.043cm" svg:height="0.252cm" draw:transform="rotate (1.5707963267949) translate (26.513cm 4.664cm)">
                <text:p/>
                <draw:enhanced-geometry svg:viewBox="0 0 21600 21600" draw:mirror-horizontal="false" draw:mirror-vertical="false" draw:type="rectangle" draw:enhanced-path="M 0 0 L 21600 0 21600 21600 0 21600 0 0 Z N"/>
              </draw:custom-shape>
              <draw:custom-shape draw:style-name="gr76" draw:text-style-name="P1" draw:layer="layout" svg:width="0.034cm" svg:height="0.153cm" draw:transform="rotate (1.5707963267949) translate (26.561cm 4.677cm)">
                <text:p/>
                <draw:enhanced-geometry svg:viewBox="0 0 21600 21600" draw:mirror-horizontal="false" draw:mirror-vertical="false" draw:type="rectangle" draw:enhanced-path="M 0 0 L 21600 0 21600 21600 0 21600 0 0 Z N"/>
              </draw:custom-shape>
            </draw:g>
            <draw:g>
              <draw:custom-shape draw:style-name="gr213" draw:text-style-name="P1" draw:layer="layout" svg:width="0.58cm" svg:height="0.07cm" draw:transform="rotate (1.5707963267949) translate (26.334cm 4.607cm)">
                <text:p/>
                <draw:enhanced-geometry svg:viewBox="0 0 21600 21600" draw:type="rectangle" draw:enhanced-path="M 0 0 L 21600 0 21600 21600 0 21600 0 0 Z N"/>
              </draw:custom-shape>
              <draw:g>
                <draw:g>
                  <draw:custom-shape draw:style-name="gr80" draw:text-style-name="P1" draw:layer="layout" svg:width="0.018cm" svg:height="0.019cm" draw:transform="rotate (1.5707963267949) translate (26.374cm 4.601cm)">
                    <text:p/>
                    <draw:enhanced-geometry svg:viewBox="0 0 21600 21600" draw:type="rectangle" draw:enhanced-path="M 0 0 L 21600 0 21600 21600 0 21600 0 0 Z N"/>
                  </draw:custom-shape>
                  <draw:custom-shape draw:style-name="gr80" draw:text-style-name="P1" draw:layer="layout" svg:width="0.018cm" svg:height="0.019cm" draw:transform="rotate (1.5707963267949) translate (26.374cm 4.572cm)">
                    <text:p/>
                    <draw:enhanced-geometry svg:viewBox="0 0 21600 21600" draw:type="rectangle" draw:enhanced-path="M 0 0 L 21600 0 21600 21600 0 21600 0 0 Z N"/>
                  </draw:custom-shape>
                  <draw:custom-shape draw:style-name="gr80" draw:text-style-name="P1" draw:layer="layout" svg:width="0.018cm" svg:height="0.019cm" draw:transform="rotate (1.5707963267949) translate (26.374cm 4.543cm)">
                    <text:p/>
                    <draw:enhanced-geometry svg:viewBox="0 0 21600 21600" draw:type="rectangle" draw:enhanced-path="M 0 0 L 21600 0 21600 21600 0 21600 0 0 Z N"/>
                  </draw:custom-shape>
                  <draw:custom-shape draw:style-name="gr80" draw:text-style-name="P1" draw:layer="layout" svg:width="0.017cm" svg:height="0.019cm" draw:transform="rotate (1.5707963267949) translate (26.374cm 4.514cm)">
                    <text:p/>
                    <draw:enhanced-geometry svg:viewBox="0 0 21600 21600" draw:type="rectangle" draw:enhanced-path="M 0 0 L 21600 0 21600 21600 0 21600 0 0 Z N"/>
                  </draw:custom-shape>
                  <draw:custom-shape draw:style-name="gr80" draw:text-style-name="P1" draw:layer="layout" svg:width="0.017cm" svg:height="0.019cm" draw:transform="rotate (1.5707963267949) translate (26.374cm 4.484cm)">
                    <text:p/>
                    <draw:enhanced-geometry svg:viewBox="0 0 21600 21600" draw:type="rectangle" draw:enhanced-path="M 0 0 L 21600 0 21600 21600 0 21600 0 0 Z N"/>
                  </draw:custom-shape>
                  <draw:custom-shape draw:style-name="gr80" draw:text-style-name="P1" draw:layer="layout" svg:width="0.018cm" svg:height="0.019cm" draw:transform="rotate (1.5707963267949) translate (26.374cm 4.456cm)">
                    <text:p/>
                    <draw:enhanced-geometry svg:viewBox="0 0 21600 21600" draw:type="rectangle" draw:enhanced-path="M 0 0 L 21600 0 21600 21600 0 21600 0 0 Z N"/>
                  </draw:custom-shape>
                  <draw:custom-shape draw:style-name="gr80" draw:text-style-name="P1" draw:layer="layout" svg:width="0.017cm" svg:height="0.019cm" draw:transform="rotate (1.5707963267949) translate (26.374cm 4.427cm)">
                    <text:p/>
                    <draw:enhanced-geometry svg:viewBox="0 0 21600 21600" draw:type="rectangle" draw:enhanced-path="M 0 0 L 21600 0 21600 21600 0 21600 0 0 Z N"/>
                  </draw:custom-shape>
                  <draw:custom-shape draw:style-name="gr80" draw:text-style-name="P1" draw:layer="layout" svg:width="0.016cm" svg:height="0.019cm" draw:transform="rotate (1.5707963267949) translate (26.374cm 4.397cm)">
                    <text:p/>
                    <draw:enhanced-geometry svg:viewBox="0 0 21600 21600" draw:type="rectangle" draw:enhanced-path="M 0 0 L 21600 0 21600 21600 0 21600 0 0 Z N"/>
                  </draw:custom-shape>
                  <draw:custom-shape draw:style-name="gr80" draw:text-style-name="P1" draw:layer="layout" svg:width="0.019cm" svg:height="0.019cm" draw:transform="rotate (1.5707963267949) translate (26.374cm 4.37cm)">
                    <text:p/>
                    <draw:enhanced-geometry svg:viewBox="0 0 21600 21600" draw:type="rectangle" draw:enhanced-path="M 0 0 L 21600 0 21600 21600 0 21600 0 0 Z N"/>
                  </draw:custom-shape>
                  <draw:custom-shape draw:style-name="gr80" draw:text-style-name="P1" draw:layer="layout" svg:width="0.018cm" svg:height="0.019cm" draw:transform="rotate (1.5707963267949) translate (26.374cm 4.341cm)">
                    <text:p/>
                    <draw:enhanced-geometry svg:viewBox="0 0 21600 21600" draw:type="rectangle" draw:enhanced-path="M 0 0 L 21600 0 21600 21600 0 21600 0 0 Z N"/>
                  </draw:custom-shape>
                  <draw:custom-shape draw:style-name="gr80" draw:text-style-name="P1" draw:layer="layout" svg:width="0.017cm" svg:height="0.019cm" draw:transform="rotate (1.5707963267949) translate (26.374cm 4.311cm)">
                    <text:p/>
                    <draw:enhanced-geometry svg:viewBox="0 0 21600 21600" draw:type="rectangle" draw:enhanced-path="M 0 0 L 21600 0 21600 21600 0 21600 0 0 Z N"/>
                  </draw:custom-shape>
                  <draw:custom-shape draw:style-name="gr80" draw:text-style-name="P1" draw:layer="layout" svg:width="0.018cm" svg:height="0.019cm" draw:transform="rotate (1.5707963267949) translate (26.374cm 4.283cm)">
                    <text:p/>
                    <draw:enhanced-geometry svg:viewBox="0 0 21600 21600" draw:type="rectangle" draw:enhanced-path="M 0 0 L 21600 0 21600 21600 0 21600 0 0 Z N"/>
                  </draw:custom-shape>
                  <draw:custom-shape draw:style-name="gr80" draw:text-style-name="P1" draw:layer="layout" svg:width="0.017cm" svg:height="0.019cm" draw:transform="rotate (1.5707963267949) translate (26.374cm 4.254cm)">
                    <text:p/>
                    <draw:enhanced-geometry svg:viewBox="0 0 21600 21600" draw:type="rectangle" draw:enhanced-path="M 0 0 L 21600 0 21600 21600 0 21600 0 0 Z N"/>
                  </draw:custom-shape>
                  <draw:custom-shape draw:style-name="gr80" draw:text-style-name="P1" draw:layer="layout" svg:width="0.018cm" svg:height="0.019cm" draw:transform="rotate (1.5707963267949) translate (26.374cm 4.225cm)">
                    <text:p/>
                    <draw:enhanced-geometry svg:viewBox="0 0 21600 21600" draw:type="rectangle" draw:enhanced-path="M 0 0 L 21600 0 21600 21600 0 21600 0 0 Z N"/>
                  </draw:custom-shape>
                  <draw:custom-shape draw:style-name="gr80" draw:text-style-name="P1" draw:layer="layout" svg:width="0.018cm" svg:height="0.019cm" draw:transform="rotate (1.5707963267949) translate (26.374cm 4.196cm)">
                    <text:p/>
                    <draw:enhanced-geometry svg:viewBox="0 0 21600 21600" draw:type="rectangle" draw:enhanced-path="M 0 0 L 21600 0 21600 21600 0 21600 0 0 Z N"/>
                  </draw:custom-shape>
                  <draw:custom-shape draw:style-name="gr80" draw:text-style-name="P1" draw:layer="layout" svg:width="0.017cm" svg:height="0.019cm" draw:transform="rotate (1.5707963267949) translate (26.374cm 4.167cm)">
                    <text:p/>
                    <draw:enhanced-geometry svg:viewBox="0 0 21600 21600" draw:type="rectangle" draw:enhanced-path="M 0 0 L 21600 0 21600 21600 0 21600 0 0 Z N"/>
                  </draw:custom-shape>
                  <draw:custom-shape draw:style-name="gr80" draw:text-style-name="P1" draw:layer="layout" svg:width="0.018cm" svg:height="0.019cm" draw:transform="rotate (1.5707963267949) translate (26.374cm 4.138cm)">
                    <text:p/>
                    <draw:enhanced-geometry svg:viewBox="0 0 21600 21600" draw:type="rectangle" draw:enhanced-path="M 0 0 L 21600 0 21600 21600 0 21600 0 0 Z N"/>
                  </draw:custom-shape>
                  <draw:custom-shape draw:style-name="gr80" draw:text-style-name="P1" draw:layer="layout" svg:width="0.019cm" svg:height="0.019cm" draw:transform="rotate (1.5707963267949) translate (26.374cm 4.11cm)">
                    <text:p/>
                    <draw:enhanced-geometry svg:viewBox="0 0 21600 21600" draw:type="rectangle" draw:enhanced-path="M 0 0 L 21600 0 21600 21600 0 21600 0 0 Z N"/>
                  </draw:custom-shape>
                  <draw:custom-shape draw:style-name="gr80" draw:text-style-name="P1" draw:layer="layout" svg:width="0.017cm" svg:height="0.019cm" draw:transform="rotate (1.5707963267949) translate (26.374cm 4.08cm)">
                    <text:p/>
                    <draw:enhanced-geometry svg:viewBox="0 0 21600 21600" draw:type="rectangle" draw:enhanced-path="M 0 0 L 21600 0 21600 21600 0 21600 0 0 Z N"/>
                  </draw:custom-shape>
                  <draw:custom-shape draw:style-name="gr80" draw:text-style-name="P1" draw:layer="layout" svg:width="0.017cm" svg:height="0.019cm" draw:transform="rotate (1.5707963267949) translate (26.374cm 4.051cm)">
                    <text:p/>
                    <draw:enhanced-geometry svg:viewBox="0 0 21600 21600" draw:type="rectangle" draw:enhanced-path="M 0 0 L 21600 0 21600 21600 0 21600 0 0 Z N"/>
                  </draw:custom-shape>
                </draw:g>
                <draw:g>
                  <draw:custom-shape draw:style-name="gr80" draw:text-style-name="P1" draw:layer="layout" svg:width="0.018cm" svg:height="0.018cm" draw:transform="rotate (1.5707963267949) translate (26.346cm 4.601cm)">
                    <text:p/>
                    <draw:enhanced-geometry svg:viewBox="0 0 21600 21600" draw:type="rectangle" draw:enhanced-path="M 0 0 L 21600 0 21600 21600 0 21600 0 0 Z N"/>
                  </draw:custom-shape>
                  <draw:custom-shape draw:style-name="gr80" draw:text-style-name="P1" draw:layer="layout" svg:width="0.018cm" svg:height="0.018cm" draw:transform="rotate (1.5707963267949) translate (26.346cm 4.572cm)">
                    <text:p/>
                    <draw:enhanced-geometry svg:viewBox="0 0 21600 21600" draw:type="rectangle" draw:enhanced-path="M 0 0 L 21600 0 21600 21600 0 21600 0 0 Z N"/>
                  </draw:custom-shape>
                  <draw:custom-shape draw:style-name="gr80" draw:text-style-name="P1" draw:layer="layout" svg:width="0.018cm" svg:height="0.018cm" draw:transform="rotate (1.5707963267949) translate (26.346cm 4.543cm)">
                    <text:p/>
                    <draw:enhanced-geometry svg:viewBox="0 0 21600 21600" draw:type="rectangle" draw:enhanced-path="M 0 0 L 21600 0 21600 21600 0 21600 0 0 Z N"/>
                  </draw:custom-shape>
                  <draw:custom-shape draw:style-name="gr80" draw:text-style-name="P1" draw:layer="layout" svg:width="0.017cm" svg:height="0.018cm" draw:transform="rotate (1.5707963267949) translate (26.346cm 4.514cm)">
                    <text:p/>
                    <draw:enhanced-geometry svg:viewBox="0 0 21600 21600" draw:type="rectangle" draw:enhanced-path="M 0 0 L 21600 0 21600 21600 0 21600 0 0 Z N"/>
                  </draw:custom-shape>
                  <draw:custom-shape draw:style-name="gr80" draw:text-style-name="P1" draw:layer="layout" svg:width="0.017cm" svg:height="0.018cm" draw:transform="rotate (1.5707963267949) translate (26.346cm 4.484cm)">
                    <text:p/>
                    <draw:enhanced-geometry svg:viewBox="0 0 21600 21600" draw:type="rectangle" draw:enhanced-path="M 0 0 L 21600 0 21600 21600 0 21600 0 0 Z N"/>
                  </draw:custom-shape>
                  <draw:custom-shape draw:style-name="gr80" draw:text-style-name="P1" draw:layer="layout" svg:width="0.018cm" svg:height="0.018cm" draw:transform="rotate (1.5707963267949) translate (26.346cm 4.456cm)">
                    <text:p/>
                    <draw:enhanced-geometry svg:viewBox="0 0 21600 21600" draw:type="rectangle" draw:enhanced-path="M 0 0 L 21600 0 21600 21600 0 21600 0 0 Z N"/>
                  </draw:custom-shape>
                  <draw:custom-shape draw:style-name="gr80" draw:text-style-name="P1" draw:layer="layout" svg:width="0.017cm" svg:height="0.018cm" draw:transform="rotate (1.5707963267949) translate (26.346cm 4.427cm)">
                    <text:p/>
                    <draw:enhanced-geometry svg:viewBox="0 0 21600 21600" draw:type="rectangle" draw:enhanced-path="M 0 0 L 21600 0 21600 21600 0 21600 0 0 Z N"/>
                  </draw:custom-shape>
                  <draw:custom-shape draw:style-name="gr80" draw:text-style-name="P1" draw:layer="layout" svg:width="0.016cm" svg:height="0.018cm" draw:transform="rotate (1.5707963267949) translate (26.346cm 4.397cm)">
                    <text:p/>
                    <draw:enhanced-geometry svg:viewBox="0 0 21600 21600" draw:type="rectangle" draw:enhanced-path="M 0 0 L 21600 0 21600 21600 0 21600 0 0 Z N"/>
                  </draw:custom-shape>
                  <draw:custom-shape draw:style-name="gr80" draw:text-style-name="P1" draw:layer="layout" svg:width="0.019cm" svg:height="0.018cm" draw:transform="rotate (1.5707963267949) translate (26.346cm 4.37cm)">
                    <text:p/>
                    <draw:enhanced-geometry svg:viewBox="0 0 21600 21600" draw:type="rectangle" draw:enhanced-path="M 0 0 L 21600 0 21600 21600 0 21600 0 0 Z N"/>
                  </draw:custom-shape>
                  <draw:custom-shape draw:style-name="gr80" draw:text-style-name="P1" draw:layer="layout" svg:width="0.018cm" svg:height="0.018cm" draw:transform="rotate (1.5707963267949) translate (26.346cm 4.341cm)">
                    <text:p/>
                    <draw:enhanced-geometry svg:viewBox="0 0 21600 21600" draw:type="rectangle" draw:enhanced-path="M 0 0 L 21600 0 21600 21600 0 21600 0 0 Z N"/>
                  </draw:custom-shape>
                  <draw:custom-shape draw:style-name="gr80" draw:text-style-name="P1" draw:layer="layout" svg:width="0.017cm" svg:height="0.018cm" draw:transform="rotate (1.5707963267949) translate (26.346cm 4.311cm)">
                    <text:p/>
                    <draw:enhanced-geometry svg:viewBox="0 0 21600 21600" draw:type="rectangle" draw:enhanced-path="M 0 0 L 21600 0 21600 21600 0 21600 0 0 Z N"/>
                  </draw:custom-shape>
                  <draw:custom-shape draw:style-name="gr80" draw:text-style-name="P1" draw:layer="layout" svg:width="0.018cm" svg:height="0.018cm" draw:transform="rotate (1.5707963267949) translate (26.346cm 4.283cm)">
                    <text:p/>
                    <draw:enhanced-geometry svg:viewBox="0 0 21600 21600" draw:type="rectangle" draw:enhanced-path="M 0 0 L 21600 0 21600 21600 0 21600 0 0 Z N"/>
                  </draw:custom-shape>
                  <draw:custom-shape draw:style-name="gr80" draw:text-style-name="P1" draw:layer="layout" svg:width="0.017cm" svg:height="0.018cm" draw:transform="rotate (1.5707963267949) translate (26.346cm 4.254cm)">
                    <text:p/>
                    <draw:enhanced-geometry svg:viewBox="0 0 21600 21600" draw:type="rectangle" draw:enhanced-path="M 0 0 L 21600 0 21600 21600 0 21600 0 0 Z N"/>
                  </draw:custom-shape>
                  <draw:custom-shape draw:style-name="gr80" draw:text-style-name="P1" draw:layer="layout" svg:width="0.018cm" svg:height="0.018cm" draw:transform="rotate (1.5707963267949) translate (26.346cm 4.225cm)">
                    <text:p/>
                    <draw:enhanced-geometry svg:viewBox="0 0 21600 21600" draw:type="rectangle" draw:enhanced-path="M 0 0 L 21600 0 21600 21600 0 21600 0 0 Z N"/>
                  </draw:custom-shape>
                  <draw:custom-shape draw:style-name="gr80" draw:text-style-name="P1" draw:layer="layout" svg:width="0.018cm" svg:height="0.018cm" draw:transform="rotate (1.5707963267949) translate (26.346cm 4.196cm)">
                    <text:p/>
                    <draw:enhanced-geometry svg:viewBox="0 0 21600 21600" draw:type="rectangle" draw:enhanced-path="M 0 0 L 21600 0 21600 21600 0 21600 0 0 Z N"/>
                  </draw:custom-shape>
                  <draw:custom-shape draw:style-name="gr80" draw:text-style-name="P1" draw:layer="layout" svg:width="0.017cm" svg:height="0.018cm" draw:transform="rotate (1.5707963267949) translate (26.346cm 4.167cm)">
                    <text:p/>
                    <draw:enhanced-geometry svg:viewBox="0 0 21600 21600" draw:type="rectangle" draw:enhanced-path="M 0 0 L 21600 0 21600 21600 0 21600 0 0 Z N"/>
                  </draw:custom-shape>
                  <draw:custom-shape draw:style-name="gr80" draw:text-style-name="P1" draw:layer="layout" svg:width="0.018cm" svg:height="0.018cm" draw:transform="rotate (1.5707963267949) translate (26.346cm 4.138cm)">
                    <text:p/>
                    <draw:enhanced-geometry svg:viewBox="0 0 21600 21600" draw:type="rectangle" draw:enhanced-path="M 0 0 L 21600 0 21600 21600 0 21600 0 0 Z N"/>
                  </draw:custom-shape>
                  <draw:custom-shape draw:style-name="gr80" draw:text-style-name="P1" draw:layer="layout" svg:width="0.019cm" svg:height="0.018cm" draw:transform="rotate (1.5707963267949) translate (26.346cm 4.11cm)">
                    <text:p/>
                    <draw:enhanced-geometry svg:viewBox="0 0 21600 21600" draw:type="rectangle" draw:enhanced-path="M 0 0 L 21600 0 21600 21600 0 21600 0 0 Z N"/>
                  </draw:custom-shape>
                  <draw:custom-shape draw:style-name="gr80" draw:text-style-name="P1" draw:layer="layout" svg:width="0.017cm" svg:height="0.018cm" draw:transform="rotate (1.5707963267949) translate (26.346cm 4.08cm)">
                    <text:p/>
                    <draw:enhanced-geometry svg:viewBox="0 0 21600 21600" draw:type="rectangle" draw:enhanced-path="M 0 0 L 21600 0 21600 21600 0 21600 0 0 Z N"/>
                  </draw:custom-shape>
                  <draw:custom-shape draw:style-name="gr80" draw:text-style-name="P1" draw:layer="layout" svg:width="0.017cm" svg:height="0.018cm" draw:transform="rotate (1.5707963267949) translate (26.346cm 4.051cm)">
                    <text:p/>
                    <draw:enhanced-geometry svg:viewBox="0 0 21600 21600" draw:type="rectangle" draw:enhanced-path="M 0 0 L 21600 0 21600 21600 0 21600 0 0 Z N"/>
                  </draw:custom-shape>
                </draw:g>
              </draw:g>
            </draw:g>
          </draw:g>
        </draw:g>
        <draw:g>
          <draw:custom-shape draw:style-name="gr208" draw:text-style-name="P1" draw:layer="layout" svg:width="1.6cm" svg:height="1.6cm" svg:x="25.459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4" draw:text-style-name="P1" draw:layer="layout" svg:width="1.07cm" svg:height="0.576cm" svg:x="25.689cm" svg:y="7.3cm">
              <text:p/>
              <draw:enhanced-geometry svg:viewBox="0 0 21600 21600" draw:type="rectangle" draw:enhanced-path="M 0 0 L 21600 0 21600 21600 0 21600 0 0 Z N"/>
            </draw:custom-shape>
            <draw:custom-shape draw:style-name="gr215" draw:text-style-name="P1" draw:layer="layout" svg:width="1.07cm" svg:height="0.083cm" svg:x="25.689cm" svg:y="7.382cm">
              <text:p/>
              <draw:enhanced-geometry svg:viewBox="0 0 21600 21600" draw:type="rectangle" draw:enhanced-path="M 0 0 L 21600 0 21600 21600 0 21600 0 0 Z N"/>
            </draw:custom-shape>
            <draw:line draw:style-name="gr82" draw:text-style-name="P1" draw:layer="layout" svg:x1="25.936cm" svg:y1="7.3cm" svg:x2="25.936cm" svg:y2="7.876cm">
              <text:p/>
            </draw:line>
            <draw:line draw:style-name="gr82" draw:text-style-name="P1" draw:layer="layout" svg:x1="26.1cm" svg:y1="7.3cm" svg:x2="26.1cm" svg:y2="7.876cm">
              <text:p/>
            </draw:line>
            <draw:line draw:style-name="gr82" draw:text-style-name="P1" draw:layer="layout" svg:x1="26.265cm" svg:y1="7.3cm" svg:x2="26.265cm" svg:y2="7.876cm">
              <text:p/>
            </draw:line>
            <draw:line draw:style-name="gr82" draw:text-style-name="P1" draw:layer="layout" svg:x1="26.429cm" svg:y1="7.3cm" svg:x2="26.429cm" svg:y2="7.876cm">
              <text:p/>
            </draw:line>
            <draw:line draw:style-name="gr82" draw:text-style-name="P1" draw:layer="layout" svg:x1="26.594cm" svg:y1="7.3cm" svg:x2="26.594cm" svg:y2="7.876cm">
              <text:p/>
            </draw:line>
          </draw:g>
        </draw:g>
      </draw:page>
      <draw:page draw:name="download" draw:style-name="dp1" draw:master-page-name="Default">
        <draw:frame draw:style-name="gr175" draw:text-style-name="P1" draw:layer="layout" svg:width="1.7cm" svg:height="1.7cm" svg:x="26.9cm" svg:y="3.1cm">
          <draw:image xlink:href="Pictures/100002010000010000000100685D1A9C.png" xlink:type="simple" xlink:show="embed" xlink:actuate="onLoad">
            <text:p/>
          </draw:image>
        </draw:frame>
        <draw:custom-shape draw:style-name="gr216" draw:text-style-name="P1" draw:layer="layout" svg:width="1.5cm" svg:height="1.1cm" svg:x="26.933cm" svg:y="2.7cm">
          <text:p/>
          <draw:enhanced-geometry svg:viewBox="0 0 21600 21600" draw:text-areas="?f0 0 ?f2 ?f5" draw:type="down-arrow" draw:modifiers="12202.4417314095 6000.7994670219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7" draw:text-style-name="P1" draw:layer="layout" svg:width="0.2cm" svg:height="0.2cm" svg:x="27.8cm" svg:y="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7" draw:text-style-name="P1" draw:layer="layout" svg:width="0.2cm" svg:height="0.2cm" svg:x="27.3cm" svg:y="6.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gradient draw:name="Gradient_20_10" draw:display-name="Gradient 10" draw:style="linear" draw:start-color="#eaeaea" draw:end-color="#0089d1" draw:start-intensity="100%" draw:end-intensity="100%" draw:angle="300" draw:border="15%"/>
    <draw:gradient draw:name="Gradient_20_9" draw:display-name="Gradient 9" draw:style="rectangular" draw:cx="50%" draw:cy="50%" draw:start-color="#ffffff" draw:end-color="#333333" draw:start-intensity="100%" draw:end-intensity="60%" draw:angle="0" draw:border="5%"/>
    <draw:gradient draw:name="Tango_20_Green" draw:display-name="Tango Green" draw:style="linear" draw:start-color="#8ae234" draw:end-color="#4e9a06" draw:start-intensity="100%" draw:end-intensity="100%" draw:angle="300" draw:border="0%"/>
    <draw:gradient draw:name="algorithm" draw:style="linear" draw:start-color="#ffffff" draw:end-color="#ffff99" draw:start-intensity="100%" draw:end-intensity="100%" draw:angle="900" draw:border="0%"/>
    <draw:gradient draw:name="oevent" draw:style="linear" draw:start-color="#ffffff" draw:end-color="#669900" draw:start-intensity="100%" draw:end-intensity="100%" draw:angle="900" draw:border="0%"/>
    <draw:gradient draw:name="state" draw:style="linear" draw:start-color="#ffffff" draw:end-color="#9966cc" draw:start-intensity="100%" draw:end-intensity="100%" draw:angle="900" draw:border="0%"/>
    <draw:marker draw:name="Arrow" svg:viewBox="0 0 20 30" svg:d="M10 0l-10 30h20z"/>
    <draw:marker draw:name="Arrow_20_concave" draw:display-name="Arrow concave" svg:viewBox="0 0 1131 1580" svg:d="M1013 1491l118 89-567-1580-564 1580 114-85 136-68 148-46 161-17 161 13 153 46z"/>
    <draw:marker draw:name="Rounded_20_short_20_Arrow" draw:display-name="Rounded short Arrow" svg:viewBox="0 0 1013 1130" svg:d="M1009 1050l-449-1008-22-30-29-12-34 12-21 26-449 1012-5 13v8l5 21 12 21 17 13 21 4h903l21-4 21-13 9-21 4-21v-8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03-16T21:14:46.010692596</meta:creation-date>
    <dc:date>2015-08-10T11:36:29.215000000</dc:date>
    <meta:editing-duration>P1DT8H52M11S</meta:editing-duration>
    <meta:editing-cycles>58</meta:editing-cycles>
    <meta:generator>LibreOffice/4.3.7.2$Windows_x86 LibreOffice_project/8a35821d8636a03b8bf4e15b48f59794652c68ba</meta:generator>
    <meta:document-statistic meta:object-count="2028"/>
  </office:meta>
</office:document-meta>
</file>